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10 Pitch" svg:font-family="'Courier 10 Pitch'"/>
    <style:font-face style:name="OpenSymbol" svg:font-family="OpenSymbol, 'Arial Unicode MS'"/>
    <style:font-face style:name="sans-serif" svg:font-family="sans-serif, Arial"/>
    <style:font-face style:name="Courier New" svg:font-family="'Courier New'" style:font-family-generic="modern"/>
    <style:font-face style:name="DejaVu Sans Mono" svg:font-family="'DejaVu Sans Mono'" style:font-family-generic="modern"/>
    <style:font-face style:name="FreeMono" svg:font-family="FreeMono" style:font-family-generic="modern"/>
    <style:font-face style:name="Courier New1" svg:font-family="'Courier New'" style:font-family-generic="modern" style:font-pitch="fixed"/>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3299in" table:align="left" style:writing-mode="lr-tb"/>
    </style:style>
    <style:style style:name="Table1.A" style:family="table-column">
      <style:table-column-properties style:column-width="0.9063in"/>
    </style:style>
    <style:style style:name="Table1.B" style:family="table-column">
      <style:table-column-properties style:column-width="1.8333in"/>
    </style:style>
    <style:style style:name="Table1.C" style:family="table-column">
      <style:table-column-properties style:column-width="3.5903in"/>
    </style:style>
    <style:style style:name="Table1.1" style:family="table-row">
      <style:table-row-properties style:min-row-height="0.2875in"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C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C2" style:family="table-cell">
      <style:table-cell-properties style:vertical-align="top" fo:padding="0.0382in" fo:border-left="0.0007in solid #000000" fo:border-right="0.0007in solid #000000" fo:border-top="none" fo:border-bottom="0.0007in solid #000000" style:writing-mode="lr-tb"/>
    </style:style>
    <style:style style:name="Table2" style:family="table">
      <style:table-properties style:width="6.3299in" table:align="left" style:writing-mode="lr-tb"/>
    </style:style>
    <style:style style:name="Table2.A" style:family="table-column">
      <style:table-column-properties style:column-width="1.9063in"/>
    </style:style>
    <style:style style:name="Table2.B" style:family="table-column">
      <style:table-column-properties style:column-width="1.9688in"/>
    </style:style>
    <style:style style:name="Table2.C" style:family="table-column">
      <style:table-column-properties style:column-width="2.454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2417in" style:keep-together="true" fo:keep-together="auto"/>
    </style:style>
    <style:style style:name="Table2.B4"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3" style:family="table">
      <style:table-properties style:width="6.3042in" table:align="left" style:writing-mode="lr-tb"/>
    </style:style>
    <style:style style:name="Table3.A" style:family="table-column">
      <style:table-column-properties style:column-width="2.0938in"/>
    </style:style>
    <style:style style:name="Table3.B" style:family="table-column">
      <style:table-column-properties style:column-width="2.0944in"/>
    </style:style>
    <style:style style:name="Table3.C" style:family="table-column">
      <style:table-column-properties style:column-width="2.116in"/>
    </style:style>
    <style:style style:name="Table3.1" style:family="table-row">
      <style:table-row-properties style:min-row-height="0.2875in"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2" style:family="table-row">
      <style:table-row-properties style:min-row-height="0.2833in" style:keep-together="true" fo:keep-together="auto"/>
    </style:style>
    <style:style style:name="Table3.A2" style:family="table-cell">
      <style:table-cell-properties style:vertical-align="middle" fo:padding="0.0382in" fo:border-left="0.0007in solid #000000" fo:border-right="none" fo:border-top="none" fo:border-bottom="0.0007in solid #000000" style:writing-mode="lr-tb"/>
    </style:style>
    <style:style style:name="Table3.C2" style:family="table-cell">
      <style:table-cell-properties style:vertical-align="middle" fo:padding="0.0382in" fo:border-left="0.0007in solid #000000" fo:border-right="0.0007in solid #000000" fo:border-top="none" fo:border-bottom="0.0007in solid #000000" style:writing-mode="lr-tb"/>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center" style:justify-single-word="false" style:snap-to-layout-grid="false"/>
      <style:text-properties style:font-name="Arial"/>
    </style:style>
    <style:style style:name="P3" style:family="paragraph" style:parent-style-name="Standard">
      <style:paragraph-properties fo:text-align="center" style:justify-single-word="false"/>
      <style:text-properties style:font-name="Courier New"/>
    </style:style>
    <style:style style:name="P4" style:family="paragraph" style:parent-style-name="Standard">
      <style:paragraph-properties fo:text-align="center" style:justify-single-word="false" style:snap-to-layout-grid="false"/>
      <style:text-properties style:font-name="Courier New"/>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P8" style:family="paragraph" style:parent-style-name="Standard">
      <style:paragraph-properties fo:margin-left="0in" fo:margin-right="0in" fo:text-align="center" style:justify-single-word="false" fo:text-indent="0in" style:auto-text-indent="false"/>
      <style:text-properties style:font-name="Times New Roman" fo:font-size="14pt" style:font-size-asian="14pt" style:font-size-complex="14pt"/>
    </style:style>
    <style:style style:name="P9" style:family="paragraph" style:parent-style-name="Standard">
      <style:paragraph-properties fo:margin-left="0in" fo:margin-right="0in" fo:text-align="center" style:justify-single-word="false" fo:text-indent="0in" style:auto-text-indent="false"/>
      <style:text-properties style:font-name="Times New Roman" fo:font-size="14pt" fo:font-weight="normal" style:font-size-asian="14pt" style:font-weight-asian="normal" style:font-name-complex="Tahoma" style:font-size-complex="14pt" style:language-complex="zxx" style:country-complex="none" style:font-weight-complex="normal"/>
    </style:style>
    <style:style style:name="P10" style:family="paragraph" style:parent-style-name="Standard">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11"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12"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in" fo:margin-right="0in" fo:text-indent="0in" style:auto-text-indent="false"/>
      <style:text-properties fo:language="en" fo:country="US"/>
    </style:style>
    <style:style style:name="P14" style:family="paragraph" style:parent-style-name="Standard">
      <style:paragraph-properties fo:margin-left="0in" fo:margin-right="0in" fo:text-align="start" style:justify-single-word="false" fo:text-indent="0in" style:auto-text-indent="false"/>
      <style:text-properties fo:language="en" fo:country="US"/>
    </style:style>
    <style:style style:name="P15" style:family="paragraph" style:parent-style-name="Standard">
      <style:paragraph-properties fo:margin-left="0in" fo:margin-right="0in" fo:text-align="start" style:justify-single-word="false" fo:text-indent="0in" style:auto-text-indent="false"/>
    </style:style>
    <style:style style:name="P16" style:family="paragraph" style:parent-style-name="Standard">
      <style:paragraph-properties fo:margin-left="0in" fo:margin-right="0in" fo:text-indent="0in" style:auto-text-indent="false"/>
      <style:text-properties style:font-name="Courier New"/>
    </style:style>
    <style:style style:name="P17" style:family="paragraph" style:parent-style-name="Standard">
      <style:paragraph-properties fo:margin-left="0in" fo:margin-right="0in" fo:text-indent="0in" style:auto-text-indent="false"/>
      <style:text-properties style:font-name="Courier New" fo:language="en" fo:country="US"/>
    </style:style>
    <style:style style:name="P18" style:family="paragraph" style:parent-style-name="Standard">
      <style:paragraph-properties fo:margin-left="0in" fo:margin-right="0in" fo:text-indent="0in" style:auto-text-indent="false"/>
      <style:text-properties style:font-name="Courier New" fo:language="es" fo:country="ES"/>
    </style:style>
    <style:style style:name="P19" style:family="paragraph" style:parent-style-name="Standard">
      <style:paragraph-properties fo:margin-left="0in" fo:margin-right="0in" fo:text-align="center" style:justify-single-word="false" fo:text-indent="0in" style:auto-text-indent="false"/>
      <style:text-properties style:font-name="Courier New"/>
    </style:style>
    <style:style style:name="P20" style:family="paragraph" style:parent-style-name="Standard">
      <style:paragraph-properties fo:margin-left="0in" fo:margin-right="0in" fo:text-align="center" style:justify-single-word="false" fo:text-indent="0in" style:auto-text-indent="false" style:snap-to-layout-grid="false"/>
      <style:text-properties style:font-name="Courier New"/>
    </style:style>
    <style:style style:name="P21" style:family="paragraph" style:parent-style-name="Standard">
      <style:paragraph-properties fo:margin-left="0in" fo:margin-right="0in" fo:text-indent="0in" style:auto-text-indent="false"/>
      <style:text-properties fo:language="es" fo:country="ES"/>
    </style:style>
    <style:style style:name="P22" style:family="paragraph" style:parent-style-name="Standard">
      <style:paragraph-properties fo:margin-left="0in" fo:margin-right="0in" fo:text-align="start" style:justify-single-word="false" fo:text-indent="0in" style:auto-text-indent="false"/>
      <style:text-properties style:font-name="FreeMono" fo:language="en" fo:country="US"/>
    </style:style>
    <style:style style:name="P23" style:family="paragraph" style:parent-style-name="Standard">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P24" style:family="paragraph" style:parent-style-name="Standard">
      <style:paragraph-properties fo:margin-left="0in" fo:margin-right="0in" fo:text-indent="0in" style:auto-text-indent="false"/>
      <style:text-properties fo:font-size="16pt" fo:font-style="italic" fo:font-weight="bold" style:font-size-asian="16pt" style:font-style-asian="italic" style:font-weight-asian="bold" style:font-size-complex="16pt" style:font-style-complex="italic" style:font-weight-complex="bold"/>
    </style:style>
    <style:style style:name="P25" style:family="paragraph" style:parent-style-name="Standard">
      <style:paragraph-properties fo:margin-left="0in" fo:margin-right="0in" fo:text-align="start" style:justify-single-word="false" fo:text-indent="0in" style:auto-text-indent="false"/>
      <style:text-properties style:font-name="Arial"/>
    </style:style>
    <style:style style:name="P26" style:family="paragraph" style:parent-style-name="Standard">
      <style:paragraph-properties fo:margin-left="0in" fo:margin-right="0in" fo:text-align="start" style:justify-single-word="false" fo:text-indent="0in" style:auto-text-indent="false" style:snap-to-layout-grid="false"/>
      <style:text-properties style:font-name="Arial"/>
    </style:style>
    <style:style style:name="P27" style:family="paragraph" style:parent-style-name="Standard">
      <style:paragraph-properties fo:margin-left="0in" fo:margin-right="0in" fo:text-indent="0in" style:auto-text-indent="false"/>
      <style:text-properties fo:font-size="10pt" style:font-size-asian="10pt" style:font-size-complex="10pt"/>
    </style:style>
    <style:style style:name="P28"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29" style:family="paragraph" style:parent-style-name="Standard">
      <style:paragraph-properties fo:margin-left="0in" fo:margin-right="0in" fo:text-align="center" style:justify-single-word="false" fo:text-indent="0in" style:auto-text-indent="false" fo:break-before="page"/>
      <style:text-properties style:font-name="Times New Roman" fo:font-size="14pt" fo:font-weight="bold" style:font-size-asian="14pt" style:font-weight-asian="bold" style:font-size-complex="14pt" style:font-weight-complex="bold"/>
    </style:style>
    <style:style style:name="P30" style:family="paragraph" style:parent-style-name="Standard">
      <style:paragraph-properties fo:margin-left="0in" fo:margin-right="0in" fo:text-indent="0in" style:auto-text-indent="false" fo:break-before="page"/>
      <style:text-properties fo:font-size="18pt" fo:font-weight="bold" style:font-size-asian="18pt" style:font-weight-asian="bold" style:font-size-complex="18pt" style:font-weight-complex="bold"/>
    </style:style>
    <style:style style:name="P31" style:family="paragraph" style:parent-style-name="Standard">
      <style:paragraph-properties fo:margin-left="0in" fo:margin-right="0in" fo:text-align="start" style:justify-single-word="false" fo:text-indent="0in" style:auto-text-indent="false" fo:break-before="page"/>
      <style:text-properties fo:font-size="18pt" fo:font-weight="bold" style:font-size-asian="18pt" style:font-weight-asian="bold" style:font-size-complex="18pt" style:font-weight-complex="bold"/>
    </style:style>
    <style:style style:name="P32" style:family="paragraph" style:parent-style-name="Standard">
      <style:paragraph-properties fo:margin-left="0in" fo:margin-right="0in" fo:text-align="start" style:justify-single-word="false" fo:text-indent="0in" style:auto-text-indent="false" fo:break-before="page"/>
    </style:style>
    <style:style style:name="P33" style:family="paragraph" style:parent-style-name="Standard">
      <style:paragraph-properties fo:margin-left="0in" fo:margin-right="0in" fo:text-indent="0in" style:auto-text-indent="false" fo:break-before="page"/>
      <style:text-properties fo:font-size="16pt" fo:font-weight="bold" style:font-size-asian="16pt" style:font-weight-asian="bold" style:font-size-complex="16pt" style:font-weight-complex="bold"/>
    </style:style>
    <style:style style:name="P34" style:family="paragraph" style:parent-style-name="Standard">
      <style:paragraph-properties fo:margin-left="0in" fo:margin-right="0in" fo:text-align="start" style:justify-single-word="false" fo:text-indent="0in" style:auto-text-indent="false" fo:break-before="page"/>
      <style:text-properties fo:font-weight="bold" style:font-weight-asian="bold" style:font-weight-complex="bold"/>
    </style:style>
    <style:style style:name="P35" style:family="paragraph" style:parent-style-name="Standard" style:master-page-name="Standard">
      <style:paragraph-properties fo:margin-left="0in" fo:margin-right="0in" fo:text-align="center" style:justify-single-word="false" fo:text-indent="0in" style:auto-text-indent="false" style:page-number="auto"/>
      <style:text-properties fo:font-size="18pt" fo:font-weight="bold" style:font-size-asian="18pt" style:font-weight-asian="bold" style:font-size-complex="18pt" style:font-weight-complex="bold"/>
    </style:style>
    <style:style style:name="P36" style:family="paragraph" style:parent-style-name="Standard" style:list-style-name="WW8Num5">
      <style:paragraph-properties fo:margin-left="0.5in" fo:margin-right="0in" fo:text-indent="-0.25in" style:auto-text-indent="false">
        <style:tab-stops>
          <style:tab-stop style:position="0.5in"/>
        </style:tab-stops>
      </style:paragraph-properties>
    </style:style>
    <style:style style:name="P37" style:family="paragraph" style:parent-style-name="Standard" style:list-style-name="WW8Num9">
      <style:paragraph-properties fo:margin-left="0.5in" fo:margin-right="0in" fo:text-indent="-0.25in" style:auto-text-indent="false">
        <style:tab-stops>
          <style:tab-stop style:position="0.5in"/>
        </style:tab-stops>
      </style:paragraph-properties>
    </style:style>
    <style:style style:name="P38" style:family="paragraph" style:parent-style-name="Standard" style:list-style-name="WW8Num10">
      <style:paragraph-properties fo:margin-left="0.5in" fo:margin-right="0in" fo:text-indent="-0.25in" style:auto-text-indent="false">
        <style:tab-stops>
          <style:tab-stop style:position="0.5in"/>
        </style:tab-stops>
      </style:paragraph-properties>
    </style:style>
    <style:style style:name="P39" style:family="paragraph" style:parent-style-name="Standard" style:list-style-name="WW8Num11">
      <style:paragraph-properties fo:margin-left="0.5in" fo:margin-right="0in" fo:text-indent="-0.25in" style:auto-text-indent="false">
        <style:tab-stops>
          <style:tab-stop style:position="0.5in"/>
        </style:tab-stops>
      </style:paragraph-properties>
    </style:style>
    <style:style style:name="P40" style:family="paragraph" style:parent-style-name="Standard" style:list-style-name="WW8Num12">
      <style:paragraph-properties fo:margin-left="0.5in" fo:margin-right="0in" fo:text-indent="-0.25in" style:auto-text-indent="false">
        <style:tab-stops>
          <style:tab-stop style:position="0.5in"/>
        </style:tab-stops>
      </style:paragraph-properties>
    </style:style>
    <style:style style:name="P41" style:family="paragraph" style:parent-style-name="Standard" style:list-style-name="WW8Num13">
      <style:paragraph-properties fo:margin-left="0.5in" fo:margin-right="0in" fo:text-indent="-0.25in" style:auto-text-indent="false">
        <style:tab-stops>
          <style:tab-stop style:position="0.5in"/>
        </style:tab-stops>
      </style:paragraph-properties>
    </style:style>
    <style:style style:name="P42" style:family="paragraph" style:parent-style-name="Standard" style:list-style-name="WW8Num14">
      <style:paragraph-properties fo:margin-left="0.5in" fo:margin-right="0in" fo:text-indent="-0.25in" style:auto-text-indent="false">
        <style:tab-stops>
          <style:tab-stop style:position="0.5in"/>
        </style:tab-stops>
      </style:paragraph-properties>
    </style:style>
    <style:style style:name="P43" style:family="paragraph" style:parent-style-name="Standard" style:list-style-name="WW8Num15">
      <style:paragraph-properties fo:margin-left="0.5in" fo:margin-right="0in" fo:text-indent="-0.25in" style:auto-text-indent="false">
        <style:tab-stops>
          <style:tab-stop style:position="0.5in"/>
        </style:tab-stops>
      </style:paragraph-properties>
    </style:style>
    <style:style style:name="P44" style:family="paragraph" style:parent-style-name="Standard" style:list-style-name="WW8Num16">
      <style:paragraph-properties fo:margin-left="0.5in" fo:margin-right="0in" fo:text-indent="-0.25in" style:auto-text-indent="false">
        <style:tab-stops>
          <style:tab-stop style:position="0.5in"/>
        </style:tab-stops>
      </style:paragraph-properties>
    </style:style>
    <style:style style:name="P45" style:family="paragraph" style:parent-style-name="Standard" style:list-style-name="WW8Num17">
      <style:paragraph-properties fo:margin-left="0.5in" fo:margin-right="0in" fo:text-indent="-0.25in" style:auto-text-indent="false">
        <style:tab-stops>
          <style:tab-stop style:position="0.5in"/>
        </style:tab-stops>
      </style:paragraph-properties>
    </style:style>
    <style:style style:name="P46" style:family="paragraph" style:parent-style-name="Standard" style:list-style-name="WW8Num18">
      <style:paragraph-properties fo:margin-left="0.5in" fo:margin-right="0in" fo:text-indent="-0.25in" style:auto-text-indent="false">
        <style:tab-stops>
          <style:tab-stop style:position="0.5in"/>
        </style:tab-stops>
      </style:paragraph-properties>
    </style:style>
    <style:style style:name="P47" style:family="paragraph" style:parent-style-name="Standard" style:list-style-name="WW8Num19">
      <style:paragraph-properties fo:margin-left="0.5in" fo:margin-right="0in" fo:text-indent="-0.25in" style:auto-text-indent="false">
        <style:tab-stops>
          <style:tab-stop style:position="0.5in"/>
        </style:tab-stops>
      </style:paragraph-properties>
    </style:style>
    <style:style style:name="P48" style:family="paragraph" style:parent-style-name="Standard" style:list-style-name="WW8Num20">
      <style:paragraph-properties fo:margin-left="0.5in" fo:margin-right="0in" fo:text-indent="-0.25in" style:auto-text-indent="false">
        <style:tab-stops>
          <style:tab-stop style:position="0.5in"/>
        </style:tab-stops>
      </style:paragraph-properties>
    </style:style>
    <style:style style:name="P49" style:family="paragraph" style:parent-style-name="Standard" style:list-style-name="WW8Num22">
      <style:paragraph-properties fo:margin-left="0.5in" fo:margin-right="0in" fo:text-indent="-0.25in" style:auto-text-indent="false">
        <style:tab-stops>
          <style:tab-stop style:position="0.5in"/>
        </style:tab-stops>
      </style:paragraph-properties>
    </style:style>
    <style:style style:name="P50" style:family="paragraph" style:parent-style-name="Standard" style:list-style-name="WW8Num23">
      <style:paragraph-properties fo:margin-left="0.5in" fo:margin-right="0in" fo:text-indent="-0.25in" style:auto-text-indent="false">
        <style:tab-stops>
          <style:tab-stop style:position="0.5in"/>
        </style:tab-stops>
      </style:paragraph-properties>
    </style:style>
    <style:style style:name="P51" style:family="paragraph" style:parent-style-name="Standard" style:list-style-name="WW8Num24">
      <style:paragraph-properties fo:margin-left="0.5in" fo:margin-right="0in" fo:text-indent="-0.25in" style:auto-text-indent="false">
        <style:tab-stops>
          <style:tab-stop style:position="0.5in"/>
        </style:tab-stops>
      </style:paragraph-properties>
    </style:style>
    <style:style style:name="P52" style:family="paragraph" style:parent-style-name="Standard" style:list-style-name="WW8Num25">
      <style:paragraph-properties fo:margin-left="0.5in" fo:margin-right="0in" fo:text-indent="-0.25in" style:auto-text-indent="false">
        <style:tab-stops>
          <style:tab-stop style:position="0.5in"/>
        </style:tab-stops>
      </style:paragraph-properties>
    </style:style>
    <style:style style:name="P53" style:family="paragraph" style:parent-style-name="Standard" style:list-style-name="WW8Num29">
      <style:paragraph-properties fo:margin-left="0.5in" fo:margin-right="0in" fo:text-indent="-0.25in" style:auto-text-indent="false">
        <style:tab-stops>
          <style:tab-stop style:position="0.5in"/>
        </style:tab-stops>
      </style:paragraph-properties>
    </style:style>
    <style:style style:name="P54" style:family="paragraph" style:parent-style-name="Standard" style:list-style-name="WW8Num4">
      <style:paragraph-properties fo:margin-left="0.9835in" fo:margin-right="0in" fo:text-indent="-0.25in" style:auto-text-indent="false">
        <style:tab-stops>
          <style:tab-stop style:position="0.9835in"/>
          <style:tab-stop style:position="1.4665in"/>
          <style:tab-stop style:position="1.95in"/>
          <style:tab-stop style:position="2.4335in"/>
        </style:tab-stops>
      </style:paragraph-properties>
    </style:style>
    <style:style style:name="P55" style:family="paragraph" style:parent-style-name="Standard">
      <style:paragraph-properties fo:margin-left="0.4917in" fo:margin-right="0in" fo:text-indent="0in" style:auto-text-indent="false"/>
    </style:style>
    <style:style style:name="P56" style:family="paragraph" style:parent-style-name="Standard">
      <style:paragraph-properties fo:margin-left="0.4917in" fo:margin-right="0in" fo:text-align="start" style:justify-single-word="false" fo:text-indent="0in" style:auto-text-indent="false"/>
    </style:style>
    <style:style style:name="P57" style:family="paragraph" style:parent-style-name="Standard">
      <style:paragraph-properties fo:margin-left="0.4917in" fo:margin-right="0in" fo:text-indent="0in" style:auto-text-indent="false"/>
      <style:text-properties fo:language="es" fo:country="ES"/>
    </style:style>
    <style:style style:name="P58" style:family="paragraph" style:parent-style-name="Standard">
      <style:paragraph-properties fo:margin-left="0.3937in" fo:margin-right="0in" fo:text-indent="0in" style:auto-text-indent="false"/>
    </style:style>
    <style:style style:name="P59" style:family="paragraph" style:parent-style-name="Text_20_body">
      <style:paragraph-properties fo:text-align="center" style:justify-single-word="false"/>
    </style:style>
    <style:style style:name="P60" style:family="paragraph" style:parent-style-name="Text_20_body">
      <style:paragraph-properties fo:text-align="center" style:justify-single-word="false"/>
      <style:text-properties fo:font-size="14pt" fo:font-weight="bold" style:font-size-asian="14pt" style:font-weight-asian="bold" style:font-name-complex="Tahoma" style:font-size-complex="14pt" style:language-complex="zxx" style:country-complex="none" style:font-weight-complex="bold"/>
    </style:style>
    <style:style style:name="P61" style:family="paragraph" style:parent-style-name="Text_20_body">
      <style:paragraph-properties fo:margin-left="0in" fo:margin-right="0in" fo:text-align="center" style:justify-single-word="false" fo:text-indent="0in" style:auto-text-indent="false"/>
    </style:style>
    <style:style style:name="P62" style:family="paragraph" style:parent-style-name="Text_20_body">
      <style:paragraph-properties fo:margin-left="0in" fo:margin-right="0in" fo:text-align="center" style:justify-single-word="false" fo:text-indent="0in" style:auto-text-indent="false"/>
      <style:text-properties fo:font-size="14pt" fo:font-weight="bold" style:font-size-asian="14pt" style:font-weight-asian="bold" style:font-size-complex="14pt"/>
    </style:style>
    <style:style style:name="P63" style:family="paragraph" style:parent-style-name="Text_20_body">
      <style:paragraph-properties fo:margin-left="0in" fo:margin-right="0in" fo:text-align="center" style:justify-single-word="false" fo:text-indent="0in" style:auto-text-indent="false"/>
      <style:text-properties style:font-name="Times New Roman" fo:font-size="14pt" style:font-size-asian="14pt" style:font-name-complex="Tahoma" style:font-size-complex="14pt" style:language-complex="zxx" style:country-complex="none"/>
    </style:style>
    <style:style style:name="P64" style:family="paragraph" style:parent-style-name="Text_20_body">
      <style:paragraph-properties fo:margin-left="0in" fo:margin-right="0in" fo:text-align="center" style:justify-single-word="false" fo:text-indent="0in" style:auto-text-indent="false"/>
      <style:text-properties style:font-name="Times New Roman" fo:font-size="14pt" fo:font-weight="bold" style:font-size-asian="14pt" style:font-weight-asian="bold" style:font-name-complex="Tahoma" style:font-size-complex="14pt" style:language-complex="zxx" style:country-complex="none" style:font-weight-complex="bold"/>
    </style:style>
    <style:style style:name="P65" style:family="paragraph" style:parent-style-name="Text_20_body">
      <style:paragraph-properties fo:margin-left="0in" fo:margin-right="0in" fo:text-align="center" style:justify-single-word="false" fo:text-indent="0in" style:auto-text-indent="false"/>
      <style:text-properties style:font-name="Times New Roman" fo:font-size="14pt" fo:font-style="italic" fo:font-weight="bold" style:font-size-asian="14pt" style:font-style-asian="italic" style:font-weight-asian="bold" style:font-name-complex="Tahoma" style:font-size-complex="14pt" style:language-complex="zxx" style:country-complex="none" style:font-style-complex="italic" style:font-weight-complex="bold"/>
    </style:style>
    <style:style style:name="P66" style:family="paragraph" style:parent-style-name="Text_20_body">
      <style:paragraph-properties fo:margin-left="0in" fo:margin-right="0in" fo:text-indent="0in" style:auto-text-indent="false"/>
      <style:text-properties style:font-name="Times New Roman" fo:font-size="14pt" fo:font-weight="normal" style:font-size-asian="14pt" style:font-weight-asian="normal" style:font-name-complex="Tahoma" style:font-size-complex="14pt" style:language-complex="zxx" style:country-complex="none" style:font-weight-complex="normal"/>
    </style:style>
    <style:style style:name="P67" style:family="paragraph" style:parent-style-name="Text_20_body">
      <style:paragraph-properties fo:margin-left="0in" fo:margin-right="0in" fo:text-align="start" style:justify-single-word="false" fo:text-indent="0in" style:auto-text-indent="false"/>
      <style:text-properties style:font-name="Times New Roman" fo:font-size="14pt" fo:font-weight="normal" style:font-size-asian="14pt" style:font-weight-asian="normal" style:font-name-complex="Tahoma" style:font-size-complex="14pt" style:language-complex="zxx" style:country-complex="none" style:font-weight-complex="normal"/>
    </style:style>
    <style:style style:name="P68" style:family="paragraph" style:parent-style-name="Text_20_body">
      <style:paragraph-properties fo:margin-left="0in" fo:margin-right="0in" fo:text-align="center" style:justify-single-word="false" fo:text-indent="0in" style:auto-text-indent="false"/>
      <style:text-properties fo:font-size="18pt" fo:font-weight="bold" style:font-size-asian="18pt" style:font-weight-asian="bold" style:font-size-complex="18pt" style:font-weight-complex="bold"/>
    </style:style>
    <style:style style:name="P69" style:family="paragraph" style:parent-style-name="Text_20_body">
      <style:paragraph-properties fo:margin-left="0in" fo:margin-right="0in" fo:text-align="center" style:justify-single-word="false" fo:text-indent="0in" style:auto-text-indent="false"/>
      <style:text-properties fo:color="#000000" fo:font-size="20pt" fo:font-weight="bold" style:font-size-asian="20pt" style:font-weight-asian="bold" style:font-size-complex="20pt" style:font-weight-complex="bold"/>
    </style:style>
    <style:style style:name="P70" style:family="paragraph" style:parent-style-name="Text_20_body">
      <style:paragraph-properties fo:margin-left="0in" fo:margin-right="0in" fo:text-align="center" style:justify-single-word="false" fo:text-indent="0in" style:auto-text-indent="false"/>
      <style:text-properties fo:color="#000000" fo:font-size="20pt" fo:font-style="italic" fo:font-weight="bold" style:font-size-asian="20pt" style:font-style-asian="italic" style:font-weight-asian="bold" style:font-size-complex="20pt" style:font-style-complex="italic" style:font-weight-complex="bold"/>
    </style:style>
    <style:style style:name="P71" style:family="paragraph" style:parent-style-name="Text_20_body">
      <style:paragraph-properties fo:margin-left="0in" fo:margin-right="0in" fo:text-align="center" style:justify-single-word="false" fo:text-indent="0in" style:auto-text-indent="false"/>
      <style:text-properties fo:color="#000000" fo:font-size="14pt" fo:font-weight="bold" style:font-size-asian="14pt" style:font-weight-asian="bold" style:font-size-complex="14pt" style:font-weight-complex="bold"/>
    </style:style>
    <style:style style:name="P72" style:family="paragraph" style:parent-style-name="Text_20_body">
      <style:paragraph-properties fo:margin-left="0in" fo:margin-right="0in" fo:text-align="center" style:justify-single-word="false" fo:text-indent="0in" style:auto-text-indent="false"/>
      <style:text-properties fo:color="#000000" fo:font-size="12pt" style:font-size-asian="12pt" style:font-size-complex="12pt"/>
    </style:style>
    <style:style style:name="P73" style:family="paragraph" style:parent-style-name="Text_20_body">
      <style:paragraph-properties fo:margin-left="0.9835in" fo:margin-right="0in" fo:text-indent="0in" style:auto-text-indent="false"/>
    </style:style>
    <style:style style:name="P74" style:family="paragraph" style:parent-style-name="Text_20_body">
      <style:paragraph-properties fo:margin-left="0.9835in" fo:margin-right="0in" fo:text-indent="0in" style:auto-text-indent="false"/>
      <style:text-properties fo:color="#000000" fo:font-size="12pt" fo:font-weight="normal" style:font-size-asian="12pt" style:font-weight-asian="normal" style:font-size-complex="12pt" style:font-weight-complex="normal"/>
    </style:style>
    <style:style style:name="P75" style:family="paragraph" style:parent-style-name="Text_20_body">
      <style:paragraph-properties fo:margin-left="0.9835in" fo:margin-right="0in" fo:text-indent="0in" style:auto-text-indent="false" fo:break-before="page"/>
      <style:text-properties fo:color="#000000" fo:font-size="12pt" fo:font-weight="normal" style:font-size-asian="12pt" style:font-weight-asian="normal" style:font-size-complex="12pt" style:font-weight-complex="normal"/>
    </style:style>
    <style:style style:name="P76" style:family="paragraph" style:parent-style-name="Маркированный_20_список_20_21" style:list-style-name="WW8Num4">
      <style:paragraph-properties fo:margin-left="0.9835in" fo:margin-right="0in" fo:text-indent="-0.25in" style:auto-text-indent="false">
        <style:tab-stops>
          <style:tab-stop style:position="0.9835in"/>
          <style:tab-stop style:position="1.4665in"/>
          <style:tab-stop style:position="1.95in"/>
          <style:tab-stop style:position="2.4335in"/>
          <style:tab-stop style:position="19.9063in"/>
        </style:tab-stops>
      </style:paragraph-properties>
    </style:style>
    <style:style style:name="P77" style:family="paragraph" style:parent-style-name="Маркированный_20_список1">
      <style:paragraph-properties fo:margin-left="2.3638in" fo:margin-right="0in" fo:text-indent="0in" style:auto-text-indent="false"/>
    </style:style>
    <style:style style:name="P78" style:family="paragraph" style:parent-style-name="Маркированный_20_список1" style:list-style-name="WW8Num3">
      <style:paragraph-properties fo:margin-left="0.5in" fo:margin-right="0in" fo:text-indent="-0.25in" style:auto-text-indent="false">
        <style:tab-stops>
          <style:tab-stop style:position="-1.1299in"/>
          <style:tab-stop style:position="0.5in"/>
          <style:tab-stop style:position="1.2327in"/>
        </style:tab-stops>
      </style:paragraph-properties>
    </style:style>
    <style:style style:name="P79" style:family="paragraph" style:parent-style-name="Маркированный_20_список1" style:list-style-name="WW8Num5">
      <style:paragraph-properties fo:margin-left="0.5in" fo:margin-right="0in" fo:text-indent="-0.25in" style:auto-text-indent="false">
        <style:tab-stops>
          <style:tab-stop style:position="-1.1299in"/>
          <style:tab-stop style:position="0.5in"/>
          <style:tab-stop style:position="1.2327in"/>
        </style:tab-stops>
      </style:paragraph-properties>
    </style:style>
    <style:style style:name="P80" style:family="paragraph" style:parent-style-name="Маркированный_20_список1" style:list-style-name="WW8Num7">
      <style:paragraph-properties fo:margin-left="0.5in" fo:margin-right="0in" fo:text-indent="-0.25in" style:auto-text-indent="false">
        <style:tab-stops>
          <style:tab-stop style:position="-1.1299in"/>
          <style:tab-stop style:position="0.5in"/>
          <style:tab-stop style:position="1.2327in"/>
        </style:tab-stops>
      </style:paragraph-properties>
    </style:style>
    <style:style style:name="P81" style:family="paragraph" style:parent-style-name="Маркированный_20_список1" style:list-style-name="WW8Num8">
      <style:paragraph-properties fo:margin-left="0.5in" fo:margin-right="0in" fo:text-indent="-0.25in" style:auto-text-indent="false">
        <style:tab-stops>
          <style:tab-stop style:position="-1.1299in"/>
          <style:tab-stop style:position="0.5in"/>
          <style:tab-stop style:position="1.2327in"/>
        </style:tab-stops>
      </style:paragraph-properties>
    </style:style>
    <style:style style:name="P82" style:family="paragraph" style:parent-style-name="Маркированный_20_список1" style:list-style-name="WW8Num6">
      <style:paragraph-properties fo:margin-left="0.5in" fo:margin-right="0in" fo:text-indent="-0.25in" style:auto-text-indent="false">
        <style:tab-stops>
          <style:tab-stop style:position="-1.1299in"/>
          <style:tab-stop style:position="0.5in"/>
          <style:tab-stop style:position="1.2327in"/>
        </style:tab-stops>
      </style:paragraph-properties>
      <style:text-properties fo:language="en" fo:country="US"/>
    </style:style>
    <style:style style:name="P83" style:family="paragraph" style:parent-style-name="Маркированный_20_список1" style:list-style-name="WW8Num7">
      <style:paragraph-properties fo:margin-left="0.5in" fo:margin-right="0in" fo:text-indent="-0.25in" style:auto-text-indent="false">
        <style:tab-stops>
          <style:tab-stop style:position="-1.1299in"/>
          <style:tab-stop style:position="0.5in"/>
          <style:tab-stop style:position="1.2327in"/>
        </style:tab-stops>
      </style:paragraph-properties>
      <style:text-properties fo:language="en" fo:country="US"/>
    </style:style>
    <style:style style:name="P84" style:family="paragraph" style:parent-style-name="Стиль_20__28_латиница_29__20_Arial_20_По_20_ширине_20_Междустр.интервал_3a__20__20_полуторный">
      <style:paragraph-properties fo:text-align="center" style:justify-single-word="false"/>
    </style:style>
    <style:style style:name="P85" style:family="paragraph" style:parent-style-name="Стиль_20__28_латиница_29__20_Arial_20_По_20_ширине_20_Междустр.интервал_3a__20__20_полуторный">
      <style:text-properties fo:language="es" fo:country="ES"/>
    </style:style>
    <style:style style:name="P86" style:family="paragraph" style:parent-style-name="Стиль_20__28_латиница_29__20_Arial_20_По_20_ширине_20_Междустр.интервал_3a__20__20_полуторный">
      <style:text-properties fo:language="en" fo:country="US"/>
    </style:style>
    <style:style style:name="P87" style:family="paragraph" style:parent-style-name="Стиль_20__28_латиница_29__20_Arial_20_По_20_ширине_20_Междустр.интервал_3a__20__20_полуторный">
      <style:paragraph-properties fo:text-align="start" style:justify-single-word="false"/>
      <style:text-properties fo:language="en" fo:country="US"/>
    </style:style>
    <style:style style:name="P88" style:family="paragraph" style:parent-style-name="Стиль_20__28_латиница_29__20_Arial_20_По_20_ширине_20_Междустр.интервал_3a__20__20_полуторный">
      <style:text-properties fo:language="de" fo:country="DE"/>
    </style:style>
    <style:style style:name="P89" style:family="paragraph" style:parent-style-name="Стиль_20__28_латиница_29__20_Arial_20_По_20_ширине_20_Междустр.интервал_3a__20__20_полуторный">
      <style:paragraph-properties fo:text-align="start" style:justify-single-word="false"/>
      <style:text-properties style:font-name="FreeMono" fo:language="en" fo:country="US"/>
    </style:style>
    <style:style style:name="P90" style:family="paragraph" style:parent-style-name="Стиль_20__28_латиница_29__20_Arial_20_По_20_ширине_20_Междустр.интервал_3a__20__20_полуторный">
      <style:paragraph-properties fo:margin-left="0.4917in" fo:margin-right="0in" fo:text-indent="0in" style:auto-text-indent="false"/>
    </style:style>
    <style:style style:name="P91" style:family="paragraph" style:parent-style-name="Стиль_20__28_латиница_29__20_Arial_20_По_20_ширине_20_Междустр.интервал_3a__20__20_полуторный">
      <style:paragraph-properties fo:margin-left="0.4917in" fo:margin-right="0in" fo:text-align="start" style:justify-single-word="false" fo:text-indent="0in" style:auto-text-indent="false"/>
    </style:style>
    <style:style style:name="P92" style:family="paragraph" style:parent-style-name="Стиль_20__28_латиница_29__20_Arial_20_По_20_ширине_20_Междустр.интервал_3a__20__20_полуторный">
      <style:paragraph-properties fo:margin-left="0in" fo:margin-right="0in" fo:text-indent="0in" style:auto-text-indent="false"/>
    </style:style>
    <style:style style:name="P93" style:family="paragraph" style:parent-style-name="Стиль_20__28_латиница_29__20_Arial_20_По_20_ширине_20_Междустр.интервал_3a__20__20_полуторный">
      <style:paragraph-properties fo:margin-left="0in" fo:margin-right="0in" fo:text-align="start" style:justify-single-word="false" fo:text-indent="0in" style:auto-text-indent="false"/>
    </style:style>
    <style:style style:name="P94" style:family="paragraph" style:parent-style-name="Стиль_20__28_латиница_29__20_Arial_20_По_20_ширине_20_Междустр.интервал_3a__20__20_полуторный">
      <style:paragraph-properties fo:margin-left="0in" fo:margin-right="0in" fo:text-align="center" style:justify-single-word="false" fo:text-indent="0in" style:auto-text-indent="false"/>
    </style:style>
    <style:style style:name="P95" style:family="paragraph" style:parent-style-name="Стиль_20__28_латиница_29__20_Arial_20_По_20_ширине_20_Междустр.интервал_3a__20__20_полуторный">
      <style:paragraph-properties fo:margin-left="0in" fo:margin-right="0in" fo:text-indent="0in" style:auto-text-indent="false"/>
      <style:text-properties fo:language="en" fo:country="US"/>
    </style:style>
    <style:style style:name="P96" style:family="paragraph" style:parent-style-name="Стиль_20__28_латиница_29__20_Arial_20_По_20_ширине_20_Междустр.интервал_3a__20__20_полуторный">
      <style:paragraph-properties fo:margin-left="0in" fo:margin-right="0in" fo:text-align="start" style:justify-single-word="false" fo:text-indent="0in" style:auto-text-indent="false"/>
      <style:text-properties fo:language="en" fo:country="US"/>
    </style:style>
    <style:style style:name="P97" style:family="paragraph" style:parent-style-name="Стиль_20__28_латиница_29__20_Arial_20_По_20_ширине_20_Междустр.интервал_3a__20__20_полуторный">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98" style:family="paragraph" style:parent-style-name="Стиль_20__28_латиница_29__20_Arial_20_По_20_ширине_20_Междустр.интервал_3a__20__20_полуторный" style:list-style-name="WW8Num19">
      <style:paragraph-properties fo:margin-left="0.5in" fo:margin-right="0in" fo:text-indent="-0.25in" style:auto-text-indent="false">
        <style:tab-stops>
          <style:tab-stop style:position="0.5in"/>
        </style:tab-stops>
      </style:paragraph-properties>
    </style:style>
    <style:style style:name="P99" style:family="paragraph" style:parent-style-name="Стиль_20__28_латиница_29__20_Arial_20_По_20_ширине_20_Междустр.интервал_3a__20__20_полуторный" style:list-style-name="WW8Num21">
      <style:paragraph-properties fo:margin-left="0.5in" fo:margin-right="0in" fo:text-indent="-0.25in" style:auto-text-indent="false">
        <style:tab-stops>
          <style:tab-stop style:position="0.5in"/>
        </style:tab-stops>
      </style:paragraph-properties>
    </style:style>
    <style:style style:name="P100" style:family="paragraph" style:parent-style-name="Стиль_20__28_латиница_29__20_Arial_20_По_20_ширине_20_Междустр.интервал_3a__20__20_полуторный" style:list-style-name="WW8Num26">
      <style:paragraph-properties fo:margin-left="0.5in" fo:margin-right="0in" fo:text-indent="-0.25in" style:auto-text-indent="false">
        <style:tab-stops>
          <style:tab-stop style:position="0.5in"/>
        </style:tab-stops>
      </style:paragraph-properties>
    </style:style>
    <style:style style:name="P101" style:family="paragraph" style:parent-style-name="Стиль_20__28_латиница_29__20_Arial_20_По_20_ширине_20_Междустр.интервал_3a__20__20_полуторный" style:list-style-name="WW8Num27">
      <style:paragraph-properties fo:margin-left="0.5in" fo:margin-right="0in" fo:text-indent="-0.25in" style:auto-text-indent="false">
        <style:tab-stops>
          <style:tab-stop style:position="0.5in"/>
        </style:tab-stops>
      </style:paragraph-properties>
    </style:style>
    <style:style style:name="P102" style:family="paragraph" style:parent-style-name="Стиль_20__28_латиница_29__20_Arial_20_По_20_ширине_20_Междустр.интервал_3a__20__20_полуторный" style:list-style-name="WW8Num28">
      <style:paragraph-properties fo:margin-left="0.5in" fo:margin-right="0in" fo:text-indent="-0.25in" style:auto-text-indent="false">
        <style:tab-stops>
          <style:tab-stop style:position="0.5in"/>
        </style:tab-stops>
      </style:paragraph-properties>
    </style:style>
    <style:style style:name="T1" style:family="text">
      <style:text-properties fo:color="#000000" fo:font-size="12pt" style:font-size-asian="12pt" style:font-size-complex="12pt"/>
    </style:style>
    <style:style style:name="T2" style:family="text">
      <style:text-properties fo:color="#000000" style:font-name-complex="Arial"/>
    </style:style>
    <style:style style:name="T3" style:family="text">
      <style:text-properties fo:color="#000000" fo:font-style="italic" style:font-style-asian="italic" style:font-name-complex="Arial"/>
    </style:style>
    <style:style style:name="T4" style:family="text">
      <style:text-properties fo:color="#000000" fo:font-style="italic" style:font-style-asian="italic" style:font-name-complex="Arial" style:font-style-complex="italic"/>
    </style:style>
    <style:style style:name="T5" style:family="text">
      <style:text-properties fo:color="#000000" fo:font-style="italic" fo:background-color="#ffffff" style:font-style-asian="italic" style:font-name-complex="Arial" style:font-style-complex="italic"/>
    </style:style>
    <style:style style:name="T6" style:family="text">
      <style:text-properties fo:color="#000000" fo:font-style="italic" fo:font-weight="bold" style:font-style-asian="italic" style:font-weight-asian="bold" style:font-name-complex="Arial" style:font-style-complex="italic" style:font-weight-complex="bold"/>
    </style:style>
    <style:style style:name="T7" style:family="text">
      <style:text-properties fo:color="#000000" fo:language="en" fo:country="US" fo:font-style="italic" style:font-style-asian="italic" style:font-name-complex="Arial" style:font-style-complex="italic"/>
    </style:style>
    <style:style style:name="T8" style:family="text">
      <style:text-properties fo:color="#000000" fo:language="en" fo:country="US" style:font-name-complex="Arial"/>
    </style:style>
    <style:style style:name="T9" style:family="text">
      <style:text-properties fo:color="#000000" fo:language="en" fo:country="US" fo:font-weight="bold" style:font-weight-asian="bold" style:font-name-complex="Arial"/>
    </style:style>
    <style:style style:name="T10" style:family="text">
      <style:text-properties fo:color="#000000" style:font-name="Courier New" fo:language="en" fo:country="US" style:font-name-complex="Courier New"/>
    </style:style>
    <style:style style:name="T11" style:family="text">
      <style:text-properties fo:color="#000000" style:font-name="Courier New" style:font-name-complex="Courier New"/>
    </style:style>
    <style:style style:name="T12" style:family="text">
      <style:text-properties fo:color="#000000" fo:font-weight="bold" style:font-weight-asian="bold" style:font-name-complex="Arial"/>
    </style:style>
    <style:style style:name="T13" style:family="text">
      <style:text-properties fo:color="#000000" fo:font-weight="bold" style:font-weight-asian="bold" style:font-name-complex="Arial" style:font-weight-complex="bold"/>
    </style:style>
    <style:style style:name="T14" style:family="text">
      <style:text-properties fo:color="#000000" fo:font-weight="bold" style:font-weight-asian="bold" style:font-name-complex="Arial" style:font-size-complex="12pt" style:font-weight-complex="bold"/>
    </style:style>
    <style:style style:name="T15" style:family="text">
      <style:text-properties fo:color="#000000" style:font-name="Courier New" fo:language="de" fo:country="DE" style:font-name-complex="Courier New"/>
    </style:style>
    <style:style style:name="T16" style:family="text">
      <style:text-properties fo:color="#000000" style:font-name="Courier New" fo:language="de" fo:country="DE" style:font-name-complex="Courier New" style:font-size-complex="12pt"/>
    </style:style>
    <style:style style:name="T17" style:family="text">
      <style:text-properties fo:color="#000000" style:font-name="Courier New" fo:language="de" fo:country="DE" fo:font-weight="normal" style:font-weight-asian="normal" style:font-name-complex="Arial" style:font-weight-complex="normal"/>
    </style:style>
    <style:style style:name="T18" style:family="text">
      <style:text-properties fo:color="#000000" style:font-name="Courier New" fo:language="es" fo:country="ES" style:font-name-complex="Courier New"/>
    </style:style>
    <style:style style:name="T19" style:family="text">
      <style:text-properties fo:color="#000000" style:font-name="Courier New" fo:language="es" fo:country="ES" style:font-name-complex="Arial"/>
    </style:style>
    <style:style style:name="T20" style:family="text">
      <style:text-properties fo:color="#000000" style:font-name="Courier New" style:font-name-complex="Courier New"/>
    </style:style>
    <style:style style:name="T21" style:family="text">
      <style:text-properties fo:color="#000000" style:font-name="Courier New" fo:language="en" fo:country="US" style:font-name-complex="Courier New"/>
    </style:style>
    <style:style style:name="T22" style:family="text">
      <style:text-properties fo:color="#000000" style:font-name="Courier New" fo:language="en" fo:country="US" style:font-name-complex="Courier New" style:font-size-complex="12pt"/>
    </style:style>
    <style:style style:name="T23" style:family="text">
      <style:text-properties fo:color="#000000" style:font-name="Courier New" fo:language="en" fo:country="US" style:font-name-complex="Arial"/>
    </style:style>
    <style:style style:name="T24" style:family="text">
      <style:text-properties fo:color="#000000" style:font-name="Courier New" fo:language="en" fo:country="US" fo:font-weight="normal" style:font-weight-asian="normal" style:font-name-complex="Arial" style:font-weight-complex="normal"/>
    </style:style>
    <style:style style:name="T25" style:family="text">
      <style:text-properties fo:color="#000000" style:font-name="Courier New" style:font-name-complex="Arial"/>
    </style:style>
    <style:style style:name="T26" style:family="text">
      <style:text-properties fo:color="#000000" style:font-name="Courier New" fo:font-weight="normal" style:font-weight-asian="normal" style:font-name-complex="Arial" style:font-weight-complex="normal"/>
    </style:style>
    <style:style style:name="T27" style:family="text">
      <style:text-properties fo:color="#000000" fo:language="es" fo:country="ES" style:font-name-complex="Arial"/>
    </style:style>
    <style:style style:name="T28" style:family="text">
      <style:text-properties fo:color="#000000" fo:language="es" fo:country="ES" fo:font-weight="bold" style:font-weight-asian="bold" style:font-name-complex="Arial" style:font-weight-complex="bold"/>
    </style:style>
    <style:style style:name="T29" style:family="text">
      <style:text-properties fo:color="#000000" style:font-name="FreeMono" style:font-name-complex="Arial"/>
    </style:style>
    <style:style style:name="T30" style:family="text">
      <style:text-properties fo:color="#000000" style:font-name="FreeMono" style:font-name-complex="Courier New"/>
    </style:style>
    <style:style style:name="T31" style:family="text">
      <style:text-properties fo:color="#000000" style:font-name="FreeMono" fo:language="en" fo:country="US" style:font-name-complex="Arial"/>
    </style:style>
    <style:style style:name="T32" style:family="text">
      <style:text-properties fo:color="#000000" style:font-name="FreeMono" fo:font-style="italic" style:font-style-asian="italic" style:font-name-complex="Arial" style:font-style-complex="italic"/>
    </style:style>
    <style:style style:name="T33" style:family="text">
      <style:text-properties fo:color="#000000" fo:background-color="#ffffff" style:font-name-complex="Arial"/>
    </style:style>
    <style:style style:name="T34" style:family="text">
      <style:text-properties fo:color="#000000" fo:language="tt" fo:country="RU" fo:font-style="italic" style:font-style-asian="italic" style:font-name-complex="Arial"/>
    </style:style>
    <style:style style:name="T35" style:family="text">
      <style:text-properties fo:color="#000000" fo:font-size="14pt" fo:font-weight="bold" style:font-size-asian="14pt" style:font-weight-asian="bold" style:font-name-complex="Arial" style:font-size-complex="14pt" style:font-weight-complex="bold"/>
    </style:style>
    <style:style style:name="T36" style:family="text">
      <style:text-properties fo:color="#000000" style:font-name="Arial" fo:font-style="italic" style:font-style-asian="italic" style:font-name-complex="Arial" style:font-style-complex="italic"/>
    </style:style>
    <style:style style:name="T37" style:family="text">
      <style:text-properties fo:color="#000000" style:font-name="Arial" fo:language="en" fo:country="US" fo:font-style="italic" style:font-style-asian="italic" style:font-name-complex="Arial" style:font-style-complex="italic"/>
    </style:style>
    <style:style style:name="T38" style:family="text">
      <style:text-properties fo:color="#000000" style:font-name="Arial" style:font-name-complex="Arial"/>
    </style:style>
    <style:style style:name="T39" style:family="text">
      <style:text-properties fo:font-size="12pt" style:font-size-asian="12pt" style:font-size-complex="12pt"/>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12pt" fo:font-weight="bold" style:font-size-asian="12pt" style:font-weight-asian="bold" style:font-size-complex="12pt" style:font-weight-complex="bold"/>
    </style:style>
    <style:style style:name="T42" style:family="text">
      <style:text-properties style:font-size-complex="12pt"/>
    </style:style>
    <style:style style:name="T43" style:family="text">
      <style:text-properties fo:font-weight="bold" style:font-weight-asian="bold"/>
    </style:style>
    <style:style style:name="T44" style:family="text">
      <style:text-properties fo:font-weight="bold" style:font-weight-asian="bold" style:font-weight-complex="bold"/>
    </style:style>
    <style:style style:name="T45" style:family="text">
      <style:text-properties fo:font-style="italic" style:font-style-asian="italic"/>
    </style:style>
    <style:style style:name="T46" style:family="text">
      <style:text-properties fo:font-style="italic" style:font-style-asian="italic" style:font-style-complex="italic"/>
    </style:style>
    <style:style style:name="T47" style:family="text">
      <style:text-properties fo:language="en" fo:country="US"/>
    </style:style>
    <style:style style:name="T48" style:family="text">
      <style:text-properties fo:language="en" fo:country="US" fo:font-style="italic" style:font-style-asian="italic"/>
    </style:style>
    <style:style style:name="T49" style:family="text">
      <style:text-properties style:font-name="Courier New"/>
    </style:style>
    <style:style style:name="T50" style:family="text">
      <style:text-properties fo:font-variant="normal" fo:text-transform="none" style:text-line-through-style="none" style:font-name="sans-serif" fo:font-size="10pt" fo:letter-spacing="normal" fo:font-style="normal" fo:font-weight="normal" style:font-size-asian="10pt" style:font-style-asian="normal" style:font-weight-asian="normal"/>
    </style:style>
    <style:style style:name="T51" style:family="text">
      <style:text-properties fo:font-size="10pt" style:font-size-asian="10pt" style:font-size-complex="10pt"/>
    </style:style>
    <style:style style:name="T52" style:family="text">
      <style:text-properties fo:font-style="normal" style:font-style-asian="normal" style:font-style-complex="normal"/>
    </style:style>
    <style:style style:name="T53" style:family="text">
      <style:text-properties style:font-name="Courier 10 Pitch"/>
    </style:style>
    <style:style style:name="T54" style:family="text">
      <style:text-properties fo:font-size="16pt" fo:language="en" fo:country="US" fo:font-weight="bold" style:font-size-asian="16pt" style:font-weight-asian="bold" style:font-size-complex="16pt" style:font-weight-complex="bold"/>
    </style:style>
    <style:style style:name="T55" style:family="text">
      <style:text-properties fo:font-size="16pt" fo:font-weight="bold" style:font-size-asian="16pt" style:font-weight-asian="bold" style:font-size-complex="16pt" style:font-weight-complex="bold"/>
    </style:style>
    <style:style style:name="T56" style:family="text">
      <style:text-properties fo:font-size="18pt" fo:font-weight="bold" style:font-size-asian="18pt" style:font-weight-asian="bold" style:font-size-complex="18pt" style:font-weight-complex="bold"/>
    </style:style>
    <style:style style:name="T57" style:family="text">
      <style:text-properties fo:language="de" fo:country="DE"/>
    </style:style>
    <style:style style:name="T58" style:family="text">
      <style:text-properties style:font-name="Courier New"/>
    </style:style>
    <style:style style:name="T59" style:family="text">
      <style:text-properties style:font-name="Courier New" fo:language="en" fo:country="US"/>
    </style:style>
    <style:style style:name="T60" style:family="text">
      <style:text-properties style:font-name="Courier New" fo:language="en" fo:country="US" style:font-size-complex="12pt"/>
    </style:style>
    <style:style style:name="T61" style:family="text">
      <style:text-properties style:font-name="Courier New" fo:language="en" fo:country="US" fo:font-weight="normal" style:font-weight-asian="normal" style:font-weight-complex="normal"/>
    </style:style>
    <style:style style:name="T62" style:family="text">
      <style:text-properties style:font-name="Courier New" fo:language="de" fo:country="DE"/>
    </style:style>
    <style:style style:name="T63" style:family="text">
      <style:text-properties style:font-name="Courier New" fo:language="de" fo:country="DE" fo:font-weight="normal" style:font-weight-asian="normal" style:font-weight-complex="normal"/>
    </style:style>
    <style:style style:name="T64" style:family="text">
      <style:text-properties style:font-name="Courier New" style:font-name-complex="Courier New"/>
    </style:style>
    <style:style style:name="T65" style:family="text">
      <style:text-properties style:font-name="Courier New" fo:font-weight="normal" style:font-weight-asian="normal" style:font-weight-complex="normal"/>
    </style:style>
    <style:style style:name="T66" style:family="text">
      <style:text-properties style:font-name="Courier New" fo:language="es" fo:country="ES"/>
    </style:style>
    <style:style style:name="T67" style:family="text">
      <style:text-properties fo:language="es" fo:country="ES"/>
    </style:style>
    <style:style style:name="T68" style:family="text">
      <style:text-properties style:font-name="FreeMono"/>
    </style:style>
    <style:style style:name="T69" style:family="text">
      <style:text-properties style:font-name="FreeMono" fo:language="de" fo:country="DE"/>
    </style:style>
    <style:style style:name="T70" style:family="text">
      <style:text-properties style:font-name="FreeMono" fo:language="es" fo:country="ES"/>
    </style:style>
    <style:style style:name="T71" style:family="text">
      <style:text-properties style:font-name="FreeMono" fo:language="en" fo:country="US"/>
    </style:style>
    <style:style style:name="T72" style:family="text">
      <style:text-properties fo:font-size="14pt" fo:font-weight="bold" style:font-size-asian="14pt" style:font-weight-asian="bold" style:font-size-complex="14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68"/>
      <text:p text:style-name="P68"/>
      <text:p text:style-name="P69">Документация открытой платформы трансферного машинного перевода</text:p>
      <text:p text:style-name="P70">Apertium</text:p>
      <text:p text:style-name="P68"/>
      <text:p text:style-name="P71">АВТОРЫ:</text:p>
      <text:p text:style-name="P72">Mikel L. Forcada</text:p>
      <text:p text:style-name="P72">Boyan Ivanov Bonev</text:p>
      <text:p text:style-name="P72">Sergio Ortiz Rojas</text:p>
      <text:p text:style-name="P72">Juan Antonio Pérez Ortiz</text:p>
      <text:p text:style-name="P72">Gema Ramírez Sánchez</text:p>
      <text:p text:style-name="P61"><text:span text:style-name="T1">Felipe Sanchéz Martínez</text:span><text:span text:style-name="T39"> </text:span></text:p>
      <text:p text:style-name="P61"><text:span text:style-name="T1">Carme Armentano-Oller</text:span><text:span text:style-name="T39"> </text:span></text:p>
      <text:p text:style-name="P61"><text:span text:style-name="T1">Marco A. Montava</text:span><text:span text:style-name="T39"> </text:span></text:p>
      <text:p text:style-name="P61"><text:span text:style-name="T1">Francis M. Tyers</text:span><text:span text:style-name="T39"> </text:span></text:p>
      <text:p text:style-name="P59"/>
      <text:p text:style-name="P71">РЕДАКТОР:</text:p>
      <text:p text:style-name="P72">Mireia Ginestí Rosell</text:p>
      <text:p text:style-name="P61"/>
      <text:p text:style-name="P62">ПЕРЕВОДЧИК НА РУССКИЙ ЯЗЫК:</text:p>
      <text:p text:style-name="P61">Ильнар Салимзянов (ilnar.salimzyan@gmail.com)</text:p>
      <text:p text:style-name="P75">Copyright ©2007 Grup Transducens, Universitat d`Alacant.</text:p>
      <text:p text:style-name="P74">Copyright ©2009 Ильнар Салимзянов.</text:p>
      <text:p text:style-name="P73"><text:span text:style-name="T40">Каждый имеет право воспроизводить, распространять и/или вносить изменения в настоящий Документ в соответствии с условиями GNU Free Documentation License, Версии 1.2 или любой более поздней версии, опубликованной Free Software Foundation. Данный Документ не содержит Неизменяемых разделов, не содержит Текста, помещаемого на первой странице обложки и не содержит Текста, помещаемого на последней странице обложки. Текст лицензии на английском языке можно прочитать на сайте </text:span><text:a xlink:type="simple" xlink:href="http://www.gnu.org/copyleft/fdl.html"><text:span text:style-name="Internet_20_link"><text:span text:style-name="T40">http://www.gnu.org/copyleft/fdl.html</text:span></text:span></text:a><text:span text:style-name="T40"> </text:span></text:p>
      <text:p text:style-name="P10"/>
      <text:p text:style-name="P30">Оглавление</text:p>
      <text:p text:style-name="P11"/>
      <text:p text:style-name="P11"/>
      <text:p text:style-name="P11">Введение....................................................................................................................1</text:p>
      <text:p text:style-name="P11"/>
      <text:p text:style-name="P11">1<text:tab/>Модель перевода...........................................................................................5</text:p>
      <text:p text:style-name="P11"/>
      <text:p text:style-name="P11">2<text:tab/>Спецификация формата потока данных..................................................11</text:p>
      <text:p text:style-name="P5"><text:span text:style-name="T41"><text:tab/></text:span><text:span text:style-name="T40">2.1 Введение...................................................................................................11<text:tab/>2.2 Поток данных без информации о формате исходного документа.......12<text:tab/><text:tab/>2.3 Формат потока...............................................................................13<text:tab/>2.3 Сегментированный поток данных...........................................................15</text:span></text:p>
      <text:p text:style-name="P11"/>
      <text:p text:style-name="P11">3<text:tab/>Спецификация модулей..............................................................................17</text:p>
      <text:p text:style-name="P5"><text:span text:style-name="T41"><text:tab/></text:span><text:span text:style-name="T40">3.1 Модули лексической обработки..............................................................17</text:span></text:p>
      <text:p text:style-name="P12"><text:tab/><text:tab/>3.1.1 Описание модулей.....................................................................17<text:tab/><text:tab/>3.1.2 Формат данных: словари...........................................................20</text:p>
      <text:p text:style-name="P12"><text:tab/>3.2 Частеречный тэггер..................................................................................56</text:p>
      <text:p text:style-name="P12"><text:tab/><text:tab/>3.2.1 Описание модуля.......................................................................56<text:tab/><text:tab/>3.2.2 Данные для частеречного тэггера.............................................57<text:tab/><text:tab/>3.2.3. Некоторые вопросы об обучении частеречного тэггера.........60</text:p>
      <text:p text:style-name="P30">Введение</text:p>
      <text:p text:style-name="P5">Эта документация описывает платформу <text:span text:style-name="T45">Apertium</text:span> – одну из систем машинного перевода с открытым исходным кодом, берущих своё начало в проекте ”Машинный переводчик с открытым исходным для языков Испании” (”Traducción automática de código abierto para las lenguas del estado español”). <text:span text:style-name="apple-style-span"><text:span text:style-name="T2">Эта система машинного перевода является системой с синтаксическим трансфером, изначально создававшейся для осуществления перевода между родственными языками. Однако некоторые её компоненты были использованы и в архитектуре с</text:span></text:span><text:span text:style-name="apple-converted-space"><text:span text:style-name="T2"> глубоким трансфером </text:span></text:span><text:span text:style-name="apple-style-span"><text:span text:style-name="T2">(</text:span></text:span><text:span text:style-name="apple-style-span"><text:span text:style-name="T4">Matxin</text:span></text:span><text:span text:style-name="apple-style-span"><text:span text:style-name="T2">), создававшейся в рамках того же проекта для языковой пары испанский-баскский. </text:span></text:span><text:span text:style-name="apple-style-span"><text:span text:style-name="T4">Apertium</text:span></text:span><text:span text:style-name="apple-converted-space"><text:span text:style-name="T4"> </text:span></text:span><text:span text:style-name="apple-style-span"><text:span text:style-name="T2">к настоящему времени может осуществлять перевод между языковыми парами испанский-галисийский, испанский-каталанский</text:span></text:span><text:span text:style-name="apple-style-span"><text:span text:style-name="T2"><text:note text:id="ftn1" text:note-class="footnote"><text:note-citation>1</text:note-citation><text:note-body><text:p text:style-name="Footnote">Под названием <text:span text:style-name="T46">каталанский </text:span>мы также подразумеваем валенсийский диалект этого языка.</text:p></text:note-body></text:note></text:span></text:span><text:span text:style-name="apple-style-span"><text:span text:style-name="T2">, каталанский-окситанский, каталанский-французский. Также он может использоваться для создания систем МП для других пар родственных языковых, таких как датский-шведский, чешский-словацкий и др</text:span></text:span><text:span text:style-name="apple-style-span"><text:span text:style-name="T2"><text:note text:id="ftn2" text:note-class="endnote"><text:note-citation>i</text:note-citation><text:note-body><text:p text:style-name="Endnote"><text:span text:style-name="Endnote_20_Symbol">Начиная с 2007 года (начиная с третьей версии) Apertium может использоваться и для создания систем машинного перевода для не родственных языков. Уже существует система МП с испанского языка на английский и обратно, основанная на платформе Apertium. Авторы упоминают об этом лишь косвенно, так как настоящая Документация описывает версию 2 платформы, хотя содержащаяся в ней информация в абсолютном большинстве случаев релевантна и для версии 3.</text:span></text:p></text:note-body></text:note></text:span></text:span><text:span text:style-name="apple-style-span"><text:span text:style-name="T2">.</text:span></text:span></text:p>
      <text:p text:style-name="P5"><text:span text:style-name="apple-style-span"><text:span text:style-name="T2"><text:tab/>Существующие на данный момент системы МП для языковых пар испанский-каталанский (</text:span></text:span><text:span text:style-name="font17"><text:span text:style-name="T10">es</text:span></text:span><text:span text:style-name="apple-style-span"><text:span text:style-name="T11">-</text:span></text:span><text:span text:style-name="font17"><text:span text:style-name="T11">ca</text:span></text:span><text:span text:style-name="font17"><text:span text:style-name="T2">)</text:span></text:span><text:span text:style-name="apple-converted-space"><text:span text:style-name="T2"> </text:span></text:span><text:span text:style-name="apple-style-span"><text:span text:style-name="T2">и</text:span></text:span><text:span text:style-name="apple-converted-space"><text:span text:style-name="T2"> </text:span></text:span><text:span text:style-name="apple-style-span"><text:span text:style-name="T2">испанский-галисийский</text:span></text:span><text:span text:style-name="font17"><text:span text:style-name="T2"> (</text:span></text:span><text:span text:style-name="font17"><text:span text:style-name="T11">es</text:span></text:span><text:span text:style-name="apple-style-span"><text:span text:style-name="T11">–</text:span></text:span><text:span text:style-name="font17"><text:span text:style-name="T11">gl</text:span></text:span><text:span text:style-name="font17"><text:span text:style-name="T2">)</text:span></text:span><text:span text:style-name="apple-converted-space"><text:span text:style-name="T2"> в большинстве случаев либо </text:span></text:span><text:span text:style-name="apple-style-span"><text:span text:style-name="T2">являются платными, либо используют проприетарные технологии, что значительно затрудняет их новое применение. Кроме того, разные технологии, используемые этими системами для разных пар языков, делают почти невозможным их объединение в одну</text:span></text:span><text:span text:style-name="apple-converted-space"><text:span text:style-name="T2"> </text:span></text:span>систему управления контентом, которая подходила бы для многих языков.</text:p>
      <text:p text:style-name="P5"><text:span text:style-name="font5"><text:span text:style-name="T2"><text:tab/>Одним из главных новшеств описываемой здесь архитектуры является тот факт, что она была выпущена под открытыми лицензиями (в большинстве случаев под GNU GPL; однако некоторые части выпускаются под Creative Commons license) и что она является бесплатной. Это значит, что каждый человек, имеющий достаточные знания в области компьютерных технологий и лингвистики, имеет возможность улучшать платформу и языковые данные, и использовать их для создания новых систем МП, в том числе для других пар (родственных) языков. Выбранные лицензии делают такое модифицирование и новое применение доступными для любого желающего. В связи с этим мы надеемся, что открытость архитектуры позволит решить некоторые упомянутые проблемы (разные технологии для разных языковых пар, закрытость исходного кода архитектур, затрудняющая их новое</text:span></text:span><text:span text:style-name="apple-converted-space"><text:span text:style-name="T2"> применение</text:span></text:span><text:span text:style-name="font5"><text:span text:style-name="T2"> и т.п.) и будет способствовать (благодаря использованию XML-форматов, описываемых в </text:span></text:span><text:soft-page-break/><text:span text:style-name="font5"><text:span text:style-name="T2">данной Документации) росту существующих лингвистических данных. С другой стороны, мы надеемся, что открытость платформы внесёт свою лепту в процесс изменения бизнес-модели, ориентированной на лицензирование, в сторону бизнес-модели, ориентированной на сервис.</text:span></text:span></text:p>
      <text:p text:style-name="P5"><text:span text:style-name="apple-style-span"><text:span text:style-name="T2"><text:tab/>Следует отметить, что "Машинный переводчик с открытым исходным кодом для языков Испании" стал первым крупным проектом по созданию машинного переводчика с открытым исходным кодом, основанным правительством Испании, хотя поддержка открытого программного обеспечения в целом не нова для испанского правительства.</text:span></text:span></text:p>
      <text:p text:style-name="P5"><text:span text:style-name="apple-style-span"><text:span text:style-name="T2"><text:tab/>В этом документе подробно описываются особенности платформы Apertium. Он имеет следующую структуру:</text:span></text:span></text:p>
      <text:list xml:id="list1905952704" text:style-name="WW8Num1">
        <text:list-header>
          <text:p text:style-name="P77"/>
        </text:list-header>
      </text:list>
      <text:list xml:id="list1729773210" text:style-name="WW8Num3">
        <text:list-item>
          <text:p text:style-name="P78">Глава 1: <text:span text:style-name="T43">общее описание</text:span> системы машинного перевода с синтаксическим трансфером и модулей, его составляющих.</text:p>
        </text:list-item>
        <text:list-item>
          <text:p text:style-name="P78">Глава 2: описание <text:span text:style-name="T43">формата потока данных</text:span>, циркулирующего между модулями.</text:p>
        </text:list-item>
        <text:list-item>
          <text:p text:style-name="P78">Глава 3: <text:span text:style-name="T43">спецификация модулей</text:span> системы. Для каждого модуля имеется описание: <text:span text:style-name="T45">программы</text:span> и её характеристик, <text:span text:style-name="T45">формата данных</text:span>, который этот модуль использует, и <text:span text:style-name="T45">компиляторов</text:span>, используемых для сборки программы. Эта глава состоит из следующих разделов:</text:p>
        </text:list-item>
      </text:list>
      <text:list xml:id="list765133276" text:style-name="WW8Num4">
        <text:list-item>
          <text:p text:style-name="P76">Раздел 3.1: <text:span text:style-name="T45">Модули лексической обработки</text:span>, содержащий описание морфологического анализатора, модуля лексического трансфера, морфологического генератора и пост-генератора (Раздел 3.1.1), а также форматов словарей, используемых этими модулями (Раздел 3.1.2 ) и их компиляторов (Раздел 3.1.3).</text:p>
        </text:list-item>
        <text:list-item>
          <text:p text:style-name="P54">Раздел 3.2: <text:span text:style-name="T46">Частеречный тэггер</text:span>, в котором описываются сам тэггер (Раздел 3.2.1) и формат лингвистических данных, используемых тэггером (Раздел 3.2.2).</text:p>
        </text:list-item>
        <text:list-item>
          <text:p text:style-name="P76">Раздел 3.3: <text:span text:style-name="T46">Модуль предтрансфера</text:span>, который описывает модуль, выполняемый перед модулем структурного трансфера для осуществления некоторых операций с составными единицами.</text:p>
        </text:list-item>
        <text:list-item>
          <text:p text:style-name="P76">Раздел 3.5: <text:span text:style-name="T46">Модуль структурного трансфера</text:span>, содержащий описание программы (Раздел 3.5.2) и формата правил структурного трансфера (Раздел 3.5.4).</text:p>
        </text:list-item>
        <text:list-item>
          <text:p text:style-name="P76"><text:soft-page-break/>Раздел 3.6: <text:span text:style-name="T46">Де-форматтор и Ре-форматтор</text:span><text:span text:style-name="Знак_20_концевой_20_сноски1"><text:span text:style-name="T46"><text:note text:id="ftn3" text:note-class="endnote"><text:note-citation>ii</text:note-citation><text:note-body><text:p text:style-name="Endnote"><text:span text:style-name="Endnote_20_Symbol">Возможно, читатель посчитает эти термины не совсем удачными. В оригинале они звучат как </text:span><text:span text:style-name="Endnote_20_Symbol"><text:span text:style-name="T46">de-formatter</text:span></text:span><text:span text:style-name="Endnote_20_Symbol"> и </text:span><text:span text:style-name="Endnote_20_Symbol"><text:span text:style-name="T46">re-formatter.</text:span></text:span></text:p></text:note-body></text:note></text:span></text:span>, описывающий эти модули (Раздел 3.6.1), правила обработки формата (Раздел 3.6.2), и процесс генерирования модулей (Раздел 3.6.3).</text:p>
        </text:list-item>
      </text:list>
      <text:list xml:id="list439568034" text:style-name="WW8Num5">
        <text:list-item>
          <text:p text:style-name="P36">Глава 4: в ней описываются <text:span text:style-name="T44">порядок установки системы</text:span> и <text:span text:style-name="T44">порядок запуска транслятора.</text:span></text:p>
        </text:list-item>
        <text:list-item>
          <text:p text:style-name="P79">Глава 5: здесь Вы найдете описание того, каким образом <text:span text:style-name="T44">добавлять и изменять лингвистические данные</text:span>, используемые транслятором, то есть данные в словарях, данные по устранению частеречной неоднозначности и данные в правилах структурного трансфера. В рамках этого проекта такие данные созданы для испанского, каталанского и галисийского языков. Эта глава содержит также краткое описание данных для пар этих трёх языков.</text:p>
        </text:list-item>
      </text:list>
      <text:p text:style-name="P5"/>
      <text:p text:style-name="P5"><text:tab/>Файлы, с которыми связана эта документация , можно найти (и скачать) на веб-странице проекта на Sourceforge<text:span text:style-name="Знак_20_концевой_20_сноски1"><text:note text:id="ftn4" text:note-class="endnote"><text:note-citation>iii</text:note-citation><text:note-body><text:p text:style-name="Endnote"><text:span text:style-name="Endnote_20_Symbol">SourceForge — популярная система совместной разработки компьютерных программ. SourceForge.net является одним </text:span>из самых больших в мире веб-сайтов для разработчиков открытого программно<text:a xlink:type="simple" xlink:href="../../../../../wiki/%25D0%259E%25D1%2582%25D0%25BA%25D1%2580%25D1%258B%25D1%2582%25D0%25BE%25D0%25B5_%25D0%25BF%25D1%2580%25D0%25BE%25D0%25B3%25D1%2580%25D0%25B0%25D0%25BC%25D0%25BC%25D0%25BD%25D0%25BE%25D0%25B5_%25D0%25BE%25D0%25B1%25D0%25B5%25D1%2581%25D0%25BF%25D0%25B5%25D1%2587%25D0%25B5%25D0%25BD%25D0%25B8%25D0%25B5"><text:span text:style-name="Internet_20_link"><text:span text:style-name="T50">го </text:span></text:span></text:a>обеспечения.</text:p></text:note-body></text:note></text:span>: <text:span text:style-name="T53">http://apertium.sourceforge.net/</text:span>. С этой странице вы можете как скачать пакеты, необходимые для установки, так и просмотреть отдельные файлы в SVN (main) и CVS (residual) репозиториях проекта. Системы машинного перевода для разных языковых пар могут быть протестированы на странице <text:a xlink:type="simple" xlink:href="http://xixona.dlsi.ua.es/apertium/"><text:span text:style-name="Internet_20_link"><text:span text:style-name="T53">http://xixona.dlsi.ua.es/apertium/</text:span></text:span></text:a>.</text:p>
      <text:p text:style-name="P5"/>
      <text:p text:style-name="P5"><text:span text:style-name="T54">Acknowledgements</text:span><text:span text:style-name="Знак_20_концевой_20_сноски1"><text:span text:style-name="T55"><text:note text:id="ftn5" text:note-class="endnote"><text:note-citation>iv</text:note-citation><text:note-body><text:p text:style-name="Endnote"><text:span text:style-name="Endnote_20_Symbol">По условиям лицензии GNU FDL, авторы, модифицирующие какой-либо документ, распространяемый под этой лицензией, должны сохранять в документе благодарности предыдущих авторов.</text:span></text:p></text:note-body></text:note></text:span></text:span><text:span text:style-name="T54">:</text:span></text:p>
      <text:p text:style-name="P13"/>
      <text:p text:style-name="P13">The present work has benefited from the contribution of many people and institutions:</text:p>
      <text:list xml:id="list1072794685" text:style-name="WW8Num6">
        <text:list-item>
          <text:p text:style-name="P82">The Spanish Ministry of Industry, Commerce and Tourism has funded the development of this toolbox through the projects “Open-Source Machine Translation for the Languages of Spain”, code FIT-340101-2004-3, and its extension FIT-340001-2005-2, and “EurOpenTrad: Open-Source Advanced Machine Translation for the European Integration of the Languages of Spain”, code FIT-350101-2006-5, all of them belonging to the PROFIT program.</text:p>
        </text:list-item>
        <text:list-item>
          <text:p text:style-name="P82">Workers and scholars from other machine translation projects at the Universitat d’Alacant: Míriam Antunes Scalco, Carme Armentano I Oller, Raül Canals i Marote, Alicia Garrido Alenda, Patrícia Gilabert i Zarco, Maribel Guardiola i Savall, Javier Herrero Vicente, Amaia Iturraspe Bellver, Sandra <text:soft-page-break/>Montserrat i Buendia, Hermínia Pastor Pina, Antonio Pertusa Ibáñez, Francisco Javier Ramos Salas, Marcial Samper Asensio and Miguel Sánchez Molina.</text:p>
        </text:list-item>
      </text:list>
      <text:list xml:id="list96570613" text:style-name="WW8Num7">
        <text:list-item>
          <text:p text:style-name="P83">The companies and institutions that have funded these other machine translation projects: Spanish Ministry of Science and Technology, Caja de Ahorros del Mediterraneo, Universitat d’Alacant and Portal Universia, S.A.</text:p>
        </text:list-item>
        <text:list-item>
          <text:p text:style-name="P80"><text:span text:style-name="apple-style-span"><text:span text:style-name="T47">Iñaki Alegria, from the Ixa group of the Euskal Herriko Unibertsitatea (University of the Basque Country), for his close reading of previous versions of this document.</text:span></text:span></text:p>
        </text:list-item>
      </text:list>
      <text:p text:style-name="P31">Глава 1</text:p>
      <text:p text:style-name="P15"><text:span text:style-name="T56">Модель машинного перевода с синтаксическим трансфером</text:span><text:span text:style-name="Знак_20_концевой_20_сноски1"><text:span text:style-name="T56"><text:note text:id="ftn6" text:note-class="endnote"><text:note-citation>v</text:note-citation><text:note-body><text:p text:style-name="Endnote"><text:span text:style-name="Endnote_20_Symbol">Начиная с 2007 года Apertium является системой с синтаксическим трансфером лишь условно, так как начиная с этого времени на её базе могут быть построены системы МП с глубоким трансфером. См. Примечание I и Раздел 3.5.1 настоящего Документа. </text:span></text:p></text:note-body></text:note></text:span></text:span></text:p>
      <text:p text:style-name="P5"><text:span text:style-name="apple-style-span"><text:span text:style-name="T2">В этой главе кратко описывается модель машинного перевода с синтаксическим трансфером, в значительной степени основанная на существующих системах испанско-каталанского перевода </text:span></text:span><text:span text:style-name="apple-style-span"><text:span text:style-name="T12">interNOSTRUM</text:span></text:span><text:span text:style-name="apple-style-span"><text:span text:style-name="T2"> [2, 5, 4] и испанско-португальского перевода </text:span></text:span><text:span text:style-name="apple-style-span"><text:span text:style-name="T12">Traductor Universia</text:span></text:span><text:span text:style-name="apple-style-span"><text:span text:style-name="T2"> [7, 17], обе из которых созданы </text:span></text:span><text:span text:style-name="apple-style-span"><text:span text:style-name="T12">Transducens group of the Universitat d'Alacant</text:span></text:span><text:span text:style-name="apple-style-span"><text:span text:style-name="T12"><text:note text:id="ftn7" text:note-class="endnote"><text:note-citation>vi</text:note-citation><text:note-body><text:p text:style-name="Endnote"><text:span text:style-name="Endnote_20_Symbol">Группа разработчиков системы МП Университета де Аликанте. Мы решили не переводить оригинальное название этой исследовательской группы.</text:span></text:p></text:note-body></text:note></text:span></text:span><text:span text:style-name="apple-style-span"><text:span text:style-name="T2">. Это классическая система непрямого перевода, использующая стратегию частичного синтаксического трансфера, аналогичную используемой в некоторых коммерческих системах МП для персональных компьютеров.</text:span></text:span></text:p>
      <text:p text:style-name="P5"><text:span text:style-name="apple-style-span"><text:span text:style-name="T2"><text:tab/>Конструкция системы позволяет создавать </text:span></text:span><text:span text:style-name="apple-style-span"><text:span text:style-name="T3">быстрые</text:span></text:span><text:span text:style-name="apple-style-span"><text:span text:style-name="T2"> системы МП (перевод десятков тысяч слов в секунду на обычных настольных компьютерах), и дающие, несмотря на некоторые ошибки, довольно хорошие и легко корректируемые результаты. Если переводить родственные языки, такие как участвующие в проекте (испанский, галисийский, каталанский), механический пословный перевод (с фиксированным переводным эквивалентом) будет приводить к ошибкам, которые, в большинстве случаев, могут быть решены посредством достаточно простого анализа (за морфологическим анализом следуют поверхностный, местный и частичный синтаксический анализ), и соответствующей ликвидации лексической неоднозначности (что происходит в основном из-за омографии). Конструкция нашей системы придерживается этой концепции с весьма примечательными результатами. В архитектуре Apertium используются</text:span></text:span><text:span text:style-name="apple-converted-space"><text:span text:style-name="T2"> </text:span></text:span>конечные преобразователи для лексической обработки, скрытые модели Маркова для чаcтеречного тегирования и основанный на конечных состояниях чанкинг для структурного трансфера.</text:p>
      <text:p text:style-name="P5"><text:span text:style-name="apple-style-span"><text:span text:style-name="T2"><text:tab/>Модель перевода состоит из 8-модульного</text:span></text:span><text:span text:style-name="apple-converted-space"><text:span text:style-name="T2"> </text:span></text:span><text:span text:style-name="apple-style-span"><text:span text:style-name="T3">ассемблера</text:span></text:span><text:span text:style-name="apple-style-span"><text:span text:style-name="T2"> (конвейера), который представлен на рисунке 1.1. Для облегчения диагностики и независимого тестирования модули связываются между собой посредством текстовых потоков. Таким образом, вход и выход модулей могут быть проверены в любой момент времени – при обнаружении ошибки в процессе трансляции для выяснения причины этой ошибки можно легко проверить выход каждого модуля. В то же время, обмен данными посредством текста позволяет некоторым из модулей использоваться по отдельности, независимо от </text:span></text:span><text:soft-page-break/><text:span text:style-name="apple-style-span"><text:span text:style-name="T2">остальной части системы МП (для других задач по обработке естественных языков), а также даёт возможность строить</text:span></text:span><text:span text:style-name="apple-converted-space"><text:span text:style-name="T2"> прототипы </text:span></text:span><text:span text:style-name="apple-style-span"><text:span text:style-name="T2">с изменёнными или дополнительными модулями.</text:span></text:span></text:p>
      <text:p text:style-name="P5"><text:span text:style-name="apple-style-span"><text:span text:style-name="T2"><text:tab/>Мы решили писать лингвистические данные <text:s/>в форматах, основанных на XML</text:span></text:span><text:span text:style-name="apple-style-span"><text:span text:style-name="T2"><text:note text:id="ftn8" text:note-class="footnote"><text:note-citation text:label="1">1</text:note-citation><text:note-body><text:p text:style-name="Footnote">http://www.w3.org/XML/</text:p></text:note-body></text:note></text:span></text:span><text:span text:style-name="apple-style-span"><text:span text:style-name="T2">, что объясняется его хорошей совместимостью, независимостью от набора символов и наличием большого количества инструментов и библиотек, делающих простым анализ данных в данном формате. Как указано в [8], XML является завоёвывающим всю большую популярность стандартом представления данных и обмена ими в Интернете. Технологии XML включают в себя мощные механизмы для доступа к XML документам и их редактирования, что, вероятно, окажет значительное влияние на средства обработки естественного языка и аннотированных корпусов текстов.</text:span></text:span></text:p>
      <text:p text:style-name="P5"><text:span text:style-name="apple-style-span"><text:span text:style-name="T2"><text:tab/>Составляющими Apertium`а являются следующие модули:</text:span></text:span></text:p>
      <text:p text:style-name="P5"/>
      <text:list xml:id="list1306641036" text:style-name="WW8Num8">
        <text:list-item>
          <text:p text:style-name="P81"><text:span text:style-name="apple-style-span"><text:span text:style-name="T45">Де-форматтор</text:span></text:span><text:span text:style-name="apple-style-span">, который отделяет текст, который надо перевести, от информации о формате (RTF, HTML и т.д.); его описание может быть найдено в разделе 3.6.1. Информация о формате инкапсулируется в квадратные скобки, так что остальные модули воспринимают её просто как пробелы между словами. Например, в HTML-тексте на испанском языке:</text:span></text:p>
        </text:list-item>
      </text:list>
      <text:p text:style-name="P5"/>
      <text:p text:style-name="P56"><text:span text:style-name="apple-style-span"><text:span text:style-name="T15">es &lt;em&gt;una se</text:span></text:span><text:span text:style-name="apple-style-span"><text:span text:style-name="T18">ñ</text:span></text:span><text:span text:style-name="apple-style-span"><text:span text:style-name="T15">al&lt;/em&gt;</text:span></text:span></text:p>
      <text:p text:style-name="P13"/>
      <text:p text:style-name="P55"><text:span text:style-name="apple-style-span"><text:span text:style-name="T2">("это пример") де-форматтор заключает в квадратные скобки HTML-теги и выдаёт результат:</text:span></text:span></text:p>
      <text:p text:style-name="P55"/>
      <text:p text:style-name="P56"><text:span text:style-name="apple-style-span"><text:span text:style-name="T15">es [&lt;em&gt;]una se</text:span></text:span><text:span text:style-name="apple-style-span"><text:span text:style-name="T18">ñ</text:span></text:span><text:span text:style-name="apple-style-span"><text:span text:style-name="T15">al[&lt;/em&gt;]</text:span></text:span></text:p>
      <text:p text:style-name="P57"/>
      <text:p text:style-name="P55"><text:span text:style-name="apple-style-span"><text:span text:style-name="T2">Последовательности символов в квадратных скобках воспринимаются другими модулями просто как пробелы между словами.</text:span></text:span></text:p>
      <text:p text:style-name="P5"/>
      <text:list xml:id="list850044190" text:style-name="WW8Num9">
        <text:list-item>
          <text:p text:style-name="P37"><text:span text:style-name="apple-style-span"><text:span text:style-name="T4">Морфологический анализатор</text:span></text:span><text:span text:style-name="apple-style-span"><text:span text:style-name="T2">, который токенизирует текст в </text:span></text:span><text:span text:style-name="apple-style-span"><text:span text:style-name="T4">поверхностные формы</text:span></text:span><text:span text:style-name="apple-converted-space"><text:span text:style-name="T2"> </text:span></text:span><text:span text:style-name="apple-style-span"><text:span text:style-name="T2">(ПФ) (лексические единицы в том виде, в каком они появляются в текстах), и соотносит каждую ПФ с одним или </text:span></text:span><text:soft-page-break/><text:span text:style-name="apple-style-span"><text:span text:style-name="T2">несколькими</text:span></text:span><text:span text:style-name="apple-converted-space"><text:span text:style-name="T2"> </text:span></text:span><text:span text:style-name="apple-style-span"><text:span text:style-name="T4">лексическими формами</text:span></text:span><text:span text:style-name="apple-style-span"><text:span text:style-name="T2"> (ЛФ). Лексическая форма состоит из</text:span></text:span><text:span text:style-name="apple-converted-space"><text:span text:style-name="T2"> </text:span></text:span><text:span text:style-name="apple-style-span"><text:span text:style-name="T4">леммы</text:span></text:span><text:span text:style-name="apple-converted-space"><text:span text:style-name="T2"> </text:span></text:span><text:span text:style-name="apple-style-span"><text:span text:style-name="T2">(каноническая форма лексемы, в которой лексема, как правило, даётся в словаре), </text:span></text:span><text:span text:style-name="apple-style-span"><text:span text:style-name="T3">лексико-грамматической категории</text:span></text:span><text:span text:style-name="apple-style-span"><text:span text:style-name="T2"> (существительное, глагол, предлог, и т.д.) и морфологической</text:span></text:span><text:span text:style-name="apple-converted-space"><text:span text:style-name="T2"> </text:span></text:span><text:span text:style-name="apple-style-span"><text:span text:style-name="T2">информации (число, род, лицо, залог и т.д.).</text:span></text:span><text:span text:style-name="apple-converted-space"><text:span text:style-name="T2"> </text:span></text:span>Токенизация<text:span text:style-name="apple-style-span"><text:span text:style-name="T2"> текста в ПФ может предъявлять определённые сложности в связи с существованием, во-первых, стяжённых форм (на испанском языке:</text:span></text:span><text:span text:style-name="apple-converted-space"><text:span text:style-name="T2"> </text:span></text:span><text:span text:style-name="apple-style-span"><text:span text:style-name="T4">del, teniéndolo, vámonos</text:span></text:span><text:span text:style-name="apple-style-span"><text:span text:style-name="T2">; на английском:</text:span></text:span><text:span text:style-name="apple-converted-space"><text:span text:style-name="T2"> </text:span></text:span><text:span text:style-name="apple-style-span"><text:span text:style-name="T4">didn’t, can’t</text:span></text:span><text:span text:style-name="apple-style-span"><text:span text:style-name="T2">) и, во-вторых, лексических единиц, состоящих из нескольких слов (в испанском языке: </text:span></text:span><text:span text:style-name="apple-style-span"><text:span text:style-name="T4">а pesar de, echó de menos</text:span></text:span><text:span text:style-name="apple-style-span"><text:span text:style-name="T2">; в английском:</text:span></text:span><text:span text:style-name="apple-converted-space"><text:span text:style-name="T2"> </text:span></text:span><text:span text:style-name="apple-style-span"><text:span text:style-name="T4">in front of, taken into account</text:span></text:span><text:span text:style-name="apple-style-span"><text:span text:style-name="T2">). Чтобы позволить их обработку последующими модулями, морфологический анализатор способен анализировать такие</text:span></text:span><text:span text:style-name="apple-converted-space"><text:span text:style-name="T2"> комплексные </text:span></text:span><text:span text:style-name="apple-style-span"><text:span text:style-name="T2">ПФ и надлежащим образом их обрабатывать. В случае стяжённых форм, система читает единую (стяжённую) ПФ и выдаёт последовательность из двух или более лексических форм (например, испанская стяжённая форма из предлога и артикля</text:span></text:span><text:span text:style-name="apple-converted-space"><text:span text:style-name="T2"> </text:span></text:span><text:span text:style-name="apple-style-span"><text:span text:style-name="T4">del</text:span></text:span><text:span text:style-name="apple-converted-space"><text:span text:style-name="T2"> </text:span></text:span><text:span text:style-name="apple-style-span"><text:span text:style-name="T2">будет проанализирована и разделена на две лексические формы, одна – предлог</text:span></text:span><text:span text:style-name="apple-converted-space"><text:span text:style-name="T2"> </text:span></text:span><text:span text:style-name="apple-style-span"><text:span text:style-name="T4">de</text:span></text:span><text:span text:style-name="apple-style-span"><text:span text:style-name="T2">, а другая – артикль </text:span></text:span><text:span text:style-name="apple-style-span"><text:span text:style-name="T4">el</text:span></text:span><text:span text:style-name="apple-style-span"><text:span text:style-name="T2">). Лексические единицы, состоящие из нескольких слов (составные слова) рассматриваются как одна</text:span></text:span><text:span text:style-name="apple-converted-space"><text:span text:style-name="T2"> лексическая форма </text:span></text:span><text:span text:style-name="apple-style-span"><text:span text:style-name="T2">и обрабатываются отдельно в соответствии с их типом</text:span></text:span><text:span text:style-name="apple-style-span"><text:span text:style-name="T2"><text:note text:id="ftn9" text:note-class="footnote"><text:note-citation text:label="1">1</text:note-citation><text:note-body><text:p text:style-name="Footnote">Для получения более подробной информации об обработке составных слов, см. стр. 43.</text:p></text:note-body></text:note></text:span></text:span><text:span text:style-name="apple-style-span"><text:span text:style-name="T2">.</text:span></text:span></text:p>
        </text:list-item>
      </text:list>
      <text:p text:style-name="P55"><text:span text:style-name="apple-style-span"><text:span text:style-name="T2">Получив в качестве ввода текст из предыдущего примера,</text:span></text:span> <text:span text:style-name="apple-style-span"><text:span text:style-name="T2">морфологический анализатор выдаст следующее:</text:span></text:span></text:p>
      <text:p text:style-name="P5"/>
      <text:p text:style-name="P56"><text:span text:style-name="apple-style-span"><text:span text:style-name="T11">ˆes/ser&lt;vbser&gt;&lt;pri&gt;&lt;p3&gt;&lt;sg&gt;$[&lt;em&gt;]<text:line-break/>ˆuna/un&lt;det&gt;&lt;ind&gt;&lt;f&gt;&lt;sg&gt;/unir&lt;vblex&gt;&lt;prs&gt;&lt;1&gt;&lt;sg&gt;/unir</text:span></text:span><text:span text:style-name="T49"><text:line-break/></text:span><text:span text:style-name="apple-style-span"><text:span text:style-name="T11">&lt;vblex&gt;&lt;prs&gt;&lt;3&gt;&lt;sg&gt;$</text:span></text:span><text:span text:style-name="T49"><text:line-break/></text:span><text:span text:style-name="apple-style-span"><text:span text:style-name="T11">ˆseñal/señal&lt;n&gt;&lt;f&gt;&lt;sg&gt;$[&lt;/em&gt;]</text:span></text:span></text:p>
      <text:p text:style-name="P16"/>
      <text:p text:style-name="P90"><text:span text:style-name="apple-style-span"><text:span text:style-name="T2">где каждая поверхностная форма сопоставлена с одним или несколькими лексическими формами:</text:span></text:span><text:span text:style-name="apple-converted-space"><text:span text:style-name="T2"> </text:span></text:span><text:span text:style-name="apple-style-span"><text:span text:style-name="T4">es</text:span></text:span><text:span text:style-name="apple-converted-space"><text:span text:style-name="T2"> </text:span></text:span><text:span text:style-name="apple-style-span"><text:span text:style-name="T2">было проанализировано как лексическая форма с леммой</text:span></text:span><text:span text:style-name="apple-converted-space"><text:span text:style-name="T2"> </text:span></text:span><text:span text:style-name="apple-style-span"><text:span text:style-name="T4">ser </text:span></text:span><text:span text:style-name="apple-style-span"><text:span text:style-name="T2">("быть"), тогда как </text:span></text:span><text:span text:style-name="apple-style-span"><text:span text:style-name="T4">una</text:span></text:span><text:span text:style-name="apple-converted-space"><text:span text:style-name="T2"> </text:span></text:span><text:span text:style-name="apple-style-span"><text:span text:style-name="T2">получает три анализа: с леммой</text:span></text:span><text:span text:style-name="apple-converted-space"><text:span text:style-name="T2"> </text:span></text:span><text:span text:style-name="apple-style-span"><text:span text:style-name="T4">u</text:span></text:span><text:span text:style-name="apple-style-span"><text:span text:style-name="T7">n</text:span></text:span><text:span text:style-name="apple-converted-space"><text:span text:style-name="T2"> </text:span></text:span><text:span text:style-name="apple-style-span"><text:span text:style-name="T2">("один"), артикль, неопределённый, женский род, единственное число; с леммой</text:span></text:span><text:span text:style-name="apple-converted-space"><text:span text:style-name="T2"> </text:span></text:span><text:span text:style-name="apple-style-span"><text:span text:style-name="T4">unir </text:span></text:span><text:span text:style-name="apple-style-span"><text:span text:style-name="T2">("вступить"), глагол в субъюнктивном наклонении в настоящем времени, в первом лице единственного числа и </text:span></text:span><text:soft-page-break/><text:span text:style-name="apple-style-span"><text:span text:style-name="T2">с леммой</text:span></text:span><text:span text:style-name="apple-converted-space"><text:span text:style-name="T2"> </text:span></text:span><text:span text:style-name="apple-style-span"><text:span text:style-name="T4">unir</text:span></text:span><text:span text:style-name="apple-style-span"><text:span text:style-name="T2">, глагол в субъюнктивном наклонении в настоящем времени, в третьем лице единственного числа.</text:span></text:span></text:p>
      <text:p text:style-name="P55"><text:span text:style-name="apple-style-span"><text:span text:style-name="T2">Данный модуль генерируется из морфологического словаря исходного языка (ИЯ), формат которого описан в разделе 3.1.2.</text:span></text:span></text:p>
      <text:p text:style-name="P5"/>
      <text:list xml:id="list645256899" text:style-name="WW8Num10">
        <text:list-item>
          <text:p text:style-name="P38"><text:span text:style-name="apple-style-span"><text:span text:style-name="T3">Частеречный тэггер,</text:span></text:span><text:span text:style-name="apple-style-span"><text:span text:style-name="T2"> выбирающий, используя статистическую модель (скрытые модели Маркова), один из вариантов анализа неоднозначного слова в зависимости от его контекста; в предыдущем примере неоднозначным словом является ПФ </text:span></text:span><text:span text:style-name="apple-style-span"><text:span text:style-name="T4">una,</text:span></text:span><text:span text:style-name="apple-converted-space"><text:span text:style-name="T4"> </text:span></text:span><text:span text:style-name="apple-style-span"><text:span text:style-name="T2">которая имеет три варианта анализа. Значительная часть поверхностных форм (в романских языках, например, примерно одна треть слов) является неоднозначными, то есть они могут быть отнесены к более чем одной лемме, к более чем одной части речи или к более чем одной модели словоизменения. При выборе неправильного эквивалента они являются ключевым источником ошибок в переводе. Статистическая модель обучается на корпусе текстов ИЯ.</text:span></text:span></text:p>
        </text:list-item>
      </text:list>
      <text:p text:style-name="P55"><text:span text:style-name="apple-style-span"><text:span text:style-name="T2">Результатом обработки частеречным тэггером текста, выданного морфологическим анализатором, будет:</text:span></text:span></text:p>
      <text:p text:style-name="P5"/>
      <text:p text:style-name="P91"><text:span text:style-name="apple-style-span"><text:span text:style-name="T22">ˆ</text:span></text:span><text:span text:style-name="apple-style-span"><text:span text:style-name="T16">ser</text:span></text:span><text:span text:style-name="apple-style-span"><text:span text:style-name="T22">&lt;</text:span></text:span><text:span text:style-name="apple-style-span"><text:span text:style-name="T16">vbser</text:span></text:span><text:span text:style-name="apple-style-span"><text:span text:style-name="T22">&gt;&lt;</text:span></text:span><text:span text:style-name="apple-style-span"><text:span text:style-name="T16">pri</text:span></text:span><text:span text:style-name="apple-style-span"><text:span text:style-name="T22">&gt;&lt;</text:span></text:span><text:span text:style-name="apple-style-span"><text:span text:style-name="T16">p</text:span></text:span><text:span text:style-name="apple-style-span"><text:span text:style-name="T22">3&gt;&lt;</text:span></text:span><text:span text:style-name="apple-style-span"><text:span text:style-name="T16">sg</text:span></text:span><text:span text:style-name="apple-style-span"><text:span text:style-name="T22">&gt;$[&lt;</text:span></text:span><text:span text:style-name="apple-style-span"><text:span text:style-name="T16">em</text:span></text:span><text:span text:style-name="apple-style-span"><text:span text:style-name="T22">&gt;]ˆ</text:span></text:span><text:span text:style-name="apple-style-span"><text:span text:style-name="T16">un</text:span></text:span><text:span text:style-name="apple-style-span"><text:span text:style-name="T22">&lt;</text:span></text:span><text:span text:style-name="apple-style-span"><text:span text:style-name="T16">det</text:span></text:span><text:span text:style-name="apple-style-span"><text:span text:style-name="T22">&gt;&lt;</text:span></text:span><text:span text:style-name="apple-style-span"><text:span text:style-name="T16">ind</text:span></text:span><text:span text:style-name="apple-style-span"><text:span text:style-name="T22">&gt;&lt;</text:span></text:span><text:span text:style-name="apple-style-span"><text:span text:style-name="T16">f</text:span></text:span><text:span text:style-name="apple-style-span"><text:span text:style-name="T22">&gt;&lt;</text:span></text:span><text:span text:style-name="apple-style-span"><text:span text:style-name="T16">sg</text:span></text:span><text:span text:style-name="apple-style-span"><text:span text:style-name="T22">&gt;$</text:span></text:span><text:span text:style-name="T60"><text:line-break/></text:span><text:span text:style-name="apple-style-span"><text:span text:style-name="T22">ˆ</text:span></text:span><text:span text:style-name="apple-style-span"><text:span text:style-name="T16">se</text:span></text:span><text:span text:style-name="apple-style-span"><text:span text:style-name="T22">ñ</text:span></text:span><text:span text:style-name="apple-style-span"><text:span text:style-name="T16">al</text:span></text:span><text:span text:style-name="apple-style-span"><text:span text:style-name="T22">&lt;</text:span></text:span><text:span text:style-name="apple-style-span"><text:span text:style-name="T16">n</text:span></text:span><text:span text:style-name="apple-style-span"><text:span text:style-name="T22">&gt;&lt;</text:span></text:span><text:span text:style-name="apple-style-span"><text:span text:style-name="T16">f</text:span></text:span><text:span text:style-name="apple-style-span"><text:span text:style-name="T22">&gt;&lt;</text:span></text:span><text:span text:style-name="apple-style-span"><text:span text:style-name="T16">sg</text:span></text:span><text:span text:style-name="apple-style-span"><text:span text:style-name="T22">&gt;$[&lt;/</text:span></text:span><text:span text:style-name="apple-style-span"><text:span text:style-name="T16">em</text:span></text:span><text:span text:style-name="apple-style-span"><text:span text:style-name="T22">&gt;]</text:span></text:span></text:p>
      <text:p text:style-name="P17"/>
      <text:p text:style-name="P90"><text:span text:style-name="apple-style-span"><text:span text:style-name="T2">Можно видеть, что была правильно выбрана соответствующая слову </text:span></text:span><text:span text:style-name="apple-style-span"><text:span text:style-name="T4">una</text:span></text:span><text:span text:style-name="apple-converted-space"><text:span text:style-name="T4"> </text:span></text:span><text:span text:style-name="apple-style-span"><text:span text:style-name="T2">лексическая форма (артикль).</text:span></text:span></text:p>
      <text:p text:style-name="P55"><text:span text:style-name="apple-style-span"><text:span text:style-name="T2">Спецификацию частеречного тэггера можно найти в Разделе 3.2.</text:span></text:span></text:p>
      <text:p text:style-name="P55"/>
      <text:list xml:id="list1062741617" text:style-name="WW8Num11">
        <text:list-item>
          <text:p text:style-name="P39"><text:span text:style-name="apple-style-span"><text:span text:style-name="T3">Модуль лексического трансфера</text:span></text:span><text:span text:style-name="apple-style-span"><text:span text:style-name="T2">, который использует двуязычный словарь и вызывается модулем структурного трансфера, читает каждую ЛФ на ИЯ и выдаёт соответствующую лексическую форму на выходном языке (ВыхЯ). Словарь содержит лишь один эквивалент каждой лексической форме ИЯ, то есть устранение лексической многозначности слов не выполняется</text:span></text:span><text:span text:style-name="apple-style-span"><text:span text:style-name="T2"><text:note text:id="ftn10" text:note-class="endnote"><text:note-citation>vii</text:note-citation><text:note-body><text:p text:style-name="Endnote"><text:span text:style-name="Endnote_20_Symbol">Эта проблема решена добавлением в модель вспомогательного модуля лексического выбора. См. Раздел 3.4</text:span></text:p></text:note-body></text:note></text:span></text:span><text:span text:style-name="apple-style-span"><text:span text:style-name="T2">.</text:span></text:span><text:span text:style-name="apple-converted-space"><text:span text:style-name="T2"> Составные слова </text:span></text:span><text:span text:style-name="apple-style-span"><text:span text:style-name="T2">переводятся как единое целое. Лексические формы в нашем примере будут переведены на каталанский язык следующим образом:</text:span></text:span></text:p>
        </text:list-item>
      </text:list>
      <text:p text:style-name="P5"/>
      <text:p text:style-name="P55"><text:span text:style-name="apple-style-span"><text:span text:style-name="T15">ser&lt;vbser&gt;</text:span></text:span><text:span text:style-name="apple-style-span"><text:span text:style-name="T18"><text:tab/></text:span></text:span><text:span text:style-name="apple-style-span"><text:span text:style-name="T15">ser&lt;vbser&gt;</text:span></text:span><text:span text:style-name="T69"><text:line-break/></text:span><text:soft-page-break/><text:span text:style-name="apple-style-span"><text:span text:style-name="T15">un&lt;det&gt;</text:span></text:span><text:span text:style-name="apple-style-span"><text:span text:style-name="T18"><text:tab/></text:span></text:span><text:span text:style-name="apple-style-span"><text:span text:style-name="T15">→</text:span></text:span><text:span text:style-name="apple-style-span"><text:span text:style-name="T18"><text:tab/></text:span></text:span><text:span text:style-name="apple-style-span"><text:span text:style-name="T15">un&lt;det&gt;</text:span></text:span><text:span text:style-name="T62"><text:line-break/></text:span><text:span text:style-name="apple-style-span"><text:span text:style-name="T15">se</text:span></text:span><text:span text:style-name="apple-style-span"><text:span text:style-name="T18">ñ</text:span></text:span><text:span text:style-name="apple-style-span"><text:span text:style-name="T15">al&lt;n&gt;&lt;f&gt;</text:span></text:span><text:span text:style-name="apple-style-span"><text:span text:style-name="T18"><text:tab/></text:span></text:span><text:span text:style-name="apple-style-span"><text:span text:style-name="T15">senyal&lt;n&gt;&lt;m&gt;</text:span></text:span></text:p>
      <text:p text:style-name="P18"/>
      <text:p text:style-name="P55"><text:span text:style-name="apple-style-span"><text:span text:style-name="T2">Данный модуль генерируется из двуязычных словарей, которые описаны в Разделе 3.1.2</text:span></text:span></text:p>
      <text:p text:style-name="P5"/>
      <text:list xml:id="list1157836071" text:style-name="WW8Num12">
        <text:list-item>
          <text:p text:style-name="P40"><text:span text:style-name="apple-style-span"><text:span text:style-name="T3">Модуль структурного трансфера</text:span></text:span><text:span text:style-name="apple-style-span"><text:span text:style-name="T2">, который определяет и обрабатывает соединения слов (словосочетания или предложения), которые из-за грамматических расхождений между двумя языками (изменения в роде и числе, изменения в порядке слов, изменения предлогов и т.д.) нуждаются в специальной обработке .</text:span></text:span></text:p>
        </text:list-item>
      </text:list>
      <text:p text:style-name="P90"><text:span text:style-name="apple-style-span"><text:span text:style-name="T2">Этот модуль генерируется из файла, содержащего правила, описывающие необходимые действия для каждого типа соединений. В нашем предложении, например, соединение в виде </text:span></text:span><text:span text:style-name="apple-style-span"><text:span text:style-name="T11">ˆun&lt;det&gt;&lt;ind&gt;&lt;f&gt;&lt;sg&gt;$ ˆseñal&lt;n&gt;&lt;f&gt;&lt;sg&gt;$</text:span></text:span><text:span text:style-name="apple-style-span"><text:span text:style-name="T2"> будет обнаружен в правиле артикль-существительное, который в данном случае приведёт к смене рода артикля в соответствии с родом существительного. Результатом будет:</text:span></text:span></text:p>
      <text:p text:style-name="P5"/>
      <text:p text:style-name="P56"><text:span text:style-name="apple-style-span"><text:span text:style-name="T11">ˆser&lt;vbser&gt;&lt;pri&gt;&lt;p3&gt;&lt;sg&gt;$[&lt;em&gt;]ˆun&lt;det&gt;&lt;ind&gt;&lt;m&gt;&lt;sg&gt;$</text:span></text:span></text:p>
      <text:p text:style-name="P56"><text:span text:style-name="apple-style-span"><text:span text:style-name="T10">ˆsenyal&lt;n&gt;&lt;m&gt;&lt;sg&gt;$[&lt;/em&gt;]</text:span></text:span></text:p>
      <text:p text:style-name="P22"/>
      <text:p text:style-name="P90"><text:span text:style-name="apple-style-span"><text:span text:style-name="T2">Формат файла с правилами структурного трансфера,</text:span></text:span><text:span text:style-name="apple-converted-space"><text:span text:style-name="T2"> </text:span></text:span>основанный на представленном в [5]<text:span text:style-name="apple-style-span"><text:span text:style-name="T2">, описывается в разделе 3.5.</text:span></text:span></text:p>
      <text:p text:style-name="P5"/>
      <text:list xml:id="list1366162851" text:style-name="WW8Num13">
        <text:list-item>
          <text:p text:style-name="P41"><text:span text:style-name="apple-style-span"><text:span text:style-name="T3">Морфологический генератор</text:span></text:span><text:span text:style-name="apple-style-span"><text:span text:style-name="T2">, который из лексической формы на выходном языке создаёт соответствующую изменённую (склонённую или спряжённую) поверхностную форму. Результатом для фразы из нашего примера будет:</text:span></text:span></text:p>
        </text:list-item>
      </text:list>
      <text:p text:style-name="P5"/>
      <text:p text:style-name="P55"><text:span text:style-name="apple-style-span"><text:span text:style-name="T15">es[</text:span></text:span><text:span text:style-name="apple-style-span"><text:span text:style-name="T18"> </text:span></text:span><text:span text:style-name="apple-style-span"><text:span text:style-name="T15">&lt;em&gt;]un senyal[&lt;/em&gt;]</text:span></text:span></text:p>
      <text:p text:style-name="P21"/>
      <text:p text:style-name="P55"><text:span text:style-name="apple-style-span"><text:span text:style-name="T2">Данный модуль генерируется из морфологического словаря, который подробно описан в разделе 3.1.2.</text:span></text:span></text:p>
      <text:p text:style-name="P5"/>
      <text:list xml:id="list2061486441" text:style-name="WW8Num14">
        <text:list-item>
          <text:p text:style-name="P42"><text:soft-page-break/><text:span text:style-name="apple-style-span"><text:span text:style-name="T3">Пост-генератор</text:span></text:span><text:span text:style-name="apple-style-span"><text:span text:style-name="T2">, выполняющий некоторые орфографические операции на ВыхЯ, такие как создание стяжённых форм и «апострофизация». Он <text:s text:c="2"/>генерируется из файла с правилами преобразования, формат которого очень похож на формат упомянутых выше словарей. Его формат описывается в разделе 3.1.2. В нашем примере нет необходимости в такого рода преобразованиях.</text:span></text:span></text:p>
        </text:list-item>
      </text:list>
      <text:p text:style-name="P5"/>
      <text:list xml:id="list355296327" text:continue-numbering="true" text:style-name="WW8Num14">
        <text:list-item>
          <text:p text:style-name="P42"><text:span text:style-name="apple-style-span"><text:span text:style-name="T3">Ре-форматтор</text:span></text:span><text:span text:style-name="apple-style-span"><text:span text:style-name="T2">, восстанавливающий информацию об исходном формате в переведённом тексте. Для нашего примера результатом будет правильная конвертация текста в формат HTML:</text:span></text:span></text:p>
        </text:list-item>
      </text:list>
      <text:p text:style-name="P5"/>
      <text:p text:style-name="P55"><text:span text:style-name="apple-style-span"><text:span text:style-name="T15">es &lt;em&gt;un senyal&lt;/em&gt;</text:span></text:span></text:p>
      <text:p text:style-name="P21"/>
      <text:p text:style-name="P90">Спецификация <text:span text:style-name="apple-style-span"><text:span text:style-name="T2">ре-форматтора содержится в разделе 3.6.1.</text:span></text:span></text:p>
      <text:p text:style-name="P5"/>
      <text:p text:style-name="P92"><text:span text:style-name="apple-style-span"><text:span text:style-name="T2"><text:tab/>Четыре модуля лексической обработки (морфологический анализатор, модуль лексического трансфера, морфологический генератор и пост-генератор) используют компилятор, основанный на классе </text:span></text:span><text:span text:style-name="apple-style-span"><text:span text:style-name="T3">конечных преобразователей</text:span></text:span><text:span text:style-name="apple-style-span"><text:span text:style-name="T2"> [4], в частности, на символьных преобразователях [14, 11]. <text:s/>Характеристики компилятора описаны в Разделе 3.1.3.</text:span></text:span></text:p>
      <text:p text:style-name="P30">Глава 2</text:p>
      <text:p text:style-name="P10">Спецификация формата потока данных между модулями</text:p>
      <text:p text:style-name="P23">2.1 Введение</text:p>
      <text:p text:style-name="P5"><text:span text:style-name="apple-style-span"><text:span text:style-name="T2">Формат данных, которые циркулируют между модулями модели, должен быть чётко определён, чтобы сделать обработку документов более эффективным и прозрачным. Предлагаемая конструкция модели (см. Главу 1) обусловливает необходимость использования трёх разных видов потока данных.</text:span></text:span></text:p>
      <text:p text:style-name="P92"><text:span text:style-name="apple-style-span"><text:span text:style-name="T2"><text:tab/>Формат потока данных основан на текстовом формате, что связано, среди прочего, со стремлением к ускорению диагностики возможных системных ошибок, так как текстовый формат позволяет легко манипулировать потоком для воспроизведения тестируемого явления и изменять поток, чтобы увидеть результат. Другое преимущество использования текстовых потоков заключается в возможности проверить выход каждого модуля независимо от остальных, и, следовательно, в возможности быстрого построения</text:span></text:span><text:span text:style-name="apple-converted-space"><text:span text:style-name="T2"> </text:span></text:span>прототипов<text:span text:style-name="apple-converted-space"><text:span text:style-name="T2"> </text:span></text:span><text:span text:style-name="apple-style-span"><text:span text:style-name="T2">для испытания общего быстродействия системы, точности лингвистических данных и т.п.</text:span></text:span></text:p>
      <text:p text:style-name="P5"><text:span text:style-name="apple-style-span"><text:span text:style-name="T2"><text:tab/>Разновидностями потока данных являются следующие:</text:span></text:span></text:p>
      <text:p text:style-name="P5"/>
      <text:list xml:id="list1051232018" text:style-name="WW8Num15">
        <text:list-item>
          <text:p text:style-name="P43"><text:span text:style-name="apple-style-span"><text:span text:style-name="T3">Поток данных с информацией об исходном формате</text:span></text:span><text:span text:style-name="apple-style-span"><text:span text:style-name="T2">: это текст в его первоначальном виде (формате), без каких-либо дополнительных меток: XML, ANSI-текст, RTF, HTML и т.д. Так как это изначальный формат документов, кроме названия ничего о нём не должно быть указано.</text:span></text:span></text:p>
        </text:list-item>
      </text:list>
      <text:p text:style-name="P5"/>
      <text:list xml:id="list1571280995" text:continue-numbering="true" text:style-name="WW8Num15">
        <text:list-item>
          <text:p text:style-name="P43"><text:span text:style-name="apple-style-span"><text:span text:style-name="T3">Поток данных с инкапсулированной информацией об исходном формате</text:span></text:span><text:span text:style-name="apple-style-span"><text:span text:style-name="T2">: это текст с </text:span></text:span><text:span text:style-name="apple-style-span"><text:span text:style-name="T3">супербланками</text:span></text:span><text:span text:style-name="apple-style-span"><text:span text:style-name="T3"><text:note text:id="ftn11" text:note-class="endnote"><text:note-citation>viii</text:note-citation><text:note-body><text:p text:style-name="Endnote"><text:span text:style-name="Endnote_20_Symbol">Возможно еще один пример неудачного термина. В оригинале он звучит как </text:span><text:span text:style-name="Endnote_20_Symbol"><text:span text:style-name="T46">superblank. Blank </text:span></text:span><text:span text:style-name="Endnote_20_Symbol"><text:span text:style-name="T52"><text:s text:c="2"/>означает </text:span></text:span><text:span text:style-name="Endnote_20_Symbol"><text:span text:style-name="T46">пробел.</text:span></text:span></text:p></text:note-body></text:note></text:span></text:span><text:span text:style-name="apple-style-span"><text:span text:style-name="T2">, то есть со специальными символами, которые инкапсулируют формат исходного документа (см. раздел 3.6.1); супербланки воспринимаются лингвистическими модулями как пробелы между словами (за некоторыми исключениями). Это формат потока данных, генерируемый де-форматтором и используемый ре-форматтором при создании окончательного переведённого документа.</text:span></text:span></text:p>
        </text:list-item>
      </text:list>
      <text:p text:style-name="P5"/>
      <text:list xml:id="list516314987" text:continue-numbering="true" text:style-name="WW8Num15">
        <text:list-item>
          <text:p text:style-name="P43"><text:span text:style-name="T45">Поток сегментированных данных</text:span><text:span text:style-name="apple-style-span"><text:span text:style-name="T2">: в этом формате подлежащие переводу лексические единицы делитимированы специальными </text:span></text:span><text:soft-page-break/><text:span text:style-name="apple-style-span"><text:span text:style-name="T2">символами (супербланки в таком потоке, разумеется, сохраняются). Эти символы вставляются морфологическим анализатором и удаляются морфологическим генератором, который выдаёт окончательные поверхностные формы.</text:span></text:span></text:p>
        </text:list-item>
      </text:list>
      <text:p text:style-name="P5"/>
      <text:p text:style-name="P5"><text:span text:style-name="apple-style-span"><text:span text:style-name="T2"><text:tab/>Далее мы описываем характеристики потока данных между модулями переводчика, то есть его второй и третий типы. Если говорить кратко, то это текстовый формат, отмеченный дополнительными символами, имеющими особое значение. Этот формат предназначен для переработки данных на серверах, переводящих большие объёмы текста.</text:span></text:span></text:p>
      <text:p text:style-name="P5"><text:span text:style-name="apple-style-span"><text:span text:style-name="T2"><text:tab/>Некоторые из форматов, которые модель может обрабатывать, могут содержать дополнительные блоки информации в бинарном формате – <text:s text:c="3"/>например, RTF, который может содержать растровые изображения. Для эффективной обработки такого рода документов мы разработали метод извлечения этой информации и её восстановления после перевода; см. Раздел 3.6.1 для полного описания этого метода.</text:span></text:span></text:p>
      <text:p text:style-name="P5"/>
      <text:p text:style-name="P23">2.2 Поток данных с инкапсулированной информацией об исходном формате</text:p>
      <text:p text:style-name="P92"><text:span text:style-name="T42">Поток данных с инкапсулированной информацией об исходном формате </text:span><text:span text:style-name="apple-style-span"><text:span text:style-name="T2">выдаётся де-форматтором и морфологическим генератором и является входным для морфологического анализатора, пост-генератора и ре-форматтора.</text:span></text:span></text:p>
      <text:p text:style-name="P92"><text:span text:style-name="apple-style-span"><text:span text:style-name="T2"><text:tab/>В подразделе этого раздела вы можете найти описание метода делимитирования </text:span></text:span><text:span text:style-name="apple-style-span"><text:span text:style-name="T3">супербланков</text:span></text:span><text:span text:style-name="apple-style-span"><text:span text:style-name="T2"> и </text:span></text:span><text:span text:style-name="apple-style-span"><text:span text:style-name="T3">расширенных супербланков.</text:span></text:span><text:span text:style-name="apple-style-span"><text:span text:style-name="T2"> В качестве примера мы будем использовать HTML-документ на рисунке 2.2.</text:span></text:span></text:p>
      <text:p text:style-name="P5"/>
      <text:p text:style-name="P5"><text:span text:style-name="apple-style-span"><text:span text:style-name="T10">&lt;html&gt;</text:span></text:span></text:p>
      <text:p text:style-name="P5"><text:span text:style-name="apple-style-span"><text:span text:style-name="T10"><text:tab/>&lt;head&gt;</text:span></text:span></text:p>
      <text:p text:style-name="P5"><text:span text:style-name="apple-style-span"><text:span text:style-name="T10"><text:tab/><text:tab/>&lt;title&gt;Title&lt;/title&gt;</text:span></text:span></text:p>
      <text:p text:style-name="P5"><text:span text:style-name="apple-style-span"><text:span text:style-name="T10"><text:tab/>&lt;/head&gt;</text:span></text:span></text:p>
      <text:p text:style-name="P5"><text:span text:style-name="apple-style-span"><text:span text:style-name="T10"><text:tab/>&lt;body&gt;</text:span></text:span></text:p>
      <text:p text:style-name="P5"><text:span text:style-name="apple-style-span"><text:span text:style-name="T10"><text:tab/><text:tab/>&lt;p&gt;Divided</text:span></text:span></text:p>
      <text:p text:style-name="P5"><text:span text:style-name="apple-style-span"><text:span text:style-name="T10"><text:tab/><text:tab/>sentence&lt;/p&gt;</text:span></text:span></text:p>
      <text:p text:style-name="P5"><text:soft-page-break/><text:span text:style-name="apple-style-span"><text:span text:style-name="T10"><text:tab/></text:span></text:span><text:span text:style-name="apple-style-span"><text:span text:style-name="T11">&lt;/</text:span></text:span><text:span text:style-name="apple-style-span"><text:span text:style-name="T10">body</text:span></text:span><text:span text:style-name="apple-style-span"><text:span text:style-name="T11">&gt;</text:span></text:span></text:p>
      <text:p text:style-name="P5"><text:span text:style-name="apple-style-span"><text:span text:style-name="T11">&lt;/</text:span></text:span><text:span text:style-name="apple-style-span"><text:span text:style-name="T10">html</text:span></text:span><text:span text:style-name="apple-style-span"><text:span text:style-name="T11">&gt;</text:span></text:span></text:p>
      <text:p text:style-name="P16"/>
      <text:p text:style-name="P6"><text:span text:style-name="apple-style-span"><text:span text:style-name="T2">Рисунок 2.2: Пример </text:span></text:span><text:span text:style-name="apple-style-span"><text:span text:style-name="T8">HTML</text:span></text:span><text:span text:style-name="apple-style-span"><text:span text:style-name="T2">-документа</text:span></text:span></text:p>
      <text:p text:style-name="P5"/>
      <text:p text:style-name="P5"><text:span text:style-name="apple-style-span"><text:span text:style-name="T2"><text:tab/>Структурными элементами этого вида потока данных являются следующие элементы:</text:span></text:span></text:p>
      <text:p text:style-name="P5"/>
      <text:list xml:id="list157088297" text:style-name="WW8Num16">
        <text:list-item>
          <text:p text:style-name="P44"><text:span text:style-name="apple-style-span"><text:span text:style-name="T3">Супербланки</text:span></text:span><text:span text:style-name="apple-style-span"><text:span text:style-name="T2">. Это блоки, которые содержат сегменты с информацией о формате исходного документа, при условии, что эти сегменты не очень большие.</text:span></text:span></text:p>
        </text:list-item>
        <text:list-item>
          <text:p text:style-name="P44"><text:span text:style-name="apple-style-span"><text:span text:style-name="T3">Расширенные супербланки</text:span></text:span><text:span text:style-name="apple-style-span"><text:span text:style-name="T2">. Это метки, используемые для указания внешних документов, содержащих большие сегменты с информацией о формате исходного документа.</text:span></text:span></text:p>
        </text:list-item>
        <text:list-item>
          <text:p text:style-name="P44"><text:span text:style-name="apple-style-span"><text:span text:style-name="T3">Текст.</text:span></text:span><text:span text:style-name="apple-style-span"><text:span text:style-name="T2"> Текст документа, подлежащий переводу.</text:span></text:span></text:p>
        </text:list-item>
        <text:list-item>
          <text:p text:style-name="P44"><text:span text:style-name="T45">Знаки, указывающие конец предложения</text:span><text:span text:style-name="apple-style-span"><text:span text:style-name="T3">.</text:span></text:span><text:span text:style-name="apple-style-span"><text:span text:style-name="T2"> В случае, если формат документа предполагает разделение предложений без свидетельствующих об этом знаков препинания (например, заголовки без точки в конце, или данные в ячейках таблицы), при обработке формата концы таких предложений должны указываться невидимым для пользователя <text:s/>специальным механизмом.</text:span></text:span></text:p>
        </text:list-item>
        <text:list-item>
          <text:p text:style-name="P44"><text:span text:style-name="T45">Специальная защита символов</text:span><text:span text:style-name="apple-converted-space"><text:span text:style-name="T2"> </text:span></text:span><text:span text:style-name="apple-style-span"><text:span text:style-name="T2">(</text:span></text:span><text:span text:style-name="apple-style-span"><text:span text:style-name="T3">для не-XML потока</text:span></text:span><text:span text:style-name="apple-style-span"><text:span text:style-name="T2">). Используется для символов, которые должны быть защищены во избежание конфликта с используемыми в данном формате потока данных.</text:span></text:span></text:p>
        </text:list-item>
      </text:list>
      <text:p text:style-name="P5"/>
      <text:p text:style-name="P24">2.2.1 Формат потока</text:p>
      <text:p text:style-name="P92"><text:span text:style-name="apple-style-span"><text:span text:style-name="T2">Этот формат основан на используемом в системах машинного перевода </text:span></text:span><text:span text:style-name="apple-style-span"><text:span text:style-name="T12">interNOSTRUM</text:span></text:span><text:span text:style-name="apple-style-span"><text:span text:style-name="T2"> [2, 5, 4] и </text:span></text:span><text:span text:style-name="apple-style-span"><text:span text:style-name="T12">Traductor Universia</text:span></text:span><text:span text:style-name="apple-style-span"><text:span text:style-name="T2"> [7, 17].</text:span></text:span></text:p>
      <text:p text:style-name="P5"><text:span text:style-name="apple-style-span"><text:span text:style-name="T2"><text:tab/>В этом типе потока символы </text:span></text:span><text:span text:style-name="apple-style-span"><text:span text:style-name="T29">[</text:span></text:span><text:span text:style-name="apple-style-span"><text:span text:style-name="T2"> и </text:span></text:span><text:span text:style-name="apple-style-span"><text:span text:style-name="T29">]</text:span></text:span><text:span text:style-name="apple-style-span"><text:span text:style-name="T2"> используются для указания </text:span></text:span><text:span text:style-name="apple-style-span"><text:span text:style-name="T4">супербланков</text:span></text:span><text:span text:style-name="apple-style-span"><text:span text:style-name="T2">, как это показано в следующем примере:</text:span></text:span></text:p>
      <text:p text:style-name="P5"/>
      <text:p text:style-name="P5"><text:span text:style-name="apple-style-span"><text:span text:style-name="T11">[содержимое супербланков]</text:span></text:span></text:p>
      <text:p text:style-name="P5"/>
      <text:p text:style-name="P92"><text:span text:style-name="apple-style-span"><text:span text:style-name="T2"><text:tab/>В случае </text:span></text:span><text:span text:style-name="apple-style-span"><text:span text:style-name="T4">расширенных</text:span></text:span><text:span text:style-name="apple-style-span"><text:span text:style-name="T3"> супербланков</text:span></text:span><text:span text:style-name="apple-style-span"><text:span text:style-name="T2">, имя файла определяется с </text:span></text:span><text:soft-page-break/><text:span text:style-name="apple-style-span"><text:span text:style-name="T2">помощью знака @:</text:span></text:span></text:p>
      <text:p text:style-name="P5"/>
      <text:p text:style-name="P5"><text:span text:style-name="apple-style-span"><text:span text:style-name="T11">[@имя файла]</text:span></text:span></text:p>
      <text:p text:style-name="P16"/>
      <text:p text:style-name="P92"><text:span text:style-name="apple-style-span"><text:span text:style-name="T3"><text:tab/>Текст, </text:span></text:span><text:span text:style-name="apple-style-span"><text:span text:style-name="T2">подлежащий переводу, находится вне супербланк-меток.</text:span></text:span></text:p>
      <text:p text:style-name="P92"><text:span text:style-name="T45"><text:tab/>Знаки, указывающие конец предложения,</text:span><text:span text:style-name="apple-style-span"><text:span text:style-name="T33"> имеют вид</text:span></text:span><text:span text:style-name="apple-style-span"><text:span text:style-name="T2"> точки с пустым супербланком сразу после неё:</text:span></text:span></text:p>
      <text:p text:style-name="P5"><text:span text:style-name="apple-style-span"><text:span text:style-name="T11">.[]</text:span></text:span></text:p>
      <text:p text:style-name="P5"/>
      <text:p text:style-name="P92"><text:span text:style-name="apple-style-span"><text:span text:style-name="T2"><text:tab/>В следующей таблице показаны </text:span></text:span><text:span text:style-name="apple-style-span"><text:span text:style-name="T12">защищённые символы:</text:span></text:span></text:p>
      <text:p text:style-name="P9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Символ</text:p>
          </table:table-cell>
          <table:table-cell table:style-name="Table1.A1" office:value-type="string">
            <text:p text:style-name="P2">Защищённая форма</text:p>
          </table:table-cell>
          <table:table-cell table:style-name="Table1.C1" office:value-type="string">
            <text:p text:style-name="P2">Значение</text:p>
          </table:table-cell>
        </table:table-row>
        <table:table-row table:style-name="Table1.1">
          <table:table-cell table:style-name="Table1.A2" office:value-type="string">
            <text:p text:style-name="P2">@</text:p>
            <text:p text:style-name="P1">/</text:p>
            <text:p text:style-name="P1">\</text:p>
            <text:p text:style-name="P1">ˆ</text:p>
            <text:p text:style-name="P1">[</text:p>
            <text:p text:style-name="P1">]</text:p>
            <text:p text:style-name="P1">$</text:p>
            <text:p text:style-name="P1">&gt;</text:p>
            <text:p text:style-name="P1">&lt;</text:p>
          </table:table-cell>
          <table:table-cell table:style-name="Table1.A2" office:value-type="string">
            <text:p text:style-name="P2">\@</text:p>
            <text:p text:style-name="P1">\/</text:p>
            <text:p text:style-name="P1">\\</text:p>
            <text:p text:style-name="P1">\ˆ</text:p>
            <text:p text:style-name="P1">\[</text:p>
            <text:p text:style-name="P1">\]</text:p>
            <text:p text:style-name="P1">\$</text:p>
            <text:p text:style-name="P1">\&gt;</text:p>
            <text:p text:style-name="P1">\&lt;</text:p>
          </table:table-cell>
          <table:table-cell table:style-name="Table1.C2" office:value-type="string">
            <text:p text:style-name="P2">Внешний супербланк</text:p>
            <text:p text:style-name="P1">Разделитель ПФ от ЛФ</text:p>
            <text:p text:style-name="P1">Защищающий символ</text:p>
            <text:p text:style-name="P1">Начало ЛФ</text:p>
            <text:p text:style-name="P1">Начало пробела</text:p>
            <text:p text:style-name="P1">Коней пробела</text:p>
            <text:p text:style-name="P1">Конец ЛФ</text:p>
            <text:p text:style-name="P1">Начало морфологического символа</text:p>
            <text:p text:style-name="P1">Конец морфологического символа</text:p>
          </table:table-cell>
        </table:table-row>
      </table:table>
      <text:p text:style-name="P5"/>
      <text:p text:style-name="P5"><text:span text:style-name="apple-style-span"><text:span text:style-name="T2"><text:tab/>Рисунок 2.3 показывает документ из рисунка 2.2 после инкапсуляции формата:</text:span></text:span></text:p>
      <text:p text:style-name="P5"/>
      <text:p text:style-name="P5"><text:span text:style-name="apple-style-span"><text:span text:style-name="T10">[&lt;html&gt;</text:span></text:span></text:p>
      <text:p text:style-name="P5"><text:span text:style-name="apple-style-span"><text:span text:style-name="T10"><text:tab/>&lt;head&gt;</text:span></text:span></text:p>
      <text:p text:style-name="P5"><text:span text:style-name="apple-style-span"><text:span text:style-name="T10"><text:tab/><text:tab/>&lt;title&gt;]Title.[][&lt;/title&gt;</text:span></text:span></text:p>
      <text:p text:style-name="P5"><text:span text:style-name="apple-style-span"><text:span text:style-name="T10"><text:tab/>&lt;/head&gt;</text:span></text:span></text:p>
      <text:p text:style-name="P5"><text:span text:style-name="apple-style-span"><text:span text:style-name="T10"><text:tab/>&lt;body&gt;</text:span></text:span></text:p>
      <text:p text:style-name="P5"><text:span text:style-name="apple-style-span"><text:span text:style-name="T10"><text:tab/><text:tab/>&lt;p&gt;]Divided[</text:span></text:span></text:p>
      <text:p text:style-name="P5"><text:span text:style-name="apple-style-span"><text:span text:style-name="T10"><text:tab/><text:tab/>]sentence.[][&lt;/p&gt;</text:span></text:span></text:p>
      <text:p text:style-name="P5"><text:span text:style-name="apple-style-span"><text:span text:style-name="T10"><text:tab/></text:span></text:span><text:span text:style-name="apple-style-span"><text:span text:style-name="T11">&lt;/</text:span></text:span><text:span text:style-name="apple-style-span"><text:span text:style-name="T10">body</text:span></text:span><text:span text:style-name="apple-style-span"><text:span text:style-name="T11">&gt;</text:span></text:span></text:p>
      <text:p text:style-name="P5"><text:span text:style-name="apple-style-span"><text:span text:style-name="T11">&lt;</text:span></text:span><text:span text:style-name="apple-style-span"><text:span text:style-name="T10">html</text:span></text:span><text:span text:style-name="apple-style-span"><text:span text:style-name="T11">&gt;]</text:span></text:span></text:p>
      <text:p text:style-name="P5"><text:soft-page-break/></text:p>
      <text:p text:style-name="P6"><text:span text:style-name="apple-style-span"><text:span text:style-name="T2">Рисунок 2.3: Документ из рисунка 2.2 после инкапсуляции формата с помощью квадратных скобок</text:span></text:span></text:p>
      <text:p text:style-name="P5"/>
      <text:p text:style-name="P23">2.3 Сегментированный поток данных</text:p>
      <text:p text:style-name="P92">Сегментированный поток данных – это поток, который циркулирует между модулями, оперирующими лингвистической информацией в модели перевода. В этом потоке слова делимитированы и маркированы. Существуют две разновидности сегментированного потока <text:s/>данных:</text:p>
      <text:p text:style-name="P92"/>
      <text:list xml:id="list1820063328" text:style-name="WW8Num17">
        <text:list-item>
          <text:p text:style-name="P45"><text:span text:style-name="T45">Неоднозначно сегментированный поток</text:span>. Его основная особенность заключается в том, поверхностным формам могут быть сопоставлены несколько лексических форм (другими словами, слова в данном потоке имеют вид поверхностных форм с сопоставленными им лексическими мультиформами). В виде такого потока морфологический анализатор обеспечивает ввод данных в частеречный тэггер (см. диаграмму 3.2 на стр. 57 для детального описания неоднозначно сегментированного потока).</text:p>
        </text:list-item>
        <text:list-item>
          <text:p text:style-name="P45"><text:span text:style-name="T45">Однозначно сегментированный поток</text:span>. Он содержит только одну лексическую форму для каждого слова и не содержит поверхностные формы. Это формат, в котором данные переходят от частеречного тэггера к модулю трансфера, и от этого модуля далее к морфологическому генератору (см. схему 3.3 на стр. 63 с детальным описанием формата однозначно сегментированного потока).</text:p>
        </text:list-item>
      </text:list>
      <text:p text:style-name="P92"/>
      <text:p text:style-name="P92"><text:tab/>Помимо информации, уже отмеченной в потоке данных с инкапсулированной информацией о формате исходного документа, новый поток должен позволять маркировать следующую информацию:</text:p>
      <text:p text:style-name="P92"/>
      <text:list xml:id="list2122386474" text:style-name="WW8Num18">
        <text:list-item>
          <text:p text:style-name="P46"><text:span text:style-name="T45">Лексические единицы</text:span>. Лексическая единица состоит из поверхностных форм (в случае неоднозначно сегментированного потока) и одной или несколько лексических форм (разные возможные анализы данной поверхностной формы) с их грамматическими символами.</text:p>
        </text:list-item>
        <text:list-item>
          <text:p text:style-name="P46"><text:span text:style-name="apple-style-span"><text:span text:style-name="T3">Поверхностные формы (в неоднозначно сегментированном потоке)</text:span></text:span><text:span text:style-name="apple-style-span"><text:span text:style-name="T2">. </text:span></text:span><text:soft-page-break/><text:span text:style-name="apple-style-span"><text:span text:style-name="T2">Слова, в той форме, в какой они выглядят в первоначальном тексте.</text:span></text:span></text:p>
        </text:list-item>
        <text:list-item>
          <text:p text:style-name="P46"><text:span text:style-name="apple-style-span"><text:span text:style-name="T3">Лексические формы.</text:span></text:span><text:span text:style-name="apple-style-span"><text:span text:style-name="T2"> Лемма слова и его грамматические символы.</text:span></text:span></text:p>
        </text:list-item>
        <text:list-item>
          <text:p text:style-name="P46"><text:span text:style-name="apple-style-span"><text:span text:style-name="T3">Грамматические символы</text:span></text:span><text:span text:style-name="apple-style-span"><text:span text:style-name="T2">. Они описывают морфологические и грамматические атрибуты поверхностных форм.</text:span></text:span></text:p>
        </text:list-item>
      </text:list>
      <text:p text:style-name="P92"><text:span text:style-name="apple-style-span"><text:span text:style-name="T2"><text:tab/>Символ </text:span></text:span><text:span text:style-name="apple-style-span"><text:span text:style-name="T11">’ˆ’</text:span></text:span><text:span text:style-name="apple-style-span"><text:span text:style-name="T2"> (указывает начало слова) и символ </text:span></text:span><text:span text:style-name="apple-style-span"><text:span text:style-name="T11">'$'</text:span></text:span><text:span text:style-name="apple-style-span"><text:span text:style-name="T2"> (указывает конец слова) используются для делитимирования </text:span></text:span><text:span text:style-name="apple-style-span"><text:span text:style-name="T3">слов</text:span></text:span><text:span text:style-name="apple-style-span"><text:span text:style-name="T2">:</text:span></text:span></text:p>
      <text:p text:style-name="P5"/>
      <text:p text:style-name="P55"><text:span text:style-name="apple-style-span"><text:span text:style-name="T10">ˆслово$</text:span></text:span></text:p>
      <text:p text:style-name="P13"/>
      <text:p text:style-name="P5"><text:span text:style-name="apple-style-span"><text:span text:style-name="T23">[&lt;html&gt;</text:span></text:span></text:p>
      <text:p text:style-name="P5"><text:span text:style-name="apple-style-span"><text:span text:style-name="T23"><text:tab/>&lt;head&gt;</text:span></text:span></text:p>
      <text:p text:style-name="P5"><text:span text:style-name="apple-style-span"><text:span text:style-name="T23"><text:tab/><text:tab/>&lt;title&gt;]ˆTitle/Title&lt;n&gt;&lt;m&gt;&lt;sg&gt;$ˆ./.&lt;sent&gt;$[][&lt;/title&gt;</text:span></text:span></text:p>
      <text:p text:style-name="P5"><text:span text:style-name="apple-style-span"><text:span text:style-name="T23"><text:tab/>&lt;/head&gt;</text:span></text:span></text:p>
      <text:p text:style-name="P5"><text:span text:style-name="apple-style-span"><text:span text:style-name="T23"><text:tab/>&lt;body&gt;</text:span></text:span></text:p>
      <text:p text:style-name="P5"><text:span text:style-name="apple-style-span"><text:span text:style-name="T23"><text:tab/><text:tab/>&lt;p&gt;]ˆDivided/Divide&lt;vblex&gt;&lt;pp&gt;/Divided&lt;vblex&gt;&lt;past&gt;$[</text:span></text:span></text:p>
      <text:p text:style-name="P5"><text:span text:style-name="apple-style-span"><text:span text:style-name="T23"><text:tab/><text:tab/>]ˆsentence/sentence&lt;n&gt;&lt;sg&gt;/sentence&lt;vblex&gt;&lt;inf&gt;$ˆ./.</text:span></text:span></text:p>
      <text:p text:style-name="P5"><text:span text:style-name="apple-style-span"><text:span text:style-name="T25">&lt;</text:span></text:span><text:span text:style-name="apple-style-span"><text:span text:style-name="T23">sent</text:span></text:span><text:span text:style-name="apple-style-span"><text:span text:style-name="T25">&gt;$[][&lt;/</text:span></text:span><text:span text:style-name="apple-style-span"><text:span text:style-name="T23">p</text:span></text:span><text:span text:style-name="apple-style-span"><text:span text:style-name="T25">&gt;</text:span></text:span></text:p>
      <text:p text:style-name="P5"><text:span text:style-name="apple-style-span"><text:span text:style-name="T25"><text:tab/>&lt;/</text:span></text:span><text:span text:style-name="apple-style-span"><text:span text:style-name="T23">body</text:span></text:span><text:span text:style-name="apple-style-span"><text:span text:style-name="T25">&gt;</text:span></text:span></text:p>
      <text:p text:style-name="P5"><text:span text:style-name="apple-style-span"><text:span text:style-name="T25">&lt;</text:span></text:span><text:span text:style-name="apple-style-span"><text:span text:style-name="T23">html</text:span></text:span><text:span text:style-name="apple-style-span"><text:span text:style-name="T25">&gt;]</text:span></text:span></text:p>
      <text:p text:style-name="P5"/>
      <text:p text:style-name="P6"><text:span text:style-name="apple-style-span"><text:span text:style-name="T2">Рисунок 2.4: Пример сегментированного потока с инкапсуляцией формата (не-</text:span></text:span><text:span text:style-name="apple-style-span"><text:span text:style-name="T8">XML</text:span></text:span><text:span text:style-name="apple-style-span"><text:span text:style-name="T2"> формат), соответствующего </text:span></text:span><text:span text:style-name="apple-style-span"><text:span text:style-name="T8">HTML</text:span></text:span><text:span text:style-name="apple-style-span"><text:span text:style-name="T2">-документу из рисунка 2.2.</text:span></text:span></text:p>
      <text:p text:style-name="P5"/>
      <text:p text:style-name="P92"><text:span text:style-name="apple-style-span"><text:span text:style-name="T2"><text:tab/>Чтобы отделить </text:span></text:span><text:span text:style-name="apple-style-span"><text:span text:style-name="T3">поверхностную форму</text:span></text:span><text:span text:style-name="apple-style-span"><text:span text:style-name="T2"> от последующих </text:span></text:span><text:span text:style-name="apple-style-span"><text:span text:style-name="T3">лексических форм</text:span></text:span><text:span text:style-name="apple-style-span"><text:span text:style-name="T2"> используется символ </text:span></text:span><text:span text:style-name="apple-style-span"><text:span text:style-name="T30">/</text:span></text:span><text:span text:style-name="apple-style-span"><text:span text:style-name="T2">. Этот сепаратор имеет смысл только в неоднозначно сегментированном потоке, так как в однозначно сегментированном потоке даётся только одна лексическая форма. Он используется следующим образом:</text:span></text:span></text:p>
      <text:p text:style-name="P5"/>
      <text:p text:style-name="P5"><text:span text:style-name="apple-style-span"><text:span text:style-name="T11">ˆповерхностная форма/лексическая форма 1/...$</text:span></text:span></text:p>
      <text:p text:style-name="P5"/>
      <text:p text:style-name="P5"><text:span text:style-name="apple-style-span"><text:span text:style-name="T2"><text:tab/>Лексические формы могут включать в себя символы (обычно расположенные в конце), как показано в примере на рис 2.4.</text:span></text:span></text:p>
      <text:p text:style-name="P5"/>
      <text:p text:style-name="P30">Глава 3</text:p>
      <text:p text:style-name="P23">3.1 Модули лексической обработки</text:p>
      <text:p text:style-name="P24">3.1.1 Общее описание модулей</text:p>
      <text:p text:style-name="Standard"/>
      <text:p text:style-name="Standard"><text:span text:style-name="apple-style-span"><text:span text:style-name="T2">Одним из наиболее эффективных подходов лексической обработки является основанный на использовании конечных преобразователей (КП) [10, 15]. КП являются разновидностью конечных автоматов, которые могут быть использованы как однократные морфологические анализаторы и генераторы и могут выполняться очень эффективно. В рамках этого проекта мы использовали класс КП, называемых символьными преобразователями[15, 6, 4]; на самом деле, любой конечный преобразователь всегда может быть превращён в символьный преобразователь. Гарридо и его коллеги в [4, 6] дают формальное описание символьных преобразователей, используемых в этом проекте; если говорить кратко, то символьный преобразователь является абстрактной машиной, состоящей из:</text:span></text:span></text:p>
      <text:p text:style-name="Standard"/>
      <text:list xml:id="list1055960549" text:style-name="WW8Num19">
        <text:list-item>
          <text:p text:style-name="P47"><text:span text:style-name="apple-style-span"><text:span text:style-name="T2">(Конечного) множества состояний, то есть ситуаций, в которых преобразователь может пребывать во время чтения, слева направо, входных букв или символов. Из множества состояний можно выделить:</text:span></text:span></text:p>
        </text:list-item>
      </text:list>
      <text:p text:style-name="P92"/>
      <text:p text:style-name="P55"><text:span text:style-name="apple-style-span"><text:span text:style-name="T2">(а) единственное </text:span></text:span>начальное состояние<text:span text:style-name="apple-style-span"><text:span text:style-name="T2">: это состояние, в котором преобразователь пребывает перед обработкой первой входной буквы или первого символа.</text:span></text:span></text:p>
      <text:p text:style-name="P5"/>
      <text:p text:style-name="P90"><text:span text:style-name="apple-style-span"><text:span text:style-name="T2">(б) один или несколько допускающих состояний, в которых преобразователь может находиться только после полного чтения</text:span></text:span><text:span text:style-name="apple-converted-space"><text:span text:style-name="T2"> </text:span></text:span><text:span text:style-name="apple-style-span"><text:span text:style-name="T2">действительного</text:span></text:span><text:span text:style-name="apple-converted-space"><text:span text:style-name="T2"> </text:span></text:span><text:span text:style-name="apple-style-span"><text:span text:style-name="T2">содержимого и, следовательно, которые используются для выявления</text:span></text:span><text:span text:style-name="apple-converted-space"><text:span text:style-name="T2"> </text:span></text:span><text:span text:style-name="apple-style-span"><text:span text:style-name="T2">действительных слов.</text:span></text:span></text:p>
      <text:p text:style-name="P92"/>
      <text:list xml:id="list765804340" text:continue-numbering="true" text:style-name="WW8Num19">
        <text:list-item>
          <text:p text:style-name="P98">Множества (также конечного) переходов, состоящего из:</text:p>
        </text:list-item>
      </text:list>
      <text:p text:style-name="P92"><text:tab/>(а) исходного состояния</text:p>
      <text:p text:style-name="P92"><text:tab/>(б) целевого состояния</text:p>
      <text:p text:style-name="P92"><text:tab/>(в) входной буквы или символа</text:p>
      <text:p text:style-name="P92"><text:tab/>(г) выходной буквы или символа</text:p>
      <text:p text:style-name="Standard"><text:soft-page-break/></text:p>
      <text:p text:style-name="Standard"><text:span text:style-name="apple-style-span"><text:span text:style-name="T2">Чтобы сделать возможным, что вход и выход имеют различную длину в любой момент времени, допускаются ситуации, что нет входного символа, что нет выходного символа или что нет ни входного, ни выходного символов. Как правило, этот случай представлен специальным символом (пустым символом).</text:span></text:span></text:p>
      <text:p text:style-name="Standard"/>
      <text:p text:style-name="Стиль_20__28_латиница_29__20_Arial_20_По_20_ширине_20_Междустр.интервал_3a__20__20_полуторный"><text:span text:style-name="apple-style-span"><text:span text:style-name="T2">Каждый раз, когда преобразователь считывает входной символ, он создает список </text:span></text:span><text:span text:style-name="T45">живых </text:span><text:span text:style-name="apple-style-span"><text:span text:style-name="T2">или </text:span></text:span><text:span text:style-name="apple-style-span"><text:span text:style-name="T3">активных</text:span></text:span><text:span text:style-name="apple-style-span"><text:span text:style-name="T2"> состояний, каждое из которых имеет соответствующий выход (последовательность символов). Порядок работы преобразователя различен для разных операций лексической обработки. Например, при морфологическом анализе преобразователь пытается читать наиболее длинное содержимое распознанное в словаре (режим "слева направо", "длиннейший совпадающий").</text:span></text:span></text:p>
      <text:p text:style-name="Standard"/>
      <text:list xml:id="list95777652" text:style-name="WW8Num20">
        <text:list-item>
          <text:p text:style-name="P48"><text:span text:style-name="apple-style-span"><text:span text:style-name="T2">Начало: множество живых состояний дано в виде единственного живого состояния: начального состояния, с пустым словом ("") в качестве вывода, соотнесённого с этим (начальным) состоянием.</text:span></text:span></text:p>
        </text:list-item>
        <text:list-item>
          <text:p text:style-name="P48"><text:span text:style-name="apple-style-span"><text:span text:style-name="T2">Когда от одного из состояний в текущем множестве живых состояний можно достичь другие состояния через переходы, не имеющие входные символы, эти состояния добавляются к множеству живых состояний и соотносятся (ассоциируются) с выходом, полученным при расширении выходных состояний символом, найденным в соответствующем переходе. Это увеличение множества живых состояний продолжается до тех пор, пока не возможно добавить новые состояния.</text:span></text:span></text:p>
        </text:list-item>
        <text:list-item>
          <text:p text:style-name="P48"><text:span text:style-name="apple-style-span"><text:span text:style-name="T2">Читается (считывается) символ входного слова.</text:span></text:span></text:p>
        </text:list-item>
        <text:list-item>
          <text:p text:style-name="P48"><text:span text:style-name="apple-style-span"><text:span text:style-name="T2">Создаётся новое множество живых состояний, созданное из состояний, полученных путём переходов, имеющих этот символ в качестве входного символа. Эти состояния ассоциируются с выходами, расширенными соответствующими выходными символами, найденными в переходах.</text:span></text:span></text:p>
        </text:list-item>
        <text:list-item>
          <text:p text:style-name="P48"><text:span text:style-name="apple-style-span"><text:span text:style-name="T2">Если текущее множество состояний содержит хотя бы одно живое состояние (ветку), процесс возвращается (перенаправляется) на шаг 2.</text:span></text:span></text:p>
        </text:list-item>
        <text:list-item>
          <text:p text:style-name="P48">Цикл продолжается до тех пор<text:span text:style-name="apple-style-span"><text:span text:style-name="T2">, пока не будет найдено состояние, содержащее только допускающие состояния. Результатом морфологического анализа будут выходы, соответствующие этим состояниям.</text:span></text:span> Позиция чтения <text:span text:style-name="apple-style-span"><text:span text:style-name="T33">устанавливается сразу после этого </text:span></text:span><text:soft-page-break/><text:span text:style-name="apple-style-span"><text:span text:style-name="T33">множества (</text:span></text:span><text:span text:style-name="apple-style-span"><text:span text:style-name="T2">чтобы оно могло быть обработано преобразователем при следующем проходе.</text:span></text:span></text:p>
        </text:list-item>
      </text:list>
      <text:p text:style-name="Стиль_20__28_латиница_29__20_Arial_20_По_20_ширине_20_Междустр.интервал_3a__20__20_полуторный"/>
      <text:p text:style-name="Стиль_20__28_латиница_29__20_Arial_20_По_20_ширине_20_Междустр.интервал_3a__20__20_полуторный"><text:span text:style-name="apple-style-span"><text:span text:style-name="T2">Не все допускающие состояния имеют одинаковые характеристики, и это обстоятельство добавляет больше условий в процесс</text:span></text:span><text:span text:style-name="apple-converted-space"><text:span text:style-name="T2"> </text:span></text:span>допускания<text:span text:style-name="apple-style-span"><text:span text:style-name="T2"> (чтобы иметь возможность обрабатывать неизвестные слова, или слова, образующие сочетания, как это будет пояснено ниже).</text:span></text:span></text:p>
      <text:p text:style-name="Стиль_20__28_латиница_29__20_Arial_20_По_20_ширине_20_Междустр.интервал_3a__20__20_полуторный"><text:span text:style-name="apple-style-span"><text:span text:style-name="T2">Преобразователь читает входное слово в среднем только один раз, справа налево и символ за символом, и сохраняет предварительный перечень возможных частичных выходов, который обновляется и отсекается по мере считывания ввода. Когда символьные-преобразователи используются как морфологические анализаторы или лемматизаторы, они читают поверхностные формы и выдают лексическую форму (формы). В этом случае, входные символы есть буквы поверхностной формы, а выходные символы - буквами, необходимые для записи лемм, а также буквы и специальные символы, необходимые для представления результатов морфологического анализа, такие как, например, </text:span></text:span><text:span text:style-name="apple-style-span"><text:span text:style-name="T11">&lt;n&gt;, &lt;f&gt;, &lt;2p&gt;</text:span></text:span><text:span text:style-name="apple-style-span"><text:span text:style-name="T2"> и т.д.</text:span></text:span></text:p>
      <text:p text:style-name="Стиль_20__28_латиница_29__20_Arial_20_По_20_ширине_20_Междустр.интервал_3a__20__20_полуторный"/>
      <text:p text:style-name="Стиль_20__28_латиница_29__20_Arial_20_По_20_ширине_20_Междустр.интервал_3a__20__20_полуторный"><text:span text:style-name="apple-style-span"><text:span text:style-name="T2">Преобразователи работают примерно таким же образом и в других задачах по лексической обработке.</text:span></text:span></text:p>
      <text:p text:style-name="Стиль_20__28_латиница_29__20_Arial_20_По_20_ширине_20_Междустр.интервал_3a__20__20_полуторный"/>
      <text:p text:style-name="P7">3.1.1.1 Обработка регистров букв в словарях</text:p>
      <text:p text:style-name="P92"><text:span text:style-name="apple-style-span"><text:span text:style-name="T2">Одно и то же входное слово в модуле лексической обработки может быть записано в буквах разных регистров. Наиболее частыми являются случаи:</text:span></text:span></text:p>
      <text:p text:style-name="Стиль_20__28_латиница_29__20_Arial_20_По_20_ширине_20_Междустр.интервал_3a__20__20_полуторный"/>
      <text:list xml:id="list1513862131" text:style-name="WW8Num21">
        <text:list-item>
          <text:p text:style-name="P99"><text:span text:style-name="apple-style-span"><text:span text:style-name="T2">Слово целиком в нижнем регистре.</text:span></text:span></text:p>
        </text:list-item>
        <text:list-item>
          <text:p text:style-name="P99"><text:span text:style-name="apple-style-span"><text:span text:style-name="T2">Слово целиком в верхнем регистре.</text:span></text:span></text:p>
        </text:list-item>
        <text:list-item>
          <text:p text:style-name="P99"><text:span text:style-name="apple-style-span"><text:span text:style-name="T2">Первая буква – прописная, остальные – в нижнем регистре (типичный случай для имён собственных).</text:span></text:span></text:p>
        </text:list-item>
      </text:list>
      <text:p text:style-name="Стиль_20__28_латиница_29__20_Arial_20_По_20_ширине_20_Междустр.интервал_3a__20__20_полуторный"/>
      <text:p text:style-name="Стиль_20__28_латиница_29__20_Arial_20_По_20_ширине_20_Междустр.интервал_3a__20__20_полуторный"><text:span text:style-name="apple-style-span"><text:span text:style-name="T2">Переводы в словаре также могут быть даны в этих трёх формах. Форма записи слова в словаре используется для отбрасывания (нескольких) возможных анализов этого слова, согласно следующим правилам:</text:span></text:span></text:p>
      <text:p text:style-name="Стиль_20__28_латиница_29__20_Arial_20_По_20_ширине_20_Междустр.интервал_3a__20__20_полуторный"/>
      <text:list xml:id="list1423261072" text:style-name="WW8Num22">
        <text:list-item>
          <text:p text:style-name="P49"><text:soft-page-break/><text:span text:style-name="apple-style-span"><text:span text:style-name="T2">Если входная буква в верхнем регистре, а в текущем состоянии анализа ей соответствует переходы на букву в нижнем, эти переводы делаются.</text:span></text:span></text:p>
        </text:list-item>
        <text:list-item>
          <text:p text:style-name="P49"><text:span text:style-name="apple-style-span"><text:span text:style-name="T2">Если входная буква в нижнем регистре, а в текущем состоянии нет соответствующих переходов на букву в нижнем регистре, то перевод не делается.</text:span></text:span></text:p>
        </text:list-item>
      </text:list>
      <text:p text:style-name="Стиль_20__28_латиница_29__20_Arial_20_По_20_ширине_20_Междустр.интервал_3a__20__20_полуторный"/>
      <text:p text:style-name="Стиль_20__28_латиница_29__20_Arial_20_По_20_ширине_20_Междустр.интервал_3a__20__20_полуторный"><text:span text:style-name="apple-style-span"><text:span text:style-name="T2">Благодаря этой политике, поверхностная форма НЕ с прописной буквы не может быть проанализирована как имя собственное.</text:span></text:span></text:p>
      <text:p text:style-name="Стиль_20__28_латиница_29__20_Arial_20_По_20_ширине_20_Междустр.интервал_3a__20__20_полуторный"/>
      <text:p text:style-name="Стиль_20__28_латиница_29__20_Arial_20_По_20_ширине_20_Междустр.интервал_3a__20__20_полуторный"><text:span text:style-name="apple-style-span"><text:span text:style-name="T2">Регистр слова сохраняется в выводе транслятора, если не указано обратное. Регистр может быть изменён в модуле структурного трансфера; эта функция полезна, например, когда имеет место быть перестановка слов или когда есть слово, добавленное в начало предложения перед словом с прописной буквы. Например, в переводе каталанской фразы </text:span></text:span><text:span text:style-name="apple-style-span"><text:span text:style-name="T4">Vindran </text:span></text:span><text:span text:style-name="apple-style-span"><text:span text:style-name="T2">на английский: </text:span></text:span><text:span text:style-name="apple-style-span"><text:span text:style-name="T3">They will come</text:span></text:span><text:span text:style-name="apple-style-span"><text:span text:style-name="T2">.</text:span></text:span></text:p>
      <text:p text:style-name="P58"/>
      <text:p text:style-name="P24">3.1.2 Формат данных: словари</text:p>
      <text:p text:style-name="P7">3.1.2.1 Основные критерии к конструкции словарей</text:p>
      <text:p text:style-name="P92"><text:span text:style-name="apple-style-span"><text:span text:style-name="T2">Опыт, накопленный Transducens group at the Universitat d'Alacant в создании систем машинного перевода романских языков (</text:span></text:span><text:span text:style-name="apple-style-span"><text:span text:style-name="T11">es</text:span></text:span><text:span text:style-name="apple-style-span"><text:span text:style-name="T2">, </text:span></text:span><text:span text:style-name="apple-style-span"><text:span text:style-name="T11">ca</text:span></text:span><text:span text:style-name="apple-style-span"><text:span text:style-name="T2"> и </text:span></text:span><text:span text:style-name="apple-style-span"><text:span text:style-name="T11">pt</text:span></text:span><text:span text:style-name="apple-style-span"><text:span text:style-name="T2">), уже богатый и доступный общественности, определил основные характеристики всей системы машинного перевода</text:span></text:span><text:span text:style-name="apple-converted-space"><text:span text:style-name="T2"> </text:span></text:span>с синтаксическим трансфером<text:span text:style-name="apple-style-span"><text:span text:style-name="T2">, описываемой в этом документе, как и её применение для романских языков Испании (</text:span></text:span><text:span text:style-name="apple-style-span"><text:span text:style-name="T11">es, ca</text:span></text:span><text:span text:style-name="apple-style-span"><text:span text:style-name="T2"> и </text:span></text:span><text:span text:style-name="apple-style-span"><text:span text:style-name="T11">gl</text:span></text:span><text:span text:style-name="apple-style-span"><text:span text:style-name="T2">). В некотором смысле можно сказать, что в данном проекте работа заключалась в адаптации (перезаписи в стандартном и интероперабельном формате) спецификаций и программ, используемых в уже существующих проектах.</text:span></text:span></text:p>
      <text:p text:style-name="Standard"><text:span text:style-name="apple-style-span"><text:span text:style-name="T2">В частности, разработка словарей была основана на архитектуре, которая претендует на разграничение, насколько это возможно, языка оригинала от целевого языка, даже при понимании того, что эти словари являются ориентированными на перевод, и, таким образом, не целесообразно разрабатывать их полностью отдельно. Выбранный формат используется для спецификации как морфологических словарей (одноязычных), так и двуязычных.</text:span></text:span></text:p>
      <text:p text:style-name="Стиль_20__28_латиница_29__20_Arial_20_По_20_ширине_20_Междустр.интервал_3a__20__20_полуторный"><text:span text:style-name="apple-style-span"><text:span text:style-name="T2">Форматом словарей, как и остальных лингвистических данных (</text:span></text:span><text:span text:style-name="apple-style-span"><text:span text:style-name="T33">файла </text:span></text:span><text:soft-page-break/><text:span text:style-name="apple-style-span"><text:span text:style-name="T33">определений част речного</text:span></text:span><text:span text:style-name="apple-converted-space"><text:span text:style-name="T2"> тэггера </text:span></text:span><text:span text:style-name="apple-style-span"><text:span text:style-name="T2">и файла с правилами структурного трансфера) является XML</text:span></text:span><text:span text:style-name="apple-style-span"><text:span text:style-name="T2"><text:note text:id="ftn12" text:note-class="footnote"><text:note-citation text:label="1">1</text:note-citation><text:note-body><text:p text:style-name="Footnote">http://www.w3.org/XML/</text:p></text:note-body></text:note></text:span></text:span><text:span text:style-name="apple-style-span"><text:span text:style-name="T2">, международный стандарт, используемый во многих проектах по обработке естественного языка, который, благодаря наличию многих утилит и библиотек, становится очень мощным инструментом для представления языковых данных и обмена ими (см. статью [8]).</text:span></text:span></text:p>
      <text:p text:style-name="Стиль_20__28_латиница_29__20_Arial_20_По_20_ширине_20_Междустр.интервал_3a__20__20_полуторный"><text:span text:style-name="apple-style-span"><text:span text:style-name="T2">Словари спроектированы таким образом, что они могут быть скомпилированы, по соображениям эффективности, в </text:span></text:span><text:span text:style-name="apple-style-span"><text:span text:style-name="T34">символьные </text:span></text:span><text:span text:style-name="apple-style-span"><text:span text:style-name="T3">преобразовател</text:span></text:span><text:span text:style-name="apple-style-span"><text:span text:style-name="T34">и</text:span></text:span><text:span text:style-name="apple-style-span"><text:span text:style-name="T2">,. За более подробной информацией о символьных преобразователях как о частных случаях конечных преобразователей, см. раздел 3.1.1 или статью [6].</text:span></text:span></text:p>
      <text:p text:style-name="Стиль_20__28_латиница_29__20_Arial_20_По_20_ширине_20_Междустр.интервал_3a__20__20_полуторный"><text:span text:style-name="apple-style-span"><text:span text:style-name="T2">Символьные преобразователи, которые сгенерированы из словарей системы (морфологических, двуязычных и словарей</text:span></text:span><text:span text:style-name="apple-converted-space"><text:span text:style-name="T2"> </text:span></text:span>пост-генерирования<text:span text:style-name="apple-style-span"><text:span text:style-name="T2">) обрабатывают входные символьные строки для получения выходных строк. В соответствии с этим, словари составлены из статей, состоящих из пар строк, которые соответствуют входам и выходам преобразователя.</text:span></text:span></text:p>
      <text:p text:style-name="Стиль_20__28_латиница_29__20_Arial_20_По_20_ширине_20_Междустр.интервал_3a__20__20_полуторный"><text:span text:style-name="apple-style-span"><text:span text:style-name="T2">Мощным инструментом в этих словарях является определение и использование </text:span></text:span><text:span text:style-name="apple-style-span"><text:span text:style-name="T3">парадигм</text:span></text:span><text:span text:style-name="apple-style-span"><text:span text:style-name="T2">. Так как в романских языках при словоизменении <text:s/>сохраняется бóльшая часть леммы (т.е. в словоизменении наблюдается определённая закономерность), полезно и целесообразно объединять эти закономерности в словоизменительные парадигмы, чтобы избежать необходимости писать все формы каждого слова. Парадигмы позволяют представлять словарную статью компактно и помогают оптимизировать скорость построения словаря. После того, как наиболее частые (распространённые) парадигмы в словаре определены, то лингвисту не нужно «возиться», в большинстве случаев, со всей парадигмой нового слова, поскольку добавление нового изменяемого слова в таком случае ограничивается написанием леммы и выбором одного шаблона из числа уже определённых парадигм. Кроме того, использование парадигм сокращает требование памяти, облегчает построение эффективных символьных преобразователей и ускоряет процесс компиляции [11]. Мы не использовали парадигмы в двуязычных словарях (хотя и это возможно), поскольку большая часть информации о словоизменении обрабатывается в этих словарях косвенно, как это описано на стр. 39.</text:span></text:span></text:p>
      <text:p text:style-name="Standard"/>
      <text:p text:style-name="P7"><text:soft-page-break/>3.1.2.2 Типы словарей</text:p>
      <text:p text:style-name="P92">В нашей системе существует три вида словарей: морфологические (одноязычные) словари для каждого из языков (испанский, каталанский и галисийский); двуязычные словари для различных языковых пар (испанский-каталанский и испанский-галисийский), и пост-генераторные словари для каждого из языков (пост-генераторный словарь не является типичным словарём с леммами и морфологической информацией, а имеет вид маленького словаря орфографических изменений, которым слова могут подвергаться при их взаимодействии друг с другом). Спецификация структуры этих трёх типов словарей даётся в DTD (<text:span text:style-name="T48">Document</text:span><text:span text:style-name="T45"> </text:span><text:span text:style-name="T48">Type</text:span><text:span text:style-name="T45"> </text:span><text:span text:style-name="T48">Definition</text:span><text:span text:style-name="T45">=Определение Типа Документа</text:span>), который может быть найден в Приложении<text:span text:style-name="apple-style-span"><text:span text:style-name="T2"> A.1.</text:span></text:span></text:p>
      <text:p text:style-name="Стиль_20__28_латиница_29__20_Arial_20_По_20_ширине_20_Междустр.интервал_3a__20__20_полуторный"><text:span text:style-name="apple-style-span"><text:span text:style-name="T12">Морфологические словари</text:span></text:span><text:span text:style-name="apple-style-span"><text:span text:style-name="T2"> используются как для построения морфологических анализаторов — модуля системы перевода, используемого для получения всех возможных лексических форм для определённой поверхностной формы на исходном языке - так и морфологических генераторов — модуля, который создает поверхностные формы на целевом языке из лексической формы каждого слова. Эти два модуля генерируются из одного морфологического словаря, в зависимости от направления, в котором он читается системой: слева направо (при создании анализатора), и справа налево (при создании генератора).</text:span></text:span></text:p>
      <text:p text:style-name="P92"><text:span text:style-name="apple-style-span"><text:span text:style-name="T2"><text:tab/>Типичная блок-структура этих словарей следующая:</text:span></text:span></text:p>
      <text:p text:style-name="Стиль_20__28_латиница_29__20_Arial_20_По_20_ширине_20_Междустр.интервал_3a__20__20_полуторный"/>
      <text:list xml:id="list739234531" text:style-name="WW8Num23">
        <text:list-item>
          <text:p text:style-name="P50"><text:span text:style-name="apple-style-span"><text:span text:style-name="T3">Определение алфавита</text:span></text:span><text:span text:style-name="apple-style-span"><text:span text:style-name="T2">. Это определение используется исключительно для создания морфологического анализатора; в частности, она позволяет морфологическому анализатору токенизировать неизвестные слова, а также слова, находящиеся в </text:span></text:span>условных разделах <text:span text:style-name="apple-style-span"><text:span text:style-name="T2">словаря (см. описание элемента </text:span></text:span><text:span text:style-name="apple-style-span"><text:span text:style-name="T25">&lt;</text:span></text:span><text:span text:style-name="apple-style-span"><text:span text:style-name="T11">section</text:span></text:span><text:span text:style-name="apple-style-span"><text:span text:style-name="T25">&gt;</text:span></text:span><text:span text:style-name="apple-style-span"><text:span text:style-name="T2"> на стр. 25); морфологический генератор не нуждается в этом определении.</text:span></text:span></text:p>
        </text:list-item>
      </text:list>
      <text:p text:style-name="Standard"/>
      <text:list xml:id="list1209546129" text:continue-numbering="true" text:style-name="WW8Num23">
        <text:list-item>
          <text:p text:style-name="P50"><text:span text:style-name="apple-style-span"><text:span text:style-name="T3">Определение символов</text:span></text:span><text:span text:style-name="apple-style-span"><text:span text:style-name="T2">. Оно состоит из декларации грамматических символов, которые будут использоваться в словарных статьях (Вы можете найти в Приложении B список грамматических символов, используемых в этом проекте).</text:span></text:span></text:p>
        </text:list-item>
      </text:list>
      <text:p text:style-name="Стиль_20__28_латиница_29__20_Arial_20_По_20_ширине_20_Междустр.интервал_3a__20__20_полуторный"/>
      <text:list xml:id="list990713819" text:continue-numbering="true" text:style-name="WW8Num23">
        <text:list-item>
          <text:p text:style-name="P50"><text:span text:style-name="apple-style-span"><text:span text:style-name="T3">Определение парадигм</text:span></text:span><text:span text:style-name="apple-style-span"><text:span text:style-name="T2">. Парадигмы должны определяться здесь с </text:span></text:span><text:soft-page-break/><text:span text:style-name="apple-style-span"><text:span text:style-name="T2">предпосылкой их использования в разделах словаря или в других парадигмах.</text:span></text:span></text:p>
        </text:list-item>
      </text:list>
      <text:p text:style-name="Standard"/>
      <text:list xml:id="list1819866236" text:continue-numbering="true" text:style-name="WW8Num23">
        <text:list-item>
          <text:p text:style-name="P50"><text:span text:style-name="T46">Один или несколько разделов словаря с условной токенизацией</text:span>, типа <text:span text:style-name="T49">стандарт</text:span>. Для покрытия большинства слов из словаря.</text:p>
        </text:list-item>
      </text:list>
      <text:p text:style-name="Standard"/>
      <text:list xml:id="list104103257" text:continue-numbering="true" text:style-name="WW8Num23">
        <text:list-item>
          <text:p text:style-name="P50"><text:span text:style-name="T45">Один или несколько раздела словаря с безусловной токенизацией</text:span>. Чтобы включить слова, которые имеют определённую типичную структуру или те, которые должны быть токенизированы без учёта текста непосредственно после них (см. описание элемента <text:span text:style-name="T49">&lt;</text:span><text:span text:style-name="T64">section</text:span><text:span text:style-name="T49">&gt;</text:span> на стр. 25). В каталанском морфологическом<text:span text:style-name="apple-style-span"><text:span text:style-name="T2"> словаре, слова, требующие безусловной токенизации, распределены на два раздела: один для форм, которые требуют введения пробела сразу после них (в связи с требованиями по обработке лексических форм), например, слова с апострофом (</text:span></text:span><text:span text:style-name="apple-style-span"><text:span text:style-name="T3">l`</text:span></text:span><text:span text:style-name="apple-style-span"><text:span text:style-name="T2"> или </text:span></text:span><text:span text:style-name="apple-style-span"><text:span text:style-name="T3">d`</text:span></text:span><text:span text:style-name="apple-style-span"><text:span text:style-name="T2">); другой — для знаков препинания, цифр и других знаков.</text:span></text:span></text:p>
        </text:list-item>
      </text:list>
      <text:p text:style-name="Стиль_20__28_латиница_29__20_Arial_20_По_20_ширине_20_Междустр.интервал_3a__20__20_полуторный"/>
      <text:p text:style-name="Стиль_20__28_латиница_29__20_Arial_20_По_20_ширине_20_Междустр.интервал_3a__20__20_полуторный"><text:span text:style-name="apple-style-span"><text:span text:style-name="T12">Двуязычные словари</text:span></text:span><text:span text:style-name="apple-style-span"><text:span text:style-name="T2"> представляют в системе процесс лексического трансфера, то есть присвоение лексической форме исходного языка соответствующей лексической формы целевого языка. Оба </text:span></text:span><text:span text:style-name="apple-style-span"><text:span text:style-name="T4">продукта</text:span></text:span><text:span text:style-name="apple-style-span"><text:span text:style-name="T2"> выводятся из двуязычного словаря, в зависимости от направления, в котором словарь читается системой: когда словарь читается слева направо, мы получаем модуль лексического трансфера для одного направления перевода, а когда он читается справа налево, для другого направления. Для двуязычных словарей нашего проекта было решено, что испанский будет всегда на левой стороне статей, а остальные языки (каталанский и галисийский), на правой стороне. Так, например, двуязычный испанско-галисийский словарь будет читаться слева направо для перевода </text:span></text:span><text:span text:style-name="apple-style-span"><text:span text:style-name="T11">es-gl</text:span></text:span><text:span text:style-name="apple-style-span"><text:span text:style-name="T2"> и справа налево для перевода </text:span></text:span><text:span text:style-name="apple-style-span"><text:span text:style-name="T11">gl-es</text:span></text:span><text:span text:style-name="apple-style-span"><text:span text:style-name="T2">. В приложениях, таких как в этом проекте, эти словари не содержат парадигм: они состоят </text:span></text:span>из обычных статей, которые<text:span text:style-name="apple-style-span"><text:span text:style-name="T2"> почти всегда не содержат <text:s/>другой информации кроме информации о лемме и части речи. Информации о словоизменении они не содержат.</text:span></text:span></text:p>
      <text:p text:style-name="Standard"><text:span text:style-name="apple-style-span"><text:span text:style-name="T2">Блок структура двуязычных словарей этого проекта следующая:</text:span></text:span><text:line-break/></text:p>
      <text:list xml:id="list1241990805" text:style-name="WW8Num24">
        <text:list-item>
          <text:p text:style-name="P51"><text:soft-page-break/><text:span text:style-name="apple-style-span"><text:span text:style-name="T3">Определение символов</text:span></text:span><text:span text:style-name="apple-style-span"><text:span text:style-name="T2">. Раздел состоит из декларации грамматических символов, которые будут использоваться в словарных статьях.</text:span></text:span></text:p>
        </text:list-item>
        <text:list-item>
          <text:p text:style-name="P51"><text:span text:style-name="apple-style-span"><text:span text:style-name="T3">Единственный собственно словарный раздел</text:span></text:span><text:span text:style-name="apple-style-span"><text:span text:style-name="T2">. В нём указываются переводные соответствия.</text:span></text:span></text:p>
        </text:list-item>
      </text:list>
      <text:p text:style-name="Стиль_20__28_латиница_29__20_Arial_20_По_20_ширине_20_Междустр.интервал_3a__20__20_полуторный"/>
      <text:p text:style-name="Стиль_20__28_латиница_29__20_Arial_20_По_20_ширине_20_Междустр.интервал_3a__20__20_полуторный"><text:span text:style-name="apple-style-span"><text:span text:style-name="T2">С 2007 года, двуязычные словари разрешают использование более чем одного переводного эквивалента на ВыхЯ, так что</text:span></text:span><text:span text:style-name="apple-converted-space"><text:span text:style-name="T2"> </text:span></text:span>модуль лексического выбора <text:span text:style-name="apple-style-span"><text:span text:style-name="T2">(см. раздел 3.4) может выбрать наиболее подходящий эквивалент в зависимости от контекста. Для этого в двуязычные словари был добавлен <text:s/>новый атрибут. Вы можете найти его описание в разделе 3.1.2.4.</text:span></text:span></text:p>
      <text:p text:style-name="Стиль_20__28_латиница_29__20_Arial_20_По_20_ширине_20_Междустр.интервал_3a__20__20_полуторный"><text:span text:style-name="apple-style-span"><text:span text:style-name="T13">Пост-генераторные словари</text:span></text:span><text:span text:style-name="apple-style-span"><text:span text:style-name="T2"> используются для выполнения некоторых преобразований (орфографические изменения, образование стяжённых форм, добавление апострофов и т.д.), необходимых после того, как создаются поверхностные формы на целевом языке и после того как они вступают во взаимодействие друг с другом. Поскольку эта деятельность может быть выражена как трансляция символьных строк, то было решено использовать тот же тип словаря.</text:span></text:span><text:span text:style-name="apple-converted-space"><text:span text:style-name="T2"> </text:span></text:span>Косвенно предполагается, что части текста, обработка которых не была описана, копируются только по мере их поступления.<text:span text:style-name="apple-converted-space"><text:span text:style-name="T2"> </text:span></text:span><text:span text:style-name="apple-style-span"><text:span text:style-name="T2">В этих словарях определение парадигм полезно для выражения систематических изменений в явлениях взаимодействия слов. В отличие от других типов словарей, они не включают грамматические символы, поскольку обрабатывают только поверхностные формы. Блок структура пост-генераторных словарей следующая:</text:span></text:span></text:p>
      <text:p text:style-name="Стиль_20__28_латиница_29__20_Arial_20_По_20_ширине_20_Междустр.интервал_3a__20__20_полуторный"/>
      <text:list xml:id="list260987880" text:style-name="WW8Num25">
        <text:list-item>
          <text:p text:style-name="P52"><text:span text:style-name="apple-style-span"><text:span text:style-name="T3">Определение парадигм</text:span></text:span><text:span text:style-name="apple-style-span"><text:span text:style-name="T2">. Для использования их в словарных статьях.</text:span></text:span> </text:p>
        </text:list-item>
        <text:list-item>
          <text:p text:style-name="P52"><text:span text:style-name="apple-style-span"><text:span text:style-name="T3">Словарный раздел</text:span></text:span><text:span text:style-name="apple-style-span"><text:span text:style-name="T2">, в котором описываются шаблоны операций по пост-генерированию.</text:span></text:span></text:p>
        </text:list-item>
      </text:list>
      <text:p text:style-name="Стиль_20__28_латиница_29__20_Arial_20_По_20_ширине_20_Междустр.интервал_3a__20__20_полуторный"/>
      <text:p text:style-name="Standard"><text:span text:style-name="apple-style-span"><text:span text:style-name="T2">В нижеследующей таблице приводится обзор возможных направлений чтения словарей и их применения для романских языков в этом проекте:</text:span></text:span></text:p>
      <text:p text:style-name="Standard"/>
      <text:p text:style-name="Standard"/>
      <text:p text:style-name="Standard"/>
      <text:p text:style-name="Standard"/>
      <text:p text:style-name="Standard"/>
      <text:p text:style-name="Standard"><text:soft-page-break/></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Словарь</text:p>
          </table:table-cell>
          <table:table-cell table:style-name="Table2.A1" office:value-type="string">
            <text:p text:style-name="P26">Направление чтения</text:p>
          </table:table-cell>
          <table:table-cell table:style-name="Table2.C1" office:value-type="string">
            <text:p text:style-name="P26">Функция</text:p>
          </table:table-cell>
        </table:table-row>
        <table:table-row table:style-name="Table2.2">
          <table:table-cell table:style-name="Table2.A1" office:value-type="string">
            <text:p text:style-name="P26">Морфологический</text:p>
          </table:table-cell>
          <table:table-cell table:style-name="Table2.A1" office:value-type="string">
            <text:p text:style-name="P26">слева направо</text:p>
            <text:p text:style-name="P25">справа налево</text:p>
          </table:table-cell>
          <table:table-cell table:style-name="Table2.C1" office:value-type="string">
            <text:p text:style-name="P26">анализ для es, ca и gl</text:p>
            <text:p text:style-name="P25">генерирование для es, ca, gl</text:p>
          </table:table-cell>
        </table:table-row>
        <table:table-row table:style-name="Table2.2">
          <table:table-cell table:style-name="Table2.A1" office:value-type="string">
            <text:p text:style-name="P26">Двуязычный</text:p>
          </table:table-cell>
          <table:table-cell table:style-name="Table2.A1" office:value-type="string">
            <text:p text:style-name="P26">слева направо</text:p>
            <text:p text:style-name="P25">справа налево</text:p>
          </table:table-cell>
          <table:table-cell table:style-name="Table2.C1" office:value-type="string">
            <text:p text:style-name="P26">перевод для es-ca и es-gl</text:p>
            <text:p text:style-name="P25">перевод для ca-es и gl-es</text:p>
          </table:table-cell>
        </table:table-row>
        <table:table-row table:style-name="Table2.2">
          <table:table-cell table:style-name="Table2.A1" office:value-type="string">
            <text:p text:style-name="P26">Пост-генераторный</text:p>
          </table:table-cell>
          <table:table-cell table:style-name="Table2.B4" office:value-type="string">
            <text:p text:style-name="P26">слева направо</text:p>
          </table:table-cell>
          <table:table-cell table:style-name="Table2.C1" office:value-type="string">
            <text:p text:style-name="P26">пост-генерирование для es, ca и gl</text:p>
          </table:table-cell>
        </table:table-row>
      </table:table>
      <text:p text:style-name="Стиль_20__28_латиница_29__20_Arial_20_По_20_ширине_20_Междустр.интервал_3a__20__20_полуторный"/>
      <text:p text:style-name="P15"><text:span text:style-name="apple-style-span"><text:span text:style-name="T24">&lt;?</text:span></text:span><text:span text:style-name="apple-style-span"><text:span text:style-name="T24">xml version="1.0" encoding="iso-8859-15"?&gt;<text:line-break/>&lt;dictionary&gt;<text:line-break/><text:tab/>&lt;alphabet&gt;abcdefghijk ... ABCDEFGH …çñáéíóú&lt;/alphabet&gt;<text:line-break/><text:tab/>&lt;sdefs&gt;</text:span></text:span><text:span text:style-name="T61"><text:line-break/><text:tab/><text:tab/></text:span><text:span text:style-name="apple-style-span"><text:span text:style-name="T24">&lt;!-- ... --&gt;</text:span></text:span><text:span text:style-name="T61"><text:line-break/><text:tab/></text:span><text:span text:style-name="apple-style-span"><text:span text:style-name="T24">&lt;/sdefs&gt;</text:span></text:span><text:span text:style-name="T61"><text:line-break/><text:tab/></text:span><text:span text:style-name="apple-style-span"><text:span text:style-name="T24">&lt;pardefs&gt;</text:span></text:span><text:span text:style-name="T61"><text:line-break/><text:tab/><text:tab/></text:span><text:span text:style-name="apple-style-span"><text:span text:style-name="T24">&lt;!-- ... --&gt;</text:span></text:span><text:span text:style-name="T61"><text:line-break/><text:tab/></text:span><text:span text:style-name="apple-style-span"><text:span text:style-name="T24">&lt;/pardefs&gt;</text:span></text:span><text:span text:style-name="T61"><text:line-break/><text:tab/></text:span><text:span text:style-name="apple-style-span"><text:span text:style-name="T24">&lt;section ...&gt;</text:span></text:span><text:span text:style-name="T61"><text:line-break/><text:tab/><text:tab/></text:span><text:span text:style-name="apple-style-span"><text:span text:style-name="T24">&lt;!-- ... --&gt;</text:span></text:span><text:span text:style-name="T61"><text:line-break/><text:tab/></text:span><text:span text:style-name="apple-style-span"><text:span text:style-name="T24">&lt;/section&gt;</text:span></text:span><text:span text:style-name="T61"><text:line-break/><text:tab/></text:span><text:span text:style-name="apple-style-span"><text:span text:style-name="T24">&lt;!-- ... --&gt;</text:span></text:span><text:span text:style-name="T61"><text:line-break/></text:span><text:span text:style-name="apple-style-span"><text:span text:style-name="T24">&lt;/dictionary&gt;</text:span></text:span><text:span text:style-name="T59"><text:line-break/></text:span></text:p>
      <text:p text:style-name="P84"><text:span text:style-name="apple-style-span"><text:span text:style-name="T2">Рисунок 3.1: Использование элементов &lt;</text:span></text:span><text:span text:style-name="apple-style-span"><text:span text:style-name="T9">dictionary</text:span></text:span><text:span text:style-name="apple-style-span"><text:span text:style-name="T2">&gt; и &lt;</text:span></text:span><text:span text:style-name="apple-style-span"><text:span text:style-name="T9">alphabet</text:span></text:span><text:span text:style-name="apple-style-span"><text:span text:style-name="T2">&gt;</text:span></text:span></text:p>
      <text:p text:style-name="P92"/>
      <text:p text:style-name="P92"><text:span text:style-name="apple-converted-space"><text:span text:style-name="T72">3.1.2.3 Описание формата словарей</text:span></text:span></text:p>
      <text:p text:style-name="P93"><text:span text:style-name="apple-style-span"><text:span text:style-name="T2">В этом разделе представлены основные элементы формата, в котором словари построены. Формальное определение (DTD) может быть найдено в Приложении A.1. Раздел 3.1.2.4 описывает характеристики двуязычного словаря, использующегося в системе Apertium </text:span></text:span>с модулем лексического выбора<text:span text:style-name="apple-style-span"><text:span text:style-name="T2">. Наконец, на стр. 38-41 даётся описание различных особенностей словарных статей трёх типов словарей (морфологического, двуязычного и пост-генераторного).</text:span></text:span><text:line-break/><text:line-break/><text:span text:style-name="apple-style-span"><text:span text:style-name="T14">Элемент для словаря &lt;dictionary&gt;</text:span></text:span></text:p>
      <text:p text:style-name="P92"><text:span text:style-name="apple-style-span"><text:span text:style-name="T2">Это корневой элемент, и он включает в себя весь словарь. Он содержит </text:span></text:span><text:soft-page-break/><text:span text:style-name="apple-style-span"><text:span text:style-name="T2">определение алфавитных символов, определение символов, являющихся морфологическими тегами для слов, определение флективных парадигм и один или несколько разделов словаря, которые содержат словарные статьи с лексическими формами (состоящие из пар поверхностная форма-лексическая форма). Рисунок 3.1 показывает базовую блок-структуру обычного словаря.</text:span></text:span></text:p>
      <text:p text:style-name="P92"/>
      <text:p text:style-name="P92"><text:span text:style-name="apple-style-span"><text:span text:style-name="T13">Элемент для алфавита &lt;alphabet&gt;</text:span></text:span></text:p>
      <text:p text:style-name="P92"><text:span text:style-name="apple-style-span"><text:span text:style-name="T2">Он используется для спецификации символов алфавита. Цель этой спецификации в том, чтобы позволить модулям, осуществляющим ввод с помощью символьных преобразователей, токенизировать отдельные слова.</text:span></text:span></text:p>
      <text:p text:style-name="Стиль_20__28_латиница_29__20_Arial_20_По_20_ширине_20_Междустр.интервал_3a__20__20_полуторный"/>
      <text:p text:style-name="P93"><text:span text:style-name="apple-style-span"><text:span text:style-name="T24">&lt;</text:span></text:span><text:span text:style-name="apple-style-span"><text:span text:style-name="T24">sdefs&gt;</text:span></text:span><text:span text:style-name="T61"><text:line-break/></text:span><text:span text:style-name="apple-style-span"><text:span text:style-name="T24"><text:tab/>&lt;sdef n="n"/&gt;</text:span></text:span></text:p>
      <text:p text:style-name="P93"><text:span text:style-name="apple-style-span"><text:span text:style-name="T24"><text:tab/>&lt;</text:span></text:span><text:span text:style-name="apple-style-span"><text:span text:style-name="T24">sdef n="det"/&gt;</text:span></text:span><text:span text:style-name="T61"><text:line-break/><text:tab/></text:span><text:span text:style-name="apple-style-span"><text:span text:style-name="T24">&lt;sdef n="sg"/&gt;</text:span></text:span><text:span text:style-name="T61"><text:line-break/><text:tab/></text:span><text:span text:style-name="apple-style-span"><text:span text:style-name="T24">&lt;sdef n="pl"/&gt;</text:span></text:span><text:span text:style-name="T61"><text:line-break/><text:tab/></text:span><text:span text:style-name="apple-style-span"><text:span text:style-name="T24">&lt;!-- </text:span></text:span><text:span text:style-name="apple-style-span"><text:span text:style-name="T26">... --&gt;</text:span></text:span><text:span text:style-name="T65"><text:line-break/></text:span><text:span text:style-name="apple-style-span"><text:span text:style-name="T26">&lt;/sdefs&gt;</text:span></text:span><text:line-break/></text:p>
      <text:p text:style-name="P94"><text:span text:style-name="apple-style-span"><text:span text:style-name="T2">Рисунок 3.2: Использование элемента &lt;</text:span></text:span><text:span text:style-name="apple-style-span"><text:span text:style-name="T13">sdefs</text:span></text:span><text:span text:style-name="apple-style-span"><text:span text:style-name="T2">&gt;</text:span></text:span></text:p>
      <text:p text:style-name="Стиль_20__28_латиница_29__20_Arial_20_По_20_ширине_20_Междустр.интервал_3a__20__20_полуторный"/>
      <text:p text:style-name="Стиль_20__28_латиница_29__20_Arial_20_По_20_ширине_20_Междустр.интервал_3a__20__20_полуторный"><text:span text:style-name="apple-style-span"><text:span text:style-name="T2">В нынешней конструкции, определение алфавита имеет смысл только для морфологических словарей, поскольку оно необходимо для анализа. Рисунок 3.1 показывает пример использования этого элемента.</text:span></text:span></text:p>
      <text:p text:style-name="Стиль_20__28_латиница_29__20_Arial_20_По_20_ширине_20_Междустр.интервал_3a__20__20_полуторный"/>
      <text:p text:style-name="P92"><text:span text:style-name="apple-style-span"><text:span text:style-name="T13">Элемент для раздела определения символов &lt;sdefs&gt;</text:span></text:span></text:p>
      <text:p text:style-name="Стиль_20__28_латиница_29__20_Arial_20_По_20_ширине_20_Междустр.интервал_3a__20__20_полуторный"><text:span text:style-name="apple-style-span"><text:span text:style-name="T2">Он объединяет все определения символов в словаре (&lt;</text:span></text:span><text:span text:style-name="apple-style-span"><text:span text:style-name="T13">sdef</text:span></text:span><text:span text:style-name="apple-style-span"><text:span text:style-name="T2">&gt;). Пример его использования дан на рисунке 3.2.</text:span></text:span></text:p>
      <text:p text:style-name="Стиль_20__28_латиница_29__20_Arial_20_По_20_ширине_20_Междустр.интервал_3a__20__20_полуторный"/>
      <text:p text:style-name="P92"><text:span text:style-name="apple-style-span"><text:span text:style-name="T13">Элемент для определения символа &lt;sdef&gt;</text:span></text:span></text:p>
      <text:p text:style-name="P92"><text:span text:style-name="apple-style-span"><text:span text:style-name="T2">Он является пустым элементом (т.е. не делимитирует</text:span></text:span><text:span text:style-name="apple-converted-space"><text:span text:style-name="T2"> </text:span></text:span><text:span text:style-name="apple-style-span"><text:span text:style-name="T2">какое-либо содержание): он используется для указания, на основе значения атрибута </text:span></text:span><text:span text:style-name="apple-style-span"><text:span text:style-name="T4">n</text:span></text:span><text:span text:style-name="apple-style-span"><text:span text:style-name="T2">, имён грамматических символов, которые используются в словаре для морфологической</text:span></text:span><text:span text:style-name="apple-converted-space"><text:span text:style-name="T2"> метки </text:span></text:span><text:span text:style-name="apple-style-span"><text:span text:style-name="T2">лексических форм. На рисунке 3.2 вы можете найти пример использования этого элемента. См. Приложение Б, если Вам необходим </text:span></text:span><text:soft-page-break/><text:span text:style-name="apple-style-span"><text:span text:style-name="T2">список всех грамматических символов, используемых в словарях этого проекта.</text:span></text:span></text:p>
      <text:p text:style-name="P92"/>
      <text:p text:style-name="P92"><text:span text:style-name="apple-style-span"><text:span text:style-name="T13">Элемент для словарного раздела &lt;section&gt;</text:span></text:span></text:p>
      <text:p text:style-name="P92"><text:span text:style-name="apple-style-span"><text:span text:style-name="T2">Он содержит слова, которые будут распознаваться словарём. Причина для разделения словаря на разделы состоит в том, что некоторые формы - например, поступающие после идентификации определённых регулярных структур, или относящиеся к конкретному диалекту - могут нуждаться в <text:s/>(особой) обработке.</text:span></text:span></text:p>
      <text:p text:style-name="P92"><text:span text:style-name="apple-style-span"><text:span text:style-name="T2"><text:tab/>Одной из проблем, решить которую помогает использование в словаре разделов, является процедура токенизации в рамках морфологического анализа. Большинство форм токенизируются согласно условному критерию: идентификация происходит, если за обрабатываемым символом следует не алфавитный, то есть не определённый в &lt;</text:span></text:span><text:span text:style-name="apple-style-span"><text:span text:style-name="T13">alphabet</text:span></text:span><text:span text:style-name="apple-style-span"><text:span text:style-name="T2">&gt; символ. Однако есть другие формы, как, например, каталонские слова с апострофом l` или d`, которые нуждаются в безусловной модели токенизации: нет необходимости в анализе того, что будет после них, поскольку, если это буква алфавита, она будет относиться к следующему слову. Формы, которые требуют безусловной токенизации, включены в отдельный раздел словаря. Другие виды обработки могут также быть решены посредством деления словаря на разделы).</text:span></text:span></text:p>
      <text:p text:style-name="Стиль_20__28_латиница_29__20_Arial_20_По_20_ширине_20_Междустр.интервал_3a__20__20_полуторный"/>
      <text:p text:style-name="P93"><text:span text:style-name="apple-style-span"><text:span text:style-name="T23">&lt;section id="principal" t</text:span></text:span><text:span text:style-name="apple-style-span"><text:span text:style-name="T23">ype="standard"&gt;</text:span></text:span><text:span text:style-name="T59"><text:line-break/></text:span><text:span text:style-name="apple-style-span"><text:span text:style-name="T23">&lt;!-- ... --&gt;</text:span></text:span><text:span text:style-name="T59"><text:line-break/></text:span><text:span text:style-name="apple-style-span"><text:span text:style-name="T23">&lt;/section&gt;</text:span></text:span><text:span text:style-name="T59"><text:line-break/></text:span><text:span text:style-name="apple-style-span"><text:span text:style-name="T23">&lt;section id="patterns" type="inconditional"&gt;</text:span></text:span><text:span text:style-name="T59"><text:line-break/></text:span><text:span text:style-name="apple-style-span"><text:span text:style-name="T23">&lt;!-- </text:span></text:span><text:span text:style-name="apple-style-span"><text:span text:style-name="T25">... --&gt;</text:span></text:span><text:span text:style-name="T49"><text:line-break/></text:span><text:span text:style-name="apple-style-span"><text:span text:style-name="T25">&lt;/section&gt;</text:span></text:span><text:span text:style-name="T49"><text:line-break/></text:span></text:p>
      <text:p text:style-name="P94"><text:span text:style-name="apple-style-span"><text:span text:style-name="T2">Рисунок 3.3: Использование элемента &lt;</text:span></text:span><text:span text:style-name="apple-style-span"><text:span text:style-name="T13">section</text:span></text:span><text:span text:style-name="apple-style-span"><text:span text:style-name="T2">&gt;</text:span></text:span></text:p>
      <text:p text:style-name="Стиль_20__28_латиница_29__20_Arial_20_По_20_ширине_20_Междустр.интервал_3a__20__20_полуторный"/>
      <text:p text:style-name="Стиль_20__28_латиница_29__20_Arial_20_По_20_ширине_20_Междустр.интервал_3a__20__20_полуторный"><text:span text:style-name="apple-style-span"><text:span text:style-name="T2">Значения аттрибута</text:span></text:span><text:span text:style-name="apple-converted-space"><text:span text:style-name="T2"> </text:span></text:span><text:span text:style-name="apple-style-span"><text:span text:style-name="T4">type</text:span></text:span><text:span text:style-name="apple-converted-space"><text:span text:style-name="T4"> </text:span></text:span><text:span text:style-name="apple-style-span"><text:span text:style-name="T2">используется для выражения вида токенизации, применяемого для каждой секции словаря. Возможными значениями этого атрибута являются:</text:span></text:span><text:span text:style-name="apple-converted-space"><text:span text:style-name="T2"> </text:span></text:span><text:span text:style-name="apple-style-span"><text:span text:style-name="T4">standard</text:span></text:span><text:span text:style-name="apple-style-span"><text:span text:style-name="T2">, почти для всех форм словаря (условный режим токенизации),</text:span></text:span><text:span text:style-name="apple-converted-space"><text:span text:style-name="T2"> </text:span></text:span><text:span text:style-name="apple-style-span"><text:span text:style-name="T4">postblank</text:span></text:span><text:span text:style-name="apple-style-span"><text:span text:style-name="T2">, для форм, которые требуют безусловной токенизации и вставки пробела, и</text:span></text:span><text:span text:style-name="apple-converted-space"><text:span text:style-name="T2"> </text:span></text:span><text:span text:style-name="apple-style-span"><text:span text:style-name="T4">inconditional</text:span></text:span><text:span text:style-name="apple-converted-space"><text:span text:style-name="T4"> </text:span></text:span><text:span text:style-name="apple-style-span"><text:span text:style-name="T2">для остальных форм, требующих безусловной токенизации.</text:span></text:span></text:p>
      <text:p text:style-name="Стиль_20__28_латиница_29__20_Arial_20_По_20_ширине_20_Междустр.интервал_3a__20__20_полуторный"><text:soft-page-break/><text:span text:style-name="apple-style-span"><text:span text:style-name="T2">Атрибут </text:span></text:span><text:span text:style-name="apple-style-span"><text:span text:style-name="T4">id</text:span></text:span><text:span text:style-name="apple-converted-space"><text:span text:style-name="T4"> </text:span></text:span><text:span text:style-name="apple-style-span"><text:span text:style-name="T2">используется для присвоения имени разделам словаря.</text:span></text:span></text:p>
      <text:p text:style-name="Стиль_20__28_латиница_29__20_Arial_20_По_20_ширине_20_Междустр.интервал_3a__20__20_полуторный"/>
      <text:p text:style-name="P92"/>
      <text:p text:style-name="P92"><text:span text:style-name="apple-style-span"><text:span text:style-name="T13">Элемент для</text:span></text:span><text:span text:style-name="apple-converted-space"><text:span text:style-name="T13"> с</text:span></text:span><text:span text:style-name="apple-style-span"><text:span text:style-name="T13">ловарных статей</text:span></text:span><text:span text:style-name="apple-converted-space"><text:span text:style-name="T13"> </text:span></text:span><text:span text:style-name="apple-style-span"><text:span text:style-name="T13">&lt;e&gt;</text:span></text:span></text:p>
      <text:p text:style-name="P92"><text:span text:style-name="apple-style-span"><text:span text:style-name="T2">Словарная статья является основной единицей словаря или описания парадигмы. Словарные статьи состоят из конкатенации в любом порядке строковых пар &lt;</text:span></text:span><text:span text:style-name="apple-style-span"><text:span text:style-name="T13">p</text:span></text:span><text:span text:style-name="apple-style-span"><text:span text:style-name="T2">&gt;,</text:span></text:span><text:span text:style-name="apple-converted-space"><text:span text:style-name="T2"> идентичных трансдукций </text:span></text:span><text:span text:style-name="apple-style-span"><text:span text:style-name="T2">&lt;</text:span></text:span><text:span text:style-name="apple-style-span"><text:span text:style-name="T13">i</text:span></text:span><text:span text:style-name="apple-style-span"><text:span text:style-name="T2">&gt;, ссылок на парадигмы &lt;</text:span></text:span><text:span text:style-name="apple-style-span"><text:span text:style-name="T13">par</text:span></text:span><text:span text:style-name="apple-style-span"><text:span text:style-name="T2">&gt; или на регулярные выражения &lt;</text:span></text:span><text:span text:style-name="apple-style-span"><text:span text:style-name="T13">re</text:span></text:span><text:span text:style-name="apple-style-span"><text:span text:style-name="T2">&gt;. Структура и значение этих элементов поясняется далее в этом разделе (на страницах 27, 29, 32 и 34 соответственно).</text:span></text:span></text:p>
      <text:p text:style-name="P92"><text:span text:style-name="apple-style-span"><text:span text:style-name="T2"><text:tab/>С этим элементом используется два факультативных атрибута. Первый из них</text:span></text:span><text:span text:style-name="apple-converted-space"><text:span text:style-name="T2"> </text:span></text:span><text:span text:style-name="apple-style-span"><text:span text:style-name="T4">r</text:span></text:span><text:span text:style-name="apple-converted-space"><text:span text:style-name="T4"> </text:span></text:span><text:span text:style-name="apple-style-span"><text:span text:style-name="T2">(restriction=ограничение), в котором указывается, должно ли входная запись быть рассмотрена только при чтении словаря слева направо (ЛП), или только при чтении его справа налево (ПЛ). Если ничего не задано, то предполагается, что словарная статья должна рассматриваться в обоих направлениях.</text:span></text:span></text:p>
      <text:p text:style-name="P92"><text:span text:style-name="apple-style-span"><text:span text:style-name="T2"><text:tab/>В морфологических словарях ограничение </text:span></text:span><text:span text:style-name="apple-style-span"><text:span text:style-name="T25">ЛП</text:span></text:span><text:span text:style-name="apple-style-span"><text:span text:style-name="T2"> приводит к тому, что лексические формы анализируются, но не генерируются (создаются) (например, когда ЛФ является диалектным вариантом, который мы хотим распознать, но не генерировать). Ограничение </text:span></text:span><text:span text:style-name="apple-style-span"><text:span text:style-name="T25">ПЛ</text:span></text:span><text:span text:style-name="apple-style-span"><text:span text:style-name="T2"> приводит к тому, что слово генерируется, но не анализируется (это необходимо, например, для форм с меткой пост-генерирования, см. стр. 35 для получения более подробной информации).</text:span></text:span></text:p>
      <text:p text:style-name="P92"><text:span text:style-name="apple-style-span"><text:span text:style-name="T2"><text:tab/>В двуязычных словарях, ограничения </text:span></text:span><text:span text:style-name="apple-style-span"><text:span text:style-name="T25">ЛП</text:span></text:span><text:span text:style-name="apple-style-span"><text:span text:style-name="T2"> и </text:span></text:span><text:span text:style-name="apple-style-span"><text:span text:style-name="T25">ПЛ</text:span></text:span><text:span text:style-name="apple-style-span"><text:span text:style-name="T2"> служат тому, что перевод осуществляется только в одном направлении: например, в двуязычном </text:span></text:span><text:span text:style-name="apple-style-span"><text:span text:style-name="T25">es-ca</text:span></text:span><text:span text:style-name="apple-style-span"><text:span text:style-name="T2"> словаре, </text:span></text:span><text:span text:style-name="apple-style-span"><text:span text:style-name="T25">ЛП</text:span></text:span><text:span text:style-name="apple-style-span"><text:span text:style-name="T2"> указывает на то, что лексическая форма переводится с испанского на каталонский, а </text:span></text:span><text:span text:style-name="apple-style-span"><text:span text:style-name="T25">ПЛ</text:span></text:span><text:span text:style-name="apple-style-span"><text:span text:style-name="T2"> - только с каталанского на испанский. Покажем это на примере: испанские наречия</text:span></text:span><text:span text:style-name="apple-converted-space"><text:span text:style-name="T2"> </text:span></text:span><text:span text:style-name="apple-style-span"><text:span text:style-name="T4">aun</text:span></text:span><text:span text:style-name="apple-converted-space"><text:span text:style-name="T4"> </text:span></text:span><text:span text:style-name="apple-style-span"><text:span text:style-name="T2">и</text:span></text:span><text:span text:style-name="apple-converted-space"><text:span text:style-name="T2"> </text:span></text:span><text:span text:style-name="apple-style-span"><text:span text:style-name="T4">todavia</text:span></text:span><text:span text:style-name="apple-converted-space"><text:span text:style-name="T4"> </text:span></text:span><text:span text:style-name="apple-style-span"><text:span text:style-name="T2">("ещё") переводятся на каталонский как одно и то же слово -</text:span></text:span><text:span text:style-name="apple-converted-space"><text:span text:style-name="T2"> </text:span></text:span><text:span text:style-name="apple-style-span"><text:span text:style-name="T4">encara</text:span></text:span><text:span text:style-name="apple-style-span"><text:span text:style-name="T2">. Мы можем перевести каталанское наречие в виде одного из слов на испанский язык (у них нет существенной разницы в смысле); допустим, мы решили перевести его как</text:span></text:span><text:span text:style-name="apple-converted-space"><text:span text:style-name="T2"> </text:span></text:span><text:span text:style-name="apple-style-span"><text:span text:style-name="T4">todavia</text:span></text:span><text:span text:style-name="apple-style-span"><text:span text:style-name="T2">. В этом случае, мы должны добавить две статьи в двуязычный словарь: запись, соотносящую</text:span></text:span><text:span text:style-name="apple-converted-space"><text:span text:style-name="T2"> </text:span></text:span><text:span text:style-name="apple-style-span"><text:span text:style-name="T4">aun</text:span></text:span><text:span text:style-name="apple-converted-space"><text:span text:style-name="T4"> </text:span></text:span><text:span text:style-name="apple-style-span"><text:span text:style-name="T2">c</text:span></text:span><text:span text:style-name="apple-converted-space"><text:span text:style-name="T2"> </text:span></text:span><text:span text:style-name="apple-style-span"><text:span text:style-name="T4">encara</text:span></text:span><text:span text:style-name="apple-converted-space"><text:span text:style-name="T4"> </text:span></text:span><text:span text:style-name="apple-style-span"><text:span text:style-name="T2">и имеющую ограничение </text:span></text:span><text:span text:style-name="apple-style-span"><text:span text:style-name="T25">ЛП</text:span></text:span><text:span text:style-name="apple-style-span"><text:span text:style-name="T2"> (перевод только с </text:span></text:span><text:span text:style-name="apple-style-span"><text:span text:style-name="T29">es</text:span></text:span><text:span text:style-name="apple-style-span"><text:span text:style-name="T2"> на </text:span></text:span><text:span text:style-name="apple-style-span"><text:span text:style-name="T29">ca</text:span></text:span><text:span text:style-name="apple-style-span"><text:span text:style-name="T2">), и запись, соотносящую</text:span></text:span><text:span text:style-name="apple-converted-space"><text:span text:style-name="T2"> </text:span></text:span><text:span text:style-name="apple-style-span"><text:span text:style-name="T4">todaviа</text:span></text:span><text:span text:style-name="apple-converted-space"><text:span text:style-name="T4"> </text:span></text:span><text:span text:style-name="apple-style-span"><text:span text:style-name="T2">с</text:span></text:span><text:span text:style-name="apple-converted-space"><text:span text:style-name="T2"> </text:span></text:span><text:span text:style-name="apple-style-span"><text:span text:style-name="T4">encara</text:span></text:span><text:span text:style-name="apple-converted-space"><text:span text:style-name="T4"> </text:span></text:span><text:span text:style-name="apple-style-span"><text:span text:style-name="T2">и не имеющую какое-либо ограничение (перевод в обоих направлениях).</text:span></text:span></text:p>
      <text:p text:style-name="P92"><text:span text:style-name="apple-style-span"><text:span text:style-name="T2"><text:tab/>Ограничения направлений перевода также необходимы в двуязычных словарях, когда у нас есть слова, род ("GD") или число ("ND") которых </text:span></text:span><text:soft-page-break/><text:span text:style-name="apple-style-span"><text:span text:style-name="T2">предстоит определить (стр. 39 для получения дополнительной информации).</text:span></text:span></text:p>
      <text:p text:style-name="P92"><text:span text:style-name="apple-style-span"><text:span text:style-name="T2"><text:tab/>Другим опциональным атрибутом словарных статей является название леммы</text:span></text:span><text:span text:style-name="apple-converted-space"><text:span text:style-name="T2"> </text:span></text:span><text:span text:style-name="apple-style-span"><text:span text:style-name="T4">lm</text:span></text:span><text:span text:style-name="apple-style-span"><text:span text:style-name="T2">. По причине использования парадигм для представления закономерностей в словоизменении лексических единиц, статья в морфологических словарях содержит часть леммы, которая является общей для всех изменяемых форм, то есть она содержит "вырезку" леммы до той "точки", к которому присоединяются закономерные форманты парадигмы (например, испанские прилагательные</text:span></text:span><text:span text:style-name="apple-converted-space"><text:span text:style-name="T2"> </text:span></text:span><text:span text:style-name="apple-style-span"><text:span text:style-name="T4">distinto, absoluto и marino</text:span></text:span><text:span text:style-name="apple-converted-space"><text:span text:style-name="T4"> </text:span></text:span><text:span text:style-name="apple-style-span"><text:span text:style-name="T2">представляются в статьях как</text:span></text:span><text:span text:style-name="apple-converted-space"><text:span text:style-name="T2"> </text:span></text:span><text:span text:style-name="apple-style-span"><text:span text:style-name="T4">distint</text:span></text:span><text:span text:style-name="apple-style-span"><text:span text:style-name="T2">,</text:span></text:span><text:span text:style-name="apple-converted-space"><text:span text:style-name="T2"> </text:span></text:span><text:span text:style-name="apple-style-span"><text:span text:style-name="T4">аbsolut</text:span></text:span><text:span text:style-name="apple-converted-space"><text:span text:style-name="T4"> </text:span></text:span><text:span text:style-name="apple-style-span"><text:span text:style-name="T2">и</text:span></text:span><text:span text:style-name="apple-converted-space"><text:span text:style-name="T2"> </text:span></text:span><text:span text:style-name="apple-style-span"><text:span text:style-name="T4">marin</text:span></text:span><text:span text:style-name="apple-style-span"><text:span text:style-name="T2">, поскольку остальная часть флективных форм является общей для всех из них и указана в парадигме). Этот факт может сделать словарь трудным для понимания. Поэтому записи имеют этот атрибут, содержащий всю лемму лексической формы, с тем, чтобы словарь был более понятным и чтобы лингвисты могли решать проблемы быстрее. В двуязычных словарях, которые, как правило, не имеют ссылки на парадигмы</text:span></text:span><text:span text:style-name="apple-style-span"><text:span text:style-name="T2"><text:note text:id="ftn13" text:note-class="footnote"><text:note-citation>2</text:note-citation><text:note-body><text:p text:style-name="Footnote">Они могут содержать ссылки на парадигмы, но мы не сочли это необходимым для включённых в проект языков.</text:p></text:note-body></text:note></text:span></text:span><text:span text:style-name="apple-style-span"><text:span text:style-name="T2">, атрибут не используется.</text:span></text:span></text:p>
      <text:p text:style-name="Стиль_20__28_латиница_29__20_Arial_20_По_20_ширине_20_Междустр.интервал_3a__20__20_полуторный"/>
      <text:p text:style-name="P92"><text:span text:style-name="apple-style-span"><text:span text:style-name="T13">Элемент для строковой пары &lt;p&gt;</text:span></text:span></text:p>
      <text:p text:style-name="P92"><text:span text:style-name="apple-style-span"><text:span text:style-name="T2">Этот основной элемент словарей используется в любых типах словарных статей для указания эквивалентности двух строк, эта эквивалентность определяет лексические трансформации, которые будут осуществляться</text:span></text:span><text:span text:style-name="apple-converted-space"><text:span text:style-name="T2"> переходами </text:span></text:span><text:span text:style-name="apple-style-span"><text:span text:style-name="T2">полученного конечного преобразователя [4].</text:span></text:span></text:p>
      <text:p text:style-name="P92"><text:span text:style-name="apple-style-span"><text:span text:style-name="T2"><text:tab/>Он определяется парой внутренних элементов: левый элемент (&lt;</text:span></text:span><text:span text:style-name="apple-style-span"><text:span text:style-name="T13">l</text:span></text:span><text:span text:style-name="apple-style-span"><text:span text:style-name="T2">&gt;) и правый элемент (&lt;</text:span></text:span><text:span text:style-name="apple-style-span"><text:span text:style-name="T13">r</text:span></text:span><text:span text:style-name="apple-style-span"><text:span text:style-name="T2">&gt;). Его структура показана на рисунке 3.4.</text:span></text:span></text:p>
      <text:p text:style-name="P92"><text:span text:style-name="apple-style-span"><text:span text:style-name="T2"><text:tab/>Пара &lt;</text:span></text:span><text:span text:style-name="apple-style-span"><text:span text:style-name="T13">p</text:span></text:span><text:span text:style-name="apple-style-span"><text:span text:style-name="T2">&gt; должна включать обе эти части, хотя одна из них может быть пустой, что означает удаление (или добавление) строки. Элементы &lt;</text:span></text:span><text:span text:style-name="apple-style-span"><text:span text:style-name="T13">l</text:span></text:span><text:span text:style-name="apple-style-span"><text:span text:style-name="T2">&gt; и &lt;</text:span></text:span><text:span text:style-name="apple-style-span"><text:span text:style-name="T13">r</text:span></text:span><text:span text:style-name="apple-style-span"><text:span text:style-name="T2">&gt; имеют одну ту же внутреннюю структуру и те же реквизиты. Они могут содержать текст и ссылки на грамматические символы (которые в участвующих в проекте языках, образующих словоформы путём суффиксации, как правило, прибавляются к концу). Кроме тэгов &lt;</text:span></text:span><text:span text:style-name="apple-style-span"><text:span text:style-name="T13">l</text:span></text:span><text:span text:style-name="apple-style-span"><text:span text:style-name="T2">&gt; и &lt;</text:span></text:span><text:span text:style-name="apple-style-span"><text:span text:style-name="T13">r</text:span></text:span><text:span text:style-name="apple-style-span"><text:span text:style-name="T2">&gt; строковая пара ничего больше не содержит.</text:span></text:span></text:p>
      <text:p text:style-name="P92"/>
      <text:p text:style-name="P93"><text:span text:style-name="apple-style-span"><text:span text:style-name="T25">&lt;p&gt;</text:span></text:span><text:span text:style-name="T49"><text:line-break/><text:tab/></text:span><text:span text:style-name="apple-style-span"><text:span text:style-name="T25">&lt;l&gt;&lt;!-- ... --&gt;&lt;/l&gt;</text:span></text:span><text:span text:style-name="T49"><text:line-break/></text:span><text:soft-page-break/><text:span text:style-name="T49"><text:tab/></text:span><text:span text:style-name="apple-style-span"><text:span text:style-name="T25">&lt;r&gt;&lt;!-- ... --&gt;&lt;/r&gt;</text:span></text:span><text:span text:style-name="T49"><text:line-break/></text:span><text:span text:style-name="apple-style-span"><text:span text:style-name="T25">&lt;/p&gt;</text:span></text:span><text:span text:style-name="T49"><text:line-break/></text:span></text:p>
      <text:p text:style-name="P94"><text:span text:style-name="apple-style-span"><text:span text:style-name="T2">Figure 3.4: Использование элемента &lt;</text:span></text:span><text:span text:style-name="apple-style-span"><text:span text:style-name="T13">p</text:span></text:span><text:span text:style-name="apple-style-span"><text:span text:style-name="T2">&gt;</text:span></text:span></text:p>
      <text:p text:style-name="Стиль_20__28_латиница_29__20_Arial_20_По_20_ширине_20_Междустр.интервал_3a__20__20_полуторный"/>
      <text:p text:style-name="P92"><text:span text:style-name="apple-style-span"><text:span text:style-name="T13">Элемент для ссылки на символ &lt;s&gt;</text:span></text:span></text:p>
      <text:p text:style-name="P92"><text:span text:style-name="apple-style-span"><text:span text:style-name="T2">Ссылки на символы (или тэги) используются для задания морфологической информации о ЛФ и могут вставляться в любое место внутри строковой пары, то есть, внутри элементов &lt;</text:span></text:span><text:span text:style-name="apple-style-span"><text:span text:style-name="T13">l</text:span></text:span><text:span text:style-name="apple-style-span"><text:span text:style-name="T2">&gt; и &lt;</text:span></text:span><text:span text:style-name="apple-style-span"><text:span text:style-name="T13">r</text:span></text:span><text:span text:style-name="apple-style-span"><text:span text:style-name="T2">&gt;, как если бы они были отдельными символами; для языков нашего проекта, однако, они ставятся в конец этих пар, и всегда в одном и том же порядке для слов одной части речи. Этот порядок определяется лингвистом в зависимости от того, как он хотел бы морфологически описать ЛФ в словарях, и должен быть одинаковыми во всех словарях системы, если мы хотим правильное выполнение операций по лексическому и структурному трансферу. Так, например, в словарях романских языков этого проекта, существительное описывается следующим образом: вначале пишется символ для определения части речи (</text:span></text:span><text:span text:style-name="apple-style-span"><text:span text:style-name="T4">n</text:span></text:span><text:span text:style-name="apple-style-span"><text:span text:style-name="T2">, noun), затем для определения пола (</text:span></text:span><text:span text:style-name="apple-style-span"><text:span text:style-name="T4">m</text:span></text:span><text:span text:style-name="apple-style-span"><text:span text:style-name="T2">, masculine,</text:span></text:span><text:span text:style-name="apple-converted-space"><text:span text:style-name="T2"> </text:span></text:span><text:span text:style-name="apple-style-span"><text:span text:style-name="T4">f</text:span></text:span><text:span text:style-name="apple-style-span"><text:span text:style-name="T2">, feminine,</text:span></text:span><text:span text:style-name="apple-converted-space"><text:span text:style-name="T2"> </text:span></text:span><text:span text:style-name="apple-style-span"><text:span text:style-name="T4">mf</text:span></text:span><text:span text:style-name="apple-style-span"><text:span text:style-name="T2">, masculine–feminine), и, наконец, для определения числа (</text:span></text:span><text:span text:style-name="apple-style-span"><text:span text:style-name="T4">sg</text:span></text:span><text:span text:style-name="apple-style-span"><text:span text:style-name="T2">, singular,</text:span></text:span><text:span text:style-name="apple-style-span"><text:span text:style-name="T4"> pl</text:span></text:span><text:span text:style-name="apple-style-span"><text:span text:style-name="T2">, plural,</text:span></text:span><text:span text:style-name="apple-converted-space"><text:span text:style-name="T2"> </text:span></text:span><text:span text:style-name="apple-style-span"><text:span text:style-name="T4">sp-pl</text:span></text:span><text:span text:style-name="apple-style-span"><text:span text:style-name="T2">,</text:span></text:span><text:line-break/><text:span text:style-name="apple-style-span"><text:span text:style-name="T2">singular–plural). Список в Приложении B содержит все грамматические символы, используемые в словарях этого проекта и показывает порядок, который был установлен для каждой части речи.</text:span></text:span></text:p>
      <text:p text:style-name="Стиль_20__28_латиница_29__20_Arial_20_По_20_ширине_20_Междустр.интервал_3a__20__20_полуторный"><text:span text:style-name="apple-style-span"><text:span text:style-name="T2">В морфологических словарях ссылки на символы используются как в парадигмах, так и в словарных статьях, которые не содержат какие-либо ссылки на парадигмы. В двуязычных словарях, как правило, указывается только первый грамматический символ каждой ЛФ, поскольку остальные автоматически копируются из ЛФ на исходном языке в ЛФ на целевом языке (в том случае, если они являются идентичными в обоих языках).</text:span></text:span></text:p>
      <text:p text:style-name="Стиль_20__28_латиница_29__20_Arial_20_По_20_ширине_20_Междустр.интервал_3a__20__20_полуторный"><text:span text:style-name="apple-style-span"><text:span text:style-name="T2">Чтобы указать к какому грамматическому символу мы делаем ссылку, используется (обязательный) атрибут</text:span></text:span><text:span text:style-name="apple-converted-space"><text:span text:style-name="T2"> </text:span></text:span><text:span text:style-name="apple-style-span"><text:span text:style-name="T4">n</text:span></text:span><text:span text:style-name="apple-style-span"><text:span text:style-name="T2">. Символ должен быть определён в разделе определений грамматических символов (&lt;sdefs&gt;).</text:span></text:span></text:p>
      <text:p text:style-name="P93"><text:span text:style-name="apple-style-span"><text:span text:style-name="T31">[1]<text:line-break/></text:span></text:span><text:span text:style-name="apple-style-span"><text:span text:style-name="T23">&lt;e lm="perro"&gt;</text:span></text:span><text:span text:style-name="T59"><text:line-break/><text:tab/></text:span><text:span text:style-name="apple-style-span"><text:span text:style-name="T23">&lt;p&gt;</text:span></text:span><text:span text:style-name="T59"><text:line-break/><text:tab/><text:tab/></text:span><text:span text:style-name="apple-style-span"><text:span text:style-name="T23">&lt;l&gt;perr&lt;/l&gt;&lt;r&gt;perr&lt;/r&gt;</text:span></text:span><text:span text:style-name="T59"><text:line-break/></text:span><text:soft-page-break/><text:span text:style-name="T59"><text:tab/></text:span><text:span text:style-name="apple-style-span"><text:span text:style-name="T23">&lt;/p&gt;</text:span></text:span><text:span text:style-name="T59"><text:line-break/><text:tab/></text:span><text:span text:style-name="apple-style-span"><text:span text:style-name="T23">&lt;par n="abuel_o__n"/&gt;</text:span></text:span><text:span text:style-name="T59"><text:line-break/></text:span><text:span text:style-name="apple-style-span"><text:span text:style-name="T23">&lt;/e&gt;</text:span></text:span><text:span text:style-name="T59"><text:line-break/></text:span><text:span text:style-name="apple-style-span"><text:span text:style-name="T23">[2]</text:span></text:span><text:span text:style-name="T59"><text:line-break/></text:span><text:span text:style-name="apple-style-span"><text:span text:style-name="T23">&lt;e lm="perro"&gt;</text:span></text:span><text:span text:style-name="T59"><text:line-break/><text:tab/></text:span><text:span text:style-name="apple-style-span"><text:span text:style-name="T23">&lt;i&gt;perr&lt;/i&gt;</text:span></text:span><text:span text:style-name="T59"><text:line-break/><text:tab/></text:span><text:span text:style-name="apple-style-span"><text:span text:style-name="T23">&lt;par n="abuel_o__n"/&gt;</text:span></text:span><text:span text:style-name="T59"><text:line-break/></text:span><text:span text:style-name="apple-style-span"><text:span text:style-name="T23">&lt;/e&gt;</text:span></text:span></text:p>
      <text:p text:style-name="P96"/>
      <text:p text:style-name="P94"><text:span text:style-name="apple-style-span"><text:span text:style-name="T2">Рисунок 3.5: Использование элемента &lt;</text:span></text:span><text:span text:style-name="apple-style-span"><text:span text:style-name="T13">i</text:span></text:span><text:span text:style-name="apple-style-span"><text:span text:style-name="T2">&gt;. Содержимое [1] и [2] эквивалентны</text:span></text:span></text:p>
      <text:p text:style-name="Стиль_20__28_латиница_29__20_Arial_20_По_20_ширине_20_Междустр.интервал_3a__20__20_полуторный"/>
      <text:p text:style-name="P93"><text:span text:style-name="apple-style-span"><text:span text:style-name="T19">&lt;pardefs&gt;</text:span></text:span><text:span text:style-name="T66"><text:line-break/><text:tab/></text:span><text:span text:style-name="apple-style-span"><text:span text:style-name="T19">&lt;pardef n="abuel_o__n"&gt;</text:span></text:span><text:span text:style-name="T66"><text:line-break/><text:tab/><text:tab/></text:span><text:span text:style-name="apple-style-span"><text:span text:style-name="T19">&lt;!-- ... --&gt;</text:span></text:span><text:span text:style-name="T66"><text:line-break/><text:tab/></text:span><text:span text:style-name="apple-style-span"><text:span text:style-name="T19">&lt;/pardef&gt;</text:span></text:span><text:span text:style-name="T66"><text:line-break/></text:span><text:span text:style-name="apple-style-span"><text:span text:style-name="T19">&lt;!-- ... --&gt;</text:span></text:span><text:span text:style-name="T66"><text:line-break/></text:span><text:span text:style-name="apple-style-span"><text:span text:style-name="T19">&lt;/pardefs&gt;</text:span></text:span><text:span text:style-name="T67"><text:line-break/></text:span></text:p>
      <text:p text:style-name="P94"><text:span text:style-name="apple-style-span"><text:span text:style-name="T27">Figure 3.6: </text:span></text:span><text:span text:style-name="apple-style-span"><text:span text:style-name="T2">Использование</text:span></text:span><text:span text:style-name="apple-style-span"><text:span text:style-name="T27"> </text:span></text:span><text:span text:style-name="apple-style-span"><text:span text:style-name="T2">элемента</text:span></text:span><text:span text:style-name="apple-style-span"><text:span text:style-name="T27"> &lt;</text:span></text:span><text:span text:style-name="apple-style-span"><text:span text:style-name="T28">pardefs</text:span></text:span><text:span text:style-name="apple-style-span"><text:span text:style-name="T27">&gt;</text:span></text:span></text:p>
      <text:p text:style-name="P85"/>
      <text:p text:style-name="P92"><text:span text:style-name="apple-style-span"><text:span text:style-name="T13">Элемент для</text:span></text:span><text:span text:style-name="apple-converted-space"><text:span text:style-name="T13"> </text:span></text:span><text:span text:style-name="apple-style-span"><text:span text:style-name="T13">идентичной трнасдукции</text:span></text:span><text:span text:style-name="apple-converted-space"><text:span text:style-name="T13"> </text:span></text:span><text:span text:style-name="apple-style-span"><text:span text:style-name="T13">&lt;i&gt;</text:span></text:span></text:p>
      <text:p text:style-name="P92"><text:span text:style-name="apple-style-span"><text:span text:style-name="T2">Это способ для написания строковой пары, в которой левая и правая стороны идентичны. Например, две словарные статьи, показанные на рисунке 3.5, полностью эквивалентны. Преимущество добавления таким способом заключается в том, что результат получается более компактным и более удобочитаемым.</text:span></text:span></text:p>
      <text:p text:style-name="P92"/>
      <text:p text:style-name="P92"><text:span text:style-name="apple-style-span"><text:span text:style-name="T13">Элемент для раздела с определением парадигм &lt;pardefs&gt;</text:span></text:span></text:p>
      <text:p text:style-name="P92"><text:span text:style-name="apple-style-span"><text:span text:style-name="T2">Этот элемент включает в себя все определения парадигм словаря, где отдельным определением парадигмы является элемент &lt;</text:span></text:span><text:span text:style-name="apple-style-span"><text:span text:style-name="T13">pardef</text:span></text:span><text:span text:style-name="apple-style-span"><text:span text:style-name="T2">&gt;, как показано на рисунке 3.6.</text:span></text:span></text:p>
      <text:p text:style-name="P92"/>
      <text:p text:style-name="P92"><text:span text:style-name="apple-style-span"><text:span text:style-name="T13">Элемент для определения парадигмы &lt;pardef&gt;</text:span></text:span></text:p>
      <text:p text:style-name="P92"><text:span text:style-name="apple-style-span"><text:span text:style-name="T2">Он определяет словоизменительную парадигму в словаре. Под парадигмой следует понимать небольшой словарь возможных формантов, которые могут </text:span></text:span><text:soft-page-break/><text:span text:style-name="apple-style-span"><text:span text:style-name="T2">присоединяться к частям слов (или к словарным статьям другой парадигмы), служащий для определения закономерностей в лексической обработке статей словаря, как, например, закономерностей в словоизменении. Чтобы определить эти закономерности, каждая парадигма имеет вид списка статей &lt;</text:span></text:span><text:span text:style-name="apple-style-span"><text:span text:style-name="T13">e</text:span></text:span><text:span text:style-name="apple-style-span"><text:span text:style-name="T2">&gt;, таких как в словаре, то есть имеет ту же структуру, как и словарный раздел &lt;</text:span></text:span><text:span text:style-name="apple-style-span"><text:span text:style-name="T13">section</text:span></text:span><text:span text:style-name="apple-style-span"><text:span text:style-name="T2">&gt;; следовательно, статьи парадигмы состоят из пар (&lt;</text:span></text:span><text:span text:style-name="apple-style-span"><text:span text:style-name="T13">p</text:span></text:span><text:span text:style-name="apple-style-span"><text:span text:style-name="T2">&gt;) с левой (&lt;</text:span></text:span><text:span text:style-name="apple-style-span"><text:span text:style-name="T13">l</text:span></text:span><text:span text:style-name="apple-style-span"><text:span text:style-name="T2">&gt;) и правой сторонами (&lt;</text:span></text:span><text:span text:style-name="apple-style-span"><text:span text:style-name="T13">r</text:span></text:span><text:span text:style-name="apple-style-span"><text:span text:style-name="T2">&gt;). Эти элементы могут содержать текст или грамматические символы &lt;</text:span></text:span><text:span text:style-name="apple-style-span"><text:span text:style-name="T13">s</text:span></text:span><text:span text:style-name="apple-style-span"><text:span text:style-name="T2">&gt;.</text:span></text:span></text:p>
      <text:p text:style-name="P92"><text:span text:style-name="apple-style-span"><text:span text:style-name="T2"><text:tab/>Как и в определениях символов, определения парадигм содержат атрибут</text:span></text:span><text:span text:style-name="apple-converted-space"><text:span text:style-name="T2"> </text:span></text:span><text:span text:style-name="apple-style-span"><text:span text:style-name="T4">n, </text:span></text:span><text:span text:style-name="apple-style-span"><text:span text:style-name="T2">который задаёт парадигме имя, чтобы на неё можно было делать ссылку внутри словарной статьи. В словарной статье, таким образом, для указания всех возможных форм слова нужно указать только имя соответствующей парадигмы.</text:span></text:span></text:p>
      <text:p text:style-name="P92"><text:span text:style-name="apple-style-span"><text:span text:style-name="T2"><text:tab/>Пример определения парадигмы из Рисунка 3.6 в модифицированной форме даётся на Рисунке 3.7. В следующей таблице показана информация, выраженная парадигмой:</text:span></text:span></text:p>
      <text:p text:style-name="Стиль_20__28_латиница_29__20_Arial_20_По_20_ширине_20_Междустр.интервал_3a__20__20_полуторный"/>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Корень (ПФ или ЛФ)</text:p>
          </table:table-cell>
          <table:table-cell table:style-name="Table3.A1" office:value-type="string">
            <text:p text:style-name="P2">Окончание (ПФ)</text:p>
          </table:table-cell>
          <table:table-cell table:style-name="Table3.C1" office:value-type="string">
            <text:p text:style-name="P2">Анализ (ЛФ)</text:p>
          </table:table-cell>
        </table:table-row>
        <table:table-row table:style-name="Table3.2">
          <table:table-cell table:style-name="Table3.A2" office:value-type="string">
            <text:p text:style-name="P20">abuel</text:p>
            <text:p text:style-name="P19">abuel</text:p>
            <text:p text:style-name="P19">abuel</text:p>
            <text:p text:style-name="P19">abuel</text:p>
          </table:table-cell>
          <table:table-cell table:style-name="Table3.A2" office:value-type="string">
            <text:p text:style-name="P20">o</text:p>
            <text:p text:style-name="P19">a</text:p>
            <text:p text:style-name="P19">os</text:p>
            <text:p text:style-name="P19">as</text:p>
          </table:table-cell>
          <table:table-cell table:style-name="Table3.C2" office:value-type="string">
            <text:p text:style-name="P4">o&lt;n&gt;&lt;m&gt;&lt;sg&gt;</text:p>
            <text:p text:style-name="P3">o&lt;n&gt;&lt;f&gt;&lt;sg&gt;</text:p>
            <text:p text:style-name="P3">o&lt;n&gt;&lt;m&gt;&lt;pl&gt;</text:p>
            <text:p text:style-name="P3">o&lt;n&gt;&lt;f&gt;&lt;pl&gt;</text:p>
          </table:table-cell>
        </table:table-row>
      </table:table>
      <text:p text:style-name="P92"/>
      <text:p text:style-name="Стиль_20__28_латиница_29__20_Arial_20_По_20_ширине_20_Междустр.интервал_3a__20__20_полуторный"><text:span text:style-name="apple-style-span"><text:span text:style-name="T2">Эта парадигма присваивается всем испанским существительным (</text:span></text:span><text:span text:style-name="apple-style-span"><text:span text:style-name="T4">n</text:span></text:span><text:span text:style-name="apple-style-span"><text:span text:style-name="T2">), которые изменяются как </text:span></text:span><text:span text:style-name="apple-style-span"><text:span text:style-name="T4">abuelo</text:span></text:span><text:span text:style-name="apple-converted-space"><text:span text:style-name="T4"> </text:span></text:span><text:span text:style-name="apple-style-span"><text:span text:style-name="T2">(например, </text:span></text:span><text:span text:style-name="apple-style-span"><text:span text:style-name="T4">alumno</text:span></text:span><text:span text:style-name="apple-style-span"><text:span text:style-name="T2">,</text:span></text:span><text:span text:style-name="apple-converted-space"><text:span text:style-name="T2"> </text:span></text:span><text:span text:style-name="apple-style-span"><text:span text:style-name="T4">amigo</text:span></text:span><text:span text:style-name="apple-converted-space"><text:span text:style-name="T4"> </text:span></text:span><text:span text:style-name="apple-style-span"><text:span text:style-name="T2">или</text:span></text:span><text:span text:style-name="apple-converted-space"><text:span text:style-name="T2"> </text:span></text:span><text:span text:style-name="apple-style-span"><text:span text:style-name="T4">gato</text:span></text:span><text:span text:style-name="apple-style-span"><text:span text:style-name="T2">) и предназначена для использования в качестве</text:span></text:span><text:span text:style-name="apple-converted-space"><text:span text:style-name="T2"> </text:span></text:span><text:span text:style-name="apple-style-span"><text:span text:style-name="T4">суффикса</text:span></text:span><text:span text:style-name="apple-converted-space"><text:span text:style-name="T4"> </text:span></text:span><text:span text:style-name="apple-style-span"><text:span text:style-name="T2">в словарных статьях. В целом, парадигма может быть вставлена в любую позицию внутри словарной статьи (если это имеет смысл, конечно).</text:span></text:span><text:span text:style-name="apple-converted-space"><text:span text:style-name="T2"> </text:span></text:span><text:span text:style-name="apple-style-span"><text:span text:style-name="T2">Мы можем воспринимать парадигмы как преобразователи, добавляемые в определённую позицию.</text:span></text:span><text:span text:style-name="apple-converted-space"><text:span text:style-name="T2"> </text:span></text:span><text:span text:style-name="apple-style-span"><text:span text:style-name="T2">Рисунок 3.8 показывает пример определения парадигмы, которая предназначена для использования в качестве</text:span></text:span><text:span text:style-name="apple-converted-space"><text:span text:style-name="T2"> </text:span></text:span><text:span text:style-name="apple-style-span"><text:span text:style-name="T4">префикса</text:span></text:span><text:span text:style-name="apple-style-span"><text:span text:style-name="T2">. Эта парадигма используется для анализа и генерирования испанских слов, начинающихся на</text:span></text:span><text:span text:style-name="apple-converted-space"><text:span text:style-name="T4"> </text:span></text:span><text:span text:style-name="apple-style-span"><text:span text:style-name="T4">ex</text:span></text:span><text:span text:style-name="apple-style-span"><text:span text:style-name="T2">,</text:span></text:span><text:span text:style-name="apple-converted-space"><text:span text:style-name="T2"> </text:span></text:span><text:span text:style-name="apple-style-span"><text:span text:style-name="T4">ex-</text:span></text:span><text:span text:style-name="apple-converted-space"><text:span text:style-name="T4"> </text:span></text:span><text:span text:style-name="apple-style-span"><text:span text:style-name="T2">и т.д., таких как</text:span></text:span><text:span text:style-name="apple-converted-space"><text:span text:style-name="T2"> </text:span></text:span><text:span text:style-name="apple-style-span"><text:span text:style-name="T4">ex-presidente</text:span></text:span><text:span text:style-name="apple-style-span"><text:span text:style-name="T2">,</text:span></text:span><text:span text:style-name="apple-converted-space"><text:span text:style-name="T2"> </text:span></text:span><text:span text:style-name="apple-style-span"><text:span text:style-name="T4">exministro</text:span></text:span><text:span text:style-name="apple-style-span"><text:span text:style-name="T2">,</text:span></text:span><text:span text:style-name="apple-converted-space"><text:span text:style-name="T2"> </text:span></text:span><text:span text:style-name="apple-style-span"><text:span text:style-name="T4">ex directo</text:span></text:span><text:span text:style-name="apple-style-span"><text:span text:style-name="T2">r и т.д., со всеми орфографическими вариациями (</text:span></text:span><text:span text:style-name="apple-style-span"><text:span text:style-name="T4">ex</text:span></text:span><text:span text:style-name="apple-converted-space"><text:span text:style-name="T4"> </text:span></text:span><text:span text:style-name="apple-style-span"><text:span text:style-name="T2">с дефисом, без дефиса и слитно, без дефиса и с пробелом &lt;</text:span></text:span><text:span text:style-name="apple-style-span"><text:span text:style-name="T13">b</text:span></text:span><text:span text:style-name="apple-style-span"><text:span text:style-name="T2">/&gt;, см. стр. 3.1.2.3); выходная лемма просто добавляет</text:span></text:span><text:span text:style-name="apple-converted-space"><text:span text:style-name="T2"> </text:span></text:span><text:span text:style-name="apple-style-span"><text:span text:style-name="T4">ex</text:span></text:span><text:span text:style-name="apple-converted-space"><text:span text:style-name="T4"> </text:span></text:span><text:span text:style-name="apple-style-span"><text:span text:style-name="T2">без дефиса и пробела к </text:span></text:span><text:soft-page-break/><text:span text:style-name="apple-style-span"><text:span text:style-name="T2">соответствующей лемме. Ограничение направления <text:s/>("</text:span></text:span><text:span text:style-name="apple-style-span"><text:span text:style-name="T25">ЛП</text:span></text:span><text:span text:style-name="apple-style-span"><text:span text:style-name="T2">"), имеющееся в примере, используются для определения того, какую форму будет генерировать транслятор. Пустая</text:span></text:span><text:span text:style-name="apple-converted-space"><text:span text:style-name="T2"> </text:span></text:span><text:span text:style-name="apple-style-span"><text:span text:style-name="T2">идентичная трансдукция</text:span></text:span><text:span text:style-name="apple-converted-space"><text:span text:style-name="T2"> </text:span></text:span><text:span text:style-name="apple-style-span"><text:span text:style-name="T2">(&lt;</text:span></text:span><text:span text:style-name="apple-style-span"><text:span text:style-name="T13">i</text:span></text:span><text:span text:style-name="apple-style-span"><text:span text:style-name="T2">/&gt;) необходима в данном случае для анализа и генерирования слова без префикса</text:span></text:span><text:span text:style-name="apple-converted-space"><text:span text:style-name="T2"> </text:span></text:span><text:span text:style-name="apple-style-span"><text:span text:style-name="T4">ex.</text:span></text:span></text:p>
      <text:p text:style-name="Стиль_20__28_латиница_29__20_Arial_20_По_20_ширине_20_Междустр.интервал_3a__20__20_полуторный"/>
      <text:p text:style-name="P93"><text:span text:style-name="apple-style-span"><text:span text:style-name="T23">&lt;pardef n="abuel_o__n"&gt;</text:span></text:span><text:span text:style-name="T59"><text:line-break/><text:tab/></text:span><text:span text:style-name="apple-style-span"><text:span text:style-name="T23">&lt;e&gt;</text:span></text:span><text:span text:style-name="T59"><text:line-break/><text:tab/><text:tab/></text:span><text:span text:style-name="apple-style-span"><text:span text:style-name="T23">&lt;p&gt;</text:span></text:span><text:span text:style-name="T59"><text:line-break/><text:tab/><text:tab/><text:tab/></text:span><text:span text:style-name="apple-style-span"><text:span text:style-name="T23">&lt;l&gt;o&lt;/l&gt;</text:span></text:span><text:span text:style-name="T59"><text:line-break/><text:tab/><text:tab/><text:tab/></text:span><text:span text:style-name="apple-style-span"><text:span text:style-name="T23">&lt;r&gt;o&lt;s n="n"/&gt;&lt;s n="m"/&gt;&lt;s n="sg"/&gt;&lt;/r&gt;</text:span></text:span></text:p>
      <text:p text:style-name="P93"><text:span text:style-name="apple-style-span"><text:span text:style-name="T23"><text:tab/><text:tab/>&lt;/p&gt;</text:span></text:span><text:span text:style-name="T59"><text:line-break/><text:tab/></text:span><text:span text:style-name="apple-style-span"><text:span text:style-name="T23">&lt;/e&gt;</text:span></text:span><text:span text:style-name="T59"><text:line-break/><text:tab/></text:span><text:span text:style-name="apple-style-span"><text:span text:style-name="T23">&lt;e&gt;</text:span></text:span><text:span text:style-name="T59"><text:line-break/><text:tab/><text:tab/></text:span><text:span text:style-name="apple-style-span"><text:span text:style-name="T23">&lt;p&gt;</text:span></text:span><text:span text:style-name="T59"><text:line-break/><text:tab/><text:tab/><text:tab/></text:span><text:span text:style-name="apple-style-span"><text:span text:style-name="T23">&lt;l&gt;a&lt;/l&gt;</text:span></text:span><text:span text:style-name="T59"><text:line-break/><text:tab/><text:tab/><text:tab/></text:span><text:span text:style-name="apple-style-span"><text:span text:style-name="T23">&lt;r&gt;o&lt;s n="n"/&gt;&lt;s n="f"/&gt;&lt;s n="sg"/&gt;&lt;/r&gt;</text:span></text:span><text:span text:style-name="T59"><text:line-break/><text:tab/><text:tab/></text:span><text:span text:style-name="apple-style-span"><text:span text:style-name="T23">&lt;/p&gt;</text:span></text:span><text:span text:style-name="T59"><text:line-break/><text:tab/></text:span><text:span text:style-name="apple-style-span"><text:span text:style-name="T23">&lt;/e&gt;</text:span></text:span><text:span text:style-name="T59"><text:line-break/><text:tab/></text:span><text:span text:style-name="apple-style-span"><text:span text:style-name="T23">&lt;e&gt;</text:span></text:span><text:span text:style-name="T59"><text:line-break/><text:tab/><text:tab/></text:span><text:span text:style-name="apple-style-span"><text:span text:style-name="T23">&lt;p&gt;</text:span></text:span><text:span text:style-name="T59"><text:line-break/><text:tab/><text:tab/><text:tab/></text:span><text:span text:style-name="apple-style-span"><text:span text:style-name="T23">&lt;l&gt;os&lt;/l&gt;</text:span></text:span><text:span text:style-name="T59"><text:line-break/><text:tab/><text:tab/><text:tab/></text:span><text:span text:style-name="apple-style-span"><text:span text:style-name="T23">&lt;r&gt;o&lt;s n="n"/&gt;&lt;s n="m"/&gt;&lt;s n="pl"/&gt;&lt;/r&gt;</text:span></text:span><text:span text:style-name="T59"><text:line-break/><text:tab/><text:tab/></text:span><text:span text:style-name="apple-style-span"><text:span text:style-name="T23">&lt;/p&gt;</text:span></text:span><text:span text:style-name="T59"><text:line-break/><text:tab/></text:span><text:span text:style-name="apple-style-span"><text:span text:style-name="T23">&lt;/e&gt;</text:span></text:span><text:span text:style-name="T59"><text:line-break/><text:tab/></text:span><text:span text:style-name="apple-style-span"><text:span text:style-name="T23">&lt;e&gt;</text:span></text:span><text:span text:style-name="T59"><text:line-break/><text:tab/><text:tab/></text:span><text:span text:style-name="apple-style-span"><text:span text:style-name="T23">&lt;p&gt;</text:span></text:span><text:span text:style-name="T59"><text:line-break/><text:tab/><text:tab/><text:tab/></text:span><text:span text:style-name="apple-style-span"><text:span text:style-name="T23">&lt;l&gt;as&lt;/l&gt;</text:span></text:span><text:span text:style-name="T59"><text:line-break/><text:tab/><text:tab/><text:tab/></text:span><text:span text:style-name="apple-style-span"><text:span text:style-name="T23">&lt;r&gt;o&lt;s n="n"/&gt;&lt;s n="f"/&gt;&lt;s n="pl"/&gt;&lt;/r&gt;</text:span></text:span><text:span text:style-name="T59"><text:line-break/><text:tab/><text:tab/></text:span><text:span text:style-name="apple-style-span"><text:span text:style-name="T23">&lt;/p&gt;</text:span></text:span><text:span text:style-name="T59"><text:line-break/><text:tab/></text:span><text:span text:style-name="apple-style-span"><text:span text:style-name="T23">&lt;/e&gt;</text:span></text:span><text:span text:style-name="T59"><text:line-break/></text:span><text:span text:style-name="apple-style-span"><text:span text:style-name="T23">&lt;/pardef&gt;</text:span></text:span></text:p>
      <text:p text:style-name="P96"/>
      <text:p text:style-name="P94"><text:span text:style-name="apple-style-span"><text:span text:style-name="T2">Рисунок 3.7: Использование элемента &lt;</text:span></text:span><text:span text:style-name="apple-style-span"><text:span text:style-name="T13">pardef</text:span></text:span><text:span text:style-name="apple-style-span"><text:span text:style-name="T2">&gt; для определения</text:span></text:span><text:span text:style-name="apple-converted-space"><text:span text:style-name="T2"> </text:span></text:span><text:span text:style-name="apple-style-span"><text:span text:style-name="T2">словоизменени</text:span></text:span><text:span text:style-name="apple-converted-space"><text:span text:style-name="T2">я </text:span></text:span><text:span text:style-name="apple-style-span"><text:span text:style-name="T33">испанских существительных с четырьмя окончаниями</text:span></text:span><text:span text:style-name="apple-style-span"><text:span text:style-name="T2">, таких как</text:span></text:span><text:span text:style-name="apple-converted-space"><text:span text:style-name="T2"> </text:span></text:span><text:span text:style-name="apple-style-span"><text:span text:style-name="T4">abuelo</text:span></text:span><text:span text:style-name="apple-style-span"><text:span text:style-name="T2">,</text:span></text:span><text:span text:style-name="apple-converted-space"><text:span text:style-name="T2"> </text:span></text:span><text:span text:style-name="apple-style-span"><text:span text:style-name="T4">-a, -os, -as</text:span></text:span><text:span text:style-name="apple-converted-space"><text:span text:style-name="T4"> </text:span></text:span><text:span text:style-name="apple-style-span"><text:span text:style-name="T2">(”бабушка, дедушка”)</text:span></text:span></text:p>
      <text:p text:style-name="Стиль_20__28_латиница_29__20_Arial_20_По_20_ширине_20_Междустр.интервал_3a__20__20_полуторный"><text:soft-page-break/></text:p>
      <text:p text:style-name="P93"><text:span text:style-name="apple-style-span"><text:span text:style-name="T23">&lt;pardef n="ex"&gt;</text:span></text:span><text:span text:style-name="T59"><text:line-break/><text:tab/></text:span><text:span text:style-name="apple-style-span"><text:span text:style-name="T23">&lt;e r="LR"&gt;&lt;p&gt;&lt;l&gt;ex&lt;b/&gt;&lt;/l&gt;&lt;r&gt;ex&lt;/r&gt;&lt;/p&gt;&lt;/e&gt;</text:span></text:span><text:span text:style-name="T59"><text:line-break/><text:tab/></text:span><text:span text:style-name="apple-style-span"><text:span text:style-name="T23">&lt;e&gt;&lt;i&gt;ex&lt;/i&gt;&lt;/e&gt;</text:span></text:span><text:span text:style-name="T59"><text:line-break/><text:tab/></text:span><text:span text:style-name="apple-style-span"><text:span text:style-name="T23">&lt;e r="LR"&gt;&lt;p&gt;&lt;l&gt;ex-&lt;/l&gt;&lt;r&gt;ex&lt;/r&gt;&lt;/p&gt;&lt;/e&gt;</text:span></text:span><text:span text:style-name="T59"><text:line-break/><text:tab/></text:span><text:span text:style-name="apple-style-span"><text:span text:style-name="T23">&lt;e&gt;&lt;i/&gt;&lt;/e&gt;</text:span></text:span><text:span text:style-name="T59"><text:line-break/></text:span><text:span text:style-name="apple-style-span"><text:span text:style-name="T23">&lt;/pardef&gt;</text:span></text:span><text:span text:style-name="T47"><text:line-break/></text:span></text:p>
      <text:p text:style-name="P94"><text:span text:style-name="apple-style-span"><text:span text:style-name="T2">Рисунок 3.8: Использование элемента &lt;</text:span></text:span><text:span text:style-name="apple-style-span"><text:span text:style-name="T13">pardef</text:span></text:span><text:span text:style-name="apple-style-span"><text:span text:style-name="T2">&gt; в парадигме префикса</text:span></text:span><text:span text:style-name="apple-converted-space"><text:span text:style-name="T2"> </text:span></text:span><text:span text:style-name="apple-style-span"><text:span text:style-name="T4">ex.</text:span></text:span></text:p>
      <text:p text:style-name="Стиль_20__28_латиница_29__20_Arial_20_По_20_ширине_20_Междустр.интервал_3a__20__20_полуторный"/>
      <text:p text:style-name="P93"><text:span text:style-name="apple-style-span"><text:span text:style-name="T19">&lt;e lm="perro"&gt;</text:span></text:span><text:span text:style-name="T66"><text:line-break/><text:tab/></text:span><text:span text:style-name="apple-style-span"><text:span text:style-name="T19">&lt;i&gt;perr&lt;/i&gt;</text:span></text:span><text:span text:style-name="T66"><text:line-break/><text:tab/></text:span><text:span text:style-name="apple-style-span"><text:span text:style-name="T19">&lt;par n="abuel_o__n"/&gt;</text:span></text:span><text:span text:style-name="T66"><text:line-break/></text:span><text:span text:style-name="apple-style-span"><text:span text:style-name="T19">&lt;/e&gt;</text:span></text:span><text:span text:style-name="T67"><text:line-break/></text:span></text:p>
      <text:p text:style-name="P94"><text:span text:style-name="apple-style-span"><text:span text:style-name="T2">Рисунок</text:span></text:span><text:span text:style-name="apple-style-span"><text:span text:style-name="T27"> 3.9: </text:span></text:span><text:span text:style-name="apple-style-span"><text:span text:style-name="T2">Использование</text:span></text:span><text:span text:style-name="apple-style-span"><text:span text:style-name="T27"> </text:span></text:span><text:span text:style-name="apple-style-span"><text:span text:style-name="T2">элемента</text:span></text:span><text:span text:style-name="apple-style-span"><text:span text:style-name="T27"> &lt;</text:span></text:span><text:span text:style-name="apple-style-span"><text:span text:style-name="T28">par</text:span></text:span><text:span text:style-name="apple-style-span"><text:span text:style-name="T27">&gt;</text:span></text:span></text:p>
      <text:p text:style-name="P85"/>
      <text:p text:style-name="Стиль_20__28_латиница_29__20_Arial_20_По_20_ширине_20_Междустр.интервал_3a__20__20_полуторный"><text:span text:style-name="apple-style-span"><text:span text:style-name="T2">Статьи в парадигме могут содержать ссылки на другие парадигмы при условии, что они были определены в файле раньше. С другой стороны, на данный момент определение парадигмы не может включать само себя ни непосредственно, ни косвенно.</text:span></text:span></text:p>
      <text:p text:style-name="Стиль_20__28_латиница_29__20_Arial_20_По_20_ширине_20_Междустр.интервал_3a__20__20_полуторный"><text:span text:style-name="apple-style-span"><text:span text:style-name="T2">Парадигмы используются морфологических словарях для анализа и генерирования лексических форм. Для языковых пар этого проекта нет необходимости в определении парадигмы в двуязычных словарях (см. стр. 39).</text:span></text:span></text:p>
      <text:p text:style-name="Стиль_20__28_латиница_29__20_Arial_20_По_20_ширине_20_Междустр.интервал_3a__20__20_полуторный"><text:span text:style-name="apple-style-span"><text:span text:style-name="T2">Начиная с Apertium версии 2, словари содержат новый тип парадигмы, называемый метапарадигмой, что позволяет определять парадигмы с вариациями в зависимости от значения атрибута, указанного в статье, отсылающей к этой парадигме. Раздел 3.1.2.7 описывает характеристики и использование метапарадигм.</text:span></text:span></text:p>
      <text:p text:style-name="P92"/>
      <text:p text:style-name="P92"><text:span text:style-name="apple-style-span"><text:span text:style-name="T13">Элемент для ссылки на парадигму &lt;par&gt;</text:span></text:span></text:p>
      <text:p text:style-name="P92"><text:span text:style-name="apple-style-span"><text:span text:style-name="T2">Он используется внутри статьи для указания словоизменительной парадигмы, из числа определённых в &lt;pardefs&gt;, которой должна следовать словарная статья. Благодаря ссылки на парадигмы нет необходимости писать все словоформы лексемы в статьях морфологического словаря. Атрибут</text:span></text:span><text:span text:style-name="apple-converted-space"><text:span text:style-name="T2"> </text:span></text:span><text:span text:style-name="apple-style-span"><text:span text:style-name="T4">n</text:span></text:span><text:span text:style-name="apple-converted-space"><text:span text:style-name="T4"> </text:span></text:span><text:soft-page-break/><text:span text:style-name="apple-style-span"><text:span text:style-name="T2">используется для задания имени парадигмы, на которую делается ссылка. </text:span></text:span></text:p>
      <text:p text:style-name="P92"><text:span text:style-name="apple-style-span"><text:span text:style-name="T2"><text:tab/>Результатом вставки в статью ссылки на парадигму является создание стольких строковых пар, сколько указанно в парадигме. Например, словарная статья на рисунке 3.9 со ссылкой на парадигму ”</text:span></text:span><text:span text:style-name="apple-style-span"><text:span text:style-name="T4">abuel_o_n</text:span></text:span><text:span text:style-name="apple-style-span"><text:span text:style-name="T2">” (определённую на рисунке 3.7), эквивалентна статье, где каждая пара строк парадигмы соединена с леммой (то есть статье со всеми склонёнными формами леммы), как это показано на рисунке 3.10.</text:span></text:span><text:span text:style-name="apple-converted-space"><text:span text:style-name="T2"> </text:span></text:span><text:span text:style-name="apple-style-span"><text:span text:style-name="T2">На этом рисунке вы можете видеть, что парадигма всегда соотносит лемму в правой строке (&lt;r&gt;)</text:span></text:span><text:span text:style-name="apple-converted-space"><text:span text:style-name="T2"> </text:span></text:span><text:span text:style-name="apple-style-span"><text:span text:style-name="T4">(perro)</text:span></text:span><text:span text:style-name="apple-converted-space"><text:span text:style-name="T4"> </text:span></text:span><text:span text:style-name="apple-style-span"><text:span text:style-name="T2">с грамматическими символами, "приводящими" лемму к поверхностной форме, указанной в левой строке.</text:span></text:span></text:p>
      <text:p text:style-name="P92"><text:span text:style-name="apple-style-span"><text:span text:style-name="T2"><text:tab/>Надлежащее использование парадигмы, кроме создания компактных словарей, увеличивает скорость компиляции и снижает требования памяти в ходе этого процесса, поскольку во время компиляции возможно создать единую структуру данных для большинства парадигм [11].</text:span></text:span></text:p>
      <text:p text:style-name="Стиль_20__28_латиница_29__20_Arial_20_По_20_ширине_20_Междустр.интервал_3a__20__20_полуторный"/>
      <text:p text:style-name="P93"><text:span text:style-name="apple-style-span"><text:span text:style-name="T23">&lt;e&gt;</text:span></text:span><text:span text:style-name="T59"><text:line-break/><text:tab/></text:span><text:span text:style-name="apple-style-span"><text:span text:style-name="T23">&lt;p&gt;</text:span></text:span><text:span text:style-name="T59"><text:line-break/><text:tab/><text:tab/></text:span><text:span text:style-name="apple-style-span"><text:span text:style-name="T23">&lt;l&gt;perro&lt;/l&gt;</text:span></text:span><text:span text:style-name="T59"><text:line-break/><text:tab/><text:tab/></text:span><text:span text:style-name="apple-style-span"><text:span text:style-name="T23">&lt;r&gt;perro&lt;s n="n"/&gt;&lt;s n="m"/&gt;&lt;s n="sg"/&gt;&lt;/r&gt;</text:span></text:span></text:p>
      <text:p text:style-name="P93"><text:span text:style-name="apple-style-span"><text:span text:style-name="T23"><text:tab/>&lt;/p&gt;</text:span></text:span><text:span text:style-name="T59"><text:line-break/></text:span><text:span text:style-name="apple-style-span"><text:span text:style-name="T23">&lt;/e&gt;</text:span></text:span><text:span text:style-name="T59"><text:line-break/></text:span><text:span text:style-name="apple-style-span"><text:span text:style-name="T23">&lt;e&gt;</text:span></text:span><text:span text:style-name="T59"><text:line-break/><text:tab/></text:span><text:span text:style-name="apple-style-span"><text:span text:style-name="T23">&lt;p&gt;</text:span></text:span><text:span text:style-name="T59"><text:line-break/><text:tab/><text:tab/></text:span><text:span text:style-name="apple-style-span"><text:span text:style-name="T23">&lt;l&gt;perra&lt;/l&gt;</text:span></text:span><text:span text:style-name="T59"><text:line-break/><text:tab/><text:tab/></text:span><text:span text:style-name="apple-style-span"><text:span text:style-name="T23">&lt;r&gt;perro&lt;s n="n"/&gt;&lt;s n="f"/&gt;&lt;s n="sg"/&gt;&lt;/r&gt;</text:span></text:span><text:span text:style-name="T59"><text:line-break/><text:tab/></text:span><text:span text:style-name="apple-style-span"><text:span text:style-name="T23">&lt;/p&gt;</text:span></text:span><text:span text:style-name="T59"><text:line-break/></text:span><text:span text:style-name="apple-style-span"><text:span text:style-name="T23">&lt;/e&gt;</text:span></text:span><text:span text:style-name="T59"><text:line-break/></text:span><text:span text:style-name="apple-style-span"><text:span text:style-name="T23">&lt;e&gt;</text:span></text:span><text:span text:style-name="T59"><text:line-break/><text:tab/></text:span><text:span text:style-name="apple-style-span"><text:span text:style-name="T23">&lt;p&gt;</text:span></text:span><text:span text:style-name="T59"><text:line-break/><text:tab/><text:tab/></text:span><text:span text:style-name="apple-style-span"><text:span text:style-name="T23">&lt;l&gt;perros&lt;/l&gt;</text:span></text:span><text:span text:style-name="T59"><text:line-break/><text:tab/><text:tab/></text:span><text:span text:style-name="apple-style-span"><text:span text:style-name="T23">&lt;r&gt;perro&lt;s n="n"/&gt;&lt;s n="m"/&gt;&lt;s n="pl"/&gt;&lt;/r&gt;</text:span></text:span><text:span text:style-name="T59"><text:line-break/><text:tab/></text:span><text:span text:style-name="apple-style-span"><text:span text:style-name="T23">&lt;/p&gt;</text:span></text:span><text:span text:style-name="T59"><text:line-break/></text:span><text:span text:style-name="apple-style-span"><text:span text:style-name="T23">&lt;/e&gt;</text:span></text:span><text:span text:style-name="T59"><text:line-break/></text:span><text:span text:style-name="apple-style-span"><text:span text:style-name="T23">&lt;e&gt;</text:span></text:span><text:span text:style-name="T59"><text:line-break/><text:tab/></text:span><text:span text:style-name="apple-style-span"><text:span text:style-name="T23">&lt;p&gt;</text:span></text:span><text:span text:style-name="T59"><text:line-break/></text:span><text:soft-page-break/><text:span text:style-name="T59"><text:tab/><text:tab/></text:span><text:span text:style-name="apple-style-span"><text:span text:style-name="T23">&lt;l&gt;perras&lt;/l&gt;</text:span></text:span><text:span text:style-name="T59"><text:line-break/><text:tab/><text:tab/></text:span><text:span text:style-name="apple-style-span"><text:span text:style-name="T23">&lt;r&gt;perro&lt;s n="n"/&gt;&lt;s n="f"/&gt;&lt;s n="pl"/&gt;&lt;/r&gt;</text:span></text:span><text:span text:style-name="T59"><text:line-break/><text:tab/></text:span><text:span text:style-name="apple-style-span"><text:span text:style-name="T23">&lt;/p&gt;</text:span></text:span><text:span text:style-name="T59"><text:line-break/></text:span><text:span text:style-name="apple-style-span"><text:span text:style-name="T23">&lt;/e&gt;</text:span></text:span></text:p>
      <text:p text:style-name="P87"/>
      <text:p text:style-name="P94"><text:span text:style-name="apple-style-span"><text:span text:style-name="T2">Рисунок 3.10: Словарная статья, эквивалентная статье на рисунке 3.9 и показывающая результат введения ссылки на парадигму &lt;</text:span></text:span><text:span text:style-name="apple-style-span"><text:span text:style-name="T13">par</text:span></text:span><text:span text:style-name="apple-style-span"><text:span text:style-name="T2">&gt; (парадигма определена на рис. 3.7.)</text:span></text:span></text:p>
      <text:p text:style-name="P93"><text:span text:style-name="apple-style-span"><text:span text:style-name="T23">&lt;e&gt;</text:span></text:span></text:p>
      <text:p text:style-name="P93"><text:span text:style-name="apple-style-span"><text:span text:style-name="T23"><text:tab/>&lt;re&gt;[0-9]+([.,][0-9]+)?(%)?&lt;/re&gt;</text:span></text:span><text:span text:style-name="T59"><text:line-break/><text:tab/></text:span><text:span text:style-name="apple-style-span"><text:span text:style-name="T23">&lt;p&gt;&lt;l/&gt;&lt;r&gt;&lt;s n="num"/&gt;&lt;/r&gt;&lt;/p&gt;</text:span></text:span><text:span text:style-name="T59"><text:line-break/></text:span><text:span text:style-name="apple-style-span"><text:span text:style-name="T23">&lt;/e&gt;</text:span></text:span><text:span text:style-name="T59"><text:line-break/></text:span></text:p>
      <text:p text:style-name="P94"><text:span text:style-name="apple-style-span"><text:span text:style-name="T2">Рисунок 3.11: Использование элемента &lt;</text:span></text:span><text:span text:style-name="apple-style-span"><text:span text:style-name="T13">re</text:span></text:span><text:span text:style-name="apple-style-span"><text:span text:style-name="T2">&gt; в статье с вычислениями</text:span></text:span></text:p>
      <text:p text:style-name="Стиль_20__28_латиница_29__20_Arial_20_По_20_ширине_20_Междустр.интервал_3a__20__20_полуторный"/>
      <text:p text:style-name="P92"><text:span text:style-name="apple-style-span"><text:span text:style-name="T13">Элемент для</text:span></text:span><text:span text:style-name="apple-converted-space"><text:span text:style-name="T13"> </text:span></text:span><text:span text:style-name="apple-style-span"><text:span text:style-name="T13">регулярного выражения</text:span></text:span><text:span text:style-name="apple-converted-space"><text:span text:style-name="T13"> </text:span></text:span><text:span text:style-name="apple-style-span"><text:span text:style-name="T13">&lt;re&gt;</text:span></text:span></text:p>
      <text:p text:style-name="P92"><text:span text:style-name="apple-style-span"><text:span text:style-name="T2">Естественные языки могут содержать модели, которые тоже могут быть распознаны как регулярные выражения, например, знаки препинания, цифры, адреса электронной почты или веб-страницы, или любые другие виды "кода", распознаваемого через</text:span></text:span><text:span text:style-name="apple-converted-space"><text:span text:style-name="T2"> </text:span></text:span><text:span text:style-name="apple-style-span"><text:span text:style-name="T2">эти шаблоны.</text:span></text:span></text:p>
      <text:p text:style-name="P92"><text:span text:style-name="apple-style-span"><text:span text:style-name="T2"><text:tab/>Для этих случаев мы используем строку, заключённую в тег &lt;</text:span></text:span><text:span text:style-name="apple-style-span"><text:span text:style-name="T13">re</text:span></text:span><text:span text:style-name="apple-style-span"><text:span text:style-name="T2">&gt;. Компилятор считывает определение регулярного выражения и трансформирует его в преобразователь, помещаемый в оставшуюся часть словаря и переводящий все строки, которые соответствуют выражению, в идентичные строки.</text:span></text:span></text:p>
      <text:p text:style-name="P92"><text:span text:style-name="apple-style-span"><text:span text:style-name="T2"><text:tab/>Синтаксис настоящей реализации этих регулярных выражений</text:span></text:span><text:span text:style-name="apple-converted-space"><text:span text:style-name="T2"> </text:span></text:span><text:span text:style-name="apple-style-span"><text:span text:style-name="T2">использует</text:span></text:span><text:span text:style-name="apple-converted-space"><text:span text:style-name="T2"> </text:span></text:span><text:span text:style-name="apple-style-span"><text:span text:style-name="T2">подгруппу регулярных выражений Unix, которая включает в себя операторы </text:span></text:span><text:span text:style-name="apple-style-span"><text:span text:style-name="T25">*,?, |</text:span></text:span><text:span text:style-name="apple-style-span"><text:span text:style-name="T2"> и </text:span></text:span><text:span text:style-name="apple-style-span"><text:span text:style-name="T25">+</text:span></text:span><text:span text:style-name="apple-style-span"><text:span text:style-name="T2">, также как и объединения посредством квадратных скобок, например </text:span></text:span><text:span text:style-name="apple-style-span"><text:span text:style-name="T25">[a-zA-znu]</text:span></text:span><text:span text:style-name="apple-style-span"><text:span text:style-name="T29"> </text:span></text:span><text:span text:style-name="apple-style-span"><text:span text:style-name="T2">или </text:span></text:span><text:span text:style-name="apple-style-span"><text:span text:style-name="T25">[ˆa-z]</text:span></text:span><text:span text:style-name="apple-style-span"><text:span text:style-name="T2">.</text:span></text:span></text:p>
      <text:p text:style-name="P92"><text:span text:style-name="apple-style-span"><text:span text:style-name="T2"><text:tab/>По аналогии, они могут рассматриваться как &lt;</text:span></text:span><text:span text:style-name="apple-style-span"><text:span text:style-name="T13">i</text:span></text:span><text:span text:style-name="apple-style-span"><text:span text:style-name="T2">&gt; элементы, с той разницей, что они могут определить строки, которые могут быть не конечными, например, числа.</text:span></text:span></text:p>
      <text:p text:style-name="P92"><text:span text:style-name="apple-style-span"><text:span text:style-name="T2"><text:tab/>Рисунок 3.11 показывает способ</text:span></text:span><text:span text:style-name="apple-converted-space"><text:span text:style-name="T2"> </text:span></text:span><text:span text:style-name="apple-style-span"><text:span text:style-name="T2">тегирования</text:span></text:span><text:span text:style-name="apple-converted-space"><text:span text:style-name="T2"> </text:span></text:span><text:span text:style-name="apple-style-span"><text:span text:style-name="T2">величин, выраженных в словаре арабскими числами.</text:span></text:span></text:p>
      <text:p text:style-name="P92"/>
      <text:p text:style-name="P92"><text:soft-page-break/><text:span text:style-name="apple-style-span"><text:span text:style-name="T13">Элемент для пробела &lt;b&gt;</text:span></text:span></text:p>
      <text:p text:style-name="P92"><text:span text:style-name="apple-style-span"><text:span text:style-name="T2">Он используется для выражения наличия пробела между словами</text:span></text:span><text:span text:style-name="apple-converted-space"><text:span text:style-name="T2"> </text:span></text:span><text:span text:style-name="apple-style-span"><text:span text:style-name="T2">составных слов</text:span></text:span><text:span text:style-name="apple-converted-space"><text:span text:style-name="T2"> </text:span></text:span><text:span text:style-name="apple-style-span"><text:span text:style-name="T2">(см. стр. 43 для дополнительной информации о составных словах). Он может быть вставлен в элементы &lt;</text:span></text:span><text:span text:style-name="apple-style-span"><text:span text:style-name="T13">i</text:span></text:span><text:span text:style-name="apple-style-span"><text:span text:style-name="T2">&gt;, &lt;</text:span></text:span><text:span text:style-name="apple-style-span"><text:span text:style-name="T13">l</text:span></text:span><text:span text:style-name="apple-style-span"><text:span text:style-name="T2">&gt; и &lt;</text:span></text:span><text:span text:style-name="apple-style-span"><text:span text:style-name="T13">r</text:span></text:span><text:span text:style-name="apple-style-span"><text:span text:style-name="T2">&gt;. На рисунке 3.12 можно видеть словарную статью с испанским составным выражением</text:span></text:span><text:span text:style-name="apple-converted-space"><text:span text:style-name="T2"> </text:span></text:span><text:span text:style-name="apple-style-span"><text:span text:style-name="T4">hoy en dia</text:span></text:span><text:span text:style-name="apple-converted-space"><text:span text:style-name="T4"> </text:span></text:span><text:span text:style-name="apple-style-span"><text:span text:style-name="T2">("сегодня"): пробелы между словами выражаются в виде элементов &lt;</text:span></text:span><text:span text:style-name="apple-style-span"><text:span text:style-name="T13">b</text:span></text:span><text:span text:style-name="apple-style-span"><text:span text:style-name="T2">/&gt; внутри левой и правой строк.</text:span></text:span></text:p>
      <text:p text:style-name="P92"><text:span text:style-name="apple-style-span"><text:span text:style-name="T2"><text:tab/>Пробелы могут состоять из обычных знаков пробела или</text:span></text:span><text:span text:style-name="apple-converted-space"><text:span text:style-name="T2"> таковых с инкапсулированной де-форматтором внутри этих знаков </text:span></text:span><text:span text:style-name="apple-style-span"><text:span text:style-name="T2">информацией о формате исходного документа, (</text:span></text:span><text:span text:style-name="apple-style-span"><text:span text:style-name="T4">супербланков</text:span></text:span><text:span text:style-name="apple-style-span"><text:span text:style-name="T2">, см. раздел 3.6.1).</text:span></text:span></text:p>
      <text:p text:style-name="Стиль_20__28_латиница_29__20_Arial_20_По_20_ширине_20_Междустр.интервал_3a__20__20_полуторный"/>
      <text:p text:style-name="P93"><text:span text:style-name="apple-style-span"><text:span text:style-name="T19">&lt;e lm="hoy en dia"&gt;</text:span></text:span><text:span text:style-name="T66"><text:line-break/><text:tab/></text:span><text:span text:style-name="apple-style-span"><text:span text:style-name="T19">&lt;p&gt;</text:span></text:span><text:span text:style-name="T66"><text:line-break/><text:tab/><text:tab/></text:span><text:span text:style-name="apple-style-span"><text:span text:style-name="T19">&lt;l&gt;hoy&lt;b/&gt;en&lt;b/&gt;dia&lt;/l&gt;</text:span></text:span><text:span text:style-name="T66"><text:line-break/><text:tab/><text:tab/></text:span><text:span text:style-name="apple-style-span"><text:span text:style-name="T19">&lt;r&gt;hoy&lt;b/&gt;en&lt;b/&gt;dia&lt;s n="adv"/&gt;&lt;/r&gt;</text:span></text:span><text:span text:style-name="T66"><text:line-break/><text:tab/></text:span><text:span text:style-name="apple-style-span"><text:span text:style-name="T19">&lt;/p&gt;</text:span></text:span><text:span text:style-name="T66"><text:line-break/></text:span><text:span text:style-name="apple-style-span"><text:span text:style-name="T19">&lt;/e&gt;</text:span></text:span><text:span text:style-name="T70"><text:line-break/></text:span></text:p>
      <text:p text:style-name="P94"><text:span text:style-name="apple-style-span"><text:span text:style-name="T2">Рисунок</text:span></text:span><text:span text:style-name="apple-style-span"><text:span text:style-name="T27"> 3.12: </text:span></text:span><text:span text:style-name="apple-style-span"><text:span text:style-name="T2">Использование</text:span></text:span><text:span text:style-name="apple-style-span"><text:span text:style-name="T27"> </text:span></text:span><text:span text:style-name="apple-style-span"><text:span text:style-name="T2">элемента</text:span></text:span><text:span text:style-name="apple-style-span"><text:span text:style-name="T27"> &lt;</text:span></text:span><text:span text:style-name="apple-style-span"><text:span text:style-name="T28">b</text:span></text:span><text:span text:style-name="apple-style-span"><text:span text:style-name="T27">&gt;</text:span></text:span></text:p>
      <text:p text:style-name="P85"/>
      <text:p text:style-name="P93"><text:span text:style-name="apple-style-span"><text:span text:style-name="T23">&lt;e r="RL" lm="de"&gt;</text:span></text:span><text:span text:style-name="T59"><text:line-break/><text:tab/></text:span><text:span text:style-name="apple-style-span"><text:span text:style-name="T23">&lt;p&gt;</text:span></text:span><text:span text:style-name="T59"><text:line-break/><text:tab/><text:tab/></text:span><text:span text:style-name="apple-style-span"><text:span text:style-name="T23">&lt;l&gt;&lt;a/&gt;de&lt;/l&gt;</text:span></text:span><text:span text:style-name="T59"><text:line-break/><text:tab/><text:tab/></text:span><text:span text:style-name="apple-style-span"><text:span text:style-name="T23">&lt;r&gt;de&lt;s n="pr"/&gt;&lt;/r&gt;</text:span></text:span><text:span text:style-name="T59"><text:line-break/><text:tab/></text:span><text:span text:style-name="apple-style-span"><text:span text:style-name="T23">&lt;/p&gt;</text:span></text:span><text:span text:style-name="T59"><text:line-break/></text:span><text:span text:style-name="apple-style-span"><text:span text:style-name="T23">&lt;/e&gt;</text:span></text:span><text:span text:style-name="T59"><text:line-break/></text:span></text:p>
      <text:p text:style-name="P94"><text:span text:style-name="apple-style-span"><text:span text:style-name="T2">Рисунок 3.13: Использование элемента &lt;</text:span></text:span><text:span text:style-name="apple-style-span"><text:span text:style-name="T13">a</text:span></text:span><text:span text:style-name="apple-style-span"><text:span text:style-name="T2">&gt; в морфологическом словаре</text:span></text:span></text:p>
      <text:p text:style-name="Стиль_20__28_латиница_29__20_Arial_20_По_20_ширине_20_Междустр.интервал_3a__20__20_полуторный"/>
      <text:p text:style-name="P92"><text:span text:style-name="apple-style-span"><text:span text:style-name="T13">Элемент для активации пост-генератора &lt;a&gt;</text:span></text:span></text:p>
      <text:p text:style-name="P92"><text:span text:style-name="apple-style-span"><text:span text:style-name="T2">Элемент &lt;</text:span></text:span><text:span text:style-name="apple-style-span"><text:span text:style-name="T13">a</text:span></text:span><text:span text:style-name="apple-style-span"><text:span text:style-name="T2">&gt; для активации пост-генератора используется для указания того, что слово на выходном языке может подвергаться орфографическим изменениям в результате контакта с другими словами (может быть добавлен апостроф, может произойти стяжение, составное слово может быть записано слитно и т.п.). Эти преобразования должны быть осуществлены после </text:span></text:span><text:soft-page-break/><text:span text:style-name="apple-style-span"><text:span text:style-name="T2">генерирования на выходном языке поверхностных форм, так как до этого слова изолированы друг от друга и нельзя сказать, с каким словом данное слово будет взаимодействовать. Таким образом, эти операции должны осуществляться модулем, следующим за генератором. Этот модуль называется пост-генератором. Для указания того, какие слова должны обрабатываться пост-генератором, в морфологическом словаре используется этот элемент (в части статьи с поверхностной формой).</text:span></text:span></text:p>
      <text:p text:style-name="P92"><text:span text:style-name="apple-style-span"><text:span text:style-name="T2"><text:tab/>Рисунке 3.13 показывает пример его использования в каталанском <text:s/>морфологическом словаре для предлога</text:span></text:span><text:span text:style-name="apple-converted-space"><text:span text:style-name="T2"> </text:span></text:span><text:span text:style-name="apple-style-span"><text:span text:style-name="T4">de</text:span></text:span><text:span text:style-name="apple-style-span"><text:span text:style-name="T2">, который, при появлении перед определённым артиклем единственного или множественного числа (</text:span></text:span><text:span text:style-name="apple-style-span"><text:span text:style-name="T4">el, els</text:span></text:span><text:span text:style-name="apple-style-span"><text:span text:style-name="T2">),</text:span></text:span><text:span text:style-name="apple-converted-space"><text:span text:style-name="T2"> </text:span></text:span><text:span text:style-name="apple-style-span"><text:span text:style-name="T2">образует стяжённую форму</text:span></text:span><text:span text:style-name="apple-converted-space"><text:span text:style-name="T2"> </text:span></text:span><text:span text:style-name="apple-style-span"><text:span text:style-name="T33">(</text:span></text:span><text:span text:style-name="apple-style-span"><text:span text:style-name="T5">del, dels</text:span></text:span><text:span text:style-name="apple-style-span"><text:span text:style-name="T33">).</text:span></text:span><text:span text:style-name="apple-converted-space"><text:span text:style-name="T33"> </text:span></text:span><text:span text:style-name="apple-style-span"><text:span text:style-name="T2">Наличие тега &lt;</text:span></text:span><text:span text:style-name="apple-style-span"><text:span text:style-name="T13">a</text:span></text:span><text:span text:style-name="apple-style-span"><text:span text:style-name="T2">/&gt; приводит к <text:s/>активации пост-генератора, который проверяет, следует ли за предлогом одно из тех слов, которые образуют с ним стяжённые формы. Если да, пост-генератор образует соответствующие стяжённые формы (см. стр. 41 для подробной информации). Ограничение </text:span></text:span><text:span text:style-name="apple-style-span"><text:span text:style-name="T25">ПЛ</text:span></text:span><text:span text:style-name="apple-style-span"><text:span text:style-name="T2"> указывает на то, что это статья только для генерирования, поскольку она не имеет смысла для анализа. </text:span></text:span></text:p>
      <text:p text:style-name="P92"/>
      <text:p text:style-name="P92"><text:span text:style-name="apple-style-span"><text:span text:style-name="T13">Элемент для обозначения группы &lt;g&gt;</text:span></text:span></text:p>
      <text:p text:style-name="P92"><text:span text:style-name="apple-style-span"><text:span text:style-name="T2">Этот элемент используется внутри &lt;</text:span></text:span><text:span text:style-name="apple-style-span"><text:span text:style-name="T13">l</text:span></text:span><text:span text:style-name="apple-style-span"><text:span text:style-name="T2">&gt; и &lt;</text:span></text:span><text:span text:style-name="apple-style-span"><text:span text:style-name="T13">r</text:span></text:span><text:span text:style-name="apple-style-span"><text:span text:style-name="T2">&gt; элементов, для указания групп, требующих специальной обработки, выходящей за рамки обычной обработки слово за словом. Он используется в изменяемых составных словах (multiwords) для указания начала и конца группы неизменяемых лексических форм, к которому примыкают изменяемая часть составного слова, образуя тем самым неделимую единицу. В Разделе 3.1.2.6 Вы можете найти подробное описание составных слов различных типов, а на Рисунке 3.22 этого раздела - пример использования элемента.</text:span></text:span></text:p>
      <text:p text:style-name="P92"/>
      <text:p text:style-name="P92"><text:span text:style-name="apple-style-span"><text:span text:style-name="T13">Элемент для объединения лексических форм &lt;j&gt;</text:span></text:span></text:p>
      <text:p text:style-name="P92"><text:span text:style-name="apple-style-span"><text:span text:style-name="T2">Этот элемент используется только в правой части статьи (&lt;</text:span></text:span><text:span text:style-name="apple-style-span"><text:span text:style-name="T13">r</text:span></text:span><text:span text:style-name="apple-style-span"><text:span text:style-name="T2">&gt;) для указания того, что слова, образующие составное слово, рассматриваются как отдельные лексические формы и, следовательно, имеют грамматические символы. Таким образом, составное слово обрабатывается как единое целое анализатором и теггером, пока оно не достигает вспомогательного модуля</text:span></text:span><text:span text:style-name="apple-converted-space"><text:span text:style-name="T2"> </text:span></text:span><text:span text:style-name="apple-style-span"><text:span text:style-name="T29">предтрансфера</text:span></text:span><text:span text:style-name="apple-style-span"><text:span text:style-name="T2"> </text:span></text:span><text:span text:style-name="apple-style-span"><text:span text:style-name="T2"><text:note text:id="ftn14" text:note-class="endnote"><text:note-citation>ix</text:note-citation><text:note-body><text:p text:style-name="Endnote"><text:span text:style-name="Endnote_20_Symbol">Оригинальный термин — </text:span><text:span text:style-name="Endnote_20_Symbol"><text:span text:style-name="T46">pretransfer module.</text:span></text:span></text:p></text:note-body></text:note></text:span></text:span><text:span text:style-name="apple-style-span"><text:span text:style-name="T2">(см. Раздел 3.3), отвечающего за разделение лексических форм данного составного слова. Так что они "попадают" в модуль трансфера как независимые формы. </text:span></text:span><text:soft-page-break/><text:span text:style-name="apple-style-span"><text:span text:style-name="T2">Если лингвист хочет, чтобы эти формы достигали генератора как связанные формы, снова образуя составное слово, необходимо составить правило структурного трансфера, группирующее их в составное слово (см. Раздел 3.5.4). Если же, наоборот, эти связанные формы должны учитываться только при анализе, статья должна содержать ограничение </text:span></text:span><text:span text:style-name="apple-style-span"><text:span text:style-name="T25">ЛР</text:span></text:span><text:span text:style-name="apple-style-span"><text:span text:style-name="T2">.</text:span></text:span></text:p>
      <text:p text:style-name="P92"><text:span text:style-name="apple-style-span"><text:span text:style-name="T2"><text:tab/>В Разделе 3.1.2.6 Вы найдете более подробное описание этого элемента. Пример его использования можно найти на рисунке 3.20 из того же раздела.</text:span></text:span></text:p>
      <text:p text:style-name="P92"/>
      <text:p text:style-name="P92"><text:span text:style-name="apple-style-span"><text:span text:style-name="T35">3.1.2.4 Модификация двуязычных словарей для использования нового модуля лексического выбора</text:span></text:span></text:p>
      <text:p text:style-name="P92"><text:span text:style-name="apple-style-span"><text:span text:style-name="T2">В 2007 году в систему Apertium был добавлен новый модуль - модуль лексического выбора, описываемый в Разделе 3.4.</text:span></text:span></text:p>
      <text:p text:style-name="P92"><text:span text:style-name="apple-style-span"><text:span text:style-name="T2"><text:tab/>Для того, чтобы они могли работать системе с модулем лексического выбора, двуязычные словари должны быть слегка изменены, чтобы они позволяли указывать больше одного переводного эквивалента на выходном языке. Единственное изменение заключается в добавлении двух новых атрибутов к элементу &lt;</text:span></text:span><text:span text:style-name="apple-style-span"><text:span text:style-name="T13">e</text:span></text:span><text:span text:style-name="apple-style-span"><text:span text:style-name="T2">&gt;. Хотя эти новые атрибуты могут быть использованы во всех словарях системы, их использование имеет смысл только в статьях двуязычного словаря.</text:span></text:span></text:p>
      <text:p text:style-name="Стиль_20__28_латиница_29__20_Arial_20_По_20_ширине_20_Междустр.интервал_3a__20__20_полуторный"><text:span text:style-name="apple-style-span"><text:span text:style-name="T2">В Приложении A.1.1 есть часть DTD -</text:span></text:span><text:span text:style-name="apple-converted-space"><text:span text:style-name="T2"> </text:span></text:span><text:span text:style-name="apple-style-span"><text:span text:style-name="T4">dix.dtd</text:span></text:span><text:span text:style-name="apple-style-span"><text:span text:style-name="T2">, где определяется используемый в качестве словарной статьи элемент</text:span></text:span><text:span text:style-name="apple-converted-space"><text:span text:style-name="T2"> </text:span></text:span><text:span text:style-name="apple-style-span"><text:span text:style-name="T4">e</text:span></text:span><text:span text:style-name="apple-style-span"><text:span text:style-name="T2">. Новыми атрибутами являются:</text:span></text:span></text:p>
      <text:p text:style-name="Стиль_20__28_латиница_29__20_Arial_20_По_20_ширине_20_Междустр.интервал_3a__20__20_полуторный"/>
      <text:p text:style-name="P92"><text:span text:style-name="apple-style-span"><text:span text:style-name="T13">slr </text:span></text:span><text:span text:style-name="apple-style-span"><text:span text:style-name="T6">(sense from left to right)</text:span></text:span><text:span text:style-name="apple-converted-space"><text:span text:style-name="T6"> </text:span></text:span><text:span text:style-name="apple-style-span"><text:span text:style-name="T2">используется для указания переводного соответствия при переводе слева направо, когда указывается несколько переводов для леммы из левой части статьи. Атрибут может принимать любое значение, однако рекомендуемым является присвоение значения леммы, содержащейся в правой части &lt;</text:span></text:span><text:span text:style-name="apple-style-span"><text:span text:style-name="T13">r</text:span></text:span><text:span text:style-name="apple-style-span"><text:span text:style-name="T2">&gt; (перевод леммы).</text:span></text:span></text:p>
      <text:p text:style-name="P92"><text:span text:style-name="apple-style-span"><text:span text:style-name="T13">srl</text:span></text:span><text:span text:style-name="apple-converted-space"><text:span text:style-name="T13"> </text:span></text:span><text:span text:style-name="apple-style-span"><text:span text:style-name="T6">(sense from right to left) </text:span></text:span><text:span text:style-name="apple-style-span"><text:span text:style-name="T2">используется для указания переводного соответствия при переводе справа налево, когда для леммы в правой части словарной статьи указывается несколько переводов. Как и прежде, атрибут может принимать любое значение, но рекомендованным действием является присвоение ему значения леммы, содержащейся в левой части &lt;</text:span></text:span><text:span text:style-name="apple-style-span"><text:span text:style-name="T13">l</text:span></text:span><text:span text:style-name="apple-style-span"><text:span text:style-name="T2">&gt; (перевод леммы).</text:span></text:span></text:p>
      <text:p text:style-name="P92"><text:span text:style-name="apple-style-span"><text:span text:style-name="T2"><text:tab/>Кроме того, в обоих случаях значение атрибута может заканчиваться </text:span></text:span><text:soft-page-break/><text:span text:style-name="apple-style-span"><text:span text:style-name="T2">пробелом и буквой "D" за ним для указания того, что этот перевод является переводом "по умолчанию", то есть переводом, который будет выбран, когда не достаточно информации для принятия решения. Для словарных статей, имеющих несколько переводных эквивалентов на выходном языке, один и только один переводной эквивалент по умолчанию является обязательным.</text:span></text:span><text:line-break/><text:span text:style-name="apple-style-span"><text:span text:style-name="T2"><text:tab/>В следующем примере показан порядок использования новых атрибутов. В качестве примера использован двуязычный каталанско-английский словарь, со следующими статьями, содержащими более одного переводного эквивалента на выходном языке:</text:span></text:span></text:p>
      <text:list xml:id="list1081546734" text:style-name="WW8Num26">
        <text:list-item>
          <text:p text:style-name="P100"><text:span text:style-name="apple-style-span"><text:span text:style-name="T4">look</text:span></text:span><text:span text:style-name="apple-style-span"><text:span text:style-name="T2">: может быть переведён на каталанский как</text:span></text:span><text:span text:style-name="apple-converted-space"><text:span text:style-name="T2"> </text:span></text:span><text:span text:style-name="apple-style-span"><text:span text:style-name="T4">mirar</text:span></text:span><text:span text:style-name="apple-converted-space"><text:span text:style-name="T4"> </text:span></text:span><text:span text:style-name="apple-style-span"><text:span text:style-name="T2">(по умолчанию) или как</text:span></text:span><text:span text:style-name="apple-converted-space"><text:span text:style-name="T2"> </text:span></text:span><text:span text:style-name="apple-style-span"><text:span text:style-name="T4">semblar</text:span></text:span><text:span text:style-name="apple-converted-space"><text:span text:style-name="T4"> </text:span></text:span><text:span text:style-name="apple-style-span"><text:span text:style-name="T2">(по смыслу соответствуют английским</text:span></text:span><text:span text:style-name="apple-converted-space"><text:span text:style-name="T2"> </text:span></text:span><text:span text:style-name="apple-style-span"><text:span text:style-name="T4">view/seem),</text:span></text:span></text:p>
        </text:list-item>
        <text:list-item>
          <text:p text:style-name="P100"><text:span text:style-name="apple-style-span"><text:span text:style-name="T4">floor</text:span></text:span><text:span text:style-name="apple-style-span"><text:span text:style-name="T2">: может переводиться на каталанский как</text:span></text:span><text:span text:style-name="apple-converted-space"><text:span text:style-name="T2"> </text:span></text:span><text:span text:style-name="apple-style-span"><text:span text:style-name="T4">pis</text:span></text:span><text:span text:style-name="apple-converted-space"><text:span text:style-name="T4"> </text:span></text:span><text:span text:style-name="apple-style-span"><text:span text:style-name="T2">(по умолчанию) или как </text:span></text:span><text:span text:style-name="apple-style-span"><text:span text:style-name="T4">terra</text:span></text:span><text:span text:style-name="apple-converted-space"><text:span text:style-name="T4"> </text:span></text:span><text:span text:style-name="apple-style-span"><text:span text:style-name="T2">(английские</text:span></text:span><text:span text:style-name="apple-converted-space"><text:span text:style-name="T2"> </text:span></text:span><text:span text:style-name="apple-style-span"><text:span text:style-name="T4">building/ground</text:span></text:span><text:span text:style-name="apple-style-span"><text:span text:style-name="T2">),</text:span></text:span></text:p>
        </text:list-item>
        <text:list-item>
          <text:p text:style-name="P100"><text:span text:style-name="apple-style-span"><text:span text:style-name="T4">pis</text:span></text:span><text:span text:style-name="apple-style-span"><text:span text:style-name="T2">: может быть переведён на английский как</text:span></text:span><text:span text:style-name="apple-converted-space"><text:span text:style-name="T2"> </text:span></text:span><text:span text:style-name="apple-style-span"><text:span text:style-name="T4">flat</text:span></text:span><text:span text:style-name="apple-converted-space"><text:span text:style-name="T4"> </text:span></text:span><text:span text:style-name="apple-style-span"><text:span text:style-name="T2">(по умолчанию) или как</text:span></text:span><text:span text:style-name="apple-converted-space"><text:span text:style-name="T2"> </text:span></text:span><text:span text:style-name="apple-style-span"><text:span text:style-name="T4">floor.</text:span></text:span></text:p>
        </text:list-item>
      </text:list>
      <text:p text:style-name="P92"><text:span text:style-name="apple-style-span"><text:span text:style-name="T2">Эта информация представлена с помощью двух вышеописанных атрибутов:</text:span></text:span></text:p>
      <text:p text:style-name="Стиль_20__28_латиница_29__20_Arial_20_По_20_ширине_20_Междустр.интервал_3a__20__20_полуторный"/>
      <text:p text:style-name="P93"><text:span text:style-name="apple-style-span"><text:span text:style-name="T23">&lt;e srl="flat D"&gt;</text:span></text:span><text:span text:style-name="T59"><text:line-break/><text:tab/></text:span><text:span text:style-name="apple-style-span"><text:span text:style-name="T23">&lt;p&gt;</text:span></text:span><text:span text:style-name="T59"><text:line-break/><text:tab/><text:tab/></text:span><text:span text:style-name="apple-style-span"><text:span text:style-name="T23">&lt;l&gt;flat&lt;s n="n"/&gt;&lt;/l&gt;</text:span></text:span><text:span text:style-name="T59"><text:line-break/><text:tab/><text:tab/></text:span><text:span text:style-name="apple-style-span"><text:span text:style-name="T23">&lt;r&gt;pis&lt;s n="n"/&gt;&lt;s n="m"/&gt;&lt;/r&gt;</text:span></text:span><text:span text:style-name="T59"><text:line-break/><text:tab/></text:span><text:span text:style-name="apple-style-span"><text:span text:style-name="T23">&lt;/p&gt;</text:span></text:span><text:span text:style-name="T59"><text:line-break/></text:span><text:span text:style-name="apple-style-span"><text:span text:style-name="T23">&lt;/e&gt;</text:span></text:span><text:span text:style-name="T59"><text:line-break/></text:span><text:span text:style-name="apple-style-span"><text:span text:style-name="T23">&lt;e slr="pis D" srl="floor"&gt;</text:span></text:span><text:span text:style-name="T59"><text:line-break/><text:tab/></text:span><text:span text:style-name="apple-style-span"><text:span text:style-name="T23">&lt;p&gt;</text:span></text:span><text:span text:style-name="T59"><text:line-break/><text:tab/><text:tab/></text:span><text:span text:style-name="apple-style-span"><text:span text:style-name="T23">&lt;l&gt;floor&lt;s n="n"/&gt;&lt;/l&gt;</text:span></text:span><text:span text:style-name="T59"><text:line-break/><text:tab/><text:tab/></text:span><text:span text:style-name="apple-style-span"><text:span text:style-name="T23">&lt;r&gt;pis&lt;s n="n"/&gt;&lt;s n="m"/&gt;&lt;/r&gt;</text:span></text:span><text:span text:style-name="T59"><text:line-break/><text:tab/></text:span><text:span text:style-name="apple-style-span"><text:span text:style-name="T23">&lt;/p&gt;</text:span></text:span><text:span text:style-name="T59"><text:line-break/></text:span><text:span text:style-name="apple-style-span"><text:span text:style-name="T23">&lt;/e&gt;</text:span></text:span><text:span text:style-name="T59"><text:line-break/></text:span><text:span text:style-name="apple-style-span"><text:span text:style-name="T23">&lt;e slr="terra"&gt;</text:span></text:span><text:span text:style-name="T59"><text:line-break/><text:tab/></text:span><text:span text:style-name="apple-style-span"><text:span text:style-name="T23">&lt;p&gt;</text:span></text:span><text:span text:style-name="T59"><text:line-break/><text:tab/><text:tab/></text:span><text:span text:style-name="apple-style-span"><text:span text:style-name="T23">&lt;l&gt;floor&lt;s n="n"/&gt;&lt;/l&gt;</text:span></text:span><text:span text:style-name="T59"><text:line-break/><text:tab/><text:tab/></text:span><text:span text:style-name="apple-style-span"><text:span text:style-name="T23">&lt;r&gt;terra&lt;s n="n"/&gt;&lt;s n="m"/&gt;&lt;/r&gt;</text:span></text:span><text:span text:style-name="T59"><text:line-break/><text:tab/></text:span><text:span text:style-name="apple-style-span"><text:span text:style-name="T23">&lt;/p&gt;</text:span></text:span><text:span text:style-name="T59"><text:line-break/></text:span><text:span text:style-name="apple-style-span"><text:span text:style-name="T23">&lt;/e&gt;</text:span></text:span><text:span text:style-name="T59"><text:line-break/></text:span><text:soft-page-break/><text:span text:style-name="apple-style-span"><text:span text:style-name="T23">&lt;e slr="mirar D"&gt;</text:span></text:span><text:span text:style-name="T59"><text:line-break/><text:tab/></text:span><text:span text:style-name="apple-style-span"><text:span text:style-name="T23">&lt;p&gt;</text:span></text:span><text:span text:style-name="T59"><text:line-break/><text:tab/><text:tab/></text:span><text:span text:style-name="apple-style-span"><text:span text:style-name="T23">&lt;l&gt;look&lt;s n="vblex"/&gt;&lt;/l&gt;</text:span></text:span><text:span text:style-name="T59"><text:line-break/><text:tab/><text:tab/></text:span><text:span text:style-name="apple-style-span"><text:span text:style-name="T23">&lt;r&gt;mirar&lt;s n="vblex"/&gt;&lt;/r&gt;</text:span></text:span><text:span text:style-name="T59"><text:line-break/><text:tab/></text:span><text:span text:style-name="apple-style-span"><text:span text:style-name="T23">&lt;/p&gt;</text:span></text:span><text:span text:style-name="T59"><text:line-break/></text:span><text:span text:style-name="apple-style-span"><text:span text:style-name="T23">&lt;/e&gt;</text:span></text:span><text:span text:style-name="T59"><text:line-break/></text:span><text:span text:style-name="apple-style-span"><text:span text:style-name="T23">&lt;e slr="semblar"&gt;</text:span></text:span><text:span text:style-name="T71"><text:line-break/><text:tab/></text:span><text:span text:style-name="apple-style-span"><text:span text:style-name="T23">&lt;p&gt;</text:span></text:span><text:span text:style-name="T59"><text:line-break/><text:tab/><text:tab/></text:span><text:span text:style-name="apple-style-span"><text:span text:style-name="T23">&lt;l&gt;look&lt;s n="vblex"/&gt;&lt;/l&gt;</text:span></text:span><text:span text:style-name="T59"><text:line-break/><text:tab/><text:tab/></text:span><text:span text:style-name="apple-style-span"><text:span text:style-name="T23">&lt;r&gt;semblar&lt;s n="vblex"/&gt;&lt;/r&gt;</text:span></text:span><text:span text:style-name="T59"><text:line-break/><text:tab/></text:span><text:span text:style-name="apple-style-span"><text:span text:style-name="T23">&lt;/p&gt;</text:span></text:span><text:span text:style-name="T59"><text:line-break/></text:span><text:span text:style-name="apple-style-span"><text:span text:style-name="T23">&lt;/e&gt;</text:span></text:span></text:p>
      <text:p text:style-name="P86"/>
      <text:p text:style-name="P92"><text:span text:style-name="apple-style-span"><text:span text:style-name="T13">3.1.2.5 Особенности различных типов словарей</text:span></text:span></text:p>
      <text:p text:style-name="P92"><text:span text:style-name="apple-style-span"><text:span text:style-name="T2">Словарные статьи имеют различные характеристики в зависимости от типа словаря. Хотя некоторые из их особенностей уже были представлены в предыдущих разделах, мы опишем их здесь более подробно.</text:span></text:span></text:p>
      <text:p text:style-name="P92"/>
      <text:p text:style-name="P92"><text:span text:style-name="apple-style-span"><text:span text:style-name="T13">Морфологические словари</text:span></text:span></text:p>
      <text:p text:style-name="P92"><text:span text:style-name="apple-style-span"><text:span text:style-name="T2">В этих словарях, используемых для создания морфологических анализаторов и генераторов системы, с помощью метки &lt;</text:span></text:span><text:span text:style-name="apple-style-span"><text:span text:style-name="T13">a</text:span></text:span><text:span text:style-name="apple-style-span"><text:span text:style-name="T2">/&gt; необходимо указывать те поверхностные формы, которые после генерирования могут потребовать определённые орфографические преобразования в результате контакта с другими словами. Эти преобразования осуществляются пост-генератором. Поскольку эти метки могут только генерироваться, словарные статьи, содержащие их, должны быть только для генерирования, т.е. должны иметь ограничение </text:span></text:span><text:span text:style-name="apple-style-span"><text:span text:style-name="T32">r</text:span></text:span><text:span text:style-name="apple-style-span"><text:span text:style-name="T29">="</text:span></text:span><text:span text:style-name="apple-style-span"><text:span text:style-name="T25">ПЛ</text:span></text:span><text:span text:style-name="apple-style-span"><text:span text:style-name="T29">"</text:span></text:span><text:span text:style-name="apple-style-span"><text:span text:style-name="T2"> (справа налево). Рисунок 3.13 показывает словарную статью, содержащую этот элемент.</text:span></text:span></text:p>
      <text:p text:style-name="Стиль_20__28_латиница_29__20_Arial_20_По_20_ширине_20_Междустр.интервал_3a__20__20_полуторный"/>
      <text:p text:style-name="P93"><text:span text:style-name="apple-style-span"><text:span text:style-name="T25">&lt;e&gt;</text:span></text:span></text:p>
      <text:p text:style-name="P93"><text:span text:style-name="apple-style-span"><text:span text:style-name="T25"><text:tab/>&lt;p&gt;</text:span></text:span><text:span text:style-name="T49"><text:line-break/><text:tab/><text:tab/></text:span><text:span text:style-name="apple-style-span"><text:span text:style-name="T25">&lt;l&gt;pan&lt;s n="n"/&gt;&lt;/l&gt;</text:span></text:span><text:span text:style-name="T49"><text:line-break/><text:tab/><text:tab/></text:span><text:span text:style-name="apple-style-span"><text:span text:style-name="T25">&lt;r&gt;pa&lt;s n="n"/&gt;&lt;/r&gt;</text:span></text:span><text:span text:style-name="T49"><text:line-break/><text:tab/></text:span><text:span text:style-name="apple-style-span"><text:span text:style-name="T25">&lt;/p&gt;</text:span></text:span><text:span text:style-name="T49"><text:line-break/></text:span><text:span text:style-name="apple-style-span"><text:span text:style-name="T25">&lt;/e&gt;</text:span></text:span><text:line-break/><text:soft-page-break/></text:p>
      <text:p text:style-name="P94"><text:span text:style-name="apple-style-span"><text:span text:style-name="T2">Рисунок 3.14: Статья двуязычного словаря для перевода</text:span></text:span><text:span text:style-name="apple-converted-space"><text:span text:style-name="T2"> </text:span></text:span><text:span text:style-name="apple-style-span"><text:span text:style-name="T4">pan</text:span></text:span><text:span text:style-name="apple-converted-space"><text:span text:style-name="T4"> </text:span></text:span><text:span text:style-name="apple-style-span"><text:span text:style-name="T2">(es)–</text:span></text:span><text:span text:style-name="apple-style-span"><text:span text:style-name="T4">pa</text:span></text:span><text:span text:style-name="apple-converted-space"><text:span text:style-name="T4"> </text:span></text:span><text:span text:style-name="apple-style-span"><text:span text:style-name="T2">(ca)</text:span></text:span></text:p>
      <text:p text:style-name="Стиль_20__28_латиница_29__20_Arial_20_По_20_ширине_20_Междустр.интервал_3a__20__20_полуторный"/>
      <text:p text:style-name="P92"><text:span text:style-name="apple-style-span"><text:span text:style-name="T13">Двуязычные словари</text:span></text:span></text:p>
      <text:p text:style-name="P92"><text:span text:style-name="apple-style-span"><text:span text:style-name="T2">Как было сказано выше, мы не использовали парадигмы в двуязычных словарях нашей системы; эти словари состоят из обычных статей, в которых, почти всегда, указывается только частеречная принадлежность слова и которые, тем самым, не содержат информации о словоизменении. Например в словаре</text:span></text:span><text:span text:style-name="apple-converted-space"><text:span text:style-name="T2"> </text:span></text:span><text:span text:style-name="apple-style-span"><text:span text:style-name="T4">es-ca</text:span></text:span><text:span text:style-name="apple-style-span"><text:span text:style-name="T2">, статья с испанским словом</text:span></text:span><text:span text:style-name="apple-converted-space"><text:span text:style-name="T2"> </text:span></text:span><text:span text:style-name="apple-style-span"><text:span text:style-name="T4">pan, panes</text:span></text:span><text:span text:style-name="apple-converted-space"><text:span text:style-name="T4"> </text:span></text:span><text:span text:style-name="apple-style-span"><text:span text:style-name="T2">("хлеб"), будет переводиться на каталонский как</text:span></text:span><text:span text:style-name="apple-converted-space"><text:span text:style-name="T2"> </text:span></text:span><text:span text:style-name="apple-style-span"><text:span text:style-name="T4">pa, pans</text:span></text:span><text:span text:style-name="apple-style-span"><text:span text:style-name="T2">, как показано на рисунке 3.14.</text:span></text:span></text:p>
      <text:p text:style-name="P92"><text:span text:style-name="apple-style-span"><text:span text:style-name="T2"><text:tab/>Как вы можете видеть на рисунке, определяется только первый грамматический символ &lt;s n ="..."/&gt; каждого слова. Символы, которые не указаны и которые следуют за присутствующим в словарной статье, копируются от входной лексической формы на целевую. Эта статья, таким образом, действует как для</text:span></text:span><text:span text:style-name="apple-converted-space"><text:span text:style-name="T2"> </text:span></text:span><text:span text:style-name="apple-style-span"><text:span text:style-name="T4">pan</text:span></text:span><text:span text:style-name="apple-converted-space"><text:span text:style-name="T4"> </text:span></text:span><text:span text:style-name="apple-style-span"><text:span text:style-name="T2">(единственное число), так и для</text:span></text:span><text:span text:style-name="apple-converted-space"><text:span text:style-name="T2"> </text:span></text:span><text:span text:style-name="apple-style-span"><text:span text:style-name="T4">panes</text:span></text:span><text:span text:style-name="apple-converted-space"><text:span text:style-name="T4"> </text:span></text:span><text:span text:style-name="apple-style-span"><text:span text:style-name="T2">(множественное число): морфологический анализатор "поставляет" лемму (</text:span></text:span><text:span text:style-name="apple-style-span"><text:span text:style-name="T4">pan</text:span></text:span><text:span text:style-name="apple-style-span"><text:span text:style-name="T2">) со следующими за ней грамматическими символами, соответствующими проанализированной поверхностной форме (</text:span></text:span><text:span text:style-name="apple-style-span"><text:span text:style-name="T4">n m sg</text:span></text:span><text:span text:style-name="apple-converted-space"><text:span text:style-name="T4"> </text:span></text:span><text:span text:style-name="apple-style-span"><text:span text:style-name="T2">или</text:span></text:span><text:span text:style-name="apple-converted-space"><text:span text:style-name="T4"> </text:span></text:span><text:span text:style-name="apple-style-span"><text:span text:style-name="T4">n m pl</text:span></text:span><text:span text:style-name="apple-converted-space"><text:span text:style-name="T4"> </text:span></text:span><text:span text:style-name="apple-style-span"><text:span text:style-name="T2">в зависимости от конкретного случая), и символы, которые не указаны в двуязычной статье (</text:span></text:span><text:span text:style-name="apple-style-span"><text:span text:style-name="T4">m sg</text:span></text:span><text:span text:style-name="apple-converted-space"><text:span text:style-name="T4"> </text:span></text:span><text:span text:style-name="apple-style-span"><text:span text:style-name="T2">или</text:span></text:span><text:span text:style-name="apple-converted-space"><text:span text:style-name="T4"> </text:span></text:span><text:span text:style-name="apple-style-span"><text:span text:style-name="T4">m pl</text:span></text:span><text:span text:style-name="apple-style-span"><text:span text:style-name="T2">) будут скопированы на целевой язык. Это верно для обоих направлений перевода. Суть в том, что указывается информация, необходимая (и достаточная) для различения записей, а остальное выводится (копируется). Важно иметь это в виду, так как когда существуют различия между грамматическими символами лексической формы входного языка и лексической формы выходного языка, эти различия должны быть указаны в двуязычных словарях. Например, когда входное слово и слово-перевод разного рода или числа, для одного слова необходимо указать грамматические символы в правильной последовательности (т.е. в последовательности, в которой грамматические символы появляются в морфологических словарях)</text:span></text:span><text:span text:style-name="apple-style-span"><text:span text:style-name="T2"><text:note text:id="ftn15" text:note-class="footnote"><text:note-citation>3</text:note-citation><text:note-body><text:p text:style-name="Footnote">Чтобы узнать, какие грамматические символы использовались в словарях и в каком порядке, см. Приложние B.</text:p></text:note-body></text:note></text:span></text:span><text:span text:style-name="apple-style-span"><text:span text:style-name="T2"> до достижения символа, который осуществляет изменение между ВхЯ и ВыхЯ.</text:span></text:span><text:line-break/><text:span text:style-name="apple-style-span"><text:span text:style-name="T2"><text:tab/>Например, чтобы перевести испанское слово </text:span></text:span><text:span text:style-name="apple-style-span"><text:span text:style-name="T4">cama</text:span></text:span><text:span text:style-name="apple-style-span"><text:span text:style-name="T2">, существительное женского рода, на каталонский словом</text:span></text:span><text:span text:style-name="apple-converted-space"><text:span text:style-name="T2"> </text:span></text:span><text:span text:style-name="apple-style-span"><text:span text:style-name="T4">llit</text:span></text:span><text:span text:style-name="apple-style-span"><text:span text:style-name="T2">, существительным мужского рода, <text:line-break/></text:span></text:span></text:p>
      <text:p text:style-name="P93"><text:soft-page-break/><text:span text:style-name="apple-style-span"><text:span text:style-name="T23">&lt;e&gt;</text:span></text:span><text:span text:style-name="T59"><text:line-break/><text:tab/></text:span><text:span text:style-name="apple-style-span"><text:span text:style-name="T23">&lt;p&gt;</text:span></text:span><text:span text:style-name="T59"><text:line-break/><text:tab/><text:tab/></text:span><text:span text:style-name="apple-style-span"><text:span text:style-name="T23">&lt;l&gt;cama&lt;s n="n"/&gt;&lt;s n="f"/&gt;&lt;/l&gt;</text:span></text:span><text:span text:style-name="T59"><text:line-break/><text:tab/><text:tab/></text:span><text:span text:style-name="apple-style-span"><text:span text:style-name="T23">&lt;r&gt;llit&lt;s n="n"/&gt;&lt;s n="m"/&gt;&lt;/r&gt;</text:span></text:span><text:span text:style-name="T59"><text:line-break/><text:tab/></text:span><text:span text:style-name="apple-style-span"><text:span text:style-name="T23">&lt;/p&gt;</text:span></text:span><text:span text:style-name="T59"><text:line-break/></text:span><text:span text:style-name="apple-style-span"><text:span text:style-name="T23">&lt;/e&gt;</text:span></text:span><text:span text:style-name="T47"><text:line-break/></text:span></text:p>
      <text:p text:style-name="P94"><text:span text:style-name="apple-style-span"><text:span text:style-name="T2">Рисунок 3.15: Статья двуязычного словаря с переводом</text:span></text:span><text:span text:style-name="apple-converted-space"><text:span text:style-name="T2"> </text:span></text:span><text:span text:style-name="apple-style-span"><text:span text:style-name="T4">cama</text:span></text:span><text:span text:style-name="apple-converted-space"><text:span text:style-name="T4"> </text:span></text:span><text:span text:style-name="apple-style-span"><text:span text:style-name="T2">(</text:span></text:span><text:span text:style-name="apple-style-span"><text:span text:style-name="T29">es</text:span></text:span><text:span text:style-name="apple-style-span"><text:span text:style-name="T2">)–</text:span></text:span><text:span text:style-name="apple-style-span"><text:span text:style-name="T4">llit</text:span></text:span><text:span text:style-name="apple-converted-space"><text:span text:style-name="T4"> </text:span></text:span><text:span text:style-name="apple-style-span"><text:span text:style-name="T2">(</text:span></text:span><text:span text:style-name="apple-style-span"><text:span text:style-name="T29">ca</text:span></text:span><text:span text:style-name="apple-style-span"><text:span text:style-name="T2">)</text:span></text:span></text:p>
      <text:p text:style-name="P92"><text:span text:style-name="apple-style-span"><text:span text:style-name="T2">статья двуязычного словаря должна выглядеть как на рисунке 3.15. Должен быть указан род (</text:span></text:span><text:span text:style-name="apple-style-span"><text:span text:style-name="T4">f,m</text:span></text:span><text:span text:style-name="apple-style-span"><text:span text:style-name="T2">), иначе информация от лексической формы на ВхЯ будет перенесена на лексическую форму на ВыхЯ. Таким образом, при переводе с испанского на каталонский мы получили бы лексическую форму</text:span></text:span><text:span text:style-name="apple-converted-space"><text:span text:style-name="T2"> </text:span></text:span><text:span text:style-name="apple-style-span"><text:span text:style-name="T4">llit</text:span></text:span><text:span text:style-name="apple-converted-space"><text:span text:style-name="T4"> </text:span></text:span><text:span text:style-name="apple-style-span"><text:span text:style-name="T2">с символами</text:span></text:span><text:span text:style-name="apple-converted-space"><text:span text:style-name="T2"> </text:span></text:span><text:span text:style-name="apple-style-span"><text:span text:style-name="T4">n f sg</text:span></text:span><text:span text:style-name="apple-converted-space"><text:span text:style-name="T4"> </text:span></text:span><text:span text:style-name="apple-style-span"><text:span text:style-name="T2">или</text:span></text:span><text:span text:style-name="apple-converted-space"><text:span text:style-name="T4"> </text:span></text:span><text:span text:style-name="apple-style-span"><text:span text:style-name="T4">n f pl.</text:span></text:span><text:span text:style-name="apple-converted-space"><text:span text:style-name="T4"> </text:span></text:span><text:span text:style-name="apple-style-span"><text:span text:style-name="T2">В обоих случаях, генератор в качестве входных данных получит слово, которое невозможно генерировать, так как морфологический словарь каталонского языка не содержит статьи с леммой</text:span></text:span><text:span text:style-name="apple-converted-space"><text:span text:style-name="T2"> </text:span></text:span><text:span text:style-name="apple-style-span"><text:span text:style-name="T4">llit</text:span></text:span><text:span text:style-name="apple-converted-space"><text:span text:style-name="T4"> </text:span></text:span><text:span text:style-name="apple-style-span"><text:span text:style-name="T2">женского рода.</text:span></text:span></text:p>
      <text:p text:style-name="P92"><text:span text:style-name="apple-style-span"><text:span text:style-name="T2"><text:tab/>В этом примере символы числа не указаны, поэтому статья работает для соответствия как</text:span></text:span><text:span text:style-name="apple-converted-space"><text:span text:style-name="T2"> </text:span></text:span><text:span text:style-name="apple-style-span"><text:span text:style-name="T4">cama-llit</text:span></text:span><text:span text:style-name="apple-converted-space"><text:span text:style-name="T4"> </text:span></text:span><text:span text:style-name="apple-style-span"><text:span text:style-name="T2">(единственное число), так и</text:span></text:span><text:span text:style-name="apple-converted-space"><text:span text:style-name="T2"> </text:span></text:span><text:span text:style-name="apple-style-span"><text:span text:style-name="T4">camas-llits</text:span></text:span><text:span text:style-name="apple-converted-space"><text:span text:style-name="T4"> </text:span></text:span><text:span text:style-name="apple-style-span"><text:span text:style-name="T2">(множественное число). Однако, если имеет место быть и изменение числа, единственным решением является указать также и число, если порядок указания грамматических символов во всех словарях -</text:span></text:span><text:span text:style-name="apple-converted-space"><text:span text:style-name="T2"> </text:span></text:span><text:span text:style-name="apple-style-span"><text:span text:style-name="T4">род, число</text:span></text:span><text:span text:style-name="apple-style-span"><text:span text:style-name="T2">. Путем введения ограничения направления перевода</text:span></text:span><text:span text:style-name="apple-converted-space"><text:span text:style-name="T2"> </text:span></text:span><text:span text:style-name="apple-style-span"><text:span text:style-name="T4">r</text:span></text:span><text:span text:style-name="apple-converted-space"><text:span text:style-name="T4"> </text:span></text:span><text:span text:style-name="apple-style-span"><text:span text:style-name="T2">мы можем указать, какие переводы должны делаться только в одном направлении (см. описание ограничений </text:span></text:span><text:span text:style-name="apple-style-span"><text:span text:style-name="T25">ЛП</text:span></text:span><text:span text:style-name="apple-style-span"><text:span text:style-name="T2"> и </text:span></text:span><text:span text:style-name="apple-style-span"><text:span text:style-name="T25">ПЛ</text:span></text:span><text:span text:style-name="apple-style-span"><text:span text:style-name="T2"> на стр. 26). Такое ограничение необходимо, когда переводная "эквивалентность" двух лексических форм действительна только для одного направления (т.е. когда она несимметрична). В этом случае в двуязычном словаре должны быть созданы две или более статьи с введением ограничения, подобно примеру на Рисунке 3.16. На этом примере: при переводе с испанского на каталонский (</text:span></text:span><text:span text:style-name="apple-style-span"><text:span text:style-name="T29">ЛП</text:span></text:span><text:span text:style-name="apple-style-span"><text:span text:style-name="T2">) мы должны генерировать только формы множественного числа, так как слово</text:span></text:span><text:span text:style-name="apple-converted-space"><text:span text:style-name="T2"> </text:span></text:span><text:span text:style-name="apple-style-span"><text:span text:style-name="T4">postres</text:span></text:span><text:span text:style-name="apple-converted-space"><text:span text:style-name="T4"> </text:span></text:span><text:span text:style-name="apple-style-span"><text:span text:style-name="T2">("дессерт") каталанского языка не имеет формы единственного числа. С другой стороны, на испанский мы будем переводить это слово только во множественном числе (хотя соответствующее испанское слово имеет формы как единственного, так и множественного числа), так как по каталанскому слову нельзя определить, в каком числе должно быть слово на испанском языке.</text:span></text:span></text:p>
      <text:p text:style-name="P92"><text:span text:style-name="apple-style-span"><text:span text:style-name="T2"><text:tab/>Существует другая проблема, связанная с грамматическими </text:span></text:span><text:soft-page-break/><text:span text:style-name="apple-style-span"><text:span text:style-name="T2">расхождениями между двумя языками, которая решается с помощью двух специальных символов - </text:span></text:span><text:span text:style-name="apple-style-span"><text:span text:style-name="T25">GD</text:span></text:span><text:span text:style-name="apple-style-span"><text:span text:style-name="T2"> (</text:span></text:span><text:span text:style-name="apple-style-span"><text:span text:style-name="T4">gender to be determined</text:span></text:span><text:span text:style-name="apple-style-span"><text:span text:style-name="T2">) и </text:span></text:span><text:span text:style-name="apple-style-span"><text:span text:style-name="T25">ND</text:span></text:span><text:span text:style-name="apple-style-span"><text:span text:style-name="T2"> (</text:span></text:span><text:span text:style-name="apple-style-span"><text:span text:style-name="T4">number to be determined</text:span></text:span><text:span text:style-name="apple-style-span"><text:span text:style-name="T2">) - которые должны быть определены в "символьном" разделе двуязычного словаря. Эта проблема возникает тогда, когда грамматической информации лексической формы ВхЯ недостаточно для определения рода (мужской-женский) или числа (единственное-множественное) лексической<text:line-break/></text:span></text:span></text:p>
      <text:p text:style-name="P93"><text:span text:style-name="apple-style-span"><text:span text:style-name="T23">&lt;e r="LR"&gt;</text:span></text:span><text:span text:style-name="T59"><text:line-break/><text:tab/></text:span><text:span text:style-name="apple-style-span"><text:span text:style-name="T23">&lt;p&gt;</text:span></text:span><text:span text:style-name="T59"><text:line-break/><text:tab/><text:tab/></text:span><text:span text:style-name="apple-style-span"><text:span text:style-name="T23">&lt;l&gt;postre&lt;s n="n"/&gt;&lt;s n="m"/&gt;&lt;s n="sg"/&gt;&lt;/l&gt;</text:span></text:span><text:span text:style-name="T59"><text:line-break/><text:tab/><text:tab/></text:span><text:span text:style-name="apple-style-span"><text:span text:style-name="T23">&lt;r&gt;postres&lt;s n="n"/&gt;&lt;s n="m"/&gt;&lt;s n="pl"/&gt;&lt;/r&gt;</text:span></text:span><text:span text:style-name="T59"><text:line-break/><text:tab/></text:span><text:span text:style-name="apple-style-span"><text:span text:style-name="T23">&lt;/p&gt;</text:span></text:span><text:span text:style-name="T59"><text:line-break/></text:span><text:span text:style-name="apple-style-span"><text:span text:style-name="T23">&lt;/e&gt;</text:span></text:span><text:span text:style-name="T59"><text:line-break/></text:span><text:span text:style-name="apple-style-span"><text:span text:style-name="T23">&lt;e&gt;</text:span></text:span><text:span text:style-name="T59"><text:line-break/><text:tab/></text:span><text:span text:style-name="apple-style-span"><text:span text:style-name="T23">&lt;p&gt;</text:span></text:span><text:span text:style-name="T59"><text:line-break/><text:tab/><text:tab/></text:span><text:span text:style-name="apple-style-span"><text:span text:style-name="T23">&lt;l&gt;postre&lt;s n="n"/&gt;&lt;s n="m"/&gt;&lt;s n="pl"/&gt;&lt;/l&gt;</text:span></text:span><text:span text:style-name="T59"><text:line-break/><text:tab/><text:tab/></text:span><text:span text:style-name="apple-style-span"><text:span text:style-name="T23">&lt;r&gt;postres&lt;s n="n"/&gt;&lt;s n="m"/&gt;&lt;s n="pl"/&gt;&lt;/r&gt;</text:span></text:span><text:span text:style-name="T59"><text:line-break/><text:tab/></text:span><text:span text:style-name="apple-style-span"><text:span text:style-name="T23">&lt;/p&gt;</text:span></text:span><text:span text:style-name="T59"><text:line-break/></text:span><text:span text:style-name="apple-style-span"><text:span text:style-name="T23">&lt;/e&gt;</text:span></text:span><text:span text:style-name="T47"><text:line-break/></text:span></text:p>
      <text:p text:style-name="P94"><text:span text:style-name="apple-style-span"><text:span text:style-name="T2">Рисунок 3.16: Статья испанско-каталонского двуязычного словаря для соотнесения</text:span></text:span><text:span text:style-name="apple-converted-space"><text:span text:style-name="T2"> </text:span></text:span><text:span text:style-name="apple-style-span"><text:span text:style-name="T4">postre–postres</text:span></text:span><text:span text:style-name="apple-converted-space"><text:span text:style-name="T4"> </text:span></text:span><text:span text:style-name="apple-style-span"><text:span text:style-name="T2">(”дессерт”)</text:span></text:span></text:p>
      <text:p text:style-name="P94"/>
      <text:p text:style-name="P92"><text:span text:style-name="apple-style-span"><text:span text:style-name="T2">формы ВыхЯ. Приведём пример: испанское прилагательное</text:span></text:span><text:span text:style-name="apple-converted-space"><text:span text:style-name="T4"> </text:span></text:span><text:span text:style-name="apple-style-span"><text:span text:style-name="T4">común</text:span></text:span><text:span text:style-name="apple-converted-space"><text:span text:style-name="T4"> </text:span></text:span><text:span text:style-name="apple-style-span"><text:span text:style-name="T2">( "общий") является одновременно прилагательным общего рода (</text:span></text:span><text:span text:style-name="apple-style-span"><text:span text:style-name="T29">mf</text:span></text:span><text:span text:style-name="apple-style-span"><text:span text:style-name="T2">), но в каталонском это же прилагательное имеет форму и мужского (</text:span></text:span><text:span text:style-name="apple-style-span"><text:span text:style-name="T4">com</text:span></text:span><text:span text:style-name="apple-style-span"><text:span text:style-name="T2">ú</text:span></text:span><text:span text:style-name="apple-style-span"><text:span text:style-name="T4">/comuns)</text:span></text:span><text:span text:style-name="apple-style-span"><text:span text:style-name="T2">, и женского рода (</text:span></text:span><text:span text:style-name="apple-style-span"><text:span text:style-name="T4">comuna/comunes</text:span></text:span><text:span text:style-name="apple-style-span"><text:span text:style-name="T2">). Статья двуязычного словаря должна выглядеть как показано на рисунке 3.17: в направлении </text:span></text:span><text:span text:style-name="apple-style-span"><text:span text:style-name="T25">ЛП</text:span></text:span><text:span text:style-name="apple-style-span"><text:span text:style-name="T2"> (с испанского на каталонский), информацией о роде являются не символы </text:span></text:span><text:span text:style-name="apple-style-span"><text:span text:style-name="T25">f, m</text:span></text:span><text:span text:style-name="apple-style-span"><text:span text:style-name="T2"> или </text:span></text:span><text:span text:style-name="apple-style-span"><text:span text:style-name="T25">mf</text:span></text:span><text:span text:style-name="apple-style-span"><text:span text:style-name="T2">, а символ </text:span></text:span><text:span text:style-name="apple-style-span"><text:span text:style-name="T25">GD</text:span></text:span><text:span text:style-name="apple-style-span"><text:span text:style-name="T2">; род будет определён позже модулем структурного трансфера, путём применения подходящих правил трансфера (обычно правил по соотношению лексических форм в словосочетании, см. раздел 3.5 для получения подробного описания правил трансфера). Аналогичный механизм существует для лексических форм</text:span></text:span><text:span text:style-name="apple-converted-space"><text:span text:style-name="T2"> </text:span></text:span><text:span text:style-name="apple-style-span"><text:span text:style-name="T2">общего числа</text:span></text:span><text:span text:style-name="apple-converted-space"><text:span text:style-name="T2"> </text:span></text:span><text:span text:style-name="apple-style-span"><text:span text:style-name="T2">(символ </text:span></text:span><text:span text:style-name="apple-style-span"><text:span text:style-name="T25">ND</text:span></text:span><text:span text:style-name="apple-style-span"><text:span text:style-name="T2">) Например, испанское</text:span></text:span><text:span text:style-name="apple-converted-space"><text:span text:style-name="T2"> </text:span></text:span><text:span text:style-name="apple-style-span"><text:span text:style-name="T4">análisis</text:span></text:span><text:span text:style-name="apple-converted-space"><text:span text:style-name="T4"> </text:span></text:span><text:span text:style-name="apple-style-span"><text:span text:style-name="T2">("анализ") является существительным общего числа числа, в то время как в каталанском формой </text:span></text:span><text:soft-page-break/><text:span text:style-name="apple-style-span"><text:span text:style-name="T2">единственного числа является</text:span></text:span><text:span text:style-name="apple-converted-space"><text:span text:style-name="T2"> </text:span></text:span><text:span text:style-name="apple-style-span"><text:span text:style-name="T4">análisi</text:span></text:span><text:span text:style-name="apple-style-span"><text:span text:style-name="T2">, множественного — </text:span></text:span><text:span text:style-name="apple-style-span"><text:span text:style-name="T4">análisis</text:span></text:span><text:span text:style-name="apple-style-span"><text:span text:style-name="T2">.</text:span></text:span></text:p>
      <text:p text:style-name="P93"/>
      <text:p text:style-name="P92"><text:span text:style-name="apple-style-span"><text:span text:style-name="T13">Пост-генераторные словари</text:span></text:span><text:span text:style-name="apple-style-span"><text:span text:style-name="T13"><text:note text:id="ftn16" text:note-class="endnote"><text:note-citation>x</text:note-citation><text:note-body><text:p text:style-name="Endnote"><text:span text:style-name="Endnote_20_Symbol">Оригинальный термин — </text:span><text:span text:style-name="Endnote_20_Symbol"><text:span text:style-name="T46">post-generation dictionary.</text:span></text:span></text:p></text:note-body></text:note></text:span></text:span></text:p>
      <text:p text:style-name="P92"><text:span text:style-name="apple-style-span"><text:span text:style-name="T2">В морфологических словарях лексические формы, которые после того как они сгенерированы, могут подвергаться</text:span></text:span><text:span text:style-name="apple-converted-space"><text:span text:style-name="T2"> </text:span></text:span><text:span text:style-name="apple-style-span"><text:span text:style-name="T2">апострофизации, стяжению или другим изменениям в зависимости от того, с какими словами они вступают в контакт в выходном тексте, должны иметь метку активации пост-генератора (&lt;</text:span></text:span><text:span text:style-name="apple-style-span"><text:span text:style-name="T13">a</text:span></text:span><text:span text:style-name="apple-style-span"><text:span text:style-name="T2">/&gt;, см. стр. 35)</text:span></text:span><text:span text:style-name="apple-converted-space"><text:span text:style-name="T2"> </text:span></text:span><text:span text:style-name="apple-style-span"><text:span text:style-name="T2">в статье для генерирования (направление </text:span></text:span><text:span text:style-name="apple-style-span"><text:span text:style-name="T25">ПЛ</text:span></text:span><text:span text:style-name="apple-style-span"><text:span text:style-name="T29">)</text:span></text:span><text:span text:style-name="apple-style-span"><text:span text:style-name="T2">. </text:span></text:span><text:span text:style-name="apple-style-span"><text:span text:style-name="T33">Необходимо, что поверхностные формы, имеющие метку активации пост-генератора, идентичны в морфологическом и пост-генераторном словарях одного и того же транслятора. В пост-генераторном словаре все статьи начинаются с этой метки.</text:span></text:span></text:p>
      <text:p text:style-name="P92"/>
      <text:p text:style-name="P93"><text:span text:style-name="apple-style-span"><text:span text:style-name="T25">&lt;e r="LR"&gt;</text:span></text:span></text:p>
      <text:p text:style-name="P93"><text:span text:style-name="apple-style-span"><text:span text:style-name="T25"><text:tab/></text:span></text:span><text:span text:style-name="apple-style-span"><text:span text:style-name="T23">&lt;p&gt;</text:span></text:span><text:span text:style-name="T59"><text:line-break/><text:tab/><text:tab/></text:span><text:span text:style-name="apple-style-span"><text:span text:style-name="T23">&lt;l&gt;común&lt;s n="adj"/&gt;&lt;s n="mf"/&gt;&lt;/l&gt;</text:span></text:span><text:span text:style-name="T59"><text:line-break/><text:tab/><text:tab/></text:span><text:span text:style-name="apple-style-span"><text:span text:style-name="T23">&lt;r&gt;comú&lt;s n="adj"/&gt;&lt;s n="GD"/&gt;&lt;/r&gt;</text:span></text:span><text:span text:style-name="T59"><text:line-break/><text:tab/></text:span><text:span text:style-name="apple-style-span"><text:span text:style-name="T23">&lt;/p&gt;</text:span></text:span><text:span text:style-name="T59"><text:line-break/></text:span><text:span text:style-name="apple-style-span"><text:span text:style-name="T23">&lt;/e&gt;</text:span></text:span><text:span text:style-name="T59"><text:line-break/><text:line-break/></text:span><text:span text:style-name="apple-style-span"><text:span text:style-name="T23">&lt;e r="RL"&gt;</text:span></text:span><text:span text:style-name="T59"><text:line-break/><text:tab/></text:span><text:span text:style-name="apple-style-span"><text:span text:style-name="T23">&lt;p&gt;</text:span></text:span><text:span text:style-name="T59"><text:line-break/><text:tab/><text:tab/></text:span><text:span text:style-name="apple-style-span"><text:span text:style-name="T23">&lt;l&gt;común&lt;s n="adj"/&gt;&lt;s n="mf"/&gt;&lt;/l&gt;</text:span></text:span><text:span text:style-name="T59"><text:line-break/><text:tab/><text:tab/></text:span><text:span text:style-name="apple-style-span"><text:span text:style-name="T23">&lt;r&gt;comú&lt;s n="adj"/&gt;&lt;s n="m"/&gt;&lt;/r&gt;</text:span></text:span><text:span text:style-name="T59"><text:line-break/><text:tab/></text:span><text:span text:style-name="apple-style-span"><text:span text:style-name="T23">&lt;/p&gt;</text:span></text:span><text:span text:style-name="T59"><text:line-break/></text:span><text:span text:style-name="apple-style-span"><text:span text:style-name="T23">&lt;/e&gt;</text:span></text:span><text:span text:style-name="T59"><text:line-break/><text:line-break/></text:span><text:span text:style-name="apple-style-span"><text:span text:style-name="T23">&lt;e r="RL"&gt;</text:span></text:span><text:span text:style-name="T59"><text:line-break/><text:tab/></text:span><text:span text:style-name="apple-style-span"><text:span text:style-name="T23">&lt;p&gt;</text:span></text:span><text:span text:style-name="T59"><text:line-break/><text:tab/><text:tab/></text:span><text:span text:style-name="apple-style-span"><text:span text:style-name="T23">&lt;l&gt;común&lt;s n="adj"/&gt;&lt;s n="mf"/&gt;&lt;/l&gt;</text:span></text:span><text:span text:style-name="T59"><text:line-break/><text:tab/><text:tab/></text:span><text:span text:style-name="apple-style-span"><text:span text:style-name="T23">&lt;r&gt;comú&lt;s n="adj"/&gt;&lt;s n="f"/&gt;&lt;/r&gt;</text:span></text:span><text:span text:style-name="T59"><text:line-break/><text:tab/></text:span><text:span text:style-name="apple-style-span"><text:span text:style-name="T23">&lt;/p&gt;</text:span></text:span><text:span text:style-name="T59"><text:line-break/></text:span><text:span text:style-name="apple-style-span"><text:span text:style-name="T23">&lt;/e&gt;</text:span></text:span><text:span text:style-name="T47"><text:line-break/></text:span></text:p>
      <text:p text:style-name="P94"><text:span text:style-name="apple-style-span"><text:span text:style-name="T2">Рисунок 3.17: Статьи испанско-каталонского двуязычного словаря для соотнесения</text:span></text:span><text:span text:style-name="apple-converted-space"><text:span text:style-name="T2"> </text:span></text:span><text:span text:style-name="apple-style-span"><text:span text:style-name="T36">com</text:span></text:span><text:span text:style-name="apple-style-span"><text:span text:style-name="T37">ú</text:span></text:span><text:span text:style-name="apple-style-span"><text:span text:style-name="T36">n–com</text:span></text:span><text:span text:style-name="apple-style-span"><text:span text:style-name="T37">ú</text:span></text:span><text:span text:style-name="apple-converted-space"><text:span text:style-name="T4"> </text:span></text:span><text:span text:style-name="apple-style-span"><text:span text:style-name="T2">(”общий”), первая — для перевода с испанского на </text:span></text:span><text:soft-page-break/><text:span text:style-name="apple-style-span"><text:span text:style-name="T2">каталонский, две остальные - для перевода с каталонского на испанский.</text:span></text:span></text:p>
      <text:p text:style-name="P92"/>
      <text:p text:style-name="P92"><text:span text:style-name="apple-style-span"><text:span text:style-name="T2"><text:tab/>На рисунке 3.18 дан отрывок испанского пост-генераторного словаря. Пример показывает, как выполняется стяжение</text:span></text:span><text:span text:style-name="apple-converted-space"><text:span text:style-name="T2"> </text:span></text:span><text:span text:style-name="apple-style-span"><text:span text:style-name="T4">de</text:span></text:span><text:span text:style-name="apple-converted-space"><text:span text:style-name="T4"> </text:span></text:span><text:span text:style-name="apple-style-span"><text:span text:style-name="T2">с </text:span></text:span><text:span text:style-name="apple-style-span"><text:span text:style-name="T4">el</text:span></text:span><text:span text:style-name="apple-converted-space"><text:span text:style-name="T4"> </text:span></text:span><text:span text:style-name="apple-style-span"><text:span text:style-name="T2">и как в результате образуется слово</text:span></text:span><text:span text:style-name="apple-converted-space"><text:span text:style-name="T2"> </text:span></text:span><text:span text:style-name="apple-style-span"><text:span text:style-name="T4">del</text:span></text:span><text:span text:style-name="apple-style-span"><text:span text:style-name="T2">. Парадигма</text:span></text:span><text:span text:style-name="apple-converted-space"><text:span text:style-name="T2"> </text:span></text:span><text:span text:style-name="apple-style-span"><text:span text:style-name="T4">puntuación</text:span></text:span><text:span text:style-name="apple-converted-space"><text:span text:style-name="T4"> </text:span></text:span><text:span text:style-name="apple-style-span"><text:span text:style-name="T2">(которая в этом примере не определена) содержит небуквенные символы, которые могут появиться в тексте. На примере мы можем видеть, что статья с предлогом</text:span></text:span><text:span text:style-name="apple-converted-space"><text:span text:style-name="T2"> </text:span></text:span><text:span text:style-name="apple-style-span"><text:span text:style-name="T4">de</text:span></text:span><text:span text:style-name="apple-converted-space"><text:span text:style-name="T4"> </text:span></text:span><text:span text:style-name="apple-style-span"><text:span text:style-name="T2">имеет метку &lt;</text:span></text:span><text:span text:style-name="apple-style-span"><text:span text:style-name="T13">a</text:span></text:span><text:span text:style-name="apple-style-span"><text:span text:style-name="T2">/&gt;. Парадигма ”</text:span></text:span><text:span text:style-name="apple-style-span"><text:span text:style-name="T4">el</text:span></text:span><text:span text:style-name="apple-style-span"><text:span text:style-name="T2">”, присвоенная статье, определена чуть выше словарной статьи. Согласно этой статье, когда система получает в качестве ввода левую часть словарной статьи (запись между двумя &lt;</text:span></text:span><text:span text:style-name="apple-style-span"><text:span text:style-name="T13">l</text:span></text:span><text:span text:style-name="apple-style-span"><text:span text:style-name="T2">&gt;), соединённую с левой частью парадигмы (т.е. вводом является "&lt;</text:span></text:span><text:span text:style-name="apple-style-span"><text:span text:style-name="T29">a</text:span></text:span><text:span text:style-name="apple-style-span"><text:span text:style-name="T2">/&gt;</text:span></text:span><text:span text:style-name="apple-style-span"><text:span text:style-name="T13">de</text:span></text:span><text:span text:style-name="apple-style-span"><text:span text:style-name="T2">&lt;</text:span></text:span><text:span text:style-name="apple-style-span"><text:span text:style-name="T29">b</text:span></text:span><text:span text:style-name="apple-style-span"><text:span text:style-name="T2">/&gt;</text:span></text:span><text:span text:style-name="apple-style-span"><text:span text:style-name="T13">el</text:span></text:span><text:span text:style-name="apple-style-span"><text:span text:style-name="T2">&lt;</text:span></text:span><text:span text:style-name="apple-style-span"><text:span text:style-name="T29">b</text:span></text:span><text:span text:style-name="apple-style-span"><text:span text:style-name="T2">/&gt;" или <text:line-break/>"&lt;</text:span></text:span><text:span text:style-name="apple-style-span"><text:span text:style-name="T29">a</text:span></text:span><text:span text:style-name="apple-style-span"><text:span text:style-name="T2">/&gt;</text:span></text:span><text:span text:style-name="apple-style-span"><text:span text:style-name="T13">de</text:span></text:span><text:span text:style-name="apple-style-span"><text:span text:style-name="T2">&lt;</text:span></text:span><text:span text:style-name="apple-style-span"><text:span text:style-name="T29">b</text:span></text:span><text:span text:style-name="apple-style-span"><text:span text:style-name="T2">/&gt;</text:span></text:span><text:span text:style-name="apple-style-span"><text:span text:style-name="T13">el</text:span></text:span><text:span text:style-name="apple-style-span"><text:span text:style-name="T2">[</text:span></text:span><text:span text:style-name="apple-style-span"><text:span text:style-name="T4">puntuación</text:span></text:span><text:span text:style-name="apple-style-span"><text:span text:style-name="T2">]"), модуль выдаёт в качестве выходной строки (запись между элементами &lt;r&gt;) строку "</text:span></text:span><text:span text:style-name="apple-style-span"><text:span text:style-name="T13">del</text:span></text:span><text:span text:style-name="apple-style-span"><text:span text:style-name="T2">", за которой следует пробелы, представленные &lt;</text:span></text:span><text:span text:style-name="apple-style-span"><text:span text:style-name="T29">b</text:span></text:span><text:span text:style-name="apple-style-span"><text:span text:style-name="T2">/&gt; или знаки препинания, представленные [</text:span></text:span><text:span text:style-name="apple-style-span"><text:span text:style-name="T4">puntuación</text:span></text:span><text:span text:style-name="apple-style-span"><text:span text:style-name="T2">].</text:span></text:span></text:p>
      <text:p text:style-name="P92"><text:span text:style-name="apple-style-span"><text:span text:style-name="T2"><text:tab/>Заметьте, что в выходе модуля все метки &lt;</text:span></text:span><text:span text:style-name="apple-style-span"><text:span text:style-name="T13">a</text:span></text:span><text:span text:style-name="apple-style-span"><text:span text:style-name="T2">/&gt; удалены.</text:span></text:span></text:p>
      <text:p text:style-name="P92"/>
      <text:p text:style-name="P93"><text:span text:style-name="apple-style-span"><text:span text:style-name="T19">&lt;dictionary&gt;</text:span></text:span><text:span text:style-name="T66"><text:line-break/></text:span><text:span text:style-name="apple-style-span"><text:span text:style-name="T19">&lt;pardefs&gt;</text:span></text:span></text:p>
      <text:p text:style-name="P93"><text:span text:style-name="apple-style-span"><text:span text:style-name="T19"><text:tab/>...</text:span></text:span><text:span text:style-name="T66"><text:line-break/><text:tab/></text:span><text:span text:style-name="apple-style-span"><text:span text:style-name="T19">&lt;pardef n="el"&gt;</text:span></text:span><text:span text:style-name="T66"><text:line-break/><text:tab/><text:tab/></text:span><text:span text:style-name="apple-style-span"><text:span text:style-name="T19">&lt;e&gt;</text:span></text:span><text:span text:style-name="T66"><text:line-break/><text:tab/><text:tab/><text:tab/>&lt;</text:span><text:span text:style-name="apple-style-span"><text:span text:style-name="T19">p&gt;</text:span></text:span><text:span text:style-name="T66"><text:line-break/><text:tab/><text:tab/><text:tab/><text:tab/></text:span><text:span text:style-name="apple-style-span"><text:span text:style-name="T19">&lt;l&gt;el&lt;b/&gt;&lt;/l&gt;</text:span></text:span><text:span text:style-name="T66"><text:line-break/><text:tab/><text:tab/><text:tab/><text:tab/></text:span><text:span text:style-name="apple-style-span"><text:span text:style-name="T19">&lt;r&gt;l&lt;b/&gt;&lt;/r&gt;</text:span></text:span><text:span text:style-name="T66"><text:line-break/><text:tab/><text:tab/><text:tab/></text:span><text:span text:style-name="apple-style-span"><text:span text:style-name="T19">&lt;/p&gt;</text:span></text:span><text:span text:style-name="T66"><text:line-break/><text:tab/><text:tab/></text:span><text:span text:style-name="apple-style-span"><text:span text:style-name="T19">&lt;/e&gt;</text:span></text:span><text:span text:style-name="T66"><text:line-break/><text:tab/><text:tab/></text:span><text:span text:style-name="apple-style-span"><text:span text:style-name="T19">&lt;e&gt;</text:span></text:span><text:span text:style-name="T66"><text:line-break/><text:tab/><text:tab/><text:tab/></text:span><text:span text:style-name="apple-style-span"><text:span text:style-name="T19">&lt;p&gt;</text:span></text:span><text:span text:style-name="T66"><text:line-break/><text:tab/><text:tab/><text:tab/><text:tab/></text:span><text:span text:style-name="apple-style-span"><text:span text:style-name="T19">&lt;l&gt;el&lt;/l&gt;</text:span></text:span><text:span text:style-name="T66"><text:line-break/><text:tab/><text:tab/><text:tab/><text:tab/></text:span><text:span text:style-name="apple-style-span"><text:span text:style-name="T19">&lt;r&gt;l&lt;/r&gt;</text:span></text:span><text:span text:style-name="T66"><text:line-break/><text:tab/><text:tab/><text:tab/></text:span><text:span text:style-name="apple-style-span"><text:span text:style-name="T19">&lt;/p&gt;</text:span></text:span><text:span text:style-name="T66"><text:line-break/><text:tab/><text:tab/><text:tab/></text:span><text:span text:style-name="apple-style-span"><text:span text:style-name="T19">&lt;par n="puntuación"/&gt;o</text:span></text:span><text:span text:style-name="T66"><text:line-break/><text:tab/><text:tab/></text:span><text:span text:style-name="apple-style-span"><text:span text:style-name="T19">&lt;/e&gt;</text:span></text:span><text:span text:style-name="T66"><text:line-break/><text:tab/></text:span><text:span text:style-name="apple-style-span"><text:span text:style-name="T19">&lt;/pardef&gt;</text:span></text:span><text:span text:style-name="T66"><text:line-break/><text:tab/>...<text:line-break/></text:span><text:soft-page-break/><text:span text:style-name="apple-style-span"><text:span text:style-name="T19">&lt;/pardefs&gt;</text:span></text:span><text:span text:style-name="T66"><text:line-break/></text:span><text:span text:style-name="apple-style-span"><text:span text:style-name="T19">&lt;section id="main" type="standard"&gt;</text:span></text:span><text:span text:style-name="T66"><text:line-break/><text:tab/> <text:s text:c="2"/><text:line-break/><text:tab/></text:span><text:span text:style-name="apple-style-span"><text:span text:style-name="T19">&lt;e&gt;</text:span></text:span><text:span text:style-name="T66"><text:line-break/><text:tab/><text:tab/></text:span><text:span text:style-name="apple-style-span"><text:span text:style-name="T19">&lt;p&gt;</text:span></text:span><text:span text:style-name="T66"><text:line-break/><text:tab/><text:tab/><text:tab/></text:span><text:span text:style-name="apple-style-span"><text:span text:style-name="T19">&lt;l&gt;&lt;a/&gt;de&lt;b/&gt;&lt;/l&gt;</text:span></text:span><text:span text:style-name="T66"><text:line-break/><text:tab/><text:tab/><text:tab/></text:span><text:span text:style-name="apple-style-span"><text:span text:style-name="T19">&lt;r&gt;de&lt;/r&gt;</text:span></text:span><text:span text:style-name="T66"><text:line-break/><text:tab/><text:tab/></text:span><text:span text:style-name="apple-style-span"><text:span text:style-name="T19">&lt;/p&gt;</text:span></text:span><text:span text:style-name="T66"><text:line-break/><text:tab/><text:tab/></text:span><text:span text:style-name="apple-style-span"><text:span text:style-name="T19">&lt;par n="el"/&gt;</text:span></text:span><text:span text:style-name="T66"><text:line-break/><text:tab/></text:span><text:span text:style-name="apple-style-span"><text:span text:style-name="T19">&lt;/e&gt;</text:span></text:span><text:span text:style-name="T66"><text:line-break/></text:span><text:span text:style-name="apple-style-span"><text:span text:style-name="T19">...</text:span></text:span><text:span text:style-name="T66"><text:line-break/></text:span><text:span text:style-name="apple-style-span"><text:span text:style-name="T25">&lt;/section/&gt;</text:span></text:span><text:span text:style-name="T49"><text:line-break/></text:span><text:span text:style-name="apple-style-span"><text:span text:style-name="T25">&lt;/ditionary&gt;</text:span></text:span><text:span text:style-name="T68"><text:line-break/></text:span></text:p>
      <text:p text:style-name="P94"><text:span text:style-name="apple-style-span"><text:span text:style-name="T2">Рисунок 3.18: Данные пост-генераторного словаря для осуществления стяжения</text:span></text:span><text:span text:style-name="apple-converted-space"><text:span text:style-name="T2"> </text:span></text:span><text:span text:style-name="apple-style-span"><text:span text:style-name="T4">de + el = del</text:span></text:span><text:span text:style-name="apple-style-span"><text:span text:style-name="T2">.</text:span></text:span></text:p>
      <text:p text:style-name="Стиль_20__28_латиница_29__20_Arial_20_По_20_ширине_20_Междустр.интервал_3a__20__20_полуторный"/>
      <text:p text:style-name="P97">3.1.2.6 Составные лексические единицы</text:p>
      <text:p text:style-name="P92"><text:span text:style-name="apple-style-span"><text:span text:style-name="T2">Разработанный формат словаря позволяет создавать</text:span></text:span><text:span text:style-name="apple-converted-space"><text:span text:style-name="T2"> </text:span></text:span><text:span text:style-name="apple-style-span"><text:span text:style-name="T2">составные лексические единицы — коротко именуемые</text:span></text:span><text:span text:style-name="apple-converted-space"><text:span text:style-name="T2"> </text:span></text:span><text:span text:style-name="apple-style-span"><text:span text:style-name="T4">составными словами</text:span></text:span><text:span text:style-name="apple-converted-space"><text:span text:style-name="T4"> </text:span></text:span><text:span text:style-name="apple-style-span"><text:span text:style-name="T4">—</text:span></text:span><text:span text:style-name="apple-converted-space"><text:span text:style-name="T2"> </text:span></text:span><text:span text:style-name="apple-style-span"><text:span text:style-name="T2">различных видов, в зависимости от решаемой задачи.</text:span></text:span></text:p>
      <text:p text:style-name="P92"><text:span text:style-name="apple-style-span"><text:span text:style-name="T2"><text:tab/>В рамках этого проекта мы</text:span></text:span><text:span text:style-name="apple-converted-space"><text:span text:style-name="T2"> </text:span></text:span><text:span text:style-name="apple-style-span"><text:span text:style-name="T2">выделяем три основных типа составных слов:</text:span></text:span></text:p>
      <text:list xml:id="list1181602309" text:style-name="WW8Num27">
        <text:list-item>
          <text:p text:style-name="P101"><text:span text:style-name="apple-style-span"><text:span text:style-name="T2">Самыми простыми являются</text:span></text:span><text:span text:style-name="apple-converted-space"><text:span text:style-name="T2"> </text:span></text:span><text:span text:style-name="apple-style-span"><text:span text:style-name="T4">неизменяемые составные слова</text:span></text:span><text:span text:style-name="apple-style-span"><text:span text:style-name="T2">, которые состоят только из одной лексической формы: лемма состоит из двух или более</text:span></text:span><text:span text:style-name="apple-converted-space"><text:span text:style-name="T2"> </text:span></text:span><text:span text:style-name="apple-style-span"><text:span text:style-name="T2">неизменяемых орфографических слов, но она помечена ("тегирована") как единое целое. Рисунок 3.19 показывает пример несклоняемого составного слова (испанское выражение</text:span></text:span><text:span text:style-name="apple-converted-space"><text:span text:style-name="T2"> </text:span></text:span><text:span text:style-name="apple-style-span"><text:span text:style-name="T4">hoy en dìa</text:span></text:span><text:span text:style-name="apple-style-span"><text:span text:style-name="T2">, "сегодня"): оно состоит из трёх слов, разделённых пробелами (&lt;</text:span></text:span><text:span text:style-name="apple-style-span"><text:span text:style-name="T13">b</text:span></text:span><text:span text:style-name="apple-style-span"><text:span text:style-name="T2">/&gt;), и, хотя оно фактически состоит из наречия, предлога и существительного, целиком оно помечено как наречие, поскольку оно выступает как единое целое.</text:span></text:span></text:p>
        </text:list-item>
        <text:list-item>
          <text:p text:style-name="P101"><text:span text:style-name="apple-style-span"><text:span text:style-name="T2">Более сложный случай представляют собой</text:span></text:span><text:span text:style-name="apple-converted-space"><text:span text:style-name="T2"> </text:span></text:span><text:span text:style-name="apple-style-span"><text:span text:style-name="T2">сложные составные слова, состоящие из нескольких лексических форм, каждая из которых имеет свои грамматические символы. Слова, из которых они состоят, рассматриваются не как одна семантическая единица, как это было в </text:span></text:span><text:soft-page-break/><text:span text:style-name="apple-style-span"><text:span text:style-name="T2">первом случае, а как блок слов, образованный из-за их "взаимодействия" друг с другом (по фонетическим или орфографическим причинам).</text:span></text:span></text:p>
        </text:list-item>
      </text:list>
      <text:p text:style-name="P90"><text:span text:style-name="apple-style-span"><text:span text:style-name="T2">В эту категорию мы включаем</text:span></text:span><text:span text:style-name="apple-converted-space"><text:span text:style-name="T2"> </text:span></text:span><text:span text:style-name="apple-style-span"><text:span text:style-name="T4">стяжённые формы </text:span></text:span><text:span text:style-name="apple-style-span"><text:span text:style-name="T2">и</text:span></text:span><text:span text:style-name="apple-converted-space"><text:span text:style-name="T2"> </text:span></text:span><text:span text:style-name="apple-style-span"><text:span text:style-name="T4">энклитические местоимения</text:span></text:span><text:span text:style-name="apple-style-span"><text:span text:style-name="T2">, сопровождающие глаголы. Чтобы отметить это явление, мы используем тег &lt;</text:span></text:span><text:span text:style-name="apple-style-span"><text:span text:style-name="T13">j</text:span></text:span><text:span text:style-name="apple-style-span"><text:span text:style-name="T2">&gt;, описанный на странице 36. Вы можете видеть пример на рисунке 3.20, в котором анализ слова</text:span></text:span><text:span text:style-name="apple-converted-space"><text:span text:style-name="T2"> </text:span></text:span><text:span text:style-name="apple-style-span"><text:span text:style-name="T4">del</text:span></text:span><text:span text:style-name="apple-converted-space"><text:span text:style-name="T4"> </text:span></text:span><text:span text:style-name="apple-style-span"><text:span text:style-name="T2">выдаёт составную лексическую форму, состоящую из двух лексических форм — предлога</text:span></text:span><text:span text:style-name="apple-converted-space"><text:span text:style-name="T2"> </text:span></text:span><text:span text:style-name="apple-style-span"><text:span text:style-name="T4">de </text:span></text:span><text:span text:style-name="apple-style-span"><text:span text:style-name="T2">и определённого артикля мужского рода единственного числа</text:span></text:span><text:span text:style-name="apple-converted-space"><text:span text:style-name="T2"> </text:span></text:span><text:span text:style-name="apple-style-span"><text:span text:style-name="T4">el</text:span></text:span><text:span text:style-name="apple-style-span"><text:span text:style-name="T2">, соединённых элементом &lt;</text:span></text:span><text:span text:style-name="apple-style-span"><text:span text:style-name="T13">j</text:span></text:span><text:span text:style-name="apple-style-span"><text:span text:style-name="T2">/&gt;. Анализатор и частеречный теггер обрабатывают эти составные слова как единое целое. Однако до входа </text:span></text:span></text:p>
      <text:p text:style-name="Стиль_20__28_латиница_29__20_Arial_20_По_20_ширине_20_Междустр.интервал_3a__20__20_полуторный"/>
      <text:p text:style-name="P93"><text:span text:style-name="apple-style-span"><text:span text:style-name="T25">&lt;e lm="hoy en día"&gt;</text:span></text:span><text:span text:style-name="T49"><text:line-break/><text:tab/></text:span><text:span text:style-name="apple-style-span"><text:span text:style-name="T25">&lt;p&gt;</text:span></text:span><text:span text:style-name="T49"><text:line-break/><text:tab/><text:tab/></text:span><text:span text:style-name="apple-style-span"><text:span text:style-name="T25">&lt;l&gt;hoy&lt;b/&gt;en&lt;b/&gt;día&lt;/l&gt;</text:span></text:span><text:span text:style-name="T49"><text:line-break/><text:tab/><text:tab/></text:span><text:span text:style-name="apple-style-span"><text:span text:style-name="T25">&lt;r&gt;hoy&lt;b/&gt;en&lt;b/&gt;día&lt;s n="adv"/&gt;&lt;/r&gt;</text:span></text:span><text:span text:style-name="T49"><text:line-break/><text:tab/></text:span><text:span text:style-name="apple-style-span"><text:span text:style-name="T25">&lt;/p&gt;</text:span></text:span><text:span text:style-name="T49"><text:line-break/></text:span><text:span text:style-name="apple-style-span"><text:span text:style-name="T25">&lt;/e&gt;</text:span></text:span><text:span text:style-name="T68"><text:line-break/></text:span></text:p>
      <text:p text:style-name="P94"><text:span text:style-name="apple-style-span"><text:span text:style-name="T2">Рисунок 3.19: Пример неизменяемого составного слова в морфологическом словаре.</text:span></text:span></text:p>
      <text:p text:style-name="Стиль_20__28_латиница_29__20_Arial_20_По_20_ширине_20_Междустр.интервал_3a__20__20_полуторный"/>
      <text:p text:style-name="P93"><text:span text:style-name="apple-style-span"><text:span text:style-name="T23">&lt;e lm="del" r="LR"&gt;</text:span></text:span><text:span text:style-name="T59"><text:line-break/><text:tab/></text:span><text:span text:style-name="apple-style-span"><text:span text:style-name="T23">&lt;p&gt;</text:span></text:span><text:span text:style-name="T59"><text:line-break/><text:tab/><text:tab/></text:span><text:span text:style-name="apple-style-span"><text:span text:style-name="T23">&lt;l&gt;del&lt;/l&gt;</text:span></text:span><text:span text:style-name="T59"><text:line-break/><text:tab/><text:tab/></text:span><text:span text:style-name="apple-style-span"><text:span text:style-name="T23">&lt;r&gt;de&lt;s n="pr"/&gt;&lt;j/&gt;<text:line-break/><text:tab/><text:tab/>el&lt;s n="det"/&gt;&lt;s n="def"/&gt;<text:line-break/><text:tab/><text:tab/>&lt;s n="m"/&gt;&lt;s n="sg"/&gt;&lt;/r&gt;</text:span></text:span><text:span text:style-name="T59"><text:line-break/><text:tab/></text:span><text:span text:style-name="apple-style-span"><text:span text:style-name="T23">&lt;/p&gt;</text:span></text:span><text:span text:style-name="T59"><text:line-break/></text:span><text:span text:style-name="apple-style-span"><text:span text:style-name="T23">&lt;/e&gt;</text:span></text:span><text:span text:style-name="T47"><text:line-break/></text:span></text:p>
      <text:p text:style-name="P94"><text:span text:style-name="apple-style-span"><text:span text:style-name="T2">Рисунок 3.20: Статья в морфологическом словаре для анализа стяжения (испанское стяжение</text:span></text:span><text:span text:style-name="apple-converted-space"><text:span text:style-name="T2"> </text:span></text:span><text:span text:style-name="apple-style-span"><text:span text:style-name="T4">del</text:span></text:span><text:span text:style-name="apple-style-span"><text:span text:style-name="T2">)</text:span></text:span></text:p>
      <text:p text:style-name="P92"/>
      <text:p text:style-name="P90"><text:span text:style-name="apple-style-span"><text:span text:style-name="T2">в модуль трансфера они обрабатываются вспомогательным модулем под названием</text:span></text:span><text:span text:style-name="apple-converted-space"><text:span text:style-name="T2"> </text:span></text:span><text:span text:style-name="apple-style-span"><text:span text:style-name="T25">предтрансфер</text:span></text:span><text:span text:style-name="apple-converted-space"><text:span text:style-name="T4"> </text:span></text:span><text:span text:style-name="apple-style-span"><text:span text:style-name="T2">(см. раздел 3.3), который отвечает за </text:span></text:span><text:soft-page-break/><text:span text:style-name="apple-style-span"><text:span text:style-name="T2">разделение составного слова на отдельные лексические формы. Таким образом, составные слова достигают модуля трансфера в виде отдельных независимых форм; лингвист решает, должны ли они быть объединены снова (что должно произойти в модуле структурного трансфера) или должны ли они оставаться в виде независимых форм и в других модулях.</text:span></text:span></text:p>
      <text:p text:style-name="P90"><text:span text:style-name="apple-style-span"><text:span text:style-name="T2">В нашей системе элементы, образующие стяжения, сохраняются в независимой форме, и за создание стяжённых форм на целевом языке "ответственен" пост-генератор. С другой стороны, энклитические местоимения заново присоединяются к глаголу по правилам структурного трансфера (см. раздел 3.5). Таким образом глагол с его энклитическим местоимением поступают в</text:span></text:span><text:span text:style-name="apple-converted-space"><text:span text:style-name="T2"> морфологический </text:span></text:span><text:span text:style-name="apple-style-span"><text:span text:style-name="T2">генератор </text:span></text:span><text:span text:style-name="apple-style-span"><text:span text:style-name="T33">как единая составная лексическая форма, с объединением компонентов посредством метки</text:span></text:span><text:span text:style-name="apple-converted-space"><text:span text:style-name="T33"> </text:span></text:span><text:span text:style-name="apple-style-span"><text:span text:style-name="T2">&lt;</text:span></text:span><text:span text:style-name="apple-style-span"><text:span text:style-name="T13">j</text:span></text:span><text:span text:style-name="apple-style-span"><text:span text:style-name="T2">/&gt;.</text:span></text:span><text:span text:style-name="apple-converted-space"><text:span text:style-name="T33"> </text:span></text:span><text:span text:style-name="apple-style-span"><text:span text:style-name="T33">Следовательно, словарные статьи, содержащие энклитические местоимения, не должны содержать ограничений направления трансляции, как это видно на Рисунке 3.21, показывающем часть парадигмы испанского глагола</text:span></text:span><text:span text:style-name="apple-converted-space"><text:span text:style-name="T33"> </text:span></text:span><text:span text:style-name="apple-style-span"><text:span text:style-name="T5">dar </text:span></text:span><text:span text:style-name="apple-style-span"><text:span text:style-name="T33">("давать"), в частности статью с инфинитивной формой со следующим за ней энклитивным местоимением.</text:span></text:span></text:p>
      <text:p text:style-name="Стиль_20__28_латиница_29__20_Arial_20_По_20_ширине_20_Междустр.интервал_3a__20__20_полуторный"/>
      <text:p text:style-name="P93"><text:span text:style-name="apple-style-span"><text:span text:style-name="T23">&lt;e&gt;</text:span></text:span><text:span text:style-name="T59"><text:line-break/><text:tab/></text:span><text:span text:style-name="apple-style-span"><text:span text:style-name="T23">&lt;p&gt;</text:span></text:span><text:span text:style-name="T59"><text:line-break/><text:tab/><text:tab/></text:span><text:span text:style-name="apple-style-span"><text:span text:style-name="T23">&lt;l&gt;dar&lt;/l&gt;</text:span></text:span><text:span text:style-name="T59"><text:line-break/><text:tab/><text:tab/></text:span><text:span text:style-name="apple-style-span"><text:span text:style-name="T23">&lt;r&gt;dar&lt;s n="vblex"/&gt;&lt;s n="inf"/&gt;&lt;j/&gt;&lt;/r&gt;</text:span></text:span><text:span text:style-name="T59"><text:line-break/><text:tab/></text:span><text:span text:style-name="apple-style-span"><text:span text:style-name="T23">&lt;/p&gt;</text:span></text:span><text:span text:style-name="T59"><text:line-break/><text:tab/></text:span><text:span text:style-name="apple-style-span"><text:span text:style-name="T23">&lt;par n="S__cantar"/&gt;</text:span></text:span><text:span text:style-name="T59"><text:line-break/></text:span><text:span text:style-name="apple-style-span"><text:span text:style-name="T23">&lt;/e&gt;</text:span></text:span><text:span text:style-name="T71"><text:line-break/></text:span></text:p>
      <text:p text:style-name="P94"><text:span text:style-name="apple-style-span"><text:span text:style-name="T2">Рисунок 3.21: Фрагмент словоизменительной парадигмы испанского глагола</text:span></text:span><text:span text:style-name="apple-converted-space"><text:span text:style-name="T2"> </text:span></text:span><text:span text:style-name="apple-style-span"><text:span text:style-name="T4">dar</text:span></text:span><text:span text:style-name="apple-converted-space"><text:span text:style-name="T4"> </text:span></text:span><text:span text:style-name="apple-style-span"><text:span text:style-name="T2">("давать"), представляющий словарную статью с инфинитивной формой и следующим за ней энклитивным местоимением. Энклитивные местоимения содержатся в парадигме</text:span></text:span><text:span text:style-name="apple-converted-space"><text:span text:style-name="T2"> </text:span></text:span><text:span text:style-name="apple-style-span"><text:span text:style-name="T25">S_cantar</text:span></text:span><text:span text:style-name="apple-style-span"><text:span text:style-name="T4">.</text:span></text:span><text:span text:style-name="apple-converted-space"><text:span text:style-name="T4"> </text:span></text:span><text:span text:style-name="apple-style-span"><text:span text:style-name="T2">Следует заметить, что, в отличие от рисунка 3.20, эта словарная статья предназначена как для анализа, так и для <text:s text:c="3"/>генерирования.</text:span></text:span></text:p>
      <text:p text:style-name="P94"/>
      <text:list xml:id="list1591120812" text:continue-numbering="true" text:style-name="WW8Num27">
        <text:list-item>
          <text:p text:style-name="P101"><text:soft-page-break/><text:span text:style-name="apple-style-span"><text:span text:style-name="T2">Наиболее сложный случай в системе представляют так называемые</text:span></text:span><text:span text:style-name="apple-converted-space"><text:span text:style-name="T2"> </text:span></text:span><text:span text:style-name="apple-style-span"><text:span text:style-name="T4">составные слова с внутренней флексией</text:span></text:span><text:span text:style-name="apple-converted-space"><text:span text:style-name="T4"> </text:span></text:span><text:span text:style-name="apple-style-span"><text:span text:style-name="T2">("split lemma"-формы), примеры которых показаны на рисунке 3.22. За изменяемой частью («</text:span></text:span><text:span text:style-name="apple-style-span"><text:span text:style-name="T4">головой леммы»)</text:span></text:span><text:span text:style-name="apple-converted-space"><text:span text:style-name="T4"> </text:span></text:span><text:span text:style-name="apple-style-span"><text:span text:style-name="T2">лемм такого рода составных слов следует неизменяемая часть (</text:span></text:span><text:span text:style-name="apple-style-span"><text:span text:style-name="T4">«хвост леммы»</text:span></text:span><text:span text:style-name="apple-style-span"><text:span text:style-name="T2">). Неизменяемая часть должна записываться между элементами &lt;</text:span></text:span><text:span text:style-name="apple-style-span"><text:span text:style-name="T13">g</text:span></text:span><text:span text:style-name="apple-style-span"><text:span text:style-name="T2">&gt;, чтобы она могла быть перемещена в позицию сразу после «головы леммы» для получения всей леммы составного слова. Например, леммой испанских составных слов </text:span></text:span><text:span text:style-name="apple-style-span"><text:span text:style-name="T4">echo de menos</text:span></text:span><text:span text:style-name="apple-converted-space"><text:span text:style-name="T4"> </text:span></text:span><text:span text:style-name="apple-style-span"><text:span text:style-name="T2">(”he/she missed”),</text:span></text:span><text:span text:style-name="apple-converted-space"><text:span text:style-name="T2"> </text:span></text:span><text:span text:style-name="apple-style-span"><text:span text:style-name="T4">echándole de menos</text:span></text:span><text:span text:style-name="apple-converted-space"><text:span text:style-name="T4"> </text:span></text:span><text:span text:style-name="apple-style-span"><text:span text:style-name="T2">(”missing him/her”) и т.п. должна быть</text:span></text:span><text:span text:style-name="apple-converted-space"><text:span text:style-name="T2"> </text:span></text:span><text:span text:style-name="apple-style-span"><text:span text:style-name="T4">echar de menos</text:span></text:span><text:span text:style-name="apple-converted-space"><text:span text:style-name="T4"> </text:span></text:span><text:span text:style-name="apple-style-span"><text:span text:style-name="T2">(”to miss”), так как именно это форма будет искаться с словаре для нахождения её переводного эквивалента. Это означает, что неизменяемая часть леммы ("хвост леммы") (</text:span></text:span><text:span text:style-name="apple-style-span"><text:span text:style-name="T4">de menos</text:span></text:span><text:span text:style-name="apple-style-span"><text:span text:style-name="T2">) должна быть помещена после</text:span></text:span><text:span text:style-name="apple-converted-space"><text:span text:style-name="T2"> изменяемой </text:span></text:span><text:span text:style-name="apple-style-span"><text:span text:style-name="T2">"головы леммы" (</text:span></text:span><text:span text:style-name="apple-style-span"><text:span text:style-name="T4">echar</text:span></text:span><text:span text:style-name="apple-style-span"><text:span text:style-name="T2">). Это перемещение будет выполняться вспомогательным модулем предтрансфером (см. раздел 3.3), который вступает в действие перед модулем структурного трансфера.</text:span></text:span></text:p>
        </text:list-item>
      </text:list>
      <text:p text:style-name="P90"><text:span text:style-name="apple-style-span"><text:span text:style-name="T2">Чтобы понять пример на рисунке 3.22, вы должны помнить, что определение парадигмы глагола</text:span></text:span><text:span text:style-name="apple-converted-space"><text:span text:style-name="T2"> </text:span></text:span><text:span text:style-name="apple-style-span"><text:span text:style-name="T4">echar</text:span></text:span><text:span text:style-name="apple-converted-space"><text:span text:style-name="T4"> </text:span></text:span><text:span text:style-name="apple-style-span"><text:span text:style-name="T2">включает в себя, помимо флективных форм глагола, энклитические местоимения, которые могут присоединяться к концу этих флективных форм; в выходной лексической форме эти энклитические местоимения присоединены с помощью пустого элемента &lt;</text:span></text:span><text:span text:style-name="apple-style-span"><text:span text:style-name="T13">j</text:span></text:span><text:span text:style-name="apple-style-span"><text:span text:style-name="T2">/&gt;.</text:span></text:span></text:p>
      <text:p text:style-name="P90"><text:span text:style-name="apple-style-span"><text:span text:style-name="T2">Если переводом сплит-леммы является также сплит-лемма (например, переводом слова "to miss" на каталонский является</text:span></text:span><text:span text:style-name="apple-converted-space"><text:span text:style-name="T2"> </text:span></text:span><text:span text:style-name="apple-style-span"><text:span text:style-name="T4">trobar a faltar,</text:span></text:span><text:span text:style-name="apple-converted-space"><text:span text:style-name="T4"> </text:span></text:span><text:span text:style-name="apple-style-span"><text:span text:style-name="T2">с такими формами как</text:span></text:span><text:span text:style-name="apple-converted-space"><text:span text:style-name="T2"> </text:span></text:span><text:span text:style-name="apple-style-span"><text:span text:style-name="T4">trobem a faltar</text:span></text:span><text:span text:style-name="apple-style-span"><text:span text:style-name="T2">,</text:span></text:span><text:span text:style-name="apple-converted-space"><text:span text:style-name="T2"> </text:span></text:span><text:span text:style-name="apple-style-span"><text:span text:style-name="T4">trobar-lo a faltar</text:span></text:span><text:span text:style-name="apple-converted-space"><text:span text:style-name="T4"> </text:span></text:span><text:span text:style-name="apple-style-span"><text:span text:style-name="T2">и др.), необходимо поставить "хвост леммы" в его начальное положение — после глагола и его энклитивных местоимений (если таковые имеются) —</text:span></text:span><text:span text:style-name="apple-converted-space"><text:span text:style-name="T2"> </text:span></text:span><text:span text:style-name="apple-style-span"><text:span text:style-name="T2">и указать эквивалентность двух неизменяемых частей лемм (</text:span></text:span><text:span text:style-name="apple-style-span"><text:span text:style-name="T4">de menos, a faltar</text:span></text:span><text:span text:style-name="apple-style-span"><text:span text:style-name="T2">). </text:span></text:span></text:p>
      <text:p text:style-name="P92"/>
      <text:p text:style-name="P93"/>
      <text:p text:style-name="P93"><text:span text:style-name="apple-style-span"><text:span text:style-name="T23">&lt;e lm="echar de menos"&gt;</text:span></text:span><text:span text:style-name="T59"><text:line-break/><text:tab/></text:span><text:span text:style-name="apple-style-span"><text:span text:style-name="T23">&lt;i&gt;ech&lt;/i&gt;</text:span></text:span><text:span text:style-name="T59"><text:line-break/><text:tab/></text:span><text:span text:style-name="apple-style-span"><text:span text:style-name="T23">&lt;par n="aspir/ar__vblex"/&gt;<text:line-break/><text:tab/>&lt;!--it includes enclitic pronouns --&gt;</text:span></text:span><text:span text:style-name="T59"><text:line-break/><text:tab/></text:span><text:span text:style-name="apple-style-span"><text:span text:style-name="T23">&lt;p&gt;</text:span></text:span><text:span text:style-name="T59"><text:line-break/></text:span><text:soft-page-break/><text:span text:style-name="T59"><text:tab/><text:tab/></text:span><text:span text:style-name="apple-style-span"><text:span text:style-name="T23">&lt;l&gt;&lt;b/&gt;de&lt;b/&gt;menos&lt;/l&gt;</text:span></text:span><text:span text:style-name="T59"><text:line-break/><text:tab/><text:tab/></text:span><text:span text:style-name="apple-style-span"><text:span text:style-name="T23">&lt;r&gt;&lt;g&gt;&lt;b/&gt;de&lt;b/&gt;menos&lt;/g&gt;&lt;/r&gt;</text:span></text:span><text:span text:style-name="T59"><text:line-break/><text:tab/></text:span><text:span text:style-name="apple-style-span"><text:span text:style-name="T23">&lt;/p&gt;</text:span></text:span><text:span text:style-name="T59"><text:line-break/></text:span><text:span text:style-name="apple-style-span"><text:span text:style-name="T23">&lt;/e&gt;</text:span></text:span><text:span text:style-name="T47"><text:line-break/></text:span></text:p>
      <text:p text:style-name="P94"><text:span text:style-name="apple-style-span"><text:span text:style-name="T2">Рисунок 3.22: Статья морфологического словаря, содержащая группу между элементами &lt;</text:span></text:span><text:span text:style-name="apple-style-span"><text:span text:style-name="T13">g</text:span></text:span><text:span text:style-name="apple-style-span"><text:span text:style-name="T2">&gt;.</text:span></text:span></text:p>
      <text:p text:style-name="Стиль_20__28_латиница_29__20_Arial_20_По_20_ширине_20_Междустр.интервал_3a__20__20_полуторный"/>
      <text:p text:style-name="P93"><text:span text:style-name="apple-style-span"><text:span text:style-name="T23">&lt;e&gt;</text:span></text:span><text:span text:style-name="T59"><text:line-break/><text:tab/></text:span><text:span text:style-name="apple-style-span"><text:span text:style-name="T23">&lt;p&gt;</text:span></text:span><text:span text:style-name="T59"><text:line-break/><text:tab/><text:tab/></text:span><text:span text:style-name="apple-style-span"><text:span text:style-name="T23">&lt;l&gt;echar&lt;g&gt;&lt;b/&gt;de&lt;b/&gt;menos&lt;/g&gt;&lt;s n="vblex"/&gt;&lt;/l&gt;</text:span></text:span><text:span text:style-name="T59"><text:line-break/><text:tab/><text:tab/></text:span><text:span text:style-name="apple-style-span"><text:span text:style-name="T23">&lt;r&gt;trobar&lt;g&gt;&lt;b/&gt;a&lt;b/&gt;faltar&lt;/g&gt;&lt;s n="vblex"/&gt;&lt;/r&gt;</text:span></text:span><text:span text:style-name="T59"><text:line-break/><text:tab/></text:span><text:span text:style-name="apple-style-span"><text:span text:style-name="T23">&lt;/p&gt;</text:span></text:span><text:span text:style-name="T59"><text:line-break/></text:span><text:span text:style-name="apple-style-span"><text:span text:style-name="T23">&lt;/e&gt;</text:span></text:span><text:span text:style-name="T71"><text:line-break/></text:span></text:p>
      <text:p text:style-name="P94"><text:span text:style-name="apple-style-span"><text:span text:style-name="T2">Рисунок 3.23: Статья двуязычного словаря, содержащая две эквивалентные &lt;</text:span></text:span><text:span text:style-name="apple-style-span"><text:span text:style-name="T13">g</text:span></text:span><text:span text:style-name="apple-style-span"><text:span text:style-name="T2">&gt;-группы.</text:span></text:span></text:p>
      <text:p text:style-name="P93"/>
      <text:p text:style-name="P92"><text:span text:style-name="apple-style-span"><text:span text:style-name="T2">Так, на примере на Рисунке 3.22 элемент &lt;</text:span></text:span><text:span text:style-name="apple-style-span"><text:span text:style-name="T13">g</text:span></text:span><text:span text:style-name="apple-style-span"><text:span text:style-name="T2">&gt; исп</text:span></text:span><text:span text:style-name="apple-style-span"><text:span text:style-name="T33">ользуется для метки группы</text:span></text:span><text:span text:style-name="apple-converted-space"><text:span text:style-name="T33"> </text:span></text:span><text:span text:style-name="apple-style-span"><text:span text:style-name="T2">‘</text:span></text:span><text:span text:style-name="apple-style-span"><text:span text:style-name="T25">&lt;b/&gt;de&lt;b/&gt;menos</text:span></text:span><text:span text:style-name="apple-style-span"><text:span text:style-name="T2">’ в морфологическом словаре, тогда как в двуязычном словаре (см. Рисунок 3.23) этот же элемент &lt;</text:span></text:span><text:span text:style-name="apple-style-span"><text:span text:style-name="T13">g</text:span></text:span><text:span text:style-name="apple-style-span"><text:span text:style-name="T2">&gt; используется для соотнесения групп “</text:span></text:span><text:span text:style-name="apple-style-span"><text:span text:style-name="T25">&lt;b/&gt;de&lt;b/&gt;menos</text:span></text:span><text:span text:style-name="apple-style-span"><text:span text:style-name="T38">” и “</text:span></text:span><text:span text:style-name="apple-style-span"><text:span text:style-name="T25">&lt;b/&gt;a&lt;b/&gt;faltar</text:span></text:span><text:span text:style-name="apple-style-span"><text:span text:style-name="T2">”.</text:span></text:span></text:p>
      <text:p text:style-name="P92"><text:span text:style-name="apple-style-span"><text:span text:style-name="T2">Если переводной эквивалент не является сплит-леммой, нет необходимости вставлять элемент &lt;</text:span></text:span><text:span text:style-name="apple-style-span"><text:span text:style-name="T13">g</text:span></text:span><text:span text:style-name="apple-style-span"><text:span text:style-name="T2">&gt; в строку на выходном языке.</text:span></text:span></text:p>
      <text:p text:style-name="Стиль_20__28_латиница_29__20_Arial_20_По_20_ширине_20_Междустр.интервал_3a__20__20_полуторный"/>
      <text:p text:style-name="P93"/>
      <text:p text:style-name="P7">3.1.2.7 Метапарадигмы</text:p>
      <text:p text:style-name="P92"><text:span text:style-name="apple-style-span"><text:span text:style-name="T2">При разработке словарей для переводчика с окситанского языка, мы столкнулись с новой проблемой — мы хотели иметь возможность указывать парадигмы глаголов, имеющих одинаковую флективную модель (модель спряжения), но корень которых меняется в некоторых флективных формах. В существующей системе парадигм для каждого подобного глагола потребовалось бы определять новую парадигму, поскольку эта система позволяла определять закономерности в спряжении лишь глаголов с неизменным корнем. Метапарадигмы позволяют определять закономерности в </text:span></text:span><text:soft-page-break/><text:span text:style-name="apple-style-span"><text:span text:style-name="T2">спряжении глаголов и с супплетивными формами.</text:span></text:span></text:p>
      <text:p text:style-name="Стиль_20__28_латиница_29__20_Arial_20_По_20_ширине_20_Междустр.интервал_3a__20__20_полуторный"><text:span text:style-name="apple-style-span"><text:span text:style-name="T2">В то же время метапарадигмы позволяют определение (в рамках одной парадигмы) вариаций грамматических символов леммы. Другими словами, несколько лемм могут ссылаться на одну и ту же парадигму, даже если они имеют разные грамматические символы. Тогда как для окситанского языка в метапарадигмах разрешается определять единые парадигмы словарных статей с супплетивными основами (корнями), для английского языка в одной метапарадигме разрешается определять парадигмы словарных статей с разными грамматическими символами.</text:span></text:span></text:p>
      <text:p text:style-name="Стиль_20__28_латиница_29__20_Arial_20_По_20_ширине_20_Междустр.интервал_3a__20__20_полуторный"><text:span text:style-name="apple-style-span"><text:span text:style-name="T2">В связи с этим мы разработали концепцию метасловаря — это словарь, содержащий как метапарадигмы, так и продолжающие использоваться обычные парадигмы. Название метасловаря имеет вид</text:span></text:span><text:span text:style-name="apple-converted-space"><text:span text:style-name="T2"> </text:span></text:span><text:span text:style-name="apple-style-span"><text:span text:style-name="T25">apertium-PAIR.L1.metadix</text:span></text:span><text:span text:style-name="apple-converted-space"><text:span text:style-name="T2"> </text:span></text:span><text:span text:style-name="apple-style-span"><text:span text:style-name="T2">(например, для английского одноязычного словаря в системе Apertium-en-ca он выглядит так:</text:span></text:span><text:span text:style-name="apple-converted-space"><text:span text:style-name="T2"> </text:span></text:span><text:span text:style-name="apple-style-span"><text:span text:style-name="T25">apertium-en-ca.en.metadix</text:span></text:span><text:span text:style-name="apple-style-span"><text:span text:style-name="T2">). При компиляции лингвистических данных эти словари предобрабатываются, чтобы привести их в соответствующий словарному компилятору формат.</text:span></text:span></text:p>
      <text:p text:style-name="Стиль_20__28_латиница_29__20_Arial_20_По_20_ширине_20_Междустр.интервал_3a__20__20_полуторный"/>
      <text:p text:style-name="P92"><text:span text:style-name="apple-style-span"><text:span text:style-name="T13">Спецификация</text:span></text:span><text:span text:style-name="apple-converted-space"><text:span text:style-name="T13"> </text:span></text:span><text:span text:style-name="apple-style-span"><text:span text:style-name="T13">метапарадигм</text:span></text:span></text:p>
      <text:p text:style-name="P92"><text:span text:style-name="apple-style-span"><text:span text:style-name="T2">Метапарадигмы определены в разделе &lt;</text:span></text:span><text:span text:style-name="apple-style-span"><text:span text:style-name="T13">pardefs</text:span></text:span><text:span text:style-name="apple-style-span"><text:span text:style-name="T2">&gt; одноязычного словаря, в том же разделе, где определяются и все остальные парадигмы словаря. Метапарадигма, как и обычная парадигма, имеет имя, указанное в атрибуте</text:span></text:span><text:span text:style-name="apple-converted-space"><text:span text:style-name="T2"> </text:span></text:span><text:span text:style-name="apple-style-span"><text:span text:style-name="T4">n</text:span></text:span><text:span text:style-name="apple-style-span"><text:span text:style-name="T2">. Это имя будет иметь те же характеристики, что и имена других парадигм, с той лишь разницей, что изменяемая часть корня леммы будет записываться в скобках и прописными буквами, как это можно видеть на примере: </text:span></text:span></text:p>
      <text:p text:style-name="P92"/>
      <text:p text:style-name="P92"><text:span text:style-name="apple-style-span"><text:span text:style-name="T24">&lt;</text:span></text:span><text:span text:style-name="apple-style-span"><text:span text:style-name="T24">pardef</text:span></text:span><text:span text:style-name="apple-converted-space"><text:span text:style-name="T24"> </text:span></text:span><text:span text:style-name="apple-style-span"><text:span text:style-name="T24">n="m/é[T]er_vblex"&gt;</text:span></text:span></text:p>
      <text:p text:style-name="P95"/>
      <text:p text:style-name="P92"><text:span text:style-name="apple-style-span"><text:span text:style-name="T2">Это определение парадигмы глагола с вариациями корня. Словоизменительные парадигмы, определённые в рамках этой метапарадигмы, должны представлять только правую от квадратных скобок часть, как, например, эта парадигма:</text:span></text:span></text:p>
      <text:p text:style-name="P92"/>
      <text:p text:style-name="P93"><text:span text:style-name="apple-style-span"><text:span text:style-name="T24">&lt;</text:span></text:span><text:span text:style-name="apple-style-span"><text:span text:style-name="T24">par n="mét/er_vblex"&gt;</text:span></text:span><text:span text:style-name="T71"><text:line-break/></text:span></text:p>
      <text:p text:style-name="P92"><text:span text:style-name="apple-style-span"><text:span text:style-name="T2">В заключение, полным примером определения метапарадигмы будет:</text:span></text:span></text:p>
      <text:p text:style-name="Стиль_20__28_латиница_29__20_Arial_20_По_20_ширине_20_Междустр.интервал_3a__20__20_полуторный"/>
      <text:p text:style-name="P93"><text:soft-page-break/><text:span text:style-name="apple-style-span"><text:span text:style-name="T17">&lt;</text:span></text:span><text:span text:style-name="apple-style-span"><text:span text:style-name="T17">pardef</text:span></text:span><text:span text:style-name="apple-converted-space"><text:span text:style-name="T17"> </text:span></text:span><text:span text:style-name="apple-style-span"><text:span text:style-name="T17">n="m/é[T]er__vblex"&gt;</text:span></text:span><text:span text:style-name="T63"><text:line-break/><text:tab/></text:span><text:span text:style-name="apple-style-span"><text:span text:style-name="T17">&lt;e&gt;</text:span></text:span><text:span text:style-name="T63"><text:line-break/><text:tab/><text:tab/></text:span><text:span text:style-name="apple-style-span"><text:span text:style-name="T17">&lt;p&gt;</text:span></text:span><text:span text:style-name="T63"><text:line-break/><text:tab/><text:tab/><text:tab/></text:span><text:span text:style-name="apple-style-span"><text:span text:style-name="T17">&lt;l&gt;e&lt;/l&gt;</text:span></text:span><text:span text:style-name="T63"><text:line-break/><text:tab/><text:tab/><text:tab/></text:span><text:span text:style-name="apple-style-span"><text:span text:style-name="T17">&lt;r&gt;é&lt;/r&gt;</text:span></text:span><text:span text:style-name="T63"><text:line-break/><text:tab/><text:tab/></text:span><text:span text:style-name="apple-style-span"><text:span text:style-name="T17">&lt;/p&gt;</text:span></text:span><text:span text:style-name="T63"><text:line-break/><text:tab/><text:tab/></text:span><text:span text:style-name="apple-style-span"><text:span text:style-name="T17">&lt;i&gt;&lt;prm/&gt;&lt;/i&gt;</text:span></text:span><text:span text:style-name="T63"><text:line-break/><text:tab/><text:tab/></text:span><text:span text:style-name="apple-style-span"><text:span text:style-name="T17">&lt;par</text:span></text:span><text:span text:style-name="apple-converted-space"><text:span text:style-name="T17"> </text:span></text:span><text:span text:style-name="apple-style-span"><text:span text:style-name="T17">n="sent/eria__vblex"/&gt;</text:span></text:span><text:span text:style-name="T63"><text:line-break/><text:tab/></text:span><text:span text:style-name="apple-style-span"><text:span text:style-name="T17">&lt;/e&gt;</text:span></text:span><text:span text:style-name="T63"><text:line-break/><text:tab/></text:span><text:span text:style-name="apple-style-span"><text:span text:style-name="T17">&lt;e&gt;</text:span></text:span><text:span text:style-name="T63"><text:line-break/><text:tab/><text:tab/></text:span><text:span text:style-name="apple-style-span"><text:span text:style-name="T17">&lt;i&gt;é&lt;prm/&gt;&lt;/i&gt;</text:span></text:span><text:span text:style-name="T63"><text:line-break/><text:tab/><text:tab/></text:span><text:span text:style-name="apple-style-span"><text:span text:style-name="T17">&lt;par</text:span></text:span><text:span text:style-name="apple-converted-space"><text:span text:style-name="T17"> </text:span></text:span><text:span text:style-name="apple-style-span"><text:span text:style-name="T17">n="mét/er__vblex"/&gt;</text:span></text:span><text:span text:style-name="T63"><text:line-break/><text:tab/></text:span><text:span text:style-name="apple-style-span"><text:span text:style-name="T17">&lt;/e&gt;</text:span></text:span><text:span text:style-name="T63"><text:line-break/></text:span><text:span text:style-name="apple-style-span"><text:span text:style-name="T17">&lt;/pardef&gt;</text:span></text:span></text:p>
      <text:p text:style-name="P88"/>
      <text:p text:style-name="Стиль_20__28_латиница_29__20_Arial_20_По_20_ширине_20_Междустр.интервал_3a__20__20_полуторный"><text:span text:style-name="apple-style-span"><text:span text:style-name="T2">Тэг &lt;</text:span></text:span><text:span text:style-name="apple-style-span"><text:span text:style-name="T13">prm/</text:span></text:span><text:span text:style-name="apple-style-span"><text:span text:style-name="T2">&gt; используется в качестве метки для вставки изменяемого текста (вариации корня) в определение парадигмы.</text:span></text:span></text:p>
      <text:p text:style-name="Стиль_20__28_латиница_29__20_Arial_20_По_20_ширине_20_Междустр.интервал_3a__20__20_полуторный"><text:span text:style-name="apple-style-span"><text:span text:style-name="T2">После того, как метапарадигма определена, возможно нам придётся сделать так, чтобы глагол его использовал. Чтобы сделать это, в словарной статье с глаголом (внутри элемента &lt;</text:span></text:span><text:span text:style-name="apple-style-span"><text:span text:style-name="T13">e</text:span></text:span><text:span text:style-name="apple-style-span"><text:span text:style-name="T2">&gt;) мы должны указать подходящую метапарадигму и, через атрибут </text:span></text:span><text:span text:style-name="apple-style-span"><text:span text:style-name="T13">prm</text:span></text:span><text:span text:style-name="apple-style-span"><text:span text:style-name="T2">, определить, какими буквами мы хотим заменить переменную часть, записанную в квадратных скобках. Например</text:span></text:span><text:span text:style-name="apple-style-span"><text:span text:style-name="T27">:</text:span></text:span></text:p>
      <text:p text:style-name="P88"/>
      <text:p text:style-name="P93"><text:span text:style-name="apple-style-span"><text:span text:style-name="T17">&lt;</text:span></text:span><text:span text:style-name="apple-style-span"><text:span text:style-name="T17">e</text:span></text:span><text:span text:style-name="apple-converted-space"><text:span text:style-name="T17"> </text:span></text:span><text:span text:style-name="apple-style-span"><text:span text:style-name="T17">lm="acuélher"&gt;</text:span></text:span><text:span text:style-name="T63"><text:line-break/><text:tab/></text:span><text:span text:style-name="apple-style-span"><text:span text:style-name="T17">&lt;i&gt;acu&lt;/i&gt;</text:span></text:span><text:span text:style-name="T63"><text:line-break/><text:tab/></text:span><text:span text:style-name="apple-style-span"><text:span text:style-name="T17">&lt;par</text:span></text:span><text:span text:style-name="apple-converted-space"><text:span text:style-name="T17"> </text:span></text:span><text:span text:style-name="apple-style-span"><text:span text:style-name="T17">n="m/é[T]er_vblex" prm="lh"/&gt;</text:span></text:span><text:span text:style-name="T63"><text:line-break/></text:span><text:span text:style-name="apple-style-span"><text:span text:style-name="T17">&lt;/e&gt;</text:span></text:span></text:p>
      <text:p text:style-name="P86"/>
      <text:p text:style-name="Стиль_20__28_латиница_29__20_Arial_20_По_20_ширине_20_Междустр.интервал_3a__20__20_полуторный"><text:span text:style-name="apple-style-span"><text:span text:style-name="T2">Статья определяет окситанский глагол</text:span></text:span><text:span text:style-name="apple-converted-space"><text:span text:style-name="T2"> </text:span></text:span><text:span text:style-name="apple-style-span"><text:span text:style-name="T4">acuélher</text:span></text:span><text:span text:style-name="apple-converted-space"><text:span text:style-name="T4"> </text:span></text:span><text:span text:style-name="apple-style-span"><text:span text:style-name="T2">(”получать”) и указывает, что его парадигма определена в метапарадигме </text:span></text:span><text:span text:style-name="apple-style-span"><text:span text:style-name="T25">m/é[T]er_vblex</text:span></text:span><text:span text:style-name="apple-style-span"><text:span text:style-name="T2">, однако заменяет</text:span></text:span><text:span text:style-name="apple-converted-space"><text:span text:style-name="T2"> </text:span></text:span><text:span text:style-name="apple-style-span"><text:span text:style-name="T25">T</text:span></text:span><text:span text:style-name="apple-converted-space"><text:span text:style-name="T2"> </text:span></text:span><text:span text:style-name="apple-style-span"><text:span text:style-name="T2">на </text:span></text:span><text:span text:style-name="apple-style-span"><text:span text:style-name="T25">lh</text:span></text:span><text:span text:style-name="apple-style-span"><text:span text:style-name="T2">; так что за</text:span></text:span><text:span text:style-name="apple-converted-space"><text:span text:style-name="T2"> </text:span></text:span><text:span text:style-name="apple-style-span"><text:span text:style-name="T4">acu</text:span></text:span><text:span text:style-name="apple-converted-space"><text:span text:style-name="T4"> </text:span></text:span><text:span text:style-name="apple-style-span"><text:span text:style-name="T2">будут следовать буквы</text:span></text:span><text:span text:style-name="apple-converted-space"><text:span text:style-name="T2"> </text:span></text:span><text:span text:style-name="apple-style-span"><text:span text:style-name="T4">élher</text:span></text:span><text:span text:style-name="apple-style-span"><text:span text:style-name="T2">, а не</text:span></text:span><text:span text:style-name="apple-converted-space"><text:span text:style-name="T2"> </text:span></text:span><text:span text:style-name="apple-style-span"><text:span text:style-name="T4">éter</text:span></text:span><text:span text:style-name="apple-style-span"><text:span text:style-name="T2">.</text:span></text:span><text:line-break/></text:p>
      <text:p text:style-name="Стиль_20__28_латиница_29__20_Arial_20_По_20_ширине_20_Междустр.интервал_3a__20__20_полуторный"><text:span text:style-name="apple-style-span"><text:span text:style-name="T2">Как было сказано ранее, метапарадигмы могут также использоваться внутри статей с вариациями грамматических символов. Принцип указания таких символов примерно одинаков: изменяемая часть должна указываться в статье </text:span></text:span><text:soft-page-break/><text:span text:style-name="apple-style-span"><text:span text:style-name="T2">посредством атрибута</text:span></text:span><text:span text:style-name="apple-converted-space"><text:span text:style-name="T2"> </text:span></text:span><text:span text:style-name="apple-style-span"><text:span text:style-name="T25">sa</text:span></text:span><text:span text:style-name="apple-style-span"><text:span text:style-name="T2">, тогда как в парадигме тэг &lt;</text:span></text:span><text:span text:style-name="apple-style-span"><text:span text:style-name="T13">sa</text:span></text:span><text:span text:style-name="apple-style-span"><text:span text:style-name="T2">&gt; должен вставляться в то место, где должен появиться опциональный (вариантный) грамматический символ.</text:span></text:span></text:p>
      <text:p text:style-name="Стиль_20__28_латиница_29__20_Arial_20_По_20_ширине_20_Междустр.интервал_3a__20__20_полуторный"><text:span text:style-name="apple-style-span"><text:span text:style-name="T2">Например, имеется следующая парадигма:</text:span></text:span></text:p>
      <text:p text:style-name="Стиль_20__28_латиница_29__20_Arial_20_По_20_ширине_20_Междустр.интервал_3a__20__20_полуторный"/>
      <text:p text:style-name="P93"><text:span text:style-name="apple-style-span"><text:span text:style-name="T26">&lt;</text:span></text:span><text:span text:style-name="apple-style-span"><text:span text:style-name="T24">parde</text:span></text:span><text:span text:style-name="apple-converted-space"><text:span text:style-name="T24">f</text:span></text:span><text:span text:style-name="apple-converted-space"><text:span text:style-name="T26"> </text:span></text:span><text:span text:style-name="apple-style-span"><text:span text:style-name="T24">n</text:span></text:span><text:span text:style-name="apple-style-span"><text:span text:style-name="T26">="</text:span></text:span><text:span text:style-name="apple-style-span"><text:span text:style-name="T24">house</text:span></text:span><text:span text:style-name="apple-style-span"><text:span text:style-name="T26">__</text:span></text:span><text:span text:style-name="apple-style-span"><text:span text:style-name="T24">n</text:span></text:span><text:span text:style-name="apple-style-span"><text:span text:style-name="T26">"&gt;</text:span></text:span><text:span text:style-name="T65"><text:line-break/><text:tab/></text:span><text:span text:style-name="apple-style-span"><text:span text:style-name="T26">&lt;</text:span></text:span><text:span text:style-name="apple-style-span"><text:span text:style-name="T24">e</text:span></text:span><text:span text:style-name="apple-style-span"><text:span text:style-name="T26">&gt;</text:span></text:span><text:span text:style-name="T65"><text:line-break/><text:tab/><text:tab/></text:span><text:span text:style-name="apple-style-span"><text:span text:style-name="T26">&lt;</text:span></text:span><text:span text:style-name="apple-style-span"><text:span text:style-name="T24">p</text:span></text:span><text:span text:style-name="apple-style-span"><text:span text:style-name="T26">&gt;</text:span></text:span><text:span text:style-name="T65"><text:line-break/><text:tab/><text:tab/><text:tab/></text:span><text:span text:style-name="apple-style-span"><text:span text:style-name="T26">&lt;</text:span></text:span><text:span text:style-name="apple-style-span"><text:span text:style-name="T24">l</text:span></text:span><text:span text:style-name="apple-style-span"><text:span text:style-name="T26">/&gt;</text:span></text:span><text:span text:style-name="T65"><text:line-break/><text:tab/><text:tab/><text:tab/></text:span><text:span text:style-name="apple-style-span"><text:span text:style-name="T26">&lt;</text:span></text:span><text:span text:style-name="apple-style-span"><text:span text:style-name="T24">r</text:span></text:span><text:span text:style-name="apple-style-span"><text:span text:style-name="T26">&gt;&lt;</text:span></text:span><text:span text:style-name="apple-style-span"><text:span text:style-name="T24">s</text:span></text:span><text:span text:style-name="apple-converted-space"><text:span text:style-name="T26"> </text:span></text:span><text:span text:style-name="apple-style-span"><text:span text:style-name="T24">n</text:span></text:span><text:span text:style-name="apple-style-span"><text:span text:style-name="T26">="</text:span></text:span><text:span text:style-name="apple-style-span"><text:span text:style-name="T24">n</text:span></text:span><text:span text:style-name="apple-style-span"><text:span text:style-name="T26">"/&gt;&lt;</text:span></text:span><text:span text:style-name="apple-style-span"><text:span text:style-name="T24">sa</text:span></text:span><text:span text:style-name="apple-style-span"><text:span text:style-name="T26">/&gt;&lt;</text:span></text:span><text:span text:style-name="apple-style-span"><text:span text:style-name="T24">s</text:span></text:span><text:span text:style-name="apple-converted-space"><text:span text:style-name="T26"> </text:span></text:span><text:span text:style-name="apple-style-span"><text:span text:style-name="T24">n</text:span></text:span><text:span text:style-name="apple-style-span"><text:span text:style-name="T26">="</text:span></text:span><text:span text:style-name="apple-style-span"><text:span text:style-name="T24">sg</text:span></text:span><text:span text:style-name="apple-style-span"><text:span text:style-name="T26">"/&gt;&lt;/</text:span></text:span><text:span text:style-name="apple-style-span"><text:span text:style-name="T24">r</text:span></text:span><text:span text:style-name="apple-style-span"><text:span text:style-name="T26">&gt;</text:span></text:span><text:span text:style-name="T65"><text:line-break/><text:tab/><text:tab/></text:span><text:span text:style-name="apple-style-span"><text:span text:style-name="T26">&lt;/</text:span></text:span><text:span text:style-name="apple-style-span"><text:span text:style-name="T24">p</text:span></text:span><text:span text:style-name="apple-style-span"><text:span text:style-name="T26">&gt;</text:span></text:span><text:span text:style-name="T65"><text:line-break/><text:tab/></text:span><text:span text:style-name="apple-style-span"><text:span text:style-name="T26">&lt;/</text:span></text:span><text:span text:style-name="apple-style-span"><text:span text:style-name="T24">e</text:span></text:span><text:span text:style-name="apple-style-span"><text:span text:style-name="T26">&gt;</text:span></text:span><text:span text:style-name="T65"><text:line-break/><text:tab/></text:span><text:span text:style-name="apple-style-span"><text:span text:style-name="T26">&lt;</text:span></text:span><text:span text:style-name="apple-style-span"><text:span text:style-name="T24">e</text:span></text:span><text:span text:style-name="apple-style-span"><text:span text:style-name="T26">&gt;</text:span></text:span><text:span text:style-name="T65"><text:line-break/><text:tab/><text:tab/></text:span><text:span text:style-name="apple-style-span"><text:span text:style-name="T26">&lt;</text:span></text:span><text:span text:style-name="apple-style-span"><text:span text:style-name="T24">p</text:span></text:span><text:span text:style-name="apple-style-span"><text:span text:style-name="T26">&gt;</text:span></text:span><text:span text:style-name="T65"><text:line-break/><text:tab/><text:tab/><text:tab/></text:span><text:span text:style-name="apple-style-span"><text:span text:style-name="T26">&lt;</text:span></text:span><text:span text:style-name="apple-style-span"><text:span text:style-name="T24">l</text:span></text:span><text:span text:style-name="apple-style-span"><text:span text:style-name="T26">&gt;</text:span></text:span><text:span text:style-name="apple-style-span"><text:span text:style-name="T24">s</text:span></text:span><text:span text:style-name="apple-style-span"><text:span text:style-name="T26">&lt;/</text:span></text:span><text:span text:style-name="apple-style-span"><text:span text:style-name="T24">l</text:span></text:span><text:span text:style-name="apple-style-span"><text:span text:style-name="T26">&gt;</text:span></text:span><text:span text:style-name="T65"><text:line-break/><text:tab/><text:tab/><text:tab/></text:span><text:span text:style-name="apple-style-span"><text:span text:style-name="T26">&lt;</text:span></text:span><text:span text:style-name="apple-style-span"><text:span text:style-name="T24">r</text:span></text:span><text:span text:style-name="apple-style-span"><text:span text:style-name="T26">&gt;&lt;</text:span></text:span><text:span text:style-name="apple-style-span"><text:span text:style-name="T24">s</text:span></text:span><text:span text:style-name="apple-converted-space"><text:span text:style-name="T26"> </text:span></text:span><text:span text:style-name="apple-style-span"><text:span text:style-name="T24">n</text:span></text:span><text:span text:style-name="apple-style-span"><text:span text:style-name="T26">="</text:span></text:span><text:span text:style-name="apple-style-span"><text:span text:style-name="T24">n</text:span></text:span><text:span text:style-name="apple-style-span"><text:span text:style-name="T26">"/&gt;&lt;</text:span></text:span><text:span text:style-name="apple-style-span"><text:span text:style-name="T24">sa</text:span></text:span><text:span text:style-name="apple-style-span"><text:span text:style-name="T26">/&gt;&lt;</text:span></text:span><text:span text:style-name="apple-style-span"><text:span text:style-name="T24">s</text:span></text:span><text:span text:style-name="apple-converted-space"><text:span text:style-name="T26"> </text:span></text:span><text:span text:style-name="apple-style-span"><text:span text:style-name="T24">n</text:span></text:span><text:span text:style-name="apple-style-span"><text:span text:style-name="T26">="</text:span></text:span><text:span text:style-name="apple-style-span"><text:span text:style-name="T24">pl</text:span></text:span><text:span text:style-name="apple-style-span"><text:span text:style-name="T26">"/&gt;&lt;/</text:span></text:span><text:span text:style-name="apple-style-span"><text:span text:style-name="T24">r</text:span></text:span><text:span text:style-name="apple-style-span"><text:span text:style-name="T26">&gt;</text:span></text:span><text:span text:style-name="T65"><text:line-break/><text:tab/><text:tab/></text:span><text:span text:style-name="apple-style-span"><text:span text:style-name="T26">&lt;/</text:span></text:span><text:span text:style-name="apple-style-span"><text:span text:style-name="T24">p</text:span></text:span><text:span text:style-name="apple-style-span"><text:span text:style-name="T26">&gt;</text:span></text:span><text:span text:style-name="T65"><text:line-break/><text:tab/></text:span><text:span text:style-name="apple-style-span"><text:span text:style-name="T26">&lt;/</text:span></text:span><text:span text:style-name="apple-style-span"><text:span text:style-name="T24">e</text:span></text:span><text:span text:style-name="apple-style-span"><text:span text:style-name="T26">&gt;</text:span></text:span><text:span text:style-name="T65"><text:line-break/></text:span><text:span text:style-name="apple-style-span"><text:span text:style-name="T26">&lt;/</text:span></text:span><text:span text:style-name="apple-style-span"><text:span text:style-name="T24">pardef</text:span></text:span><text:span text:style-name="apple-style-span"><text:span text:style-name="T26">&gt;</text:span></text:span></text:p>
      <text:p text:style-name="Стиль_20__28_латиница_29__20_Arial_20_По_20_ширине_20_Междустр.интервал_3a__20__20_полуторный"/>
      <text:p text:style-name="Стиль_20__28_латиница_29__20_Arial_20_По_20_ширине_20_Междустр.интервал_3a__20__20_полуторный"><text:span text:style-name="apple-style-span"><text:span text:style-name="T2">и</text:span></text:span><text:span text:style-name="apple-style-span"><text:span text:style-name="T8"> </text:span></text:span><text:span text:style-name="apple-style-span"><text:span text:style-name="T2">следующуя</text:span></text:span><text:span text:style-name="apple-style-span"><text:span text:style-name="T8"> </text:span></text:span><text:span text:style-name="apple-style-span"><text:span text:style-name="T2">словарная</text:span></text:span><text:span text:style-name="apple-style-span"><text:span text:style-name="T8"> </text:span></text:span><text:span text:style-name="apple-style-span"><text:span text:style-name="T2">статья</text:span></text:span><text:span text:style-name="apple-style-span"><text:span text:style-name="T8">:</text:span></text:span></text:p>
      <text:p text:style-name="P86"/>
      <text:p text:style-name="P93"><text:span text:style-name="apple-style-span"><text:span text:style-name="T24">&lt;e lm="time"&gt;</text:span></text:span><text:span text:style-name="T61"><text:line-break/><text:tab/></text:span><text:span text:style-name="apple-style-span"><text:span text:style-name="T24">&lt;i&gt;time&lt;/i&gt;</text:span></text:span><text:span text:style-name="T61"><text:line-break/><text:tab/></text:span><text:span text:style-name="apple-style-span"><text:span text:style-name="T24">&lt;par</text:span></text:span><text:span text:style-name="apple-converted-space"><text:span text:style-name="T24"> </text:span></text:span><text:span text:style-name="apple-style-span"><text:span text:style-name="T24">n="house__n" sa="unc"/&gt;</text:span></text:span><text:span text:style-name="T61"><text:line-break/></text:span><text:span text:style-name="apple-style-span"><text:span text:style-name="T24">&lt;/e&gt;</text:span></text:span></text:p>
      <text:p text:style-name="P86"/>
      <text:p text:style-name="Стиль_20__28_латиница_29__20_Arial_20_По_20_ширине_20_Междустр.интервал_3a__20__20_полуторный"><text:span text:style-name="apple-style-span"><text:span text:style-name="T2">где</text:span></text:span><text:span text:style-name="apple-converted-space"><text:span text:style-name="T2"> </text:span></text:span><text:span text:style-name="apple-style-span"><text:span text:style-name="T4">unc</text:span></text:span><text:span text:style-name="apple-converted-space"><text:span text:style-name="T4"> </text:span></text:span><text:span text:style-name="apple-style-span"><text:span text:style-name="T2">означает, что существительное неисчисляемое.</text:span></text:span></text:p>
      <text:p text:style-name="Стиль_20__28_латиница_29__20_Arial_20_По_20_ширине_20_Междустр.интервал_3a__20__20_полуторный"><text:span text:style-name="apple-style-span"><text:span text:style-name="T2">В метапарадигме тэг &lt;</text:span></text:span><text:span text:style-name="apple-style-span"><text:span text:style-name="T13">sa</text:span></text:span><text:span text:style-name="apple-style-span"><text:span text:style-name="T2">&gt; показывает, куда должен вставляться грамматический символ, если словарная статья содержит атрибут</text:span></text:span><text:span text:style-name="apple-converted-space"><text:span text:style-name="T2"> </text:span></text:span><text:span text:style-name="apple-style-span"><text:span text:style-name="T25">sa</text:span></text:span><text:span text:style-name="apple-converted-space"><text:span text:style-name="T2"> </text:span></text:span><text:span text:style-name="apple-style-span"><text:span text:style-name="T2">со значением, что и происходит в словарной статье</text:span></text:span><text:span text:style-name="apple-converted-space"><text:span text:style-name="T2"> </text:span></text:span><text:span text:style-name="apple-style-span"><text:span text:style-name="T2">со словом</text:span></text:span><text:span text:style-name="apple-converted-space"><text:span text:style-name="T2"> </text:span></text:span><text:span text:style-name="apple-style-span"><text:span text:style-name="T4">time</text:span></text:span><text:span text:style-name="apple-style-span"><text:span text:style-name="T2">.</text:span></text:span></text:p>
      <text:p text:style-name="Стиль_20__28_латиница_29__20_Arial_20_По_20_ширине_20_Междустр.интервал_3a__20__20_полуторный"><text:span text:style-name="apple-style-span"><text:span text:style-name="T2">Словарь, содержащий статьи, подобные описанным выше, называется метасловарём. Он должен</text:span></text:span><text:span text:style-name="apple-converted-space"><text:span text:style-name="T2"> </text:span></text:span><text:span text:style-name="apple-style-span"><text:span text:style-name="T2">предобрабатываться</text:span></text:span><text:span text:style-name="apple-converted-space"><text:span text:style-name="T2"> </text:span></text:span><text:span text:style-name="apple-style-span"><text:span text:style-name="T2">(при компиляции), чтобы сгенерированный словарь соответствовал требованиям DTD Apertium 2, так как модель перевода не может работать с метапарадигмами непосредственно. </text:span></text:span><text:soft-page-break/><text:span text:style-name="apple-style-span"><text:span text:style-name="T2">Следующий раздел описывает, как происходит эта предобработка.</text:span></text:span></text:p>
      <text:p text:style-name="Стиль_20__28_латиница_29__20_Arial_20_По_20_ширине_20_Междустр.интервал_3a__20__20_полуторный"/>
      <text:p text:style-name="P92"><text:span text:style-name="apple-style-span"><text:span text:style-name="T13">Предварительная обработка метасловаря</text:span></text:span></text:p>
      <text:p text:style-name="P92"><text:span text:style-name="apple-style-span"><text:span text:style-name="T2">К метасловарю, который является XML-файлом, с целью предварительной обработки метапарадигм и получения всех производных от них (обычных) парадигм применяются две таблицы стилей XSLT. Первая таблица стилей,</text:span></text:span><text:span text:style-name="apple-converted-space"><text:span text:style-name="T2"> </text:span></text:span><text:span text:style-name="apple-style-span"><text:span text:style-name="T25">buscaPar.xsl</text:span></text:span><text:span text:style-name="apple-style-span"><text:span text:style-name="T29">,</text:span></text:span><text:span text:style-name="apple-style-span"><text:span text:style-name="T2"> составляет список глаголов, использующих метапарадигмы и удаляет из этого списка возможные повторения метапарадигм, которые должны быть</text:span></text:span><text:span text:style-name="apple-converted-space"><text:span text:style-name="T2"> </text:span></text:span><text:span text:style-name="apple-style-span"><text:span text:style-name="T2">раскрыты. Эта таблица стилей, совместно с таблице</text:span></text:span><text:span text:style-name="apple-converted-space"><text:span text:style-name="T2">й </text:span></text:span><text:span text:style-name="apple-style-span"><text:span text:style-name="T25">principal.xsl</text:span></text:span><text:span text:style-name="apple-style-span"><text:span text:style-name="T2">, составляет</text:span></text:span><text:span text:style-name="apple-converted-space"><text:span text:style-name="T2"> </text:span></text:span><text:span text:style-name="apple-style-span"><text:span text:style-name="T2">другую таблицу стилей под названием</text:span></text:span><text:span text:style-name="apple-converted-space"><text:span text:style-name="T2"> </text:span></text:span><text:span text:style-name="apple-style-span"><text:span text:style-name="T25">gen.xsl</text:span></text:span><text:span text:style-name="apple-style-span"><text:span text:style-name="T2">, которая (по списку метапарадигм, которые должны быть раскрыты) обрабатывает метасловарь и генерирует словарь в формате Apertium 2. Говоря кратко, эта сгенерированная таблица стилей выполняет следующее:</text:span></text:span></text:p>
      <text:list xml:id="list1362364840" text:style-name="WW8Num28">
        <text:list-item>
          <text:p text:style-name="P102"><text:span text:style-name="apple-style-span"><text:span text:style-name="T2">В</text:span></text:span><text:span text:style-name="apple-converted-space"><text:span text:style-name="T2"> </text:span></text:span><text:span text:style-name="apple-style-span"><text:span text:style-name="T2">глагольных словарных статьях, если глагол использует метапарадигму, эта метапарадигма заменяется соответствующей раскрытой и депараметризованной</text:span></text:span><text:span text:style-name="apple-converted-space"><text:span text:style-name="T2"> </text:span></text:span><text:span text:style-name="apple-style-span"><text:span text:style-name="T2">парадигмой. Таким образом, предыдущая словарная статья:</text:span></text:span></text:p>
        </text:list-item>
      </text:list>
      <text:p text:style-name="Стиль_20__28_латиница_29__20_Arial_20_По_20_ширине_20_Междустр.интервал_3a__20__20_полуторный"/>
      <text:p text:style-name="P93"><text:span text:style-name="apple-style-span"><text:span text:style-name="T26">&lt;</text:span></text:span><text:span text:style-name="apple-style-span"><text:span text:style-name="T24">e</text:span></text:span><text:span text:style-name="apple-converted-space"><text:span text:style-name="T26"> </text:span></text:span><text:span text:style-name="apple-style-span"><text:span text:style-name="T24">lm</text:span></text:span><text:span text:style-name="apple-style-span"><text:span text:style-name="T26">="</text:span></text:span><text:span text:style-name="apple-style-span"><text:span text:style-name="T24">acu</text:span></text:span><text:span text:style-name="apple-style-span"><text:span text:style-name="T26">é</text:span></text:span><text:span text:style-name="apple-style-span"><text:span text:style-name="T24">lher</text:span></text:span><text:span text:style-name="apple-style-span"><text:span text:style-name="T26">"&gt;<text:line-break/><text:tab/></text:span></text:span><text:span text:style-name="T65">&lt;</text:span><text:span text:style-name="apple-style-span"><text:span text:style-name="T24">i</text:span></text:span><text:span text:style-name="apple-style-span"><text:span text:style-name="T26">&gt;</text:span></text:span><text:span text:style-name="apple-style-span"><text:span text:style-name="T24">acu</text:span></text:span><text:span text:style-name="apple-style-span"><text:span text:style-name="T26">&lt;/</text:span></text:span><text:span text:style-name="apple-style-span"><text:span text:style-name="T24">i</text:span></text:span><text:span text:style-name="apple-style-span"><text:span text:style-name="T26">&gt;</text:span></text:span><text:span text:style-name="T65"><text:line-break/><text:tab/></text:span><text:span text:style-name="apple-style-span"><text:span text:style-name="T26">&lt;</text:span></text:span><text:span text:style-name="apple-style-span"><text:span text:style-name="T24">par</text:span></text:span><text:span text:style-name="apple-converted-space"><text:span text:style-name="T26"> </text:span></text:span><text:span text:style-name="apple-style-span"><text:span text:style-name="T24">n</text:span></text:span><text:span text:style-name="apple-style-span"><text:span text:style-name="T26">="</text:span></text:span><text:span text:style-name="apple-style-span"><text:span text:style-name="T24">m</text:span></text:span><text:span text:style-name="apple-style-span"><text:span text:style-name="T26">/é[</text:span></text:span><text:span text:style-name="apple-style-span"><text:span text:style-name="T24">T</text:span></text:span><text:span text:style-name="apple-style-span"><text:span text:style-name="T26">]</text:span></text:span><text:span text:style-name="apple-style-span"><text:span text:style-name="T24">er</text:span></text:span><text:span text:style-name="apple-style-span"><text:span text:style-name="T26">__</text:span></text:span><text:span text:style-name="apple-style-span"><text:span text:style-name="T24">vblex</text:span></text:span><text:span text:style-name="apple-style-span"><text:span text:style-name="T26">" </text:span></text:span><text:span text:style-name="apple-style-span"><text:span text:style-name="T24">prm</text:span></text:span><text:span text:style-name="apple-style-span"><text:span text:style-name="T26">="</text:span></text:span><text:span text:style-name="apple-style-span"><text:span text:style-name="T24">lh</text:span></text:span><text:span text:style-name="apple-style-span"><text:span text:style-name="T26">"/&gt;</text:span></text:span><text:span text:style-name="T65"><text:line-break/></text:span><text:span text:style-name="apple-style-span"><text:span text:style-name="T26">&lt;/</text:span></text:span><text:span text:style-name="apple-style-span"><text:span text:style-name="T24">e</text:span></text:span><text:span text:style-name="apple-style-span"><text:span text:style-name="T26">&gt;</text:span></text:span><text:line-break/><text:line-break/><text:span text:style-name="apple-style-span"><text:span text:style-name="T2">будет депараметризована и раскрыта и примет вид:</text:span></text:span><text:line-break/></text:p>
      <text:p text:style-name="P93"><text:span text:style-name="apple-style-span"><text:span text:style-name="T24">&lt;</text:span></text:span><text:span text:style-name="apple-style-span"><text:span text:style-name="T24">e</text:span></text:span><text:span text:style-name="apple-converted-space"><text:span text:style-name="T24"> </text:span></text:span><text:span text:style-name="apple-style-span"><text:span text:style-name="T24">lm="acuélher"&gt;</text:span></text:span><text:span text:style-name="T61"><text:line-break/><text:tab/></text:span><text:span text:style-name="apple-style-span"><text:span text:style-name="T24">&lt;i&gt;acu&lt;/i&gt;</text:span></text:span><text:span text:style-name="T61"><text:line-break/><text:tab/>&lt;</text:span><text:span text:style-name="apple-style-span"><text:span text:style-name="T24">par</text:span></text:span><text:span text:style-name="apple-converted-space"><text:span text:style-name="T24"> </text:span></text:span><text:span text:style-name="apple-style-span"><text:span text:style-name="T24">n="m/élher__vblex"/&gt;</text:span></text:span><text:span text:style-name="T61"><text:line-break/></text:span><text:span text:style-name="apple-style-span"><text:span text:style-name="T24">&lt;/e&gt;</text:span></text:span></text:p>
      <text:p text:style-name="P96"/>
      <text:list xml:id="list1965971178" text:continue-numbering="true" text:style-name="WW8Num28">
        <text:list-item>
          <text:p text:style-name="P102"><text:span text:style-name="apple-style-span"><text:span text:style-name="T2">С другой стороны, поскольку после первой проверки система знает, какие парадигмы должны быть созданы из метапарадигм, она их создаёт. В предыдущем примере, из метапарадигмы:</text:span></text:span></text:p>
        </text:list-item>
      </text:list>
      <text:p text:style-name="Стиль_20__28_латиница_29__20_Arial_20_По_20_ширине_20_Междустр.интервал_3a__20__20_полуторный"/>
      <text:p text:style-name="P93"><text:span text:style-name="apple-style-span"><text:span text:style-name="T17">&lt;</text:span></text:span><text:span text:style-name="apple-style-span"><text:span text:style-name="T17">pardef</text:span></text:span><text:span text:style-name="apple-converted-space"><text:span text:style-name="T17"> </text:span></text:span><text:span text:style-name="apple-style-span"><text:span text:style-name="T17">n="m/é[T]er__vblex"&gt;</text:span></text:span><text:span text:style-name="T63"><text:line-break/></text:span><text:soft-page-break/><text:span text:style-name="T63"><text:tab/></text:span><text:span text:style-name="apple-style-span"><text:span text:style-name="T17">&lt;e&gt;</text:span></text:span><text:span text:style-name="T63"><text:line-break/><text:tab/><text:tab/></text:span><text:span text:style-name="apple-style-span"><text:span text:style-name="T17">&lt;p&gt;</text:span></text:span><text:span text:style-name="T63"><text:line-break/><text:tab/><text:tab/><text:tab/></text:span><text:span text:style-name="apple-style-span"><text:span text:style-name="T17">&lt;l&gt;e&lt;/l&gt;</text:span></text:span><text:span text:style-name="T63"><text:line-break/><text:tab/><text:tab/><text:tab/></text:span><text:span text:style-name="apple-style-span"><text:span text:style-name="T17">&lt;r&gt;é&lt;/r&gt;</text:span></text:span><text:span text:style-name="T63"><text:line-break/><text:tab/><text:tab/></text:span><text:span text:style-name="apple-style-span"><text:span text:style-name="T17">&lt;/p&gt;</text:span></text:span><text:span text:style-name="T63"><text:line-break/><text:tab/><text:tab/></text:span><text:span text:style-name="apple-style-span"><text:span text:style-name="T17">&lt;i&gt;&lt;prm/&gt;&lt;/i&gt;</text:span></text:span><text:span text:style-name="T63"><text:line-break/><text:tab/><text:tab/></text:span><text:span text:style-name="apple-style-span"><text:span text:style-name="T17">&lt;par</text:span></text:span><text:span text:style-name="apple-converted-space"><text:span text:style-name="T17"> </text:span></text:span><text:span text:style-name="apple-style-span"><text:span text:style-name="T17">n="sent/eria__vblex"/&gt;</text:span></text:span><text:span text:style-name="T63"><text:line-break/><text:tab/></text:span><text:span text:style-name="apple-style-span"><text:span text:style-name="T17">&lt;/e&gt;</text:span></text:span><text:span text:style-name="T63"><text:line-break/><text:tab/></text:span><text:span text:style-name="apple-style-span"><text:span text:style-name="T17">&lt;e&gt;</text:span></text:span><text:span text:style-name="T63"><text:line-break/><text:tab/><text:tab/></text:span><text:span text:style-name="apple-style-span"><text:span text:style-name="T17">&lt;i&gt;é&lt;prm/&gt;&lt;/i&gt;</text:span></text:span><text:span text:style-name="T63"><text:line-break/><text:tab/><text:tab/></text:span><text:span text:style-name="apple-style-span"><text:span text:style-name="T17">&lt;par</text:span></text:span><text:span text:style-name="apple-converted-space"><text:span text:style-name="T17"> </text:span></text:span><text:span text:style-name="apple-style-span"><text:span text:style-name="T17">n="mét/er__vblex"/&gt;</text:span></text:span><text:span text:style-name="T63"><text:line-break/><text:tab/></text:span><text:span text:style-name="apple-style-span"><text:span text:style-name="T17">&lt;/e&gt;</text:span></text:span><text:span text:style-name="T63"><text:line-break/></text:span><text:span text:style-name="apple-style-span"><text:span text:style-name="T17">&lt;/pardef&gt;</text:span></text:span></text:p>
      <text:p text:style-name="P88"/>
      <text:p text:style-name="Стиль_20__28_латиница_29__20_Arial_20_По_20_ширине_20_Междустр.интервал_3a__20__20_полуторный"><text:span text:style-name="apple-style-span"><text:span text:style-name="T2">система сгенерирует парадигму "</text:span></text:span><text:span text:style-name="apple-style-span"><text:span text:style-name="T25">m/élher vblex</text:span></text:span><text:span text:style-name="apple-style-span"><text:span text:style-name="T2">":</text:span></text:span></text:p>
      <text:p text:style-name="Стиль_20__28_латиница_29__20_Arial_20_По_20_ширине_20_Междустр.интервал_3a__20__20_полуторный"/>
      <text:p text:style-name="P93"><text:span text:style-name="apple-style-span"><text:span text:style-name="T19">&lt;pardef n="m/élher__vblex"&gt;</text:span></text:span><text:span text:style-name="T66"><text:line-break/><text:tab/></text:span><text:span text:style-name="apple-style-span"><text:span text:style-name="T19">&lt;e&gt;</text:span></text:span><text:span text:style-name="T66"><text:line-break/><text:tab/><text:tab/></text:span><text:span text:style-name="apple-style-span"><text:span text:style-name="T19">&lt;p&gt;</text:span></text:span><text:span text:style-name="T66"><text:line-break/><text:tab/><text:tab/><text:tab/></text:span><text:span text:style-name="apple-style-span"><text:span text:style-name="T19">&lt;l&gt;e&lt;/l&gt;</text:span></text:span><text:span text:style-name="T66"><text:line-break/><text:tab/><text:tab/><text:tab/></text:span><text:span text:style-name="apple-style-span"><text:span text:style-name="T19">&lt;r&gt;é&lt;/r&gt;</text:span></text:span><text:span text:style-name="T66"><text:line-break/><text:tab/><text:tab/></text:span><text:span text:style-name="apple-style-span"><text:span text:style-name="T19">&lt;/p&gt;</text:span></text:span><text:span text:style-name="T66"><text:line-break/><text:tab/><text:tab/></text:span><text:span text:style-name="apple-style-span"><text:span text:style-name="T19">&lt;i&gt;lh/&gt;&lt;/i&gt;</text:span></text:span><text:span text:style-name="T66"><text:line-break/><text:tab/><text:tab/></text:span><text:span text:style-name="apple-style-span"><text:span text:style-name="T19">&lt;par n="sent/eria__vblex"/&gt;</text:span></text:span><text:span text:style-name="T66"><text:line-break/><text:tab/></text:span><text:span text:style-name="apple-style-span"><text:span text:style-name="T19">&lt;/e&gt;</text:span></text:span><text:span text:style-name="T66"><text:line-break/><text:tab/></text:span><text:span text:style-name="apple-style-span"><text:span text:style-name="T19">&lt;e&gt;</text:span></text:span><text:span text:style-name="T66"><text:line-break/><text:tab/><text:tab/></text:span><text:span text:style-name="apple-style-span"><text:span text:style-name="T19">&lt;i&gt;élh&lt;/i&gt;</text:span></text:span><text:span text:style-name="T66"><text:line-break/><text:tab/><text:tab/></text:span><text:span text:style-name="apple-style-span"><text:span text:style-name="T19">&lt;par n="mét/er__vblex"/&gt;</text:span></text:span><text:span text:style-name="T66"><text:line-break/><text:tab/></text:span><text:span text:style-name="apple-style-span"><text:span text:style-name="T19">&lt;/e&gt;</text:span></text:span><text:span text:style-name="T66"><text:line-break/></text:span><text:span text:style-name="apple-style-span"><text:span text:style-name="T19">&lt;/pardef&gt;</text:span></text:span></text:p>
      <text:p text:style-name="P85"/>
      <text:p text:style-name="Стиль_20__28_латиница_29__20_Arial_20_По_20_ширине_20_Междустр.интервал_3a__20__20_полуторный"><text:span text:style-name="apple-style-span"><text:span text:style-name="T2">После обработки метасловаря согласно этим шагам, генерируется словарь .dix, который соответствует DTD Apertium 2 и который уже может быть скомпилирован.</text:span></text:span></text:p>
      <text:p text:style-name="Стиль_20__28_латиница_29__20_Arial_20_По_20_ширине_20_Междустр.интервал_3a__20__20_полуторный"><text:span text:style-name="apple-style-span"><text:span text:style-name="T2">В случае нашего второго примера, когда переменная часть представляла </text:span></text:span><text:soft-page-break/><text:span text:style-name="apple-style-span"><text:span text:style-name="T2">собой последовательность грамматических символов в парадигме, после применения таблицы стилей, при значении атрибута</text:span></text:span><text:span text:style-name="apple-converted-space"><text:span text:style-name="T2"> </text:span></text:span><text:span text:style-name="apple-style-span"><text:span text:style-name="T25">sa</text:span></text:span><text:span text:style-name="apple-converted-space"><text:span text:style-name="T2"> </text:span></text:span><text:span text:style-name="apple-style-span"><text:span text:style-name="T2">равного</text:span></text:span><text:span text:style-name="apple-converted-space"><text:span text:style-name="T2"> </text:span></text:span><text:span text:style-name="apple-style-span"><text:span text:style-name="T4">unc</text:span></text:span><text:span text:style-name="apple-style-span"><text:span text:style-name="T2">, будет сгенерирована следующая парадигма:</text:span></text:span></text:p>
      <text:p text:style-name="Стиль_20__28_латиница_29__20_Arial_20_По_20_ширине_20_Междустр.интервал_3a__20__20_полуторный"/>
      <text:p text:style-name="P93"><text:span text:style-name="apple-style-span"><text:span text:style-name="T23">&lt;pardef n="house__n__unc"&gt;</text:span></text:span><text:span text:style-name="T59"><text:line-break/><text:tab/></text:span><text:span text:style-name="apple-style-span"><text:span text:style-name="T23">&lt;e&gt;</text:span></text:span><text:span text:style-name="T59"><text:line-break/><text:tab/><text:tab/></text:span><text:span text:style-name="apple-style-span"><text:span text:style-name="T23">&lt;p&gt;</text:span></text:span><text:span text:style-name="T59"><text:line-break/><text:tab/><text:tab/><text:tab/></text:span><text:span text:style-name="apple-style-span"><text:span text:style-name="T23">&lt;l/&gt;</text:span></text:span><text:span text:style-name="T59"><text:line-break/><text:tab/><text:tab/><text:tab/></text:span><text:span text:style-name="apple-style-span"><text:span text:style-name="T23">&lt;r&gt;&lt;s n="n"/&gt;&lt;s n="unc"/&gt;&lt;s n="sg"/&gt;&lt;/r&gt;</text:span></text:span><text:span text:style-name="T59"><text:line-break/><text:tab/><text:tab/>&lt;</text:span><text:span text:style-name="apple-style-span"><text:span text:style-name="T23">/p&gt;</text:span></text:span><text:span text:style-name="T59"><text:line-break/><text:tab/></text:span><text:span text:style-name="apple-style-span"><text:span text:style-name="T23">&lt;/e&gt;</text:span></text:span><text:span text:style-name="T59"><text:line-break/><text:tab/></text:span><text:span text:style-name="apple-style-span"><text:span text:style-name="T23">&lt;e&gt;</text:span></text:span><text:span text:style-name="T59"><text:line-break/><text:tab/><text:tab/></text:span><text:span text:style-name="apple-style-span"><text:span text:style-name="T23">&lt;p&gt;</text:span></text:span><text:span text:style-name="T59"><text:line-break/><text:tab/><text:tab/><text:tab/></text:span><text:span text:style-name="apple-style-span"><text:span text:style-name="T23">&lt;l&gt;s&lt;/l&gt;</text:span></text:span><text:span text:style-name="T59"><text:line-break/><text:tab/><text:tab/><text:tab/></text:span><text:span text:style-name="apple-style-span"><text:span text:style-name="T23">&lt;r&gt;&lt;s n="n"/&gt;&lt;s n="unc"/&gt;&lt;s n="pl"/&gt;&lt;/r&gt;</text:span></text:span><text:span text:style-name="T59"><text:line-break/><text:tab/><text:tab/></text:span><text:span text:style-name="apple-style-span"><text:span text:style-name="T23">&lt;/p&gt;</text:span></text:span><text:span text:style-name="T59"><text:line-break/><text:tab/></text:span><text:span text:style-name="apple-style-span"><text:span text:style-name="T23">&lt;/e&gt;</text:span></text:span><text:span text:style-name="T59"><text:line-break/></text:span><text:span text:style-name="apple-style-span"><text:span text:style-name="T23">&lt;/pardef&gt;</text:span></text:span></text:p>
      <text:p text:style-name="P89"/>
      <text:p text:style-name="Стиль_20__28_латиница_29__20_Arial_20_По_20_ширине_20_Междустр.интервал_3a__20__20_полуторный"><text:span text:style-name="apple-style-span"><text:span text:style-name="T2">морфологическом анализом существительных по которой будет (в <text:s/>формате потока данных):</text:span></text:span></text:p>
      <text:p text:style-name="Стиль_20__28_латиница_29__20_Arial_20_По_20_ширине_20_Междустр.интервал_3a__20__20_полуторный"/>
      <text:p text:style-name="P92"><text:span text:style-name="apple-style-span"><text:span text:style-name="T25">time&lt;n&gt;&lt;unc&gt;&lt;sg&gt;</text:span></text:span></text:p>
      <text:p text:style-name="P92"/>
      <text:p text:style-name="P92"><text:span text:style-name="apple-style-span"><text:span text:style-name="T2"><text:tab/>В данном случае метапарадигмы позволяют использовать одну и ту же парадигму в словарных статьях с одинаковой флексией, но со слегка разными морфологическими анализами.</text:span></text:span></text:p>
      <text:p text:style-name="P92"><text:span text:style-name="apple-style-span"><text:span text:style-name="T2"><text:tab/>Важно отметить, что если словарь использует метапарадигмы и, соответственно, его имя имеет расширение </text:span></text:span><text:span text:style-name="apple-style-span"><text:span text:style-name="T25">.metadix</text:span></text:span><text:span text:style-name="apple-style-span"><text:span text:style-name="T2">, то именно в этом словаре должны осуществляться все изменения (добавление, изменение, удаление статей или парадигм), так как файл</text:span></text:span><text:span text:style-name="apple-converted-space"><text:span text:style-name="T2"> </text:span></text:span><text:span text:style-name="apple-style-span"><text:span text:style-name="T25">.dix</text:span></text:span><text:span text:style-name="apple-converted-space"><text:span text:style-name="T2"> </text:span></text:span><text:span text:style-name="apple-style-span"><text:span text:style-name="T2">автоматически генерируется при каждой компиляции лингвистических данных, и, следовательно, любые изменения, сделанные в последнем (т.е. в словаре с расширением </text:span></text:span><text:span text:style-name="apple-style-span"><text:span text:style-name="T25">.dix</text:span></text:span><text:span text:style-name="apple-style-span"><text:span text:style-name="T2">) будут утеряны ("перезаписаны", "стёрты") при компиляции.</text:span></text:span></text:p>
      <text:p text:style-name="Стиль_20__28_латиница_29__20_Arial_20_По_20_ширине_20_Междустр.интервал_3a__20__20_полуторный"/>
      <text:p text:style-name="P5"><text:soft-page-break/></text:p>
      <text:p text:style-name="P33">3.2 Разметчик текста по частям речи (частеречный <text:tab/>тэггер)</text:p>
      <text:p text:style-name="P23">3.2.1 Описание модуля</text:p>
      <text:p text:style-name="P5">Частеречный тэггер основан на скрытых моделях Маркова первого порядка [13], то есть на статистических данных. Состояния модели Маркова представляют собой части речи, а наблюдаемые параметры — классы неоднозначности [3], образованные группами частей речи.</text:p>
      <text:p text:style-name="P5"><text:tab/>Несмотря на работу со статистической информацией, обучение и поведение тэггера улучшаются путём применения ограничений, которые запрещают определённые последовательности частей речи (в моделях первого уровня эти последовательности могут включать только две части речи). Например, на испанском или каталанском языке предлог никогда не может сопровождаться глаголом в личной форме; это ограничение имеет большую пользу, когда слово после предлога неоднозначно, и один из его возможных анализов — глагол в личной форме (например, <text:span text:style-name="T45">de trabajo</text:span>, <text:span text:style-name="T45">en libertad</text:span>, и т.д.). Ограничения чётко декларированы в файле определения тэггера, иногда в виде <text:span text:style-name="T45">запрещений</text:span>, иногда в виде <text:span text:style-name="T45">обязательств</text:span>.</text:p>
      <text:p text:style-name="P5"><text:tab/>Морфологические тэги, используемые тэггером, не являются такими же, как используемые в морфологическом анализаторе. Обычно информация, выдаваемая анализатором, слишком детальна для использования в процессе устранения частеречной неоднозначности (например, для большинства задач достаточно объединить в одной и той же категории все имена нарицательные, в независимости от их пола и числа). Использование <text:span text:style-name="T46">детальных </text:span>тэгов<text:span text:style-name="Знак_20_концевой_20_сноски"><text:note text:id="ftn17" text:note-class="endnote"><text:note-citation>xi</text:note-citation><text:note-body><text:p text:style-name="Endnote"><text:span text:style-name="Endnote_20_Symbol">Термин </text:span><text:span text:style-name="Endnote_20_Symbol"><text:span text:style-name="T46">детальный тэг </text:span></text:span><text:span text:style-name="Endnote_20_Symbol"><text:span text:style-name="T52">являются условным и придуман нами. Оригинальный термин </text:span></text:span><text:span text:style-name="Endnote_20_Symbol"><text:span text:style-name="T46">fine-grained tag </text:span></text:span><text:span text:style-name="Endnote_20_Symbol"><text:span text:style-name="T52">имеет значение «точный тэг», «детализованный тэг», «мелкий тэг».</text:span></text:span></text:p></text:note-body></text:note></text:span>, не улучшая результатов, увеличивает число параметров, которые должны оцениваться, что в свою очередь усиливает проблему нехватки лингвистических ресурсов, таких как текстов с ручным устранением неоднозначности<text:span text:style-name="Знак_20_концевой_20_сноски"><text:note text:id="ftn18" text:note-class="endnote"><text:note-citation>xii</text:note-citation><text:note-body><text:p text:style-name="Endnote"><text:span text:style-name="Endnote_20_Symbol"><text:span text:style-name="T46">Неоднозначность </text:span></text:span><text:span text:style-name="Endnote_20_Symbol"><text:span text:style-name="T52">следует понимать в широком (свойственном компьютерной лингвистике) смысле. Под неоднозначностью понимается неоднозначность (неопределённость) словоформ. Например, в английском языке часто наблюдаются ситуации, когда одна и та же словоформа может быть словоформой как глагола, так и существительного. Например, </text:span></text:span><text:span text:style-name="Endnote_20_Symbol"><text:span text:style-name="T46">(to) wear — носить одежду </text:span></text:span><text:span text:style-name="Endnote_20_Symbol"><text:span text:style-name="T52">и </text:span></text:span><text:span text:style-name="Endnote_20_Symbol"><text:span text:style-name="T46">wear — одежда.</text:span></text:span></text:p></text:note-body></text:note></text:span>. Поэтому в файле тэггера нужно определить, как объединять детальные тэги, выдаваемые морфологическим анализатором, в более общие <text:span text:style-name="T45">грубые</text:span> тэги - которые мы назовём <text:span text:style-name="T45">категориями</text:span> — и которые будут использоваться в устранении неоднозначности частей речи. Нужно также упомянуть лексикализованные тэги. В основном есть два типа лексикализации, описываемых в библиографии: один тип добавляет новые наблюдаемые, а другой, кроме того, добавляет новые состояния к модели Маркова [12]; тэггер Apertium`а использует второй тип лексикализации.</text:p>
      <text:p text:style-name="P5"><text:soft-page-break/><text:tab/>Важно отметить, что, несмотря на работу с <text:span text:style-name="T45">грубыми</text:span> категориями, тэггер выдаёт детальные тэги, подобные тэгам морфологического анализатора. Иногда может происходить, что морфологический анализатор выдаёт для определённого слова два или больше детальных тэга, которые могут быть объединены в одну категорию тэггера: например, испанское <text:span text:style-name="T45">cante</text:span> может быть формой как 1-го, так и 3-го лица единственного числа настоящего времени глагола <text:span text:style-name="T45">canter (”петь”) </text:span>в субъюнктивном наклонении ; оба детальных тэга, <text:span text:style-name="T49">&lt;vblex&gt;&lt;prs&gt;&lt;p1&gt;&lt;sg&gt;</text:span> и <text:span text:style-name="T49">&lt;vblex&gt;&lt;prs&gt;&lt;p3&gt;&lt;sg&gt;</text:span>, объединяются в <text:s/>категорию тэггера <text:span text:style-name="T49">VLEXSUBJ </text:span>(<text:span text:style-name="T45">глагол в субъюнктивном наклонении</text:span>). В этом случае, один из детальных тэгов отбрасывается; в файле определения тэггера можно указать, какой из тэгов, составляющих грубый тэг, будет выдаваться после устранения неоднозначности.</text:p>
      <text:p text:style-name="P5"/>
      <text:p text:style-name="P24">3.2.2 Данные для частеречного тэггера</text:p>
      <text:p text:style-name="P7">3.2.2.1 Введение</text:p>
      <text:p text:style-name="P5">Далее мы описываем формат файлов, которые определяют порядок объединения детальных тэгов, выдаваемых морфологическим анализатором, в более общие <text:span text:style-name="T45">грубые</text:span> тэги. В этом файле, кроме того, можно определять ограничения, которые помогают вычислениям статистической модели, лежащей в основе процесса устранения частеречной неоднозначности, так же как и правила предпочтения, которые применяются, когда два детальных тэга принадлежат одной и той же категории.</text:p>
      <text:p text:style-name="P5"><text:tab/>Тэггер предполагает, что во входном потоке лексические формы <text:s/>разграничены, как это описано в спецификации формата потока данных между модулями (Глава 2). Говоря коротко, формат данных, выдаваемых морфологическим анализатором, является следующим:</text:p>
      <text:p text:style-name="P15"/>
      <text:p text:style-name="P15">analysedform <text:tab/>lexicalmultiform [ lexicalmultiform ]∗<text:line-break/>lexicalmultiform <text:tab/>lexicalform [ lexicalform ]∗ lemma-queue?<text:line-break/>lexicalform <text:tab/><text:tab/>lemma finetag<text:tab/><text:tab/><text:tab/><text:tab/><text:tab/><text:tab/>(3.2)<text:line-break/>lemma-queue <text:tab/>lemma<text:line-break/>finetag<text:tab/><text:tab/>morphsymbol [ morphsymbol ]∗ </text:p>
      <text:p text:style-name="P5"/>
      <text:p text:style-name="P5"><text:tab/>где:</text:p>
      <text:p text:style-name="P5"><text:soft-page-break/></text:p>
      <text:list xml:id="list1784688956" text:style-name="WW8Num29">
        <text:list-item>
          <text:p text:style-name="P53"><text:span text:style-name="T45">analysedform</text:span> - вся информация, выданная для каждой поверхностной формы в выводе морфологического анализатора</text:p>
        </text:list-item>
        <text:list-item>
          <text:p text:style-name="P53"><text:span text:style-name="T45">lexicalmultiform</text:span> - последовательность одной или более лексических форм, в возможном сопровождении неизменяемого "хвоста", что происходит в случае некоторых составных слов (как испанское выражение <text:span text:style-name="T45">cántale las cuarenta</text:span>).</text:p>
        </text:list-item>
        <text:list-item>
          <text:p text:style-name="P53"><text:span text:style-name="T45">lexicalforms</text:span><text:span text:style-name="Знак_20_сноски"><text:span text:style-name="T45"><text:note text:id="ftn19" text:note-class="footnote"><text:note-citation>4</text:note-citation><text:note-body><text:p text:style-name="Footnote">Отделены друг от друга разделителем, который соответствует &lt;<text:span text:style-name="T68">j</text:span>/&gt; элементу<text:line-break/>(см. страницу 36).</text:p></text:note-body></text:note></text:span></text:span> являются единицами, состоящими из одной леммы и одного или более грамматических символов (которые составляют детальный тэг) с выходной информацией анализатора.</text:p>
        </text:list-item>
        <text:list-item>
          <text:p text:style-name="P53"><text:span text:style-name="T45">lemma-queue</text:span> состоит из одной или более лемм<text:span text:style-name="Знак_20_сноски"><text:note text:id="ftn20" text:note-class="footnote"><text:note-citation>5</text:note-citation><text:note-body><text:p text:style-name="Footnote">Отделены друг от друга элементом &lt;b/&gt;(см. страницу 34).</text:p></text:note-body></text:note></text:span>, которые являются <text:s/>неизменяемой частью составного слова. "Хвост" составного слова состоит из неизменяемой леммы или неизменяемых лемм, которые следуют за леммами с флексией. Например, испанское составное слово <text:span text:style-name="T45">cántar las cuarenta</text:span> (”to lecture”, ”to reproach”) может принимать формы <text:span text:style-name="T45">cántale las cuarenta</text:span>, <text:span text:style-name="T45">(le) cantaré las cuarenta</text:span>, <text:span text:style-name="T45">cantándole las cuarenta</text:span>, и т.д. В этом случае, "хвостом" леммы будет <text:span text:style-name="T45">las cuarenta</text:span> (см. страницу 43 для получения дополнительной информации).</text:p>
        </text:list-item>
        <text:list-item>
          <text:p text:style-name="P53"><text:span text:style-name="T45">finetag</text:span> состоит из одного или более грамматических символов (<text:span text:style-name="T45">símbologram</text:span>).</text:p>
        </text:list-item>
      </text:list>
      <text:p text:style-name="P5"/>
      <text:p text:style-name="P5"><text:tab/>Например, словарная статья для испанской неоднозначной поверхностной формы <text:span text:style-name="T45">correos</text:span> будет содержать две лексические мультиформы; первая лексическая мультиформа будет состоять из единственной лексической формы с леммой <text:span text:style-name="T45">correo</text:span> (”почта”) и детальным тэгом, состояшим из грамматических символов <text:span text:style-name="T45">common noun</text:span>, <text:span text:style-name="T45">masculine</text:span>, <text:span text:style-name="T45">plural</text:span>; вторая лексическая мультиформа будет последовательностью двух лексических форм — одна с леммой <text:span text:style-name="T45">correr</text:span> (”перемещаться") и детальным тэгом, состоящим из грамматических символов <text:span text:style-name="T45">lexical verb</text:span>, <text:span text:style-name="T45">imperative</text:span>, <text:span text:style-name="T45">second person</text:span>, <text:span text:style-name="T45">plural</text:span>, другая с леммой <text:span text:style-name="T45">vosotros</text:span> ("вы") и детальным тэгом, состоящим из грамматических символов <text:span text:style-name="T45">pronoun</text:span>, <text:span text:style-name="T45">enclitic</text:span>, <text:span text:style-name="T45">second person</text:span>, <text:span text:style-name="T45">masculine-feminine</text:span>, <text:span text:style-name="T45">plural</text:span>.</text:p>
      <text:p text:style-name="P5"/>
      <text:p text:style-name="P7"><text:soft-page-break/>3.2.2.2 Спецификация формата</text:p>
      <text:p text:style-name="P5">Формат файла (закодированный в XML) определён в DTD, который можно найти в Приложении A.2.</text:p>
      <text:p text:style-name="P5"><text:tab/>Значения различных тэгов следующие:</text:p>
      <text:p text:style-name="P5"/>
      <text:p text:style-name="P5"><text:span text:style-name="T43">tagger</text:span> : корневой элемент; его обязательный атрибут <text:span text:style-name="T49">name</text:span> используется, чтобы определить название тэггера, сгенерированного из файла.</text:p>
      <text:p text:style-name="P5"/>
      <text:p text:style-name="P5"><text:span text:style-name="T43">tagset</text:span> : определяет множество <text:span text:style-name="T45">грубых</text:span> тэгов (категорий), с которыми работает тэггер. Категории определяются детальными тэгами, выдаваемыми морфологическим анализатором.</text:p>
      <text:p text:style-name="P5"/>
      <text:p text:style-name="P5"><text:span text:style-name="T43">def-label</text:span> : определяет категорию (грубый тэг) (название которой определено в обязательном атрибуте <text:span text:style-name="T49">name</text:span>) посредством списка детальных тэгов, представленных одним или более <text:span text:style-name="T49">tags-item </text:span>элементами; опциональный атрибут <text:span text:style-name="T49">closed </text:span>указывает, является ли это закрытой категорией; если да, предполагается, что неизвестное слово никогда не может принадлежать этой категории.<text:span text:style-name="Знак_20_сноски"><text:note text:id="ftn21" text:note-class="footnote"><text:note-citation>6</text:note-citation><text:note-body><text:p text:style-name="Footnote"><text:span text:style-name="Footnote_20_Symbol">Закрытые категории — это категории, которые "не растут" при создании новых слов: предлоги, детерминативы, конъюнкции и т.д.</text:span></text:p></text:note-body></text:note></text:span> </text:p>
      <text:p text:style-name="P5">Более точные категории <text:span text:style-name="T45">должны быть</text:span> определены перед более общими. Когда определение общей категории неявно включает в себя таковое точной категории, определённой раньше, подразумевается, что оно обращается ко всем случаям <text:span text:style-name="T45">кроме</text:span> указанных в более точной категории.</text:p>
      <text:p text:style-name="P5"/>
      <text:p text:style-name="P5"><text:span text:style-name="T43">tags-item</text:span> : используется для определения детального тэга посредством последовательности грамматических символов. Последовательность грамматических символов, составляющих детальный тэг, указывается в в обязательном атрибуте <text:span text:style-name="T49">tags. </text:span>В этой последовательности символы отделены точкой, а звёздочка “*” используется для выражения того, что любая последовательность символов может появиться на её месте. Также возможно определить лексикализованные категории, указывая лемму слова в атрибуте <text:span text:style-name="T49">lemma.</text:span></text:p>
      <text:p text:style-name="P5"/>
      <text:p text:style-name="P5"><text:span text:style-name="T43">def-mult </text:span>: определяет специальные категории (<text:span text:style-name="T46">мультикатегории</text:span>), состоящие <text:soft-page-break/>(для обработки статей с несколькими лексическими формами, как в примере, данном в предыдущем разделе) из больше чем одной категории. Каждая категория представляет собой ряд действительных последовательностей (<text:span text:style-name="T49">sequence</text:span>) ранее определённых категорий или детальных тэгов. Разработан для сокращений, глаголов с энклитическими местоимениями, и т.д.</text:p>
      <text:p text:style-name="P5"/>
      <text:p text:style-name="P5"><text:span text:style-name="T43">sequence</text:span> : определяет последовательность элементов, которые могут быть категориями (<text:span text:style-name="T49">label-item</text:span>) или детальными тэгами (<text:span text:style-name="T49">tags-item</text:span>). Использование детальных тэгов непосредственно полезно, когда Вы хотите использовать последовательность грамматических символов, которые не является частью какого-либо ранее определённого детального тэга или которые представляет бóльшую специализацию определённого детального тэга.</text:p>
      <text:p text:style-name="P5"/>
      <text:p text:style-name="P5"><text:span text:style-name="T43">label-item</text:span> : используется для обращения к категории, ранее определённой, указывая её в обязательном атрибуте <text:span text:style-name="T45">label.</text:span></text:p>
      <text:p text:style-name="P5"/>
      <text:p text:style-name="P5"><text:span text:style-name="T43">forbid</text:span>: этот (дополнительный) раздел предназначен для определения ограничений в виде последовательности категорий <text:span text:style-name="T49">label-sequence</text:span>, которая не может иметь место в рассматриваемом языке. В настоящей версии программы, в следствии того, что тэггер основан на скрытых моделях Маркова первого уровня, последовательности могут состоять только из <text:span text:style-name="T45">двух</text:span> категорий <text:span text:style-name="T49">label-item</text:span>.</text:p>
      <text:p text:style-name="P5"/>
      <text:p text:style-name="P5"><text:span text:style-name="T43">label-sequence</text:span> : определяет последовательность категорий (<text:span text:style-name="T49">label-item</text:span>). </text:p>
      <text:p text:style-name="P5"/>
      <text:p text:style-name="P5"><text:span text:style-name="T43">enforce-rules</text:span> : этот (дополнительный) раздел позволяет определять ограничения в форме обязательств.</text:p>
      <text:p text:style-name="P5"/>
      <text:p text:style-name="P5"><text:span text:style-name="T43">enforce-after</text:span> : указывает ограничение, приводящее к тому, что определённая категория может сопровождаться только категориями, принадлежащими к набору категорий, определённых в <text:span text:style-name="T49">label-set</text:span>. Заметьте, что подобного рода ограничение эквивалентно определению нескольких запрещённых (<text:span text:style-name="T49">forbid</text:span>) последовательностей (<text:span text:style-name="T49">label-sequence</text:span>) с категорией, указанной в обязательном атрибуте <text:span text:style-name="T49">label</text:span> и остальными категориями, не принадлежащими <text:soft-page-break/>множеству, определённому в <text:span text:style-name="T49">label-set</text:span>. Поэтому этот вид ограничения должен использоваться очень осторожно.</text:p>
      <text:p text:style-name="P5"/>
      <text:p text:style-name="P5"><text:span text:style-name="T43">label-set</text:span> : определяет множество категорий (<text:span text:style-name="T49">label-items</text:span>).</text:p>
      <text:p text:style-name="P5"/>
      <text:p text:style-name="P5"><text:span text:style-name="T43">preferences</text:span> : используется для определения приоритетов с точки зрения того, какие детальные тэги должны выдаваться тэггером, если два или больше <text:s/>детальных тэга присвоены одной и той же категории.</text:p>
      <text:p text:style-name="P5"/>
      <text:p text:style-name="P5"><text:span text:style-name="T43">prefer</text:span> : указывает, во избежание конфликта между разными <text:s/>детальными тэгами, присвоенными одной и той же категории, что тэггер должен выдавать тэг, определённый в обязательном атрибуте <text:span text:style-name="T49">tags</text:span>. Если категория содержит больше одного детального тэга, из числа включённых в эти элементы <text:span text:style-name="T49">prefer</text:span>, выбирается тэг, определённый ранее.</text:p>
      <text:p text:style-name="P5"/>
      <text:p text:style-name="P5">Рисунки 3.27 и 3.28 содержат пример с наиболее важными частями файла определения тэггера, согласованного с только что описанным DTD.</text:p>
      <text:p text:style-name="P5"/>
      <text:p text:style-name="P15"><text:span text:style-name="T59">&lt;?xml version="1.0" encoding="iso-8859-1"?&gt;<text:line-break/>&lt;!DOCTYPE tagger SYSTEM "tagger.dtd"&gt;<text:line-break/>&lt;tagger name="es-ca"&gt;<text:line-break/>&lt;tagset&gt;<text:line-break/><text:tab/>&lt;def-label name="adv"&gt;<text:line-break/><text:tab/><text:tab/>&lt;tags-item tags="adv"/&gt;<text:line-break/><text:tab/>&lt;/def-label&gt;<text:line-break/><text:tab/>&lt;def-label name="detnt" closed="true"&gt;<text:line-break/><text:tab/><text:tab/>&lt;tags-item tags="detnt"/&gt;<text:line-break/><text:tab/>&lt;/def-label&gt;<text:line-break/><text:tab/>&lt;def-label name="detm" closed="true"&gt;<text:line-break/><text:tab/><text:tab/>&lt;tags-item tags="det.*.m"/&gt;<text:line-break/><text:tab/>&lt;/def-label&gt;<text:line-break/><text:tab/>&lt;def-label name="vlexpfci"&gt;<text:line-break/><text:tab/><text:tab/>&lt;tags-item tags="vblex.pri"/&gt;<text:line-break/><text:tab/><text:tab/>&lt;tags-item tags="vblex.fti"/&gt;<text:line-break/><text:tab/><text:tab/>&lt;tags-item tags="vblex.cni"/&gt;<text:line-break/></text:span><text:soft-page-break/><text:span text:style-name="T59"><text:tab/>&lt;/def-label&gt;<text:line-break/><text:tab/>&lt;def-mult name="infserprnenc" closed="true"&gt;<text:line-break/><text:tab/><text:tab/>&lt;sequence&gt;<text:line-break/><text:tab/><text:tab/><text:tab/>&lt;label-item label="vserinf"/&gt;<text:line-break/><text:tab/><text:tab/><text:tab/>&lt;label-item label="prnenc"/&gt;<text:line-break/><text:tab/><text:tab/>&lt;/sequence&gt;<text:line-break/><text:tab/><text:tab/>&lt;sequence&gt;<text:line-break/><text:tab/><text:tab/><text:tab/>&lt;label-item label="vserinf"/&gt;<text:line-break/><text:tab/><text:tab/><text:tab/>&lt;label-item label="prnenc"/&gt;<text:line-break/><text:tab/><text:tab/><text:tab/>&lt;label-item label="prnenc"/&gt;<text:line-break/><text:tab/><text:tab/>&lt;/sequence&gt;<text:line-break/><text:tab/>&lt;/def-mult&gt;<text:line-break/><text:tab/>&lt;def-mult name="prepdet" closed="true"&gt;<text:line-break/><text:tab/><text:tab/>&lt;sequence&gt;<text:line-break/><text:tab/><text:tab/><text:tab/>&lt;label-item label="prep"/&gt;<text:line-break/><text:tab/><text:tab/><text:tab/>&lt;tags-item tags="det.def.m.sg"/&gt;<text:line-break/><text:tab/><text:tab/>&lt;/sequence&gt;<text:line-break/><text:tab/>&lt;/def-mult&gt;<text:line-break/>&lt;/tagset&gt;<text:line-break/>&lt;!-- ... --&gt;</text:span><text:span text:style-name="T71"><text:line-break/></text:span></text:p>
      <text:p text:style-name="P6">Рисунок<text:span text:style-name="T47"> 3.27: </text:span>Пример<text:span text:style-name="T47"> </text:span>файла<text:span text:style-name="T47"> </text:span>определения<text:span text:style-name="T47"> </text:span>тэггера<text:span text:style-name="T47"> (</text:span>продолжение<text:span text:style-name="T47"> </text:span>на<text:span text:style-name="T47"> </text:span>рисунке<text:span text:style-name="T47"> 3.28.).</text:span></text:p>
      <text:p text:style-name="P14"/>
      <text:p text:style-name="P14"/>
      <text:p text:style-name="P32"><text:span text:style-name="T59">&lt;!-- ... --&gt;<text:line-break/>&lt;forbid&gt;<text:line-break/><text:tab/>&lt;label-sequence&gt;<text:line-break/><text:tab/><text:tab/>&lt;label-item label=="prep"/&gt;<text:line-break/><text:tab/><text:tab/>&lt;label-item label=="vlexpfci"/&gt;<text:line-break/><text:tab/>&lt;/label-sequence&gt;<text:line-break/><text:tab/>&lt;!-- ... --&gt;<text:line-break/>&lt;/forbid&gt;<text:line-break/>&lt;enforce-rules&gt;<text:line-break/><text:tab/>&lt;enforce-after label=="prnpro"&gt;<text:line-break/><text:tab/><text:tab/>&lt;label-set&gt;<text:line-break/><text:tab/><text:tab/><text:tab/>&lt;label-item label=="prnpro"/&gt;<text:line-break/><text:tab/><text:tab/><text:tab/>&lt;label-item label=="vlexpfci"/&gt;<text:line-break/><text:tab/><text:tab/><text:tab/>&lt;!-- ... --&gt;<text:line-break/><text:tab/><text:tab/>&lt;/label-set&gt;<text:line-break/><text:tab/>&lt;/enforce-after&gt;<text:line-break/><text:tab/>&lt;!-- ... --&gt;<text:line-break/>&lt;/enforce-rules&gt;<text:line-break/>&lt;preferences&gt;<text:line-break/><text:tab/>&lt;prefer tags="vblex.pii.p3.sg"/&gt;<text:line-break/><text:tab/>&lt;prefer tags="vbser.pii.p3.sg"/&gt;<text:line-break/><text:tab/>&lt;!-- </text:span><text:span text:style-name="T49">... --&gt;<text:line-break/>&lt;/preferences&gt;<text:line-break/>&lt;/tagger&gt;</text:span><text:line-break/></text:p>
      <text:p text:style-name="P6">Рисунок 3.28: Пример файла определения тэггера (продолжение).</text:p>
      <text:p text:style-name="P6"/>
      <text:p text:style-name="P34">3.2.3 Некоторые вопросы об обучении частеречного тэггера</text:p>
      <text:p text:style-name="P5">Обучение частеречного тэггера может выполняться как контролируемым способом, используя вручную тэгированные тексты, так и неконтролируемым способом, используя неоднозначные тексты.</text:p>
      <text:p text:style-name="P5"><text:tab/>Если обучение выполняется на неоднозначных текстах (неконтролируемым способом), формат необходимого текста может быть автоматически получен из "plain text"-корпуса выбранного языка путём использования морфологического анализатора системы; в этом случае, формат текстов будет иметь вид, определённый на рисунке 3.3 (его описание может быть найдено на странице 57). Как показывает схема, у каждой проанализированной поверхностной формы может быть больше одного анализа (<text:span text:style-name="T46">анализированная форма</text:span> может давать в качестве результата больше одной <text:span text:style-name="T46">лексической мультиформы</text:span>).</text:p>
      <text:p text:style-name="P28"/>
      <text:p text:style-name="P28">анализированная форма<text:tab/>&gt;<text:tab/>лексическая мультиформа [лексическая мультиформа]*<text:line-break/>лексическая мультиформа<text:tab/>&gt;<text:tab/>лексическая форма [лексическая форма]* хвост леммы?<text:line-break/>лексическая форма<text:tab/><text:tab/>&gt;<text:tab/>лемма детальный тэг<text:tab/><text:tab/><text:tab/><text:tab/><text:tab/>(3.3)<text:line-break/>хвост леммы <text:tab/><text:tab/><text:tab/>&gt;<text:tab/>лемма<text:line-break/>детальный тэг<text:tab/><text:tab/><text:tab/>&gt;<text:tab/>морфологический символ [ морфологический символ ]* </text:p>
      <text:p text:style-name="P27"/>
      <text:p text:style-name="P5"><text:tab/>Для контролируемого обучения мы нуждаемся в вручную тэгированном тексте (т.е. в тесте, неоднозначность слов которого снята вручную). Формат текста в этом случае будет походить на формат, выдаваемый морфологическим анализатором (см. Раздел 2) за исключением того, что, будучи текстом с уже снятой неоднозначностью, её поверхностным формам может быть сопоставлено не более одной лексической формы, как показано на рисунке 3.4 (<text:span text:style-name="T46">однозначная форма</text:span> будет всегда состоять из единственной <text:span text:style-name="T45">лексической мультиформы)</text:span>.</text:p>
      <text:p text:style-name="P5"/>
      <text:p text:style-name="P15"><text:span text:style-name="T51">однозначная форма<text:tab/><text:tab/>&gt;<text:tab/>лексическая мультиформа<text:line-break/>лексическая мультиформа<text:tab/>&gt;<text:tab/>лексическая форма [лексическая форма]* хвост леммы?<text:line-break/>лексическая форма<text:tab/><text:tab/>&gt;<text:tab/>лемма детальный тэг<text:tab/><text:tab/><text:tab/><text:tab/><text:tab/>(3.4)<text:line-break/>хвост леммы <text:tab/><text:tab/><text:tab/>&gt;<text:tab/>лемма<text:line-break/>детальный тэг<text:tab/><text:tab/><text:tab/>&gt;<text:tab/>морфологический символ [ морфологический символ ]*</text:span><text:line-break/></text:p>
      <text:p text:style-name="P5"><text:tab/>Наконец, для обучения тэггера также необходим словарь анализируемого языка. Этот словарь используется для определения, в комбинации со <text:soft-page-break/>спецификацией множества тэгов, различных классов неоднозначности, с которыми тэггеру придётся работать.</text:p>
      <text:p text:style-name="P5"/>
      <text:p text:style-name="P33">Список библиографии</text:p>
      <text:p text:style-name="P5"/>
      <text:p text:style-name="P5">[1]<text:tab/>Unicode. <text:span text:style-name="T49">http://www.unicode.org.</text:span></text:p>
      <text:p text:style-name="P5">[2]<text:tab/>R. Canals-Marote, A. Esteve-Guillén, A. Garrido-Alenda,</text:p>
      <text:p text:style-name="P5"><text:tab/>M. Guardiola-Savall, <text:tab/>A. Iturraspe-Bellver, S. Monserrat-Buendia, S. Ortiz-<text:tab/>Rojas, H. Pastor-Pina, <text:tab/>P.M. Perez-Antón, and M.L. Forcada.</text:p>
      <text:p text:style-name="P5"><text:tab/>El sistema de traducción automática castellano-catalán interNOSTRUM. <text:tab/><text:span text:style-name="T46">Procesamiento del Lenguaje Natural,</text:span> 27:151–156, 2001. XVII <text:s text:c="40"/><text:tab/>Congreso de la Sociedad Española de Procesamiento del Lenguaje</text:p>
      <text:p text:style-name="P5"><text:s text:c="5"/><text:tab/>Natural, Jaén, Spain, 12-14.09.2001.</text:p>
      <text:p text:style-name="P5">[3]<text:tab/>D. Cutting, J. Kupiec, J. Pedersen, and P. Sibun. A practical part-of-speech <text:tab/>tagger. In <text:span text:style-name="T46">Third Conference on Applied Natural Language Processing. <text:tab/>Association for Computational Linguistics. Proceedings of the Conference</text:span>., <text:tab/>pages 133–140, Trento, Italia, 31 marzo–3 abril 1992.</text:p>
      <text:p text:style-name="P5">[4]<text:tab/>A. Garrido, A. Iturraspe, S. Montserrat, H. Pastor, and M. L. Forcada. A <text:tab/>compiler for morphological analysers and generators based on finite-state <text:tab/>transducers. <text:span text:style-name="T46">Procesamiento del Lenguaje Natural</text:span>, (25):93–</text:p>
      <text:p text:style-name="P5"><text:tab/>98, 1999.</text:p>
      <text:p text:style-name="P5">[5]<text:tab/>Alicia Garrido-Alenda and Mikel L. Forcada. Morphtrans: un lenguaje y un <text:tab/>compilador para especificar y generar módulos de transferencia morfológica <text:tab/>para sistemas de traducción automática. <text:span text:style-name="T46">Procesamiento del Lenguaje Natural</text:span>, <text:tab/>27:157–164, 2001.</text:p>
      <text:p text:style-name="P5">[6]<text:tab/>Alicia Garrido-Alenda, Mikel L. Forcada, and Rafael C. Carrasco.</text:p>
      <text:p text:style-name="P5"><text:s text:c="4"/><text:tab/>Incremental construction and maintenance of morphological analysers based <text:tab/>on augmented letter transducers. In <text:span text:style-name="T46">Proceedings of TMI 2002 (Theoretical <text:tab/>and <text:tab/>Methodological Issues in Machine Translation, Keihanna/Kyoto, Japan</text:span>,<text:span text:style-name="T46"> <text:tab/>March <text:tab/>2002)</text:span>, pages 53–62, 2002.</text:p>
      <text:p text:style-name="P5">[7]<text:tab/>Alicia Garrido-Alenda, Patrícia Gilabert Zarco, Juan Antonio Pérez-Ortiz, <text:tab/>Antonio Pertusa-Ibáñez, Gema Ramírez-Sánchez, Felipe Sánchez-Martínez, <text:tab/>Miriam A. Scalco, and Mikel L. Forcada. Shallow parsing for portuguese-<text:tab/>spanish machine translation. In A. Branco, A. Mendes, and R. Ribeiro, editors, <text:tab/><text:span text:style-name="T46">TASHA 2003: Workshop on Tagging and Shallow Processing of Portuguese</text:span>, <text:tab/>pages 21–24, October 2003.</text:p>
      <text:p text:style-name="P5"><text:s/>8]<text:tab/><text:span text:style-name="T46">N. Ide. The XML Framework and Its Implications for the Development of</text:span></text:p>
      <text:p text:style-name="P5"><text:span text:style-name="T46"><text:s text:c="6"/><text:tab/>Natural Language Processing Tools</text:span>. Luxembourg, 2000.</text:p>
      <text:p text:style-name="P5"><text:soft-page-break/>[9]<text:tab/>M.E. Lesk. Lex — a lexical analyzer generator. Technical Report Technical <text:tab/>Report 39, AT&amp;T Bell Laboratories, Murray Hill, N.J., 1975.</text:p>
      <text:p text:style-name="P5">[10]<text:tab/>Mehryar Mohri. Finite-state transducers in language and speech processing. <text:tab/><text:span text:style-name="T46">Computational Linguistics</text:span>, 23(2):269–311, 1997.</text:p>
      <text:p text:style-name="P5">[11]<text:tab/>Sergio Ortiz-Rojas, Mikel L. Forcada, and Gema Ramírez-Sánchez.</text:p>
      <text:p text:style-name="P5"><text:s/><text:tab/>Construccion y minimizacion eficiente de transductores de letras a partir de <text:tab/>diccionarios con paradigmas. <text:span text:style-name="T46">Procesamiento del Lenguaje Natural</text:span>, (25):51–<text:tab/>57, 2005.</text:p>
      <text:p text:style-name="P5">[12]<text:tab/>Ferran Pla and Antonio Molina. Improving part-of-speech tagging <text:s/>using <text:tab/>lexicalized HMMs. <text:span text:style-name="T46">Journal of Natural Language Engineering</text:span>, <text:s/>10(2):167–189, <text:tab/>June 2004.</text:p>
      <text:p text:style-name="P5">[13]<text:tab/>L. R. Rabiner. A tutorial on hidden Markov models and selected applications in <text:tab/>speech recognition. <text:span text:style-name="T46">Proceedings of the IEEE</text:span>, 77(2):257–286, 1989.</text:p>
      <text:p text:style-name="P5">[14]<text:tab/>E. Roche and Y. Schabes. <text:span text:style-name="T46">Introduction</text:span>. MIT Press, Cambridge, <text:tab/>Massachusetts, 1997.</text:p>
      <text:p text:style-name="P5">[15]<text:tab/>E. Roche and Y. Schabes. <text:span text:style-name="T46">Introduction</text:span>. In E. Roche and Y. Schabes, editors, <text:tab/><text:span text:style-name="T46">Finite-State Language Processing</text:span>, pages 1–65. MIT Press, Cambridge, <text:tab/>Mass., 1997.</text:p>
      <text:p text:style-name="P5">[16]<text:tab/>J. L. A. van de Snepscheut. <text:span text:style-name="T46">What computing is all about</text:span>. Springer-Verlag, New <text:tab/>York, 1993.</text:p>
      <text:p text:style-name="P5">[17]<text:tab/>Patrícia Gilabert Zarco, Javier Herrero-Vicente, Sergio Ortiz-Rojas, Antonio <text:tab/>Pertusa-Ibáñez, Gema Ramírez-Sánchez, Felipe Sánchez-Martínez, Marcia <text:tab/>Samper-Asensio, Míriam A. Scalco, and Mikel L. Forcada. Construccion rápida <text:tab/>de un sistema de traduccion automática español-portugués partiendo de un <text:tab/>sistema español–catalán. <text:span text:style-name="T46">Procesamiento del Lenguaje Natural</text:span>, (32):279–285, <text:tab/>2003. (Actas del XIX congreso de la Sociedad Española de Procesamiento del <text:tab/>Lenguaje Natural).</text:p>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10 Pitch" svg:font-family="'Courier 10 Pitch'"/>
    <style:font-face style:name="OpenSymbol" svg:font-family="OpenSymbol, 'Arial Unicode MS'"/>
    <style:font-face style:name="sans-serif" svg:font-family="sans-serif, Arial"/>
    <style:font-face style:name="Courier New" svg:font-family="'Courier New'" style:font-family-generic="modern"/>
    <style:font-face style:name="DejaVu Sans Mono" svg:font-family="'DejaVu Sans Mono'" style:font-family-generic="modern"/>
    <style:font-face style:name="FreeMono" svg:font-family="FreeMono" style:font-family-generic="modern"/>
    <style:font-face style:name="Courier New1" svg:font-family="'Courier New'" style:font-family-generic="modern" style:font-pitch="fixed"/>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orphans="0" fo:widows="0" fo:hyphenation-ladder-count="no-limit" fo:text-indent="0.3937in" style:auto-text-indent="false" style:writing-mode="lr-tb"/>
      <style:text-properties style:use-window-font-color="true" style:font-name="Arial" fo:font-size="12pt" fo:language="ru" fo:country="RU" style:letter-kerning="true" style:font-name-asian="Lucida Sans Unicode"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3in" fo:margin-right="0in" fo:margin-top="0.1665in" fo:margin-bottom="0.0417in" fo:text-indent="-0.3in" style:auto-text-indent="false" fo:keep-with-next="always"/>
      <style:text-properties fo:font-size="18pt" fo:font-weight="bold" style:font-size-asian="18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Заголовок" style:family="paragraph" style:parent-style-name="Standard" style:next-style-name="Text_20_body">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Название"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Указатель" style:family="paragraph" style:parent-style-name="Standard">
      <style:paragraph-properties text:number-lines="false" text:line-number="0"/>
    </style:style>
    <style:style style:name="Маркированный_20_список1" style:display-name="Маркированный список1" style:family="paragraph" style:parent-style-name="Standard" style:next-style-name="Standard" style:list-style-name="WW8Num1">
      <style:paragraph-properties fo:margin-left="-1.1811in" fo:margin-right="0in" fo:text-indent="0in" style:auto-text-indent="false">
        <style:tab-stops>
          <style:tab-stop style:position="-1.1299in"/>
        </style:tab-stops>
      </style:paragraph-properties>
      <style:text-properties fo:color="#000000" style:font-name-complex="Arial" style:font-style-complex="italic"/>
    </style:style>
    <style:style style:name="Маркированный_20_список_20_21" style:display-name="Маркированный список 21" style:family="paragraph" style:parent-style-name="Standard" style:list-style-name="WW8Num2">
      <style:paragraph-properties fo:margin-left="-2.1819in" fo:margin-right="0in" fo:text-indent="0in" style:auto-text-indent="false">
        <style:tab-stops>
          <style:tab-stop style:position="13.6992in"/>
        </style:tab-stops>
      </style:paragraph-properties>
      <style:text-properties fo:color="#000000" style:font-name-complex="Arial"/>
    </style:style>
    <style:style style:name="Стиль_20__28_латиница_29__20_Arial_20_По_20_ширине_20_Междустр.интервал_3a__20__20_полуторный" style:display-name="Стиль (латиница) Arial По ширине Междустр.интервал:  полуторный" style:family="paragraph" style:parent-style-name="Standard">
      <style:text-properties style:font-name-asian="Times New Roman" style:font-size-complex="10pt"/>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List_20_Contents" style:display-name="List Contents" style:family="paragraph" style:parent-style-name="Standard" style:class="html">
      <style:paragraph-properties fo:margin-left="0.3937in" fo:margin-right="0in" fo:text-indent="0.3937in" style:auto-text-indent="false"/>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Текст_20_в_20_заданном_20_формате" style:display-name="Текст в заданном формате" style:family="paragraph" style:parent-style-name="Standard">
      <style:paragraph-properties fo:margin-top="0in" fo:margin-bottom="0in"/>
      <style:text-properties style:font-name="DejaVu Sans Mono" fo:font-size="10pt" style:font-name-asian="DejaVu Sans Mono" style:font-size-asian="10pt" style:font-name-complex="DejaVu Sans Mono" style:font-size-complex="10pt"/>
    </style:style>
    <style:style style:name="Заголовок_20_оглавления" style:display-name="Заголовок оглавления" style:family="paragraph" style:parent-style-name="Заголовок">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Courier New" style:font-name-complex="Courier New"/>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21z0" style:family="text">
      <style:text-properties style:font-name="Symbol" style:font-name-complex="OpenSymbol"/>
    </style:style>
    <style:style style:name="WW8Num21z1" style:family="text">
      <style:text-properties style:font-name="OpenSymbol" style:font-name-complex="OpenSymbol"/>
    </style:style>
    <style:style style:name="WW8Num22z0" style:family="text">
      <style:text-properties style:font-name="Symbol" style:font-name-complex="OpenSymbol"/>
    </style:style>
    <style:style style:name="WW8Num22z1" style:family="text">
      <style:text-properties style:font-name="OpenSymbol" style:font-name-complex="OpenSymbol"/>
    </style:style>
    <style:style style:name="WW8Num23z0" style:family="text">
      <style:text-properties style:font-name="Symbol" style:font-name-complex="OpenSymbol"/>
    </style:style>
    <style:style style:name="WW8Num23z1" style:family="text">
      <style:text-properties style:font-name="OpenSymbol" style:font-name-complex="OpenSymbol"/>
    </style:style>
    <style:style style:name="WW8Num24z0" style:family="text">
      <style:text-properties style:font-name="Courier New" style:font-name-complex="Courier New"/>
    </style:style>
    <style:style style:name="WW8Num24z1" style:family="text">
      <style:text-properties style:font-name="OpenSymbol" style:font-name-complex="OpenSymbol"/>
    </style:style>
    <style:style style:name="WW8Num25z0" style:family="text">
      <style:text-properties style:font-name="Symbol"/>
    </style:style>
    <style:style style:name="WW8Num25z1" style:family="text">
      <style:text-properties style:font-name="OpenSymbol" style:font-name-complex="OpenSymbol"/>
    </style:style>
    <style:style style:name="WW8Num26z0" style:family="text">
      <style:text-properties style:font-name="Symbol" style:font-name-complex="OpenSymbol"/>
    </style:style>
    <style:style style:name="WW8Num26z1" style:family="text">
      <style:text-properties style:font-name="OpenSymbol" style:font-name-complex="OpenSymbol"/>
    </style:style>
    <style:style style:name="WW8Num29z0" style:family="text">
      <style:text-properties style:font-name="Symbol" style:font-name-complex="OpenSymbol"/>
    </style:style>
    <style:style style:name="WW8Num29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7z0" style:family="text">
      <style:text-properties style:font-name="Symbol" style:font-name-complex="OpenSymbol"/>
    </style:style>
    <style:style style:name="WW8Num27z1" style:family="text">
      <style:text-properties style:font-name="OpenSymbol" style:font-name-complex="OpenSymbol"/>
    </style:style>
    <style:style style:name="WW8Num30z0" style:family="text">
      <style:text-properties style:font-name="Symbol" style:font-name-complex="OpenSymbol"/>
    </style:style>
    <style:style style:name="WW8Num30z1" style:family="text">
      <style:text-properties style:font-name="OpenSymbol" style:font-name-complex="OpenSymbol"/>
    </style:style>
    <style:style style:name="WW-Absatz-Standardschriftart111" style:family="text"/>
    <style:style style:name="Основной_20_шрифт_20_абзаца" style:display-name="Основной шрифт абзаца" style:family="text"/>
    <style:style style:name="WW8Num31z0" style:family="text">
      <style:text-properties style:font-name="Symbol" style:font-name-complex="OpenSymbol"/>
    </style:style>
    <style:style style:name="WW8Num31z1" style:family="text">
      <style:text-properties style:font-name="OpenSymbol" style:font-name-complex="OpenSymbol"/>
    </style:style>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Основной_20_шрифт_20_абзаца3" style:display-name="Основной шрифт абзаца3"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8Num20z2" style:family="text">
      <style:text-properties style:font-name="Symbol" style:font-name-complex="OpenSymbol"/>
    </style:style>
    <style:style style:name="WW-Absatz-Standardschriftart11111111111111" style:family="text"/>
    <style:style style:name="Основной_20_шрифт_20_абзаца2" style:display-name="Основной шрифт абзаца2" style:family="text"/>
    <style:style style:name="WW-Absatz-Standardschriftart111111111111111" style:family="text"/>
    <style:style style:name="WW-Absatz-Standardschriftart1111111111111111" style:family="text"/>
    <style:style style:name="Основной_20_шрифт_20_абзаца1" style:display-name="Основной шрифт абзаца1" style:family="text"/>
    <style:style style:name="font5" style:family="text" style:parent-style-name="Основной_20_шрифт_20_абзаца1"/>
    <style:style style:name="apple-style-span" style:family="text" style:parent-style-name="Основной_20_шрифт_20_абзаца1"/>
    <style:style style:name="apple-converted-space" style:family="text" style:parent-style-name="Основной_20_шрифт_20_абзаца1"/>
    <style:style style:name="font17" style:family="text" style:parent-style-name="Основной_20_шрифт_20_абзаца1"/>
    <style:style style:name="Internet_20_link" style:display-name="Internet link" style:family="text">
      <style:text-properties fo:color="#000080" style:text-underline-style="solid" style:text-underline-width="auto" style:text-underline-color="font-color"/>
    </style:style>
    <style:style style:name="WW8Num23z2" style:family="text">
      <style:text-properties style:font-name="Wingdings"/>
    </style:style>
    <style:style style:name="WW8Num24z2" style:family="text">
      <style:text-properties style:font-name="Wingdings"/>
    </style:style>
    <style:style style:name="WW8Num24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Знак_20_концевой_20_сноски1" style:display-name="Знак концевой сноски1" style:family="text">
      <style:text-properties style:text-position="super 58%"/>
    </style:style>
    <style:style style:name="Footnote_20_Symbol" style:display-name="Footnote Symbol" style:family="text"/>
    <style:style style:name="Знак_20_сноски1" style:display-name="Знак сноски1" style:family="text">
      <style:text-properties style:text-position="super 58%"/>
    </style:style>
    <style:style style:name="Знак_20_сноски2" style:display-name="Знак сноски2" style:family="text">
      <style:text-properties style:text-position="super 58%"/>
    </style:style>
    <style:style style:name="Знак_20_концевой_20_сноски2" style:display-name="Знак концевой сноски2" style:family="text">
      <style:text-properties style:text-position="super 58%"/>
    </style:style>
    <style:style style:name="Numbering_20_Symbols" style:display-name="Numbering Symbols" style:family="text"/>
    <style:style style:name="Знак_20_сноски" style:display-name="Знак сноски" style:family="text">
      <style:text-properties style:text-position="super 58%"/>
    </style:style>
    <style:style style:name="Знак_20_концевой_20_сноски" style:display-name="Знак концевой сноски"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Символ_20_сноски" style:display-name="Символ сноски" style:family="text">
      <style:text-properties style:text-position="super 58%"/>
    </style:style>
    <style:style style:name="Символы_20_концевой_20_сноски" style:display-name="Символы концевой сноски" style:family="text">
      <style:text-properties style:text-position="super 58%"/>
    </style:style>
    <style:style style:name="Привязка_20_сноски" style:display-name="Привязка сноски" style:family="text">
      <style:text-properties style:text-position="super 58%"/>
    </style:style>
    <style:style style:name="Привязка_20_концевой_20_сноски" style:display-name="Привязка концевой сноски" style:family="text">
      <style:text-properties style:text-position="super 58%"/>
    </style:style>
    <style:style style:name="Символ_20_нумерации" style:display-name="Символ нумерации"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909in" fo:text-indent="-0.1972in" fo:margin-left="0.59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Введение</dc:title>
    <meta:initial-creator>SALIMZYAN</meta:initial-creator>
    <meta:creation-date>2009-06-19T15:35:00</meta:creation-date>
    <dc:creator>Ilnar Salimzyan</dc:creator>
    <dc:date>2012-01-08T20:12:16</dc:date>
    <meta:editing-cycles>3</meta:editing-cycles>
    <meta:editing-duration>PT04H00M00S</meta:editing-duration>
    <meta:document-statistic meta:table-count="3" meta:image-count="0" meta:object-count="0" meta:page-count="74" meta:paragraph-count="575" meta:word-count="13909" meta:character-count="109433"/>
    <meta:generator>OpenOffice.org/3.2$Unix OpenOffice.org_project/320m12$Build-9483</meta:generator>
    <meta:user-defined meta:name="Info 1"/>
    <meta:user-defined meta:name="Info 2"/>
    <meta:user-defined meta:name="Info 3"/>
    <meta:user-defined meta:name="Info 4"/>
  </office:meta>
</office:document-meta>
</file>